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ce1"/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6"/>
          <table:table-cell office:value-type="float" office:value="0.939" calcext:value-type="float">
            <text:p>0,939</text:p>
          </table:table-cell>
          <table:table-cell office:value-type="float" office:value="0" calcext:value-type="float">
            <text:p>0,000</text:p>
          </table:table-cell>
          <table:table-cell office:value-type="float" office:value="0.9695" calcext:value-type="float">
            <text:p>0,9695</text:p>
          </table:table-cell>
          <table:table-cell office:value-type="float" office:value="-0.9695" calcext:value-type="float">
            <text:p>-0,96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2]+[.I2]+[.G2]" office:value-type="float" office:value="0.939" calcext:value-type="float">
            <text:p>0,93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4]+[.G4]*[.D4]+[.E4]*[.H4]" office:value-type="float" office:value="0" calcext:value-type="float">
            <text:p>0,000</text:p>
          </table:table-cell>
          <table:table-cell table:formula="of:=[.C3]" office:value-type="float" office:value="0" calcext:value-type="float">
            <text:p>0,000</text:p>
          </table:table-cell>
          <table:table-cell table:formula="of:=[.D3]" office:value-type="float" office:value="0" calcext:value-type="float">
            <text:p>0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]*[.C4]+[.J4]*[.D4]+[.K4]*[.E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" calcext:value-type="float">
            <text:p>2,000</text:p>
          </table:table-cell>
          <table:table-cell/>
          <table:table-cell table:formula="of:=[.A5]+[.G5]*[.D5]+[.E5]*[.H5]" office:value-type="float" office:value="2" calcext:value-type="float">
            <text:p>2,000</text:p>
          </table:table-cell>
          <table:table-cell table:formula="of:=[.C4]" office:value-type="float" office:value="0" calcext:value-type="float">
            <text:p>0,000</text:p>
          </table:table-cell>
          <table:table-cell table:formula="of:=[.D4]" office:value-type="float" office:value="0" calcext:value-type="float">
            <text:p>0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]*[.C5]+[.J5]*[.D5]+[.K5]*[.E5]" office:value-type="float" office:value="1.939" calcext:value-type="float">
            <text:p>1,939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6]+[.G6]*[.D6]+[.E6]*[.H6]" office:value-type="float" office:value="1.878" calcext:value-type="float">
            <text:p>1,878</text:p>
          </table:table-cell>
          <table:table-cell table:formula="of:=[.C5]" office:value-type="float" office:value="2" calcext:value-type="float">
            <text:p>2,000</text:p>
          </table:table-cell>
          <table:table-cell table:formula="of:=[.D5]" office:value-type="float" office:value="0" calcext:value-type="float">
            <text:p>0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]*[.C6]+[.J6]*[.D6]+[.K6]*[.E6]" office:value-type="float" office:value="-0.118279" calcext:value-type="float">
            <text:p>-0,118</text:p>
          </table:table-cell>
        </table:table-row>
        <table:table-row table:style-name="ro1">
          <table:table-cell office:value-type="float" office:value="2" calcext:value-type="float">
            <text:p>2,000</text:p>
          </table:table-cell>
          <table:table-cell/>
          <table:table-cell table:formula="of:=[.A7]+[.G7]*[.D7]+[.E7]*[.H7]" office:value-type="float" office:value="3.763442" calcext:value-type="float">
            <text:p>3,763</text:p>
          </table:table-cell>
          <table:table-cell table:formula="of:=[.C6]" office:value-type="float" office:value="1.878" calcext:value-type="float">
            <text:p>1,878</text:p>
          </table:table-cell>
          <table:table-cell table:formula="of:=[.D6]" office:value-type="float" office:value="2" calcext:value-type="float">
            <text:p>2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]*[.C7]+[.J7]*[.D7]+[.K7]*[.E7]" office:value-type="float" office:value="1.827936019" calcext:value-type="float">
            <text:p>1,828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8]+[.G8]*[.D8]+[.E8]*[.H8]" office:value-type="float" office:value="3.533872038" calcext:value-type="float">
            <text:p>3,534</text:p>
          </table:table-cell>
          <table:table-cell table:formula="of:=[.C7]" office:value-type="float" office:value="3.763442" calcext:value-type="float">
            <text:p>3,763</text:p>
          </table:table-cell>
          <table:table-cell table:formula="of:=[.D7]" office:value-type="float" office:value="1.878" calcext:value-type="float">
            <text:p>1,87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]*[.C8]+[.J8]*[.D8]+[.K8]*[.E8]" office:value-type="float" office:value="-0.222568078159" calcext:value-type="float">
            <text:p>-0,223</text:p>
          </table:table-cell>
        </table:table-row>
        <table:table-row table:style-name="ro1">
          <table:table-cell office:value-type="float" office:value="2" calcext:value-type="float">
            <text:p>2,000</text:p>
          </table:table-cell>
          <table:table-cell/>
          <table:table-cell table:formula="of:=[.A9]+[.G9]*[.D9]+[.E9]*[.H9]" office:value-type="float" office:value="5.318305843682" calcext:value-type="float">
            <text:p>5,318</text:p>
          </table:table-cell>
          <table:table-cell table:formula="of:=[.C8]" office:value-type="float" office:value="3.533872038" calcext:value-type="float">
            <text:p>3,534</text:p>
          </table:table-cell>
          <table:table-cell table:formula="of:=[.D8]" office:value-type="float" office:value="3.763442" calcext:value-type="float">
            <text:p>3,7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]*[.C9]+[.J9]*[.D9]+[.K9]*[.E9]" office:value-type="float" office:value="1.7300085746087" calcext:value-type="float">
            <text:p>1,730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10]+[.G10]*[.D10]+[.E10]*[.H10]" office:value-type="float" office:value="4.9938891872174" calcext:value-type="float">
            <text:p>4,994</text:p>
          </table:table-cell>
          <table:table-cell table:formula="of:=[.C9]" office:value-type="float" office:value="5.318305843682" calcext:value-type="float">
            <text:p>5,318</text:p>
          </table:table-cell>
          <table:table-cell table:formula="of:=[.D9]" office:value-type="float" office:value="3.533872038" calcext:value-type="float">
            <text:p>3,53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]*[.C10]+[.J10]*[.D10]+[.K10]*[.E10]" office:value-type="float" office:value="-0.314521948442432" calcext:value-type="float">
            <text:p>-0,315</text:p>
          </table:table-cell>
        </table:table-row>
        <table:table-row table:style-name="ro1">
          <table:table-cell office:value-type="float" office:value="2" calcext:value-type="float">
            <text:p>2,000</text:p>
          </table:table-cell>
          <table:table-cell/>
          <table:table-cell table:formula="of:=[.A11]+[.G11]*[.D11]+[.E11]*[.H11]" office:value-type="float" office:value="6.68926194679714" calcext:value-type="float">
            <text:p>6,689</text:p>
          </table:table-cell>
          <table:table-cell table:formula="of:=[.C10]" office:value-type="float" office:value="4.9938891872174" calcext:value-type="float">
            <text:p>4,994</text:p>
          </table:table-cell>
          <table:table-cell table:formula="of:=[.D10]" office:value-type="float" office:value="5.318305843682" calcext:value-type="float">
            <text:p>5,31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]*[.C11]+[.J11]*[.D11]+[.K11]*[.E11]" office:value-type="float" office:value="1.64366389041256" calcext:value-type="float">
            <text:p>1,644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12]+[.G12]*[.D12]+[.E12]*[.H12]" office:value-type="float" office:value="6.28121696804251" calcext:value-type="float">
            <text:p>6,281</text:p>
          </table:table-cell>
          <table:table-cell table:formula="of:=[.C11]" office:value-type="float" office:value="6.68926194679714" calcext:value-type="float">
            <text:p>6,689</text:p>
          </table:table-cell>
          <table:table-cell table:formula="of:=[.D11]" office:value-type="float" office:value="4.9938891872174" calcext:value-type="float">
            <text:p>4,99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]*[.C12]+[.J12]*[.D12]+[.K12]*[.E12]" office:value-type="float" office:value="-0.39559960690261" calcext:value-type="float">
            <text:p>-0,396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13]+[.G13]*[.D13]+[.E13]*[.H13]" office:value-type="float" office:value="6.89806273299192" calcext:value-type="float">
            <text:p>6,898</text:p>
          </table:table-cell>
          <table:table-cell table:formula="of:=[.C12]" office:value-type="float" office:value="6.28121696804251" calcext:value-type="float">
            <text:p>6,281</text:p>
          </table:table-cell>
          <table:table-cell table:formula="of:=[.D12]" office:value-type="float" office:value="6.68926194679714" calcext:value-type="float">
            <text:p>6,68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]*[.C13]+[.J13]*[.D13]+[.K13]*[.E13]" office:value-type="float" office:value="0.598031969118451" calcext:value-type="float">
            <text:p>0,598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14]+[.G14]*[.D14]+[.E14]*[.H14]" office:value-type="float" office:value="6.47728090627941" calcext:value-type="float">
            <text:p>6,477</text:p>
          </table:table-cell>
          <table:table-cell table:formula="of:=[.C13]" office:value-type="float" office:value="6.89806273299192" calcext:value-type="float">
            <text:p>6,898</text:p>
          </table:table-cell>
          <table:table-cell table:formula="of:=[.D13]" office:value-type="float" office:value="6.28121696804251" calcext:value-type="float">
            <text:p>6,2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]*[.C14]+[.J14]*[.D14]+[.K14]*[.E14]" office:value-type="float" office:value="-0.407947980997776" calcext:value-type="float">
            <text:p>-0,408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15]+[.G15]*[.D15]+[.E15]*[.H15]" office:value-type="float" office:value="7.08216677099637" calcext:value-type="float">
            <text:p>7,082</text:p>
          </table:table-cell>
          <table:table-cell table:formula="of:=[.C14]" office:value-type="float" office:value="6.47728090627941" calcext:value-type="float">
            <text:p>6,477</text:p>
          </table:table-cell>
          <table:table-cell table:formula="of:=[.D14]" office:value-type="float" office:value="6.89806273299192" calcext:value-type="float">
            <text:p>6,89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]*[.C15]+[.J15]*[.D15]+[.K15]*[.E15]" office:value-type="float" office:value="0.58643684584309" calcext:value-type="float">
            <text:p>0,586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16]+[.G16]*[.D16]+[.E16]*[.H16]" office:value-type="float" office:value="6.65015459796559" calcext:value-type="float">
            <text:p>6,650</text:p>
          </table:table-cell>
          <table:table-cell table:formula="of:=[.C15]" office:value-type="float" office:value="7.08216677099637" calcext:value-type="float">
            <text:p>7,082</text:p>
          </table:table-cell>
          <table:table-cell table:formula="of:=[.D15]" office:value-type="float" office:value="6.47728090627941" calcext:value-type="float">
            <text:p>6,4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]*[.C16]+[.J16]*[.D16]+[.K16]*[.E16]" office:value-type="float" office:value="-0.41883580175334" calcext:value-type="float">
            <text:p>-0,419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17]+[.G17]*[.D17]+[.E17]*[.H17]" office:value-type="float" office:value="7.24449516748969" calcext:value-type="float">
            <text:p>7,244</text:p>
          </table:table-cell>
          <table:table-cell table:formula="of:=[.C16]" office:value-type="float" office:value="6.65015459796559" calcext:value-type="float">
            <text:p>6,650</text:p>
          </table:table-cell>
          <table:table-cell table:formula="of:=[.D16]" office:value-type="float" office:value="7.08216677099637" calcext:value-type="float">
            <text:p>7,0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]*[.C17]+[.J17]*[.D17]+[.K17]*[.E17]" office:value-type="float" office:value="0.576213182153614" calcext:value-type="float">
            <text:p>0,576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18]+[.G18]*[.D18]+[.E18]*[.H18]" office:value-type="float" office:value="6.80258096227282" calcext:value-type="float">
            <text:p>6,803</text:p>
          </table:table-cell>
          <table:table-cell table:formula="of:=[.C17]" office:value-type="float" office:value="7.24449516748969" calcext:value-type="float">
            <text:p>7,244</text:p>
          </table:table-cell>
          <table:table-cell table:formula="of:=[.D17]" office:value-type="float" office:value="6.65015459796559" calcext:value-type="float">
            <text:p>6,65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]*[.C18]+[.J18]*[.D18]+[.K18]*[.E18]" office:value-type="float" office:value="-0.428435821957756" calcext:value-type="float">
            <text:p>-0,428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19]+[.G19]*[.D19]+[.E19]*[.H19]" office:value-type="float" office:value="7.38762352357418" calcext:value-type="float">
            <text:p>7,388</text:p>
          </table:table-cell>
          <table:table-cell table:formula="of:=[.C18]" office:value-type="float" office:value="6.80258096227282" calcext:value-type="float">
            <text:p>6,803</text:p>
          </table:table-cell>
          <table:table-cell table:formula="of:=[.D18]" office:value-type="float" office:value="7.24449516748969" calcext:value-type="float">
            <text:p>7,24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]*[.C19]+[.J19]*[.D19]+[.K19]*[.E19]" office:value-type="float" office:value="0.567198763181668" calcext:value-type="float">
            <text:p>0,567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20]+[.G20]*[.D20]+[.E20]*[.H20]" office:value-type="float" office:value="6.93697848863615" calcext:value-type="float">
            <text:p>6,937</text:p>
          </table:table-cell>
          <table:table-cell table:formula="of:=[.C19]" office:value-type="float" office:value="7.38762352357418" calcext:value-type="float">
            <text:p>7,388</text:p>
          </table:table-cell>
          <table:table-cell table:formula="of:=[.D19]" office:value-type="float" office:value="6.80258096227282" calcext:value-type="float">
            <text:p>6,80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]*[.C20]+[.J20]*[.D20]+[.K20]*[.E20]" office:value-type="float" office:value="-0.436900361372415" calcext:value-type="float">
            <text:p>-0,437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21]+[.G21]*[.D21]+[.E21]*[.H21]" office:value-type="float" office:value="7.51382280082935" calcext:value-type="float">
            <text:p>7,514</text:p>
          </table:table-cell>
          <table:table-cell table:formula="of:=[.C20]" office:value-type="float" office:value="6.93697848863615" calcext:value-type="float">
            <text:p>6,937</text:p>
          </table:table-cell>
          <table:table-cell table:formula="of:=[.D20]" office:value-type="float" office:value="7.38762352357418" calcext:value-type="float">
            <text:p>7,38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]*[.C21]+[.J21]*[.D21]+[.K21]*[.E21]" office:value-type="float" office:value="0.559250560671303" calcext:value-type="float">
            <text:p>0,559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22]+[.G22]*[.D22]+[.E22]*[.H22]" office:value-type="float" office:value="7.05547960997876" calcext:value-type="float">
            <text:p>7,055</text:p>
          </table:table-cell>
          <table:table-cell table:formula="of:=[.C21]" office:value-type="float" office:value="7.51382280082935" calcext:value-type="float">
            <text:p>7,514</text:p>
          </table:table-cell>
          <table:table-cell table:formula="of:=[.D21]" office:value-type="float" office:value="6.93697848863615" calcext:value-type="float">
            <text:p>6,93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]*[.C22]+[.J22]*[.D22]+[.K22]*[.E22]" office:value-type="float" office:value="-0.444363723529647" calcext:value-type="float">
            <text:p>-0,444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23]+[.G23]*[.D23]+[.E23]*[.H23]" office:value-type="float" office:value="7.62509535377006" calcext:value-type="float">
            <text:p>7,625</text:p>
          </table:table-cell>
          <table:table-cell table:formula="of:=[.C22]" office:value-type="float" office:value="7.05547960997876" calcext:value-type="float">
            <text:p>7,055</text:p>
          </table:table-cell>
          <table:table-cell table:formula="of:=[.D22]" office:value-type="float" office:value="7.51382280082935" calcext:value-type="float">
            <text:p>7,5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]*[.C23]+[.J23]*[.D23]+[.K23]*[.E23]" office:value-type="float" office:value="0.552242463605661" calcext:value-type="float">
            <text:p>0,552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24]+[.G24]*[.D24]+[.E24]*[.H24]" office:value-type="float" office:value="7.15996453719008" calcext:value-type="float">
            <text:p>7,160</text:p>
          </table:table-cell>
          <table:table-cell table:formula="of:=[.C23]" office:value-type="float" office:value="7.62509535377006" calcext:value-type="float">
            <text:p>7,625</text:p>
          </table:table-cell>
          <table:table-cell table:formula="of:=[.D23]" office:value-type="float" office:value="7.05547960997876" calcext:value-type="float">
            <text:p>7,05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]*[.C24]+[.J24]*[.D24]+[.K24]*[.E24]" office:value-type="float" office:value="-0.450944326674283" calcext:value-type="float">
            <text:p>-0,451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25]+[.G25]*[.D25]+[.E25]*[.H25]" office:value-type="float" office:value="7.72320670042149" calcext:value-type="float">
            <text:p>7,723</text:p>
          </table:table-cell>
          <table:table-cell table:formula="of:=[.C24]" office:value-type="float" office:value="7.15996453719008" calcext:value-type="float">
            <text:p>7,160</text:p>
          </table:table-cell>
          <table:table-cell table:formula="of:=[.D24]" office:value-type="float" office:value="7.62509535377006" calcext:value-type="float">
            <text:p>7,62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]*[.C25]+[.J25]*[.D25]+[.K25]*[.E25]" office:value-type="float" office:value="0.546063277252847" calcext:value-type="float">
            <text:p>0,546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26]+[.G26]*[.D26]+[.E26]*[.H26]" office:value-type="float" office:value="7.25209109169578" calcext:value-type="float">
            <text:p>7,252</text:p>
          </table:table-cell>
          <table:table-cell table:formula="of:=[.C25]" office:value-type="float" office:value="7.72320670042149" calcext:value-type="float">
            <text:p>7,723</text:p>
          </table:table-cell>
          <table:table-cell table:formula="of:=[.D25]" office:value-type="float" office:value="7.15996453719008" calcext:value-type="float">
            <text:p>7,16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]*[.C26]+[.J26]*[.D26]+[.K26]*[.E26]" office:value-type="float" office:value="-0.456746582659576" calcext:value-type="float">
            <text:p>-0,457</text:p>
          </table:table-cell>
        </table:table-row>
        <table:table-row table:style-name="ro1">
          <table:table-cell office:value-type="float" office:value="1" calcext:value-type="float">
            <text:p>1,000</text:p>
          </table:table-cell>
          <table:table-cell/>
          <table:table-cell table:formula="of:=[.A27]+[.G27]*[.D27]+[.E27]*[.H27]" office:value-type="float" office:value="7.80971353510234" calcext:value-type="float">
            <text:p>7,810</text:p>
          </table:table-cell>
          <table:table-cell table:formula="of:=[.C26]" office:value-type="float" office:value="7.25209109169578" calcext:value-type="float">
            <text:p>7,252</text:p>
          </table:table-cell>
          <table:table-cell table:formula="of:=[.D26]" office:value-type="float" office:value="7.72320670042149" calcext:value-type="float">
            <text:p>7,7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]*[.C27]+[.J27]*[.D27]+[.K27]*[.E27]" office:value-type="float" office:value="0.540614958882658" calcext:value-type="float">
            <text:p>0,54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]+[.G28]*[.D28]+[.E28]*[.H28]" office:value-type="float" office:value="1031.33332100946" calcext:value-type="float">
            <text:p>1031,333</text:p>
          </table:table-cell>
          <table:table-cell table:formula="of:=[.C27]" office:value-type="float" office:value="7.80971353510234" calcext:value-type="float">
            <text:p>7,810</text:p>
          </table:table-cell>
          <table:table-cell table:formula="of:=[.D27]" office:value-type="float" office:value="7.25209109169578" calcext:value-type="float">
            <text:p>7,2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]*[.C28]+[.J28]*[.D28]+[.K28]*[.E28]" office:value-type="float" office:value="992.306137446391" calcext:value-type="float">
            <text:p>992,3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]+[.G29]*[.D29]+[.E29]*[.H29]" office:value-type="float" office:value="1992.42198842788" calcext:value-type="float">
            <text:p>1992,422</text:p>
          </table:table-cell>
          <table:table-cell table:formula="of:=[.C28]" office:value-type="float" office:value="1031.33332100946" calcext:value-type="float">
            <text:p>1031,333</text:p>
          </table:table-cell>
          <table:table-cell table:formula="of:=[.D28]" office:value-type="float" office:value="7.80971353510234" calcext:value-type="float">
            <text:p>7,81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]*[.C29]+[.J29]*[.D29]+[.K29]*[.E29]" office:value-type="float" office:value="931.775463062161" calcext:value-type="float">
            <text:p>931,77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]+[.G30]*[.D30]+[.E30]*[.H30]" office:value-type="float" office:value="2894.88424713378" calcext:value-type="float">
            <text:p>2894,884</text:p>
          </table:table-cell>
          <table:table-cell table:formula="of:=[.C29]" office:value-type="float" office:value="1992.42198842788" calcext:value-type="float">
            <text:p>1992,422</text:p>
          </table:table-cell>
          <table:table-cell table:formula="of:=[.D29]" office:value-type="float" office:value="1031.33332100946" calcext:value-type="float">
            <text:p>1031,3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]*[.C30]+[.J30]*[.D30]+[.K30]*[.E30]" office:value-type="float" office:value="874.937159815369" calcext:value-type="float">
            <text:p>874,93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]+[.G31]*[.D31]+[.E31]*[.H31]" office:value-type="float" office:value="3742.29630805862" calcext:value-type="float">
            <text:p>3742,296</text:p>
          </table:table-cell>
          <table:table-cell table:formula="of:=[.C30]" office:value-type="float" office:value="2894.88424713378" calcext:value-type="float">
            <text:p>2894,884</text:p>
          </table:table-cell>
          <table:table-cell table:formula="of:=[.D30]" office:value-type="float" office:value="1992.42198842788" calcext:value-type="float">
            <text:p>1992,4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]*[.C31]+[.J31]*[.D31]+[.K31]*[.E31]" office:value-type="float" office:value="821.565993066632" calcext:value-type="float">
            <text:p>821,56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]+[.G32]*[.D32]+[.E32]*[.H32]" office:value-type="float" office:value="4538.01623326705" calcext:value-type="float">
            <text:p>4538,016</text:p>
          </table:table-cell>
          <table:table-cell table:formula="of:=[.C31]" office:value-type="float" office:value="3742.29630805862" calcext:value-type="float">
            <text:p>3742,296</text:p>
          </table:table-cell>
          <table:table-cell table:formula="of:=[.D31]" office:value-type="float" office:value="2894.88424713378" calcext:value-type="float">
            <text:p>2894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]*[.C32]+[.J32]*[.D32]+[.K32]*[.E32]" office:value-type="float" office:value="771.450467489567" calcext:value-type="float">
            <text:p>771,45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]+[.G33]*[.D33]+[.E33]*[.H33]" office:value-type="float" office:value="5285.19724303776" calcext:value-type="float">
            <text:p>5285,197</text:p>
          </table:table-cell>
          <table:table-cell table:formula="of:=[.C32]" office:value-type="float" office:value="4538.01623326705" calcext:value-type="float">
            <text:p>4538,016</text:p>
          </table:table-cell>
          <table:table-cell table:formula="of:=[.D32]" office:value-type="float" office:value="3742.29630805862" calcext:value-type="float">
            <text:p>3742,29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]*[.C33]+[.J33]*[.D33]+[.K33]*[.E33]" office:value-type="float" office:value="724.391988972703" calcext:value-type="float">
            <text:p>724,39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]+[.G34]*[.D34]+[.E34]*[.H34]" office:value-type="float" office:value="5986.80021121245" calcext:value-type="float">
            <text:p>5986,800</text:p>
          </table:table-cell>
          <table:table-cell table:formula="of:=[.C33]" office:value-type="float" office:value="5285.19724303776" calcext:value-type="float">
            <text:p>5285,197</text:p>
          </table:table-cell>
          <table:table-cell table:formula="of:=[.D33]" office:value-type="float" office:value="4538.01623326705" calcext:value-type="float">
            <text:p>4538,01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]*[.C34]+[.J34]*[.D34]+[.K34]*[.E34]" office:value-type="float" office:value="680.204077645369" calcext:value-type="float">
            <text:p>680,20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]+[.G35]*[.D35]+[.E35]*[.H35]" office:value-type="float" office:value="6645.60539832849" calcext:value-type="float">
            <text:p>6645,605</text:p>
          </table:table-cell>
          <table:table-cell table:formula="of:=[.C34]" office:value-type="float" office:value="5986.80021121245" calcext:value-type="float">
            <text:p>5986,800</text:p>
          </table:table-cell>
          <table:table-cell table:formula="of:=[.D34]" office:value-type="float" office:value="5285.19724303776" calcext:value-type="float">
            <text:p>5285,19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]*[.C35]+[.J35]*[.D35]+[.K35]*[.E35]" office:value-type="float" office:value="638.711628909002" calcext:value-type="float">
            <text:p>638,7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]+[.G36]*[.D36]+[.E36]*[.H36]" office:value-type="float" office:value="7264.22346903046" calcext:value-type="float">
            <text:p>7264,223</text:p>
          </table:table-cell>
          <table:table-cell table:formula="of:=[.C35]" office:value-type="float" office:value="6645.60539832849" calcext:value-type="float">
            <text:p>6645,605</text:p>
          </table:table-cell>
          <table:table-cell table:formula="of:=[.D35]" office:value-type="float" office:value="5986.80021121245" calcext:value-type="float">
            <text:p>5986,8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]*[.C36]+[.J36]*[.D36]+[.K36]*[.E36]" office:value-type="float" office:value="599.750219545552" calcext:value-type="float">
            <text:p>599,75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]+[.G37]*[.D37]+[.E37]*[.H37]" office:value-type="float" office:value="7845.1058374196" calcext:value-type="float">
            <text:p>7845,106</text:p>
          </table:table-cell>
          <table:table-cell table:formula="of:=[.C36]" office:value-type="float" office:value="7264.22346903046" calcext:value-type="float">
            <text:p>7264,223</text:p>
          </table:table-cell>
          <table:table-cell table:formula="of:=[.D36]" office:value-type="float" office:value="6645.60539832849" calcext:value-type="float">
            <text:p>6645,60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]*[.C37]+[.J37]*[.D37]+[.K37]*[.E37]" office:value-type="float" office:value="563.165456153273" calcext:value-type="float">
            <text:p>563,16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]+[.G38]*[.D38]+[.E38]*[.H38]" office:value-type="float" office:value="8390.554381337" calcext:value-type="float">
            <text:p>8390,554</text:p>
          </table:table-cell>
          <table:table-cell table:formula="of:=[.C37]" office:value-type="float" office:value="7845.1058374196" calcext:value-type="float">
            <text:p>7845,106</text:p>
          </table:table-cell>
          <table:table-cell table:formula="of:=[.D37]" office:value-type="float" office:value="7264.22346903046" calcext:value-type="float">
            <text:p>7264,2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]*[.C38]+[.J38]*[.D38]+[.K38]*[.E38]" office:value-type="float" office:value="528.812363327924" calcext:value-type="float">
            <text:p>528,8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]+[.G39]*[.D39]+[.E39]*[.H39]" office:value-type="float" office:value="8902.73056407545" calcext:value-type="float">
            <text:p>8902,731</text:p>
          </table:table-cell>
          <table:table-cell table:formula="of:=[.C38]" office:value-type="float" office:value="8390.554381337" calcext:value-type="float">
            <text:p>8390,554</text:p>
          </table:table-cell>
          <table:table-cell table:formula="of:=[.D38]" office:value-type="float" office:value="7845.1058374196" calcext:value-type="float">
            <text:p>7845,10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]*[.C39]+[.J39]*[.D39]+[.K39]*[.E39]" office:value-type="float" office:value="496.554809164922" calcext:value-type="float">
            <text:p>496,55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]+[.G40]*[.D40]+[.E40]*[.H40]" office:value-type="float" office:value="9383.66399966684" calcext:value-type="float">
            <text:p>9383,664</text:p>
          </table:table-cell>
          <table:table-cell table:formula="of:=[.C39]" office:value-type="float" office:value="8902.73056407545" calcext:value-type="float">
            <text:p>8902,731</text:p>
          </table:table-cell>
          <table:table-cell table:formula="of:=[.D39]" office:value-type="float" office:value="8390.554381337" calcext:value-type="float">
            <text:p>8390,55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]*[.C40]+[.J40]*[.D40]+[.K40]*[.E40]" office:value-type="float" office:value="466.26496580586" calcext:value-type="float">
            <text:p>466,26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]+[.G41]*[.D41]+[.E41]*[.H41]" office:value-type="float" office:value="9835.26049568717" calcext:value-type="float">
            <text:p>9835,260</text:p>
          </table:table-cell>
          <table:table-cell table:formula="of:=[.C40]" office:value-type="float" office:value="9383.66399966684" calcext:value-type="float">
            <text:p>9383,664</text:p>
          </table:table-cell>
          <table:table-cell table:formula="of:=[.D40]" office:value-type="float" office:value="8902.73056407545" calcext:value-type="float">
            <text:p>8902,73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]*[.C41]+[.J41]*[.D41]+[.K41]*[.E41]" office:value-type="float" office:value="437.822802891704" calcext:value-type="float">
            <text:p>437,82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]+[.G42]*[.D42]+[.E42]*[.H42]" office:value-type="float" office:value="10259.3096054503" calcext:value-type="float">
            <text:p>10259,310</text:p>
          </table:table-cell>
          <table:table-cell table:formula="of:=[.C41]" office:value-type="float" office:value="9835.26049568717" calcext:value-type="float">
            <text:p>9835,260</text:p>
          </table:table-cell>
          <table:table-cell table:formula="of:=[.D41]" office:value-type="float" office:value="9383.66399966684" calcext:value-type="float">
            <text:p>9383,66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]*[.C42]+[.J42]*[.D42]+[.K42]*[.E42]" office:value-type="float" office:value="411.115611915309" calcext:value-type="float">
            <text:p>411,1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]+[.G43]*[.D43]+[.E43]*[.H43]" office:value-type="float" office:value="10657.4917195178" calcext:value-type="float">
            <text:p>10657,492</text:p>
          </table:table-cell>
          <table:table-cell table:formula="of:=[.C42]" office:value-type="float" office:value="10259.3096054503" calcext:value-type="float">
            <text:p>10259,310</text:p>
          </table:table-cell>
          <table:table-cell table:formula="of:=[.D42]" office:value-type="float" office:value="9835.26049568717" calcext:value-type="float">
            <text:p>9835,26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]*[.C43]+[.J43]*[.D43]+[.K43]*[.E43]" office:value-type="float" office:value="386.037559588474" calcext:value-type="float">
            <text:p>386,03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]+[.G44]*[.D44]+[.E44]*[.H44]" office:value-type="float" office:value="11031.3847246272" calcext:value-type="float">
            <text:p>11031,385</text:p>
          </table:table-cell>
          <table:table-cell table:formula="of:=[.C43]" office:value-type="float" office:value="10657.4917195178" calcext:value-type="float">
            <text:p>10657,492</text:p>
          </table:table-cell>
          <table:table-cell table:formula="of:=[.D43]" office:value-type="float" office:value="10259.3096054503" calcext:value-type="float">
            <text:p>10259,31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]*[.C44]+[.J44]*[.D44]+[.K44]*[.E44]" office:value-type="float" office:value="362.489268453579" calcext:value-type="float">
            <text:p>362,48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]+[.G45]*[.D45]+[.E45]*[.H45]" office:value-type="float" office:value="11382.4702564249" calcext:value-type="float">
            <text:p>11382,470</text:p>
          </table:table-cell>
          <table:table-cell table:formula="of:=[.C44]" office:value-type="float" office:value="11031.3847246272" calcext:value-type="float">
            <text:p>11031,385</text:p>
          </table:table-cell>
          <table:table-cell table:formula="of:=[.D44]" office:value-type="float" office:value="10657.4917195178" calcext:value-type="float">
            <text:p>10657,49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]*[.C45]+[.J45]*[.D45]+[.K45]*[.E45]" office:value-type="float" office:value="340.377423077911" calcext:value-type="float">
            <text:p>340,37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]+[.G46]*[.D46]+[.E46]*[.H46]" office:value-type="float" office:value="11712.139570783" calcext:value-type="float">
            <text:p>11712,140</text:p>
          </table:table-cell>
          <table:table-cell table:formula="of:=[.C45]" office:value-type="float" office:value="11382.4702564249" calcext:value-type="float">
            <text:p>11382,470</text:p>
          </table:table-cell>
          <table:table-cell table:formula="of:=[.D45]" office:value-type="float" office:value="11031.3847246272" calcext:value-type="float">
            <text:p>11031,3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]*[.C46]+[.J46]*[.D46]+[.K46]*[.E46]" office:value-type="float" office:value="319.614400270158" calcext:value-type="float">
            <text:p>319,6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]+[.G47]*[.D47]+[.E47]*[.H47]" office:value-type="float" office:value="12021.6990569653" calcext:value-type="float">
            <text:p>12021,699</text:p>
          </table:table-cell>
          <table:table-cell table:formula="of:=[.C46]" office:value-type="float" office:value="11712.139570783" calcext:value-type="float">
            <text:p>11712,140</text:p>
          </table:table-cell>
          <table:table-cell table:formula="of:=[.D46]" office:value-type="float" office:value="11382.4702564249" calcext:value-type="float">
            <text:p>11382,47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]*[.C47]+[.J47]*[.D47]+[.K47]*[.E47]" office:value-type="float" office:value="300.117921853678" calcext:value-type="float">
            <text:p>300,1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]+[.G48]*[.D48]+[.E48]*[.H48]" office:value-type="float" office:value="12312.3754144904" calcext:value-type="float">
            <text:p>12312,375</text:p>
          </table:table-cell>
          <table:table-cell table:formula="of:=[.C47]" office:value-type="float" office:value="12021.6990569653" calcext:value-type="float">
            <text:p>12021,699</text:p>
          </table:table-cell>
          <table:table-cell table:formula="of:=[.D47]" office:value-type="float" office:value="11712.139570783" calcext:value-type="float">
            <text:p>11712,14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]*[.C48]+[.J48]*[.D48]+[.K48]*[.E48]" office:value-type="float" office:value="281.810728620605" calcext:value-type="float">
            <text:p>281,81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]+[.G49]*[.D49]+[.E49]*[.H49]" office:value-type="float" office:value="12585.3205142065" calcext:value-type="float">
            <text:p>12585,321</text:p>
          </table:table-cell>
          <table:table-cell table:formula="of:=[.C48]" office:value-type="float" office:value="12312.3754144904" calcext:value-type="float">
            <text:p>12312,375</text:p>
          </table:table-cell>
          <table:table-cell table:formula="of:=[.D48]" office:value-type="float" office:value="12021.6990569653" calcext:value-type="float">
            <text:p>12021,6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]*[.C49]+[.J49]*[.D49]+[.K49]*[.E49]" office:value-type="float" office:value="264.620274174746" calcext:value-type="float">
            <text:p>264,62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]+[.G50]*[.D50]+[.E50]*[.H50]" office:value-type="float" office:value="12841.6159628399" calcext:value-type="float">
            <text:p>12841,616</text:p>
          </table:table-cell>
          <table:table-cell table:formula="of:=[.C49]" office:value-type="float" office:value="12585.3205142065" calcext:value-type="float">
            <text:p>12585,321</text:p>
          </table:table-cell>
          <table:table-cell table:formula="of:=[.D49]" office:value-type="float" office:value="12312.3754144904" calcext:value-type="float">
            <text:p>12312,37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]*[.C50]+[.J50]*[.D50]+[.K50]*[.E50]" office:value-type="float" office:value="248.478437450087" calcext:value-type="float">
            <text:p>248,47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]+[.G51]*[.D51]+[.E51]*[.H51]" office:value-type="float" office:value="13082.2773891066" calcext:value-type="float">
            <text:p>13082,277</text:p>
          </table:table-cell>
          <table:table-cell table:formula="of:=[.C50]" office:value-type="float" office:value="12841.6159628399" calcext:value-type="float">
            <text:p>12841,616</text:p>
          </table:table-cell>
          <table:table-cell table:formula="of:=[.D50]" office:value-type="float" office:value="12585.3205142065" calcext:value-type="float">
            <text:p>12585,32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]*[.C51]+[.J51]*[.D51]+[.K51]*[.E51]" office:value-type="float" office:value="233.321252765632" calcext:value-type="float">
            <text:p>233,3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]+[.G52]*[.D52]+[.E52]*[.H52]" office:value-type="float" office:value="13308.2584683711" calcext:value-type="float">
            <text:p>13308,258</text:p>
          </table:table-cell>
          <table:table-cell table:formula="of:=[.C51]" office:value-type="float" office:value="13082.2773891066" calcext:value-type="float">
            <text:p>13082,277</text:p>
          </table:table-cell>
          <table:table-cell table:formula="of:=[.D51]" office:value-type="float" office:value="12841.6159628399" calcext:value-type="float">
            <text:p>12841,61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]*[.C52]+[.J52]*[.D52]+[.K52]*[.E52]" office:value-type="float" office:value="219.088656346927" calcext:value-type="float">
            <text:p>219,08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]+[.G53]*[.D53]+[.E53]*[.H53]" office:value-type="float" office:value="13520.4547018005" calcext:value-type="float">
            <text:p>13520,455</text:p>
          </table:table-cell>
          <table:table-cell table:formula="of:=[.C52]" office:value-type="float" office:value="13308.2584683711" calcext:value-type="float">
            <text:p>13308,258</text:p>
          </table:table-cell>
          <table:table-cell table:formula="of:=[.D52]" office:value-type="float" office:value="13082.2773891066" calcext:value-type="float">
            <text:p>13082,2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]*[.C53]+[.J53]*[.D53]+[.K53]*[.E53]" office:value-type="float" office:value="205.724248309767" calcext:value-type="float">
            <text:p>205,72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]+[.G54]*[.D54]+[.E54]*[.H54]" office:value-type="float" office:value="13719.7069649907" calcext:value-type="float">
            <text:p>13719,707</text:p>
          </table:table-cell>
          <table:table-cell table:formula="of:=[.C53]" office:value-type="float" office:value="13520.4547018005" calcext:value-type="float">
            <text:p>13520,455</text:p>
          </table:table-cell>
          <table:table-cell table:formula="of:=[.D53]" office:value-type="float" office:value="13308.2584683711" calcext:value-type="float">
            <text:p>13308,25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]*[.C54]+[.J54]*[.D54]+[.K54]*[.E54]" office:value-type="float" office:value="193.175069162869" calcext:value-type="float">
            <text:p>193,17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]+[.G55]*[.D55]+[.E55]*[.H55]" office:value-type="float" office:value="13906.8048401262" calcext:value-type="float">
            <text:p>13906,805</text:p>
          </table:table-cell>
          <table:table-cell table:formula="of:=[.C54]" office:value-type="float" office:value="13719.7069649907" calcext:value-type="float">
            <text:p>13719,707</text:p>
          </table:table-cell>
          <table:table-cell table:formula="of:=[.D54]" office:value-type="float" office:value="13520.4547018005" calcext:value-type="float">
            <text:p>13520,45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]*[.C55]+[.J55]*[.D55]+[.K55]*[.E55]" office:value-type="float" office:value="181.391389943936" calcext:value-type="float">
            <text:p>181,39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]+[.G56]*[.D56]+[.E56]*[.H56]" office:value-type="float" office:value="14082.4897448785" calcext:value-type="float">
            <text:p>14082,490</text:p>
          </table:table-cell>
          <table:table-cell table:formula="of:=[.C55]" office:value-type="float" office:value="13906.8048401262" calcext:value-type="float">
            <text:p>13906,805</text:p>
          </table:table-cell>
          <table:table-cell table:formula="of:=[.D55]" office:value-type="float" office:value="13719.7069649907" calcext:value-type="float">
            <text:p>13719,70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]*[.C56]+[.J56]*[.D56]+[.K56]*[.E56]" office:value-type="float" office:value="170.326515157356" calcext:value-type="float">
            <text:p>170,32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]+[.G57]*[.D57]+[.E57]*[.H57]" office:value-type="float" office:value="14247.4578704409" calcext:value-type="float">
            <text:p>14247,458</text:p>
          </table:table-cell>
          <table:table-cell table:formula="of:=[.C56]" office:value-type="float" office:value="14082.4897448785" calcext:value-type="float">
            <text:p>14082,490</text:p>
          </table:table-cell>
          <table:table-cell table:formula="of:=[.D56]" office:value-type="float" office:value="13906.8048401262" calcext:value-type="float">
            <text:p>13906,80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]*[.C57]+[.J57]*[.D57]+[.K57]*[.E57]" office:value-type="float" office:value="159.936597732756" calcext:value-type="float">
            <text:p>159,93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]+[.G58]*[.D58]+[.E58]*[.H58]" office:value-type="float" office:value="14402.3629403441" calcext:value-type="float">
            <text:p>14402,363</text:p>
          </table:table-cell>
          <table:table-cell table:formula="of:=[.C57]" office:value-type="float" office:value="14247.4578704409" calcext:value-type="float">
            <text:p>14247,458</text:p>
          </table:table-cell>
          <table:table-cell table:formula="of:=[.D57]" office:value-type="float" office:value="14082.4897448785" calcext:value-type="float">
            <text:p>14082,49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]*[.C58]+[.J58]*[.D58]+[.K58]*[.E58]" office:value-type="float" office:value="150.180465271058" calcext:value-type="float">
            <text:p>150,18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]+[.G59]*[.D59]+[.E59]*[.H59]" office:value-type="float" office:value="14547.8188009831" calcext:value-type="float">
            <text:p>14547,819</text:p>
          </table:table-cell>
          <table:table-cell table:formula="of:=[.C58]" office:value-type="float" office:value="14402.3629403441" calcext:value-type="float">
            <text:p>14402,363</text:p>
          </table:table-cell>
          <table:table-cell table:formula="of:=[.D58]" office:value-type="float" office:value="14247.4578704409" calcext:value-type="float">
            <text:p>14247,45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]*[.C59]+[.J59]*[.D59]+[.K59]*[.E59]" office:value-type="float" office:value="141.019456889524" calcext:value-type="float">
            <text:p>141,01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]+[.G60]*[.D60]+[.E60]*[.H60]" office:value-type="float" office:value="14684.4018541231" calcext:value-type="float">
            <text:p>14684,402</text:p>
          </table:table-cell>
          <table:table-cell table:formula="of:=[.C59]" office:value-type="float" office:value="14547.8188009831" calcext:value-type="float">
            <text:p>14547,819</text:p>
          </table:table-cell>
          <table:table-cell table:formula="of:=[.D59]" office:value-type="float" office:value="14402.3629403441" calcext:value-type="float">
            <text:p>14402,3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]*[.C60]+[.J60]*[.D60]+[.K60]*[.E60]" office:value-type="float" office:value="132.417270019261" calcext:value-type="float">
            <text:p>132,41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]+[.G61]*[.D61]+[.E61]*[.H61]" office:value-type="float" office:value="14812.6533410216" calcext:value-type="float">
            <text:p>14812,653</text:p>
          </table:table-cell>
          <table:table-cell table:formula="of:=[.C60]" office:value-type="float" office:value="14684.4018541231" calcext:value-type="float">
            <text:p>14684,402</text:p>
          </table:table-cell>
          <table:table-cell table:formula="of:=[.D60]" office:value-type="float" office:value="14547.8188009831" calcext:value-type="float">
            <text:p>14547,8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]*[.C61]+[.J61]*[.D61]+[.K61]*[.E61]" office:value-type="float" office:value="124.339816548089" calcext:value-type="float">
            <text:p>124,34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]+[.G62]*[.D62]+[.E62]*[.H62]" office:value-type="float" office:value="14933.0814872193" calcext:value-type="float">
            <text:p>14933,081</text:p>
          </table:table-cell>
          <table:table-cell table:formula="of:=[.C61]" office:value-type="float" office:value="14812.6533410216" calcext:value-type="float">
            <text:p>14812,653</text:p>
          </table:table-cell>
          <table:table-cell table:formula="of:=[.D61]" office:value-type="float" office:value="14684.4018541231" calcext:value-type="float">
            <text:p>14684,40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]*[.C62]+[.J62]*[.D62]+[.K62]*[.E62]" office:value-type="float" office:value="116.755087738655" calcext:value-type="float">
            <text:p>116,75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]+[.G63]*[.D63]+[.E63]*[.H63]" office:value-type="float" office:value="15046.1635164989" calcext:value-type="float">
            <text:p>15046,164</text:p>
          </table:table-cell>
          <table:table-cell table:formula="of:=[.C62]" office:value-type="float" office:value="14933.0814872193" calcext:value-type="float">
            <text:p>14933,081</text:p>
          </table:table-cell>
          <table:table-cell table:formula="of:=[.D62]" office:value-type="float" office:value="14812.6533410216" calcext:value-type="float">
            <text:p>14812,65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]*[.C63]+[.J63]*[.D63]+[.K63]*[.E63]" office:value-type="float" office:value="109.633027386597" calcext:value-type="float">
            <text:p>109,63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]+[.G64]*[.D64]+[.E64]*[.H64]" office:value-type="float" office:value="15152.3475419925" calcext:value-type="float">
            <text:p>15152,348</text:p>
          </table:table-cell>
          <table:table-cell table:formula="of:=[.C63]" office:value-type="float" office:value="15046.1635164989" calcext:value-type="float">
            <text:p>15046,164</text:p>
          </table:table-cell>
          <table:table-cell table:formula="of:=[.D63]" office:value-type="float" office:value="14933.0814872193" calcext:value-type="float">
            <text:p>14933,0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]*[.C64]+[.J64]*[.D64]+[.K64]*[.E64]" office:value-type="float" office:value="102.945412716015" calcext:value-type="float">
            <text:p>102,94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]+[.G65]*[.D65]+[.E65]*[.H65]" office:value-type="float" office:value="15252.0543419309" calcext:value-type="float">
            <text:p>15252,054</text:p>
          </table:table-cell>
          <table:table-cell table:formula="of:=[.C64]" office:value-type="float" office:value="15152.3475419925" calcext:value-type="float">
            <text:p>15152,348</text:p>
          </table:table-cell>
          <table:table-cell table:formula="of:=[.D64]" office:value-type="float" office:value="15046.1635164989" calcext:value-type="float">
            <text:p>15046,16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]*[.C65]+[.J65]*[.D65]+[.K65]*[.E65]" office:value-type="float" office:value="96.6657425403373" calcext:value-type="float">
            <text:p>96,66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]+[.G66]*[.D66]+[.E66]*[.H66]" office:value-type="float" office:value="15345.6790270731" calcext:value-type="float">
            <text:p>15345,679</text:p>
          </table:table-cell>
          <table:table-cell table:formula="of:=[.C65]" office:value-type="float" office:value="15252.0543419309" calcext:value-type="float">
            <text:p>15252,054</text:p>
          </table:table-cell>
          <table:table-cell table:formula="of:=[.D65]" office:value-type="float" office:value="15152.3475419925" calcext:value-type="float">
            <text:p>15152,34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]*[.C66]+[.J66]*[.D66]+[.K66]*[.E66]" office:value-type="float" office:value="90.7691322453775" calcext:value-type="float">
            <text:p>90,76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]+[.G67]*[.D67]+[.E67]*[.H67]" office:value-type="float" office:value="15433.5926064217" calcext:value-type="float">
            <text:p>15433,593</text:p>
          </table:table-cell>
          <table:table-cell table:formula="of:=[.C66]" office:value-type="float" office:value="15345.6790270731" calcext:value-type="float">
            <text:p>15345,679</text:p>
          </table:table-cell>
          <table:table-cell table:formula="of:=[.D66]" office:value-type="float" office:value="15252.0543419309" calcext:value-type="float">
            <text:p>15252,05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]*[.C67]+[.J67]*[.D67]+[.K67]*[.E67]" office:value-type="float" office:value="85.2322151784083" calcext:value-type="float">
            <text:p>85,23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]+[.G68]*[.D68]+[.E68]*[.H68]" office:value-type="float" office:value="15516.14345743" calcext:value-type="float">
            <text:p>15516,143</text:p>
          </table:table-cell>
          <table:table-cell table:formula="of:=[.C67]" office:value-type="float" office:value="15433.5926064217" calcext:value-type="float">
            <text:p>15433,593</text:p>
          </table:table-cell>
          <table:table-cell table:formula="of:=[.D67]" office:value-type="float" office:value="15345.6790270731" calcext:value-type="float">
            <text:p>15345,6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]*[.C68]+[.J68]*[.D68]+[.K68]*[.E68]" office:value-type="float" office:value="80.0330500525251" calcext:value-type="float">
            <text:p>80,03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]+[.G69]*[.D69]+[.E69]*[.H69]" office:value-type="float" office:value="15593.6587065267" calcext:value-type="float">
            <text:p>15593,659</text:p>
          </table:table-cell>
          <table:table-cell table:formula="of:=[.C68]" office:value-type="float" office:value="15516.14345743" calcext:value-type="float">
            <text:p>15516,143</text:p>
          </table:table-cell>
          <table:table-cell table:formula="of:=[.D68]" office:value-type="float" office:value="15433.5926064217" calcext:value-type="float">
            <text:p>15433,59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]*[.C69]+[.J69]*[.D69]+[.K69]*[.E69]" office:value-type="float" office:value="75.151033999322" calcext:value-type="float">
            <text:p>75,15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]+[.G70]*[.D70]+[.E70]*[.H70]" office:value-type="float" office:value="15666.4455254286" calcext:value-type="float">
            <text:p>15666,446</text:p>
          </table:table-cell>
          <table:table-cell table:formula="of:=[.C69]" office:value-type="float" office:value="15593.6587065267" calcext:value-type="float">
            <text:p>15593,659</text:p>
          </table:table-cell>
          <table:table-cell table:formula="of:=[.D69]" office:value-type="float" office:value="15516.14345743" calcext:value-type="float">
            <text:p>15516,14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]*[.C70]+[.J70]*[.D70]+[.K70]*[.E70]" office:value-type="float" office:value="70.5668209253636" calcext:value-type="float">
            <text:p>70,56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]+[.G71]*[.D71]+[.E71]*[.H71]" office:value-type="float" office:value="15734.7923483775" calcext:value-type="float">
            <text:p>15734,792</text:p>
          </table:table-cell>
          <table:table-cell table:formula="of:=[.C70]" office:value-type="float" office:value="15666.4455254286" calcext:value-type="float">
            <text:p>15666,446</text:p>
          </table:table-cell>
          <table:table-cell table:formula="of:=[.D70]" office:value-type="float" office:value="15593.6587065267" calcext:value-type="float">
            <text:p>15593,6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]*[.C71]+[.J71]*[.D71]+[.K71]*[.E71]" office:value-type="float" office:value="66.2622448489146" calcext:value-type="float">
            <text:p>66,26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]+[.G72]*[.D72]+[.E72]*[.H72]" office:value-type="float" office:value="15798.9700151264" calcext:value-type="float">
            <text:p>15798,970</text:p>
          </table:table-cell>
          <table:table-cell table:formula="of:=[.C71]" office:value-type="float" office:value="15734.7923483775" calcext:value-type="float">
            <text:p>15734,792</text:p>
          </table:table-cell>
          <table:table-cell table:formula="of:=[.D71]" office:value-type="float" office:value="15666.4455254286" calcext:value-type="float">
            <text:p>15666,44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]*[.C72]+[.J72]*[.D72]+[.K72]*[.E72]" office:value-type="float" office:value="62.220247913132" calcext:value-type="float">
            <text:p>62,22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]+[.G73]*[.D73]+[.E73]*[.H73]" office:value-type="float" office:value="15859.2328442037" calcext:value-type="float">
            <text:p>15859,233</text:p>
          </table:table-cell>
          <table:table-cell table:formula="of:=[.C72]" office:value-type="float" office:value="15798.9700151264" calcext:value-type="float">
            <text:p>15798,970</text:p>
          </table:table-cell>
          <table:table-cell table:formula="of:=[.D72]" office:value-type="float" office:value="15734.7923483775" calcext:value-type="float">
            <text:p>15734,79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]*[.C73]+[.J73]*[.D73]+[.K73]*[.E73]" office:value-type="float" office:value="58.4248127904302" calcext:value-type="float">
            <text:p>58,42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4]+[.G74]*[.D74]+[.E74]*[.H74]" office:value-type="float" office:value="15915.8196407073" calcext:value-type="float">
            <text:p>15915,820</text:p>
          </table:table-cell>
          <table:table-cell table:formula="of:=[.C73]" office:value-type="float" office:value="15859.2328442037" calcext:value-type="float">
            <text:p>15859,233</text:p>
          </table:table-cell>
          <table:table-cell table:formula="of:=[.D73]" office:value-type="float" office:value="15798.9700151264" calcext:value-type="float">
            <text:p>15798,97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4]*[.C74]+[.J74]*[.D74]+[.K74]*[.E74]" office:value-type="float" office:value="54.8608992102163" calcext:value-type="float">
            <text:p>54,8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5]+[.G75]*[.D75]+[.E75]*[.H75]" office:value-type="float" office:value="15968.9546426242" calcext:value-type="float">
            <text:p>15968,955</text:p>
          </table:table-cell>
          <table:table-cell table:formula="of:=[.C74]" office:value-type="float" office:value="15915.8196407073" calcext:value-type="float">
            <text:p>15915,820</text:p>
          </table:table-cell>
          <table:table-cell table:formula="of:=[.D74]" office:value-type="float" office:value="15859.2328442037" calcext:value-type="float">
            <text:p>15859,2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5]*[.C75]+[.J75]*[.D75]+[.K75]*[.E75]" office:value-type="float" office:value="51.5143843583901" calcext:value-type="float">
            <text:p>51,5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6]+[.G76]*[.D76]+[.E76]*[.H76]" office:value-type="float" office:value="16018.8484094241" calcext:value-type="float">
            <text:p>16018,848</text:p>
          </table:table-cell>
          <table:table-cell table:formula="of:=[.C75]" office:value-type="float" office:value="15968.9546426242" calcext:value-type="float">
            <text:p>15968,955</text:p>
          </table:table-cell>
          <table:table-cell table:formula="of:=[.D75]" office:value-type="float" office:value="15915.8196407073" calcext:value-type="float">
            <text:p>15915,82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6]*[.C76]+[.J76]*[.D76]+[.K76]*[.E76]" office:value-type="float" office:value="48.3720069125302" calcext:value-type="float">
            <text:p>48,37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7]+[.G77]*[.D77]+[.E77]*[.H77]" office:value-type="float" office:value="16065.6986564492" calcext:value-type="float">
            <text:p>16065,699</text:p>
          </table:table-cell>
          <table:table-cell table:formula="of:=[.C76]" office:value-type="float" office:value="16018.8484094241" calcext:value-type="float">
            <text:p>16018,848</text:p>
          </table:table-cell>
          <table:table-cell table:formula="of:=[.D76]" office:value-type="float" office:value="15968.9546426242" calcext:value-type="float">
            <text:p>15968,95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7]*[.C77]+[.J77]*[.D77]+[.K77]*[.E77]" office:value-type="float" office:value="45.4213144908645" calcext:value-type="float">
            <text:p>45,4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8]+[.G78]*[.D78]+[.E78]*[.H78]" office:value-type="float" office:value="16109.6910384058" calcext:value-type="float">
            <text:p>16109,691</text:p>
          </table:table-cell>
          <table:table-cell table:formula="of:=[.C77]" office:value-type="float" office:value="16065.6986564492" calcext:value-type="float">
            <text:p>16065,699</text:p>
          </table:table-cell>
          <table:table-cell table:formula="of:=[.D77]" office:value-type="float" office:value="16018.8484094241" calcext:value-type="float">
            <text:p>16018,84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8]*[.C78]+[.J78]*[.D78]+[.K78]*[.E78]" office:value-type="float" office:value="42.6506143069237" calcext:value-type="float">
            <text:p>42,65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9]+[.G79]*[.D79]+[.E79]*[.H79]" office:value-type="float" office:value="16150.9998850631" calcext:value-type="float">
            <text:p>16151,000</text:p>
          </table:table-cell>
          <table:table-cell table:formula="of:=[.C78]" office:value-type="float" office:value="16109.6910384058" calcext:value-type="float">
            <text:p>16109,691</text:p>
          </table:table-cell>
          <table:table-cell table:formula="of:=[.D78]" office:value-type="float" office:value="16065.6986564492" calcext:value-type="float">
            <text:p>16065,6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9]*[.C79]+[.J79]*[.D79]+[.K79]*[.E79]" office:value-type="float" office:value="40.0489268341989" calcext:value-type="float">
            <text:p>40,04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0]+[.G80]*[.D80]+[.E80]*[.H80]" office:value-type="float" office:value="16189.7888920742" calcext:value-type="float">
            <text:p>16189,789</text:p>
          </table:table-cell>
          <table:table-cell table:formula="of:=[.C79]" office:value-type="float" office:value="16150.9998850631" calcext:value-type="float">
            <text:p>16151,000</text:p>
          </table:table-cell>
          <table:table-cell table:formula="of:=[.D79]" office:value-type="float" office:value="16109.6910384058" calcext:value-type="float">
            <text:p>16109,69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0]*[.C80]+[.J80]*[.D80]+[.K80]*[.E80]" office:value-type="float" office:value="37.6059422973158" calcext:value-type="float">
            <text:p>37,6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1]+[.G81]*[.D81]+[.E81]*[.H81]" office:value-type="float" office:value="16226.2117696577" calcext:value-type="float">
            <text:p>16226,212</text:p>
          </table:table-cell>
          <table:table-cell table:formula="of:=[.C80]" office:value-type="float" office:value="16189.7888920742" calcext:value-type="float">
            <text:p>16189,789</text:p>
          </table:table-cell>
          <table:table-cell table:formula="of:=[.D80]" office:value-type="float" office:value="16150.9998850631" calcext:value-type="float">
            <text:p>16151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1]*[.C81]+[.J81]*[.D81]+[.K81]*[.E81]" office:value-type="float" office:value="35.3119798171774" calcext:value-type="float">
            <text:p>35,3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2]+[.G82]*[.D82]+[.E82]*[.H82]" office:value-type="float" office:value="16260.4128517086" calcext:value-type="float">
            <text:p>16260,413</text:p>
          </table:table-cell>
          <table:table-cell table:formula="of:=[.C81]" office:value-type="float" office:value="16226.2117696577" calcext:value-type="float">
            <text:p>16226,212</text:p>
          </table:table-cell>
          <table:table-cell table:formula="of:=[.D81]" office:value-type="float" office:value="16189.7888920742" calcext:value-type="float">
            <text:p>16189,78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2]*[.C82]+[.J82]*[.D82]+[.K82]*[.E82]" office:value-type="float" office:value="33.1579490483309" calcext:value-type="float">
            <text:p>33,15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3]+[.G83]*[.D83]+[.E83]*[.H83]" office:value-type="float" office:value="16292.5276677543" calcext:value-type="float">
            <text:p>16292,528</text:p>
          </table:table-cell>
          <table:table-cell table:formula="of:=[.C82]" office:value-type="float" office:value="16260.4128517086" calcext:value-type="float">
            <text:p>16260,413</text:p>
          </table:table-cell>
          <table:table-cell table:formula="of:=[.D82]" office:value-type="float" office:value="16226.2117696577" calcext:value-type="float">
            <text:p>16226,21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3]*[.C83]+[.J83]*[.D83]+[.K83]*[.E83]" office:value-type="float" office:value="31.1353141563814" calcext:value-type="float">
            <text:p>31,13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4]+[.G84]*[.D84]+[.E84]*[.H84]" office:value-type="float" office:value="16322.6834800213" calcext:value-type="float">
            <text:p>16322,683</text:p>
          </table:table-cell>
          <table:table-cell table:formula="of:=[.C83]" office:value-type="float" office:value="16292.5276677543" calcext:value-type="float">
            <text:p>16292,528</text:p>
          </table:table-cell>
          <table:table-cell table:formula="of:=[.D83]" office:value-type="float" office:value="16260.4128517086" calcext:value-type="float">
            <text:p>16260,41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4]*[.C84]+[.J84]*[.D84]+[.K84]*[.E84]" office:value-type="float" office:value="29.2360599928434" calcext:value-type="float">
            <text:p>29,23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5]+[.G85]*[.D85]+[.E85]*[.H85]" office:value-type="float" office:value="16350.99978774" calcext:value-type="float">
            <text:p>16351,000</text:p>
          </table:table-cell>
          <table:table-cell table:formula="of:=[.C84]" office:value-type="float" office:value="16322.6834800213" calcext:value-type="float">
            <text:p>16322,683</text:p>
          </table:table-cell>
          <table:table-cell table:formula="of:=[.D84]" office:value-type="float" office:value="16292.5276677543" calcext:value-type="float">
            <text:p>16292,5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5]*[.C85]+[.J85]*[.D85]+[.K85]*[.E85]" office:value-type="float" office:value="27.4526603332797" calcext:value-type="float">
            <text:p>27,45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6]+[.G86]*[.D86]+[.E86]*[.H86]" office:value-type="float" office:value="16377.5888006879" calcext:value-type="float">
            <text:p>16377,589</text:p>
          </table:table-cell>
          <table:table-cell table:formula="of:=[.C85]" office:value-type="float" office:value="16350.99978774" calcext:value-type="float">
            <text:p>16351,000</text:p>
          </table:table-cell>
          <table:table-cell table:formula="of:=[.D85]" office:value-type="float" office:value="16322.6834800213" calcext:value-type="float">
            <text:p>16322,6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6]*[.C86]+[.J86]*[.D86]+[.K86]*[.E86]" office:value-type="float" office:value="25.7780480529509" calcext:value-type="float">
            <text:p>25,77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7]+[.G87]*[.D87]+[.E87]*[.H87]" office:value-type="float" office:value="16402.5558838459" calcext:value-type="float">
            <text:p>16402,556</text:p>
          </table:table-cell>
          <table:table-cell table:formula="of:=[.C86]" office:value-type="float" office:value="16377.5888006879" calcext:value-type="float">
            <text:p>16377,589</text:p>
          </table:table-cell>
          <table:table-cell table:formula="of:=[.D86]" office:value-type="float" office:value="16350.99978774" calcext:value-type="float">
            <text:p>16351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7]*[.C87]+[.J87]*[.D87]+[.K87]*[.E87]" office:value-type="float" office:value="24.2055871217199" calcext:value-type="float">
            <text:p>24,2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8]+[.G88]*[.D88]+[.E88]*[.H88]" office:value-type="float" office:value="16425.9999749313" calcext:value-type="float">
            <text:p>16426,000</text:p>
          </table:table-cell>
          <table:table-cell table:formula="of:=[.C87]" office:value-type="float" office:value="16402.5558838459" calcext:value-type="float">
            <text:p>16402,556</text:p>
          </table:table-cell>
          <table:table-cell table:formula="of:=[.D87]" office:value-type="float" office:value="16377.5888006879" calcext:value-type="float">
            <text:p>16377,58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8]*[.C88]+[.J88]*[.D88]+[.K88]*[.E88]" office:value-type="float" office:value="22.729046307295" calcext:value-type="float">
            <text:p>22,72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89]+[.G89]*[.D89]+[.E89]*[.H89]" office:value-type="float" office:value="16448.0139764605" calcext:value-type="float">
            <text:p>16448,014</text:p>
          </table:table-cell>
          <table:table-cell table:formula="of:=[.C88]" office:value-type="float" office:value="16425.9999749313" calcext:value-type="float">
            <text:p>16426,000</text:p>
          </table:table-cell>
          <table:table-cell table:formula="of:=[.D88]" office:value-type="float" office:value="16402.5558838459" calcext:value-type="float">
            <text:p>16402,55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89]*[.C89]+[.J89]*[.D89]+[.K89]*[.E89]" office:value-type="float" office:value="21.3425744825472" calcext:value-type="float">
            <text:p>21,34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0]+[.G90]*[.D90]+[.E90]*[.H90]" office:value-type="float" office:value="16468.6851238964" calcext:value-type="float">
            <text:p>16468,685</text:p>
          </table:table-cell>
          <table:table-cell table:formula="of:=[.C89]" office:value-type="float" office:value="16448.0139764605" calcext:value-type="float">
            <text:p>16448,014</text:p>
          </table:table-cell>
          <table:table-cell table:formula="of:=[.D89]" office:value-type="float" office:value="16425.9999749313" calcext:value-type="float">
            <text:p>16426,0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0]*[.C90]+[.J90]*[.D90]+[.K90]*[.E90]" office:value-type="float" office:value="20.040677439114" calcext:value-type="float">
            <text:p>20,04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1]+[.G91]*[.D91]+[.E91]*[.H91]" office:value-type="float" office:value="16488.0953313388" calcext:value-type="float">
            <text:p>16488,095</text:p>
          </table:table-cell>
          <table:table-cell table:formula="of:=[.C90]" office:value-type="float" office:value="16468.6851238964" calcext:value-type="float">
            <text:p>16468,685</text:p>
          </table:table-cell>
          <table:table-cell table:formula="of:=[.D90]" office:value-type="float" office:value="16448.0139764605" calcext:value-type="float">
            <text:p>16448,0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1]*[.C91]+[.J91]*[.D91]+[.K91]*[.E91]" office:value-type="float" office:value="18.8181961153314" calcext:value-type="float">
            <text:p>18,8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2]+[.G92]*[.D92]+[.E92]*[.H92]" office:value-type="float" office:value="16506.3215161271" calcext:value-type="float">
            <text:p>16506,322</text:p>
          </table:table-cell>
          <table:table-cell table:formula="of:=[.C91]" office:value-type="float" office:value="16488.0953313388" calcext:value-type="float">
            <text:p>16488,095</text:p>
          </table:table-cell>
          <table:table-cell table:formula="of:=[.D91]" office:value-type="float" office:value="16468.6851238964" calcext:value-type="float">
            <text:p>16468,6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2]*[.C92]+[.J92]*[.D92]+[.K92]*[.E92]" office:value-type="float" office:value="17.6702861522899" calcext:value-type="float">
            <text:p>17,67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3]+[.G93]*[.D93]+[.E93]*[.H93]" office:value-type="float" office:value="16523.4359036433" calcext:value-type="float">
            <text:p>16523,436</text:p>
          </table:table-cell>
          <table:table-cell table:formula="of:=[.C92]" office:value-type="float" office:value="16506.3215161271" calcext:value-type="float">
            <text:p>16506,322</text:p>
          </table:table-cell>
          <table:table-cell table:formula="of:=[.D92]" office:value-type="float" office:value="16488.0953313388" calcext:value-type="float">
            <text:p>16488,09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3]*[.C93]+[.J93]*[.D93]+[.K93]*[.E93]" office:value-type="float" office:value="16.5923986970029" calcext:value-type="float">
            <text:p>16,59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4]+[.G94]*[.D94]+[.E94]*[.H94]" office:value-type="float" office:value="16539.5063135211" calcext:value-type="float">
            <text:p>16539,506</text:p>
          </table:table-cell>
          <table:table-cell table:formula="of:=[.C93]" office:value-type="float" office:value="16523.4359036433" calcext:value-type="float">
            <text:p>16523,436</text:p>
          </table:table-cell>
          <table:table-cell table:formula="of:=[.D93]" office:value-type="float" office:value="16506.3215161271" calcext:value-type="float">
            <text:p>16506,3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4]*[.C94]+[.J94]*[.D94]+[.K94]*[.E94]" office:value-type="float" office:value="15.5802623764848" calcext:value-type="float">
            <text:p>15,58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5]+[.G95]*[.D95]+[.E95]*[.H95]" office:value-type="float" office:value="16554.5964283963" calcext:value-type="float">
            <text:p>16554,596</text:p>
          </table:table-cell>
          <table:table-cell table:formula="of:=[.C94]" office:value-type="float" office:value="16539.5063135211" calcext:value-type="float">
            <text:p>16539,506</text:p>
          </table:table-cell>
          <table:table-cell table:formula="of:=[.D94]" office:value-type="float" office:value="16523.4359036433" calcext:value-type="float">
            <text:p>16523,43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5]*[.C95]+[.J95]*[.D95]+[.K95]*[.E95]" office:value-type="float" office:value="14.6298663715188" calcext:value-type="float">
            <text:p>14,63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6]+[.G96]*[.D96]+[.E96]*[.H96]" office:value-type="float" office:value="16568.7660462641" calcext:value-type="float">
            <text:p>16568,766</text:p>
          </table:table-cell>
          <table:table-cell table:formula="of:=[.C95]" office:value-type="float" office:value="16554.5964283963" calcext:value-type="float">
            <text:p>16554,596</text:p>
          </table:table-cell>
          <table:table-cell table:formula="of:=[.D95]" office:value-type="float" office:value="16539.5063135211" calcext:value-type="float">
            <text:p>16539,50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6]*[.C96]+[.J96]*[.D96]+[.K96]*[.E96]" office:value-type="float" office:value="13.7374445228561" calcext:value-type="float">
            <text:p>13,73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7]+[.G97]*[.D97]+[.E97]*[.H97]" office:value-type="float" office:value="16582.071317442" calcext:value-type="float">
            <text:p>16582,071</text:p>
          </table:table-cell>
          <table:table-cell table:formula="of:=[.C96]" office:value-type="float" office:value="16568.7660462641" calcext:value-type="float">
            <text:p>16568,766</text:p>
          </table:table-cell>
          <table:table-cell table:formula="of:=[.D96]" office:value-type="float" office:value="16554.5964283963" calcext:value-type="float">
            <text:p>16554,59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7]*[.C97]+[.J97]*[.D97]+[.K97]*[.E97]" office:value-type="float" office:value="12.899460406963" calcext:value-type="float">
            <text:p>12,89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8]+[.G98]*[.D98]+[.E98]*[.H98]" office:value-type="float" office:value="16594.5649670781" calcext:value-type="float">
            <text:p>16594,565</text:p>
          </table:table-cell>
          <table:table-cell table:formula="of:=[.C97]" office:value-type="float" office:value="16582.071317442" calcext:value-type="float">
            <text:p>16582,071</text:p>
          </table:table-cell>
          <table:table-cell table:formula="of:=[.D97]" office:value-type="float" office:value="16568.7660462641" calcext:value-type="float">
            <text:p>16568,7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8]*[.C98]+[.J98]*[.D98]+[.K98]*[.E98]" office:value-type="float" office:value="12.1125933221392" calcext:value-type="float">
            <text:p>12,1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99]+[.G99]*[.D99]+[.E99]*[.H99]" office:value-type="float" office:value="16606.2965040863" calcext:value-type="float">
            <text:p>16606,297</text:p>
          </table:table-cell>
          <table:table-cell table:formula="of:=[.C98]" office:value-type="float" office:value="16594.5649670781" calcext:value-type="float">
            <text:p>16594,565</text:p>
          </table:table-cell>
          <table:table-cell table:formula="of:=[.D98]" office:value-type="float" office:value="16582.071317442" calcext:value-type="float">
            <text:p>16582,07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99]*[.C99]+[.J99]*[.D99]+[.K99]*[.E99]" office:value-type="float" office:value="11.3737251294879" calcext:value-type="float">
            <text:p>11,37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0]+[.G100]*[.D100]+[.E100]*[.H100]" office:value-type="float" office:value="16617.312417337" calcext:value-type="float">
            <text:p>16617,312</text:p>
          </table:table-cell>
          <table:table-cell table:formula="of:=[.C99]" office:value-type="float" office:value="16606.2965040863" calcext:value-type="float">
            <text:p>16606,297</text:p>
          </table:table-cell>
          <table:table-cell table:formula="of:=[.D99]" office:value-type="float" office:value="16594.5649670781" calcext:value-type="float">
            <text:p>16594,56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0]*[.C100]+[.J100]*[.D100]+[.K100]*[.E100]" office:value-type="float" office:value="10.6799278965882" calcext:value-type="float">
            <text:p>10,68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1]+[.G101]*[.D101]+[.E101]*[.H101]" office:value-type="float" office:value="16627.6563598795" calcext:value-type="float">
            <text:p>16627,656</text:p>
          </table:table-cell>
          <table:table-cell table:formula="of:=[.C100]" office:value-type="float" office:value="16617.312417337" calcext:value-type="float">
            <text:p>16617,312</text:p>
          </table:table-cell>
          <table:table-cell table:formula="of:=[.D100]" office:value-type="float" office:value="16606.2965040863" calcext:value-type="float">
            <text:p>16606,29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1]*[.C101]+[.J101]*[.D101]+[.K101]*[.E101]" office:value-type="float" office:value="10.0284522949005" calcext:value-type="float">
            <text:p>10,02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2]+[.G102]*[.D102]+[.E102]*[.H102]" office:value-type="float" office:value="16637.3693219268" calcext:value-type="float">
            <text:p>16637,369</text:p>
          </table:table-cell>
          <table:table-cell table:formula="of:=[.C101]" office:value-type="float" office:value="16627.6563598795" calcext:value-type="float">
            <text:p>16627,656</text:p>
          </table:table-cell>
          <table:table-cell table:formula="of:=[.D101]" office:value-type="float" office:value="16617.312417337" calcext:value-type="float">
            <text:p>16617,31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2]*[.C102]+[.J102]*[.D102]+[.K102]*[.E102]" office:value-type="float" office:value="9.41671670490905" calcext:value-type="float">
            <text:p>9,41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3]+[.G103]*[.D103]+[.E103]*[.H103]" office:value-type="float" office:value="16646.4897932893" calcext:value-type="float">
            <text:p>16646,490</text:p>
          </table:table-cell>
          <table:table-cell table:formula="of:=[.C102]" office:value-type="float" office:value="16637.3693219268" calcext:value-type="float">
            <text:p>16637,369</text:p>
          </table:table-cell>
          <table:table-cell table:formula="of:=[.D102]" office:value-type="float" office:value="16627.6563598795" calcext:value-type="float">
            <text:p>16627,65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3]*[.C103]+[.J103]*[.D103]+[.K103]*[.E103]" office:value-type="float" office:value="8.84229698590934" calcext:value-type="float">
            <text:p>8,84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4]+[.G104]*[.D104]+[.E104]*[.H104]" office:value-type="float" office:value="16655.0539158986" calcext:value-type="float">
            <text:p>16655,054</text:p>
          </table:table-cell>
          <table:table-cell table:formula="of:=[.C103]" office:value-type="float" office:value="16646.4897932893" calcext:value-type="float">
            <text:p>16646,490</text:p>
          </table:table-cell>
          <table:table-cell table:formula="of:=[.D103]" office:value-type="float" office:value="16637.3693219268" calcext:value-type="float">
            <text:p>16637,36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4]*[.C104]+[.J104]*[.D104]+[.K104]*[.E104]" office:value-type="float" office:value="8.30291686976852" calcext:value-type="float">
            <text:p>8,3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5]+[.G105]*[.D105]+[.E105]*[.H105]" office:value-type="float" office:value="16663.0956270288" calcext:value-type="float">
            <text:p>16663,096</text:p>
          </table:table-cell>
          <table:table-cell table:formula="of:=[.C104]" office:value-type="float" office:value="16655.0539158986" calcext:value-type="float">
            <text:p>16655,054</text:p>
          </table:table-cell>
          <table:table-cell table:formula="of:=[.D104]" office:value-type="float" office:value="16646.4897932893" calcext:value-type="float">
            <text:p>16646,49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5]*[.C105]+[.J105]*[.D105]+[.K105]*[.E105]" office:value-type="float" office:value="7.79643894071342" calcext:value-type="float">
            <text:p>7,79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6]+[.G106]*[.D106]+[.E106]*[.H106]" office:value-type="float" office:value="16670.6467937801" calcext:value-type="float">
            <text:p>16670,647</text:p>
          </table:table-cell>
          <table:table-cell table:formula="of:=[.C105]" office:value-type="float" office:value="16663.0956270288" calcext:value-type="float">
            <text:p>16663,096</text:p>
          </table:table-cell>
          <table:table-cell table:formula="of:=[.D105]" office:value-type="float" office:value="16655.0539158986" calcext:value-type="float">
            <text:p>16655,05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6]*[.C106]+[.J106]*[.D106]+[.K106]*[.E106]" office:value-type="float" office:value="7.3208561653264" calcext:value-type="float">
            <text:p>7,3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7]+[.G107]*[.D107]+[.E107]*[.H107]" office:value-type="float" office:value="16677.7373393595" calcext:value-type="float">
            <text:p>16677,737</text:p>
          </table:table-cell>
          <table:table-cell table:formula="of:=[.C106]" office:value-type="float" office:value="16670.6467937801" calcext:value-type="float">
            <text:p>16670,647</text:p>
          </table:table-cell>
          <table:table-cell table:formula="of:=[.D106]" office:value-type="float" office:value="16663.0956270288" calcext:value-type="float">
            <text:p>16663,09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7]*[.C107]+[.J107]*[.D107]+[.K107]*[.E107]" office:value-type="float" office:value="6.87428393924347" calcext:value-type="float">
            <text:p>6,87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8]+[.G108]*[.D108]+[.E108]*[.H108]" office:value-type="float" office:value="16684.3953616586" calcext:value-type="float">
            <text:p>16684,395</text:p>
          </table:table-cell>
          <table:table-cell table:formula="of:=[.C107]" office:value-type="float" office:value="16677.7373393595" calcext:value-type="float">
            <text:p>16677,737</text:p>
          </table:table-cell>
          <table:table-cell table:formula="of:=[.D107]" office:value-type="float" office:value="16670.6467937801" calcext:value-type="float">
            <text:p>16670,64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8]*[.C108]+[.J108]*[.D108]+[.K108]*[.E108]" office:value-type="float" office:value="6.45495261894939" calcext:value-type="float">
            <text:p>6,45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09]+[.G109]*[.D109]+[.E109]*[.H109]" office:value-type="float" office:value="16690.6472445974" calcext:value-type="float">
            <text:p>16690,647</text:p>
          </table:table-cell>
          <table:table-cell table:formula="of:=[.C108]" office:value-type="float" office:value="16684.3953616586" calcext:value-type="float">
            <text:p>16684,395</text:p>
          </table:table-cell>
          <table:table-cell table:formula="of:=[.D108]" office:value-type="float" office:value="16677.7373393595" calcext:value-type="float">
            <text:p>16677,73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09]*[.C109]+[.J109]*[.D109]+[.K109]*[.E109]" office:value-type="float" office:value="6.06120050919344" calcext:value-type="float">
            <text:p>6,0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0]+[.G110]*[.D110]+[.E110]*[.H110]" office:value-type="float" office:value="16696.5177626769" calcext:value-type="float">
            <text:p>16696,518</text:p>
          </table:table-cell>
          <table:table-cell table:formula="of:=[.C109]" office:value-type="float" office:value="16690.6472445974" calcext:value-type="float">
            <text:p>16690,647</text:p>
          </table:table-cell>
          <table:table-cell table:formula="of:=[.D109]" office:value-type="float" office:value="16684.3953616586" calcext:value-type="float">
            <text:p>16684,39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0]*[.C110]+[.J110]*[.D110]+[.K110]*[.E110]" office:value-type="float" office:value="5.69146727813313" calcext:value-type="float">
            <text:p>5,69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1]+[.G111]*[.D111]+[.E111]*[.H111]" office:value-type="float" office:value="16702.0301791537" calcext:value-type="float">
            <text:p>16702,030</text:p>
          </table:table-cell>
          <table:table-cell table:formula="of:=[.C110]" office:value-type="float" office:value="16696.5177626769" calcext:value-type="float">
            <text:p>16696,518</text:p>
          </table:table-cell>
          <table:table-cell table:formula="of:=[.D110]" office:value-type="float" office:value="16690.6472445974" calcext:value-type="float">
            <text:p>16690,64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1]*[.C111]+[.J111]*[.D111]+[.K111]*[.E111]" office:value-type="float" office:value="5.34428777416724" calcext:value-type="float">
            <text:p>5,3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2]+[.G112]*[.D112]+[.E112]*[.H112]" office:value-type="float" office:value="16707.2063382253" calcext:value-type="float">
            <text:p>16707,206</text:p>
          </table:table-cell>
          <table:table-cell table:formula="of:=[.C111]" office:value-type="float" office:value="16702.0301791537" calcext:value-type="float">
            <text:p>16702,030</text:p>
          </table:table-cell>
          <table:table-cell table:formula="of:=[.D111]" office:value-type="float" office:value="16696.5177626769" calcext:value-type="float">
            <text:p>16696,51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2]*[.C112]+[.J112]*[.D112]+[.K112]*[.E112]" office:value-type="float" office:value="5.01828621994719" calcext:value-type="float">
            <text:p>5,0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3]+[.G113]*[.D113]+[.E113]*[.H113]" office:value-type="float" office:value="16712.0667515935" calcext:value-type="float">
            <text:p>16712,067</text:p>
          </table:table-cell>
          <table:table-cell table:formula="of:=[.C112]" office:value-type="float" office:value="16707.2063382253" calcext:value-type="float">
            <text:p>16707,206</text:p>
          </table:table-cell>
          <table:table-cell table:formula="of:=[.D112]" office:value-type="float" office:value="16702.0301791537" calcext:value-type="float">
            <text:p>16702,0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3]*[.C113]+[.J113]*[.D113]+[.K113]*[.E113]" office:value-type="float" office:value="4.71217076052744" calcext:value-type="float">
            <text:p>4,7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4]+[.G114]*[.D114]+[.E114]*[.H114]" office:value-type="float" office:value="16716.6306797463" calcext:value-type="float">
            <text:p>16716,631</text:p>
          </table:table-cell>
          <table:table-cell table:formula="of:=[.C113]" office:value-type="float" office:value="16712.0667515935" calcext:value-type="float">
            <text:p>16712,067</text:p>
          </table:table-cell>
          <table:table-cell table:formula="of:=[.D113]" office:value-type="float" office:value="16707.2063382253" calcext:value-type="float">
            <text:p>16707,20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4]*[.C114]+[.J114]*[.D114]+[.K114]*[.E114]" office:value-type="float" office:value="4.42472834413456" calcext:value-type="float">
            <text:p>4,42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5]+[.G115]*[.D115]+[.E115]*[.H115]" office:value-type="float" office:value="16720.9162082818" calcext:value-type="float">
            <text:p>16720,916</text:p>
          </table:table-cell>
          <table:table-cell table:formula="of:=[.C114]" office:value-type="float" office:value="16716.6306797463" calcext:value-type="float">
            <text:p>16716,631</text:p>
          </table:table-cell>
          <table:table-cell table:formula="of:=[.D114]" office:value-type="float" office:value="16712.0667515935" calcext:value-type="float">
            <text:p>16712,0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5]*[.C115]+[.J115]*[.D115]+[.K115]*[.E115]" office:value-type="float" office:value="4.15481991514207" calcext:value-type="float">
            <text:p>4,15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6]+[.G116]*[.D116]+[.E116]*[.H116]" office:value-type="float" office:value="16724.9403195766" calcext:value-type="float">
            <text:p>16724,940</text:p>
          </table:table-cell>
          <table:table-cell table:formula="of:=[.C115]" office:value-type="float" office:value="16720.9162082818" calcext:value-type="float">
            <text:p>16720,916</text:p>
          </table:table-cell>
          <table:table-cell table:formula="of:=[.D115]" office:value-type="float" office:value="16716.6306797463" calcext:value-type="float">
            <text:p>16716,63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6]*[.C116]+[.J116]*[.D116]+[.K116]*[.E116]" office:value-type="float" office:value="3.90137590031918" calcext:value-type="float">
            <text:p>3,9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7]+[.G117]*[.D117]+[.E117]*[.H117]" office:value-type="float" office:value="16728.7189600825" calcext:value-type="float">
            <text:p>16728,719</text:p>
          </table:table-cell>
          <table:table-cell table:formula="of:=[.C116]" office:value-type="float" office:value="16724.9403195766" calcext:value-type="float">
            <text:p>16724,940</text:p>
          </table:table-cell>
          <table:table-cell table:formula="of:=[.D116]" office:value-type="float" office:value="16720.9162082818" calcext:value-type="float">
            <text:p>16720,91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7]*[.C117]+[.J117]*[.D117]+[.K117]*[.E117]" office:value-type="float" office:value="3.66339197039997" calcext:value-type="float">
            <text:p>3,66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8]+[.G118]*[.D118]+[.E118]*[.H118]" office:value-type="float" office:value="16732.2671035174" calcext:value-type="float">
            <text:p>16732,267</text:p>
          </table:table-cell>
          <table:table-cell table:formula="of:=[.C117]" office:value-type="float" office:value="16728.7189600825" calcext:value-type="float">
            <text:p>16728,719</text:p>
          </table:table-cell>
          <table:table-cell table:formula="of:=[.D117]" office:value-type="float" office:value="16724.9403195766" calcext:value-type="float">
            <text:p>16724,94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8]*[.C118]+[.J118]*[.D118]+[.K118]*[.E118]" office:value-type="float" office:value="3.4399250602055" calcext:value-type="float">
            <text:p>3,44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19]+[.G119]*[.D119]+[.E119]*[.H119]" office:value-type="float" office:value="16735.5988102029" calcext:value-type="float">
            <text:p>16735,599</text:p>
          </table:table-cell>
          <table:table-cell table:formula="of:=[.C118]" office:value-type="float" office:value="16732.2671035174" calcext:value-type="float">
            <text:p>16732,267</text:p>
          </table:table-cell>
          <table:table-cell table:formula="of:=[.D118]" office:value-type="float" office:value="16728.7189600825" calcext:value-type="float">
            <text:p>16728,7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19]*[.C119]+[.J119]*[.D119]+[.K119]*[.E119]" office:value-type="float" office:value="3.23008963153006" calcext:value-type="float">
            <text:p>3,23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0]+[.G120]*[.D120]+[.E120]*[.H120]" office:value-type="float" office:value="16738.7272827805" calcext:value-type="float">
            <text:p>16738,727</text:p>
          </table:table-cell>
          <table:table-cell table:formula="of:=[.C119]" office:value-type="float" office:value="16735.5988102029" calcext:value-type="float">
            <text:p>16735,599</text:p>
          </table:table-cell>
          <table:table-cell table:formula="of:=[.D119]" office:value-type="float" office:value="16732.2671035174" calcext:value-type="float">
            <text:p>16732,2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0]*[.C120]+[.J120]*[.D120]+[.K120]*[.E120]" office:value-type="float" office:value="3.03305416400872" calcext:value-type="float">
            <text:p>3,03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1]+[.G121]*[.D121]+[.E121]*[.H121]" office:value-type="float" office:value="16741.6649185309" calcext:value-type="float">
            <text:p>16741,665</text:p>
          </table:table-cell>
          <table:table-cell table:formula="of:=[.C120]" office:value-type="float" office:value="16738.7272827805" calcext:value-type="float">
            <text:p>16738,727</text:p>
          </table:table-cell>
          <table:table-cell table:formula="of:=[.D120]" office:value-type="float" office:value="16735.5988102029" calcext:value-type="float">
            <text:p>16735,5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1]*[.C121]+[.J121]*[.D121]+[.K121]*[.E121]" office:value-type="float" office:value="2.84803786000703" calcext:value-type="float">
            <text:p>2,84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2]+[.G122]*[.D122]+[.E122]*[.H122]" office:value-type="float" office:value="16744.4233585005" calcext:value-type="float">
            <text:p>16744,423</text:p>
          </table:table-cell>
          <table:table-cell table:formula="of:=[.C121]" office:value-type="float" office:value="16741.6649185309" calcext:value-type="float">
            <text:p>16741,665</text:p>
          </table:table-cell>
          <table:table-cell table:formula="of:=[.D121]" office:value-type="float" office:value="16738.7272827805" calcext:value-type="float">
            <text:p>16738,72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2]*[.C122]+[.J122]*[.D122]+[.K122]*[.E122]" office:value-type="float" office:value="2.67430755054374" calcext:value-type="float">
            <text:p>2,67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3]+[.G123]*[.D123]+[.E123]*[.H123]" office:value-type="float" office:value="16747.013533632" calcext:value-type="float">
            <text:p>16747,014</text:p>
          </table:table-cell>
          <table:table-cell table:formula="of:=[.C122]" office:value-type="float" office:value="16744.4233585005" calcext:value-type="float">
            <text:p>16744,423</text:p>
          </table:table-cell>
          <table:table-cell table:formula="of:=[.D122]" office:value-type="float" office:value="16741.6649185309" calcext:value-type="float">
            <text:p>16741,66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3]*[.C123]+[.J123]*[.D123]+[.K123]*[.E123]" office:value-type="float" office:value="2.51117478996093" calcext:value-type="float">
            <text:p>2,51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4]+[.G124]*[.D124]+[.E124]*[.H124]" office:value-type="float" office:value="16749.4457080804" calcext:value-type="float">
            <text:p>16749,446</text:p>
          </table:table-cell>
          <table:table-cell table:formula="of:=[.C123]" office:value-type="float" office:value="16747.013533632" calcext:value-type="float">
            <text:p>16747,014</text:p>
          </table:table-cell>
          <table:table-cell table:formula="of:=[.D123]" office:value-type="float" office:value="16744.4233585005" calcext:value-type="float">
            <text:p>16744,4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4]*[.C124]+[.J124]*[.D124]+[.K124]*[.E124]" office:value-type="float" office:value="2.35799312777272" calcext:value-type="float">
            <text:p>2,35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5]+[.G125]*[.D125]+[.E125]*[.H125]" office:value-type="float" office:value="16751.7295198875" calcext:value-type="float">
            <text:p>16751,730</text:p>
          </table:table-cell>
          <table:table-cell table:formula="of:=[.C124]" office:value-type="float" office:value="16749.4457080804" calcext:value-type="float">
            <text:p>16749,446</text:p>
          </table:table-cell>
          <table:table-cell table:formula="of:=[.D124]" office:value-type="float" office:value="16747.013533632" calcext:value-type="float">
            <text:p>16747,0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5]*[.C125]+[.J125]*[.D125]+[.K125]*[.E125]" office:value-type="float" office:value="2.21415554698251" calcext:value-type="float">
            <text:p>2,2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6]+[.G126]*[.D126]+[.E126]*[.H126]" office:value-type="float" office:value="16753.8740191744" calcext:value-type="float">
            <text:p>16753,874</text:p>
          </table:table-cell>
          <table:table-cell table:formula="of:=[.C125]" office:value-type="float" office:value="16751.7295198875" calcext:value-type="float">
            <text:p>16751,730</text:p>
          </table:table-cell>
          <table:table-cell table:formula="of:=[.D125]" office:value-type="float" office:value="16749.4457080804" calcext:value-type="float">
            <text:p>16749,44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6]*[.C126]+[.J126]*[.D126]+[.K126]*[.E126]" office:value-type="float" office:value="2.07909205861324" calcext:value-type="float">
            <text:p>2,07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7]+[.G127]*[.D127]+[.E127]*[.H127]" office:value-type="float" office:value="16755.8877040047" calcext:value-type="float">
            <text:p>16755,888</text:p>
          </table:table-cell>
          <table:table-cell table:formula="of:=[.C126]" office:value-type="float" office:value="16753.8740191744" calcext:value-type="float">
            <text:p>16753,874</text:p>
          </table:table-cell>
          <table:table-cell table:formula="of:=[.D126]" office:value-type="float" office:value="16751.7295198875" calcext:value-type="float">
            <text:p>16751,7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7]*[.C127]+[.J127]*[.D127]+[.K127]*[.E127]" office:value-type="float" office:value="1.95226744304091" calcext:value-type="float">
            <text:p>1,95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8]+[.G128]*[.D128]+[.E128]*[.H128]" office:value-type="float" office:value="16757.7785540605" calcext:value-type="float">
            <text:p>16757,779</text:p>
          </table:table-cell>
          <table:table-cell table:formula="of:=[.C127]" office:value-type="float" office:value="16755.8877040047" calcext:value-type="float">
            <text:p>16755,888</text:p>
          </table:table-cell>
          <table:table-cell table:formula="of:=[.D127]" office:value-type="float" office:value="16753.8740191744" calcext:value-type="float">
            <text:p>16753,8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8]*[.C128]+[.J128]*[.D128]+[.K128]*[.E128]" office:value-type="float" office:value="1.83317912901293" calcext:value-type="float">
            <text:p>1,83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29]+[.G129]*[.D129]+[.E129]*[.H129]" office:value-type="float" office:value="16759.5540622628" calcext:value-type="float">
            <text:p>16759,554</text:p>
          </table:table-cell>
          <table:table-cell table:formula="of:=[.C128]" office:value-type="float" office:value="16757.7785540605" calcext:value-type="float">
            <text:p>16757,779</text:p>
          </table:table-cell>
          <table:table-cell table:formula="of:=[.D128]" office:value-type="float" office:value="16755.8877040047" calcext:value-type="float">
            <text:p>16755,88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29]*[.C129]+[.J129]*[.D129]+[.K129]*[.E129]" office:value-type="float" office:value="1.72135520214033" calcext:value-type="float">
            <text:p>1,7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0]+[.G130]*[.D130]+[.E130]*[.H130]" office:value-type="float" office:value="16761.2212644647" calcext:value-type="float">
            <text:p>16761,221</text:p>
          </table:table-cell>
          <table:table-cell table:formula="of:=[.C129]" office:value-type="float" office:value="16759.5540622628" calcext:value-type="float">
            <text:p>16759,554</text:p>
          </table:table-cell>
          <table:table-cell table:formula="of:=[.D129]" office:value-type="float" office:value="16757.7785540605" calcext:value-type="float">
            <text:p>16757,7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0]*[.C130]+[.J130]*[.D130]+[.K130]*[.E130]" office:value-type="float" office:value="1.61635253480927" calcext:value-type="float">
            <text:p>1,6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1]+[.G131]*[.D131]+[.E131]*[.H131]" office:value-type="float" office:value="16762.7867673324" calcext:value-type="float">
            <text:p>16762,787</text:p>
          </table:table-cell>
          <table:table-cell table:formula="of:=[.C130]" office:value-type="float" office:value="16761.2212644647" calcext:value-type="float">
            <text:p>16761,221</text:p>
          </table:table-cell>
          <table:table-cell table:formula="of:=[.D130]" office:value-type="float" office:value="16759.5540622628" calcext:value-type="float">
            <text:p>16759,55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1]*[.C131]+[.J131]*[.D131]+[.K131]*[.E131]" office:value-type="float" office:value="1.51775503018871" calcext:value-type="float">
            <text:p>1,5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2]+[.G132]*[.D132]+[.E132]*[.H132]" office:value-type="float" office:value="16764.2567745251" calcext:value-type="float">
            <text:p>16764,257</text:p>
          </table:table-cell>
          <table:table-cell table:formula="of:=[.C131]" office:value-type="float" office:value="16762.7867673324" calcext:value-type="float">
            <text:p>16762,787</text:p>
          </table:table-cell>
          <table:table-cell table:formula="of:=[.D131]" office:value-type="float" office:value="16761.2212644647" calcext:value-type="float">
            <text:p>16761,22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2]*[.C132]+[.J132]*[.D132]+[.K132]*[.E132]" office:value-type="float" office:value="1.42517197334746" calcext:value-type="float">
            <text:p>1,42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3]+[.G133]*[.D133]+[.E133]*[.H133]" office:value-type="float" office:value="16765.6371112791" calcext:value-type="float">
            <text:p>16765,637</text:p>
          </table:table-cell>
          <table:table-cell table:formula="of:=[.C132]" office:value-type="float" office:value="16764.2567745251" calcext:value-type="float">
            <text:p>16764,257</text:p>
          </table:table-cell>
          <table:table-cell table:formula="of:=[.D132]" office:value-type="float" office:value="16762.7867673324" calcext:value-type="float">
            <text:p>16762,78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3]*[.C133]+[.J133]*[.D133]+[.K133]*[.E133]" office:value-type="float" office:value="1.33823648297403" calcext:value-type="float">
            <text:p>1,33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4]+[.G134]*[.D134]+[.E134]*[.H134]" office:value-type="float" office:value="16766.9332474911" calcext:value-type="float">
            <text:p>16766,933</text:p>
          </table:table-cell>
          <table:table-cell table:formula="of:=[.C133]" office:value-type="float" office:value="16765.6371112791" calcext:value-type="float">
            <text:p>16765,637</text:p>
          </table:table-cell>
          <table:table-cell table:formula="of:=[.D133]" office:value-type="float" office:value="16764.2567745251" calcext:value-type="float">
            <text:p>16764,25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4]*[.C134]+[.J134]*[.D134]+[.K134]*[.E134]" office:value-type="float" office:value="1.25660405751296" calcext:value-type="float">
            <text:p>1,25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5]+[.G135]*[.D135]+[.E135]*[.H135]" office:value-type="float" office:value="16768.1503193941" calcext:value-type="float">
            <text:p>16768,150</text:p>
          </table:table-cell>
          <table:table-cell table:formula="of:=[.C134]" office:value-type="float" office:value="16766.9332474911" calcext:value-type="float">
            <text:p>16766,933</text:p>
          </table:table-cell>
          <table:table-cell table:formula="of:=[.D134]" office:value-type="float" office:value="16765.6371112791" calcext:value-type="float">
            <text:p>16765,63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5]*[.C135]+[.J135]*[.D135]+[.K135]*[.E135]" office:value-type="float" office:value="1.17995121000422" calcext:value-type="float">
            <text:p>1,18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6]+[.G136]*[.D136]+[.E136]*[.H136]" office:value-type="float" office:value="16769.2931499111" calcext:value-type="float">
            <text:p>16769,293</text:p>
          </table:table-cell>
          <table:table-cell table:formula="of:=[.C135]" office:value-type="float" office:value="16768.1503193941" calcext:value-type="float">
            <text:p>16768,150</text:p>
          </table:table-cell>
          <table:table-cell table:formula="of:=[.D135]" office:value-type="float" office:value="16766.9332474911" calcext:value-type="float">
            <text:p>16766,9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6]*[.C136]+[.J136]*[.D136]+[.K136]*[.E136]" office:value-type="float" office:value="1.10797418619404" calcext:value-type="float">
            <text:p>1,1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7]+[.G137]*[.D137]+[.E137]*[.H137]" office:value-type="float" office:value="16770.3662677665" calcext:value-type="float">
            <text:p>16770,366</text:p>
          </table:table-cell>
          <table:table-cell table:formula="of:=[.C136]" office:value-type="float" office:value="16769.2931499111" calcext:value-type="float">
            <text:p>16769,293</text:p>
          </table:table-cell>
          <table:table-cell table:formula="of:=[.D136]" office:value-type="float" office:value="16768.1503193941" calcext:value-type="float">
            <text:p>16768,15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7]*[.C137]+[.J137]*[.D137]+[.K137]*[.E137]" office:value-type="float" office:value="1.04038776083507" calcext:value-type="float">
            <text:p>1,04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8]+[.G138]*[.D138]+[.E138]*[.H138]" office:value-type="float" office:value="16771.3739254327" calcext:value-type="float">
            <text:p>16771,374</text:p>
          </table:table-cell>
          <table:table-cell table:formula="of:=[.C137]" office:value-type="float" office:value="16770.3662677665" calcext:value-type="float">
            <text:p>16770,366</text:p>
          </table:table-cell>
          <table:table-cell table:formula="of:=[.D137]" office:value-type="float" office:value="16769.2931499111" calcext:value-type="float">
            <text:p>16769,29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8]*[.C138]+[.J138]*[.D138]+[.K138]*[.E138]" office:value-type="float" office:value="0.976924107426385" calcext:value-type="float">
            <text:p>0,97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39]+[.G139]*[.D139]+[.E139]*[.H139]" office:value-type="float" office:value="16772.3201159813" calcext:value-type="float">
            <text:p>16772,320</text:p>
          </table:table-cell>
          <table:table-cell table:formula="of:=[.C138]" office:value-type="float" office:value="16771.3739254327" calcext:value-type="float">
            <text:p>16771,374</text:p>
          </table:table-cell>
          <table:table-cell table:formula="of:=[.D138]" office:value-type="float" office:value="16770.3662677665" calcext:value-type="float">
            <text:p>16770,3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39]*[.C139]+[.J139]*[.D139]+[.K139]*[.E139]" office:value-type="float" office:value="0.917331736871347" calcext:value-type="float">
            <text:p>0,91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0]+[.G140]*[.D140]+[.E140]*[.H140]" office:value-type="float" office:value="16773.2085889065" calcext:value-type="float">
            <text:p>16773,209</text:p>
          </table:table-cell>
          <table:table-cell table:formula="of:=[.C139]" office:value-type="float" office:value="16772.3201159813" calcext:value-type="float">
            <text:p>16772,320</text:p>
          </table:table-cell>
          <table:table-cell table:formula="of:=[.D139]" office:value-type="float" office:value="16771.3739254327" calcext:value-type="float">
            <text:p>16771,3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0]*[.C140]+[.J140]*[.D140]+[.K140]*[.E140]" office:value-type="float" office:value="0.861374500918828" calcext:value-type="float">
            <text:p>0,8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1]+[.G141]*[.D141]+[.E141]*[.H141]" office:value-type="float" office:value="16774.0428649832" calcext:value-type="float">
            <text:p>16774,043</text:p>
          </table:table-cell>
          <table:table-cell table:formula="of:=[.C140]" office:value-type="float" office:value="16773.2085889065" calcext:value-type="float">
            <text:p>16773,209</text:p>
          </table:table-cell>
          <table:table-cell table:formula="of:=[.D140]" office:value-type="float" office:value="16772.3201159813" calcext:value-type="float">
            <text:p>16772,32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1]*[.C141]+[.J141]*[.D141]+[.K141]*[.E141]" office:value-type="float" office:value="0.808830656365899" calcext:value-type="float">
            <text:p>0,80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2]+[.G142]*[.D142]+[.E142]*[.H142]" office:value-type="float" office:value="16774.8262502192" calcext:value-type="float">
            <text:p>16774,826</text:p>
          </table:table-cell>
          <table:table-cell table:formula="of:=[.C141]" office:value-type="float" office:value="16774.0428649832" calcext:value-type="float">
            <text:p>16774,043</text:p>
          </table:table-cell>
          <table:table-cell table:formula="of:=[.D141]" office:value-type="float" office:value="16773.2085889065" calcext:value-type="float">
            <text:p>16773,20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2]*[.C142]+[.J142]*[.D142]+[.K142]*[.E142]" office:value-type="float" office:value="0.759491986327703" calcext:value-type="float">
            <text:p>0,75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3]+[.G143]*[.D143]+[.E143]*[.H143]" office:value-type="float" office:value="16775.5618489558" calcext:value-type="float">
            <text:p>16775,562</text:p>
          </table:table-cell>
          <table:table-cell table:formula="of:=[.C142]" office:value-type="float" office:value="16774.8262502192" calcext:value-type="float">
            <text:p>16774,826</text:p>
          </table:table-cell>
          <table:table-cell table:formula="of:=[.D142]" office:value-type="float" office:value="16774.0428649832" calcext:value-type="float">
            <text:p>16774,04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3]*[.C143]+[.J143]*[.D143]+[.K143]*[.E143]" office:value-type="float" office:value="0.713162975162049" calcext:value-type="float">
            <text:p>0,7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4]+[.G144]*[.D144]+[.E144]*[.H144]" office:value-type="float" office:value="16776.2525761695" calcext:value-type="float">
            <text:p>16776,253</text:p>
          </table:table-cell>
          <table:table-cell table:formula="of:=[.C143]" office:value-type="float" office:value="16775.5618489558" calcext:value-type="float">
            <text:p>16775,562</text:p>
          </table:table-cell>
          <table:table-cell table:formula="of:=[.D143]" office:value-type="float" office:value="16774.8262502192" calcext:value-type="float">
            <text:p>16774,82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4]*[.C144]+[.J144]*[.D144]+[.K144]*[.E144]" office:value-type="float" office:value="0.669660033674518" calcext:value-type="float">
            <text:p>0,67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5]+[.G145]*[.D145]+[.E145]*[.H145]" office:value-type="float" office:value="16776.9011690232" calcext:value-type="float">
            <text:p>16776,901</text:p>
          </table:table-cell>
          <table:table-cell table:formula="of:=[.C144]" office:value-type="float" office:value="16776.2525761695" calcext:value-type="float">
            <text:p>16776,253</text:p>
          </table:table-cell>
          <table:table-cell table:formula="of:=[.D144]" office:value-type="float" office:value="16775.5618489558" calcext:value-type="float">
            <text:p>16775,56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5]*[.C145]+[.J145]*[.D145]+[.K145]*[.E145]" office:value-type="float" office:value="0.628810771619101" calcext:value-type="float">
            <text:p>0,62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6]+[.G146]*[.D146]+[.E146]*[.H146]" office:value-type="float" office:value="16777.5101977128" calcext:value-type="float">
            <text:p>16777,510</text:p>
          </table:table-cell>
          <table:table-cell table:formula="of:=[.C145]" office:value-type="float" office:value="16776.9011690232" calcext:value-type="float">
            <text:p>16776,901</text:p>
          </table:table-cell>
          <table:table-cell table:formula="of:=[.D145]" office:value-type="float" office:value="16776.2525761695" calcext:value-type="float">
            <text:p>16776,25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6]*[.C146]+[.J146]*[.D146]+[.K146]*[.E146]" office:value-type="float" office:value="0.590453314553088" calcext:value-type="float">
            <text:p>0,59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7]+[.G147]*[.D147]+[.E147]*[.H147]" office:value-type="float" office:value="16778.0820756523" calcext:value-type="float">
            <text:p>16778,082</text:p>
          </table:table-cell>
          <table:table-cell table:formula="of:=[.C146]" office:value-type="float" office:value="16777.5101977128" calcext:value-type="float">
            <text:p>16777,510</text:p>
          </table:table-cell>
          <table:table-cell table:formula="of:=[.D146]" office:value-type="float" office:value="16776.9011690232" calcext:value-type="float">
            <text:p>16776,90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7]*[.C147]+[.J147]*[.D147]+[.K147]*[.E147]" office:value-type="float" office:value="0.554435662364995" calcext:value-type="float">
            <text:p>0,55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8]+[.G148]*[.D148]+[.E148]*[.H148]" office:value-type="float" office:value="16778.6190690375" calcext:value-type="float">
            <text:p>16778,619</text:p>
          </table:table-cell>
          <table:table-cell table:formula="of:=[.C147]" office:value-type="float" office:value="16778.0820756523" calcext:value-type="float">
            <text:p>16778,082</text:p>
          </table:table-cell>
          <table:table-cell table:formula="of:=[.D147]" office:value-type="float" office:value="16777.5101977128" calcext:value-type="float">
            <text:p>16777,51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8]*[.C148]+[.J148]*[.D148]+[.K148]*[.E148]" office:value-type="float" office:value="0.520615086961698" calcext:value-type="float">
            <text:p>0,5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49]+[.G149]*[.D149]+[.E149]*[.H149]" office:value-type="float" office:value="16779.1233058262" calcext:value-type="float">
            <text:p>16779,123</text:p>
          </table:table-cell>
          <table:table-cell table:formula="of:=[.C148]" office:value-type="float" office:value="16778.6190690375" calcext:value-type="float">
            <text:p>16778,619</text:p>
          </table:table-cell>
          <table:table-cell table:formula="of:=[.D148]" office:value-type="float" office:value="16778.0820756523" calcext:value-type="float">
            <text:p>16778,0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49]*[.C149]+[.J149]*[.D149]+[.K149]*[.E149]" office:value-type="float" office:value="0.488857566657316" calcext:value-type="float">
            <text:p>0,48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0]+[.G150]*[.D150]+[.E150]*[.H150]" office:value-type="float" office:value="16779.5967841708" calcext:value-type="float">
            <text:p>16779,597</text:p>
          </table:table-cell>
          <table:table-cell table:formula="of:=[.C149]" office:value-type="float" office:value="16779.1233058262" calcext:value-type="float">
            <text:p>16779,123</text:p>
          </table:table-cell>
          <table:table-cell table:formula="of:=[.D149]" office:value-type="float" office:value="16778.6190690375" calcext:value-type="float">
            <text:p>16778,6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0]*[.C150]+[.J150]*[.D150]+[.K150]*[.E150]" office:value-type="float" office:value="0.45903725509379" calcext:value-type="float">
            <text:p>0,45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1]+[.G151]*[.D151]+[.E151]*[.H151]" office:value-type="float" office:value="16780.0413803364" calcext:value-type="float">
            <text:p>16780,041</text:p>
          </table:table-cell>
          <table:table-cell table:formula="of:=[.C150]" office:value-type="float" office:value="16779.5967841708" calcext:value-type="float">
            <text:p>16779,597</text:p>
          </table:table-cell>
          <table:table-cell table:formula="of:=[.D150]" office:value-type="float" office:value="16779.1233058262" calcext:value-type="float">
            <text:p>16779,1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1]*[.C151]+[.J151]*[.D151]+[.K151]*[.E151]" office:value-type="float" office:value="0.431035982530375" calcext:value-type="float">
            <text:p>0,43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2]+[.G152]*[.D152]+[.E152]*[.H152]" office:value-type="float" office:value="16780.4588561359" calcext:value-type="float">
            <text:p>16780,459</text:p>
          </table:table-cell>
          <table:table-cell table:formula="of:=[.C151]" office:value-type="float" office:value="16780.0413803364" calcext:value-type="float">
            <text:p>16780,041</text:p>
          </table:table-cell>
          <table:table-cell table:formula="of:=[.D151]" office:value-type="float" office:value="16779.5967841708" calcext:value-type="float">
            <text:p>16779,59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2]*[.C152]+[.J152]*[.D152]+[.K152]*[.E152]" office:value-type="float" office:value="0.404742787595751" calcext:value-type="float">
            <text:p>0,4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3]+[.G153]*[.D153]+[.E153]*[.H153]" office:value-type="float" office:value="16780.8508659116" calcext:value-type="float">
            <text:p>16780,851</text:p>
          </table:table-cell>
          <table:table-cell table:formula="of:=[.C152]" office:value-type="float" office:value="16780.4588561359" calcext:value-type="float">
            <text:p>16780,459</text:p>
          </table:table-cell>
          <table:table-cell table:formula="of:=[.D152]" office:value-type="float" office:value="16780.0413803364" calcext:value-type="float">
            <text:p>16780,04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3]*[.C153]+[.J153]*[.D153]+[.K153]*[.E153]" office:value-type="float" office:value="0.380053477552792" calcext:value-type="float">
            <text:p>0,38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4]+[.G154]*[.D154]+[.E154]*[.H154]" office:value-type="float" office:value="16781.218963091" calcext:value-type="float">
            <text:p>16781,219</text:p>
          </table:table-cell>
          <table:table-cell table:formula="of:=[.C153]" office:value-type="float" office:value="16780.8508659116" calcext:value-type="float">
            <text:p>16780,851</text:p>
          </table:table-cell>
          <table:table-cell table:formula="of:=[.D153]" office:value-type="float" office:value="16780.4588561359" calcext:value-type="float">
            <text:p>16780,4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4]*[.C154]+[.J154]*[.D154]+[.K154]*[.E154]" office:value-type="float" office:value="0.356870215422532" calcext:value-type="float">
            <text:p>0,35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5]+[.G155]*[.D155]+[.E155]*[.H155]" office:value-type="float" office:value="16781.5646063424" calcext:value-type="float">
            <text:p>16781,565</text:p>
          </table:table-cell>
          <table:table-cell table:formula="of:=[.C154]" office:value-type="float" office:value="16781.218963091" calcext:value-type="float">
            <text:p>16781,219</text:p>
          </table:table-cell>
          <table:table-cell table:formula="of:=[.D154]" office:value-type="float" office:value="16780.8508659116" calcext:value-type="float">
            <text:p>16780,85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5]*[.C155]+[.J155]*[.D155]+[.K155]*[.E155]" office:value-type="float" office:value="0.335101132281125" calcext:value-type="float">
            <text:p>0,33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6]+[.G156]*[.D156]+[.E156]*[.H156]" office:value-type="float" office:value="16781.8891653556" calcext:value-type="float">
            <text:p>16781,889</text:p>
          </table:table-cell>
          <table:table-cell table:formula="of:=[.C155]" office:value-type="float" office:value="16781.5646063424" calcext:value-type="float">
            <text:p>16781,565</text:p>
          </table:table-cell>
          <table:table-cell table:formula="of:=[.D155]" office:value-type="float" office:value="16781.218963091" calcext:value-type="float">
            <text:p>16781,2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6]*[.C156]+[.J156]*[.D156]+[.K156]*[.E156]" office:value-type="float" office:value="0.314659963212762" calcext:value-type="float">
            <text:p>0,31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7]+[.G157]*[.D157]+[.E157]*[.H157]" office:value-type="float" office:value="16782.1939262689" calcext:value-type="float">
            <text:p>16782,194</text:p>
          </table:table-cell>
          <table:table-cell table:formula="of:=[.C156]" office:value-type="float" office:value="16781.8891653556" calcext:value-type="float">
            <text:p>16781,889</text:p>
          </table:table-cell>
          <table:table-cell table:formula="of:=[.D156]" office:value-type="float" office:value="16781.5646063424" calcext:value-type="float">
            <text:p>16781,56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7]*[.C157]+[.J157]*[.D157]+[.K157]*[.E157]" office:value-type="float" office:value="0.295465705456081" calcext:value-type="float">
            <text:p>0,29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8]+[.G158]*[.D158]+[.E158]*[.H158]" office:value-type="float" office:value="16782.4800967665" calcext:value-type="float">
            <text:p>16782,480</text:p>
          </table:table-cell>
          <table:table-cell table:formula="of:=[.C157]" office:value-type="float" office:value="16782.1939262689" calcext:value-type="float">
            <text:p>16782,194</text:p>
          </table:table-cell>
          <table:table-cell table:formula="of:=[.D157]" office:value-type="float" office:value="16781.8891653556" calcext:value-type="float">
            <text:p>16781,88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8]*[.C158]+[.J158]*[.D158]+[.K158]*[.E158]" office:value-type="float" office:value="0.277442297425296" calcext:value-type="float">
            <text:p>0,27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59]+[.G159]*[.D159]+[.E159]*[.H159]" office:value-type="float" office:value="16782.7488108637" calcext:value-type="float">
            <text:p>16782,749</text:p>
          </table:table-cell>
          <table:table-cell table:formula="of:=[.C158]" office:value-type="float" office:value="16782.4800967665" calcext:value-type="float">
            <text:p>16782,480</text:p>
          </table:table-cell>
          <table:table-cell table:formula="of:=[.D158]" office:value-type="float" office:value="16782.1939262689" calcext:value-type="float">
            <text:p>16782,19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59]*[.C159]+[.J159]*[.D159]+[.K159]*[.E159]" office:value-type="float" office:value="0.26051831728364" calcext:value-type="float">
            <text:p>0,2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0]+[.G160]*[.D160]+[.E160]*[.H160]" office:value-type="float" office:value="16783.001133401" calcext:value-type="float">
            <text:p>16783,001</text:p>
          </table:table-cell>
          <table:table-cell table:formula="of:=[.C159]" office:value-type="float" office:value="16782.7488108637" calcext:value-type="float">
            <text:p>16782,749</text:p>
          </table:table-cell>
          <table:table-cell table:formula="of:=[.D159]" office:value-type="float" office:value="16782.4800967665" calcext:value-type="float">
            <text:p>16782,4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0]*[.C160]+[.J160]*[.D160]+[.K160]*[.E160]" office:value-type="float" office:value="0.244626699926812" calcext:value-type="float">
            <text:p>0,24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1]+[.G161]*[.D161]+[.E161]*[.H161]" office:value-type="float" office:value="16783.2380642636" calcext:value-type="float">
            <text:p>16783,238</text:p>
          </table:table-cell>
          <table:table-cell table:formula="of:=[.C160]" office:value-type="float" office:value="16783.001133401" calcext:value-type="float">
            <text:p>16783,001</text:p>
          </table:table-cell>
          <table:table-cell table:formula="of:=[.D160]" office:value-type="float" office:value="16782.7488108637" calcext:value-type="float">
            <text:p>16782,7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1]*[.C161]+[.J161]*[.D161]+[.K161]*[.E161]" office:value-type="float" office:value="0.229704471230434" calcext:value-type="float">
            <text:p>0,23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2]+[.G162]*[.D162]+[.E162]*[.H162]" office:value-type="float" office:value="16783.4605423435" calcext:value-type="float">
            <text:p>16783,461</text:p>
          </table:table-cell>
          <table:table-cell table:formula="of:=[.C161]" office:value-type="float" office:value="16783.2380642636" calcext:value-type="float">
            <text:p>16783,238</text:p>
          </table:table-cell>
          <table:table-cell table:formula="of:=[.D161]" office:value-type="float" office:value="16783.001133401" calcext:value-type="float">
            <text:p>16783,00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2]*[.C162]+[.J162]*[.D162]+[.K162]*[.E162]" office:value-type="float" office:value="0.215692498484714" calcext:value-type="float">
            <text:p>0,2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3]+[.G163]*[.D163]+[.E163]*[.H163]" office:value-type="float" office:value="16783.6694492605" calcext:value-type="float">
            <text:p>16783,669</text:p>
          </table:table-cell>
          <table:table-cell table:formula="of:=[.C162]" office:value-type="float" office:value="16783.4605423435" calcext:value-type="float">
            <text:p>16783,461</text:p>
          </table:table-cell>
          <table:table-cell table:formula="of:=[.D162]" office:value-type="float" office:value="16783.2380642636" calcext:value-type="float">
            <text:p>16783,23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3]*[.C163]+[.J163]*[.D163]+[.K163]*[.E163]" office:value-type="float" office:value="0.202535256077681" calcext:value-type="float">
            <text:p>0,2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4]+[.G164]*[.D164]+[.E164]*[.H164]" office:value-type="float" office:value="16783.8656128557" calcext:value-type="float">
            <text:p>16783,866</text:p>
          </table:table-cell>
          <table:table-cell table:formula="of:=[.C163]" office:value-type="float" office:value="16783.6694492605" calcext:value-type="float">
            <text:p>16783,669</text:p>
          </table:table-cell>
          <table:table-cell table:formula="of:=[.D163]" office:value-type="float" office:value="16783.4605423435" calcext:value-type="float">
            <text:p>16783,46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4]*[.C164]+[.J164]*[.D164]+[.K164]*[.E164]" office:value-type="float" office:value="0.190180605457499" calcext:value-type="float">
            <text:p>0,19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5]+[.G165]*[.D165]+[.E165]*[.H165]" office:value-type="float" office:value="16784.0498104715" calcext:value-type="float">
            <text:p>16784,050</text:p>
          </table:table-cell>
          <table:table-cell table:formula="of:=[.C164]" office:value-type="float" office:value="16783.8656128557" calcext:value-type="float">
            <text:p>16783,866</text:p>
          </table:table-cell>
          <table:table-cell table:formula="of:=[.D164]" office:value-type="float" office:value="16783.6694492605" calcext:value-type="float">
            <text:p>16783,66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5]*[.C165]+[.J165]*[.D165]+[.K165]*[.E165]" office:value-type="float" office:value="0.178579588524372" calcext:value-type="float">
            <text:p>0,17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6]+[.G166]*[.D166]+[.E166]*[.H166]" office:value-type="float" office:value="16784.2227720327" calcext:value-type="float">
            <text:p>16784,223</text:p>
          </table:table-cell>
          <table:table-cell table:formula="of:=[.C165]" office:value-type="float" office:value="16784.0498104715" calcext:value-type="float">
            <text:p>16784,050</text:p>
          </table:table-cell>
          <table:table-cell table:formula="of:=[.D165]" office:value-type="float" office:value="16783.8656128557" calcext:value-type="float">
            <text:p>16783,8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6]*[.C166]+[.J166]*[.D166]+[.K166]*[.E166]" office:value-type="float" office:value="0.167686233624409" calcext:value-type="float">
            <text:p>0,16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7]+[.G167]*[.D167]+[.E167]*[.H167]" office:value-type="float" office:value="16784.3851829387" calcext:value-type="float">
            <text:p>16784,385</text:p>
          </table:table-cell>
          <table:table-cell table:formula="of:=[.C166]" office:value-type="float" office:value="16784.2227720327" calcext:value-type="float">
            <text:p>16784,223</text:p>
          </table:table-cell>
          <table:table-cell table:formula="of:=[.D166]" office:value-type="float" office:value="16784.0498104715" calcext:value-type="float">
            <text:p>16784,05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7]*[.C167]+[.J167]*[.D167]+[.K167]*[.E167]" office:value-type="float" office:value="0.1574573733742" calcext:value-type="float">
            <text:p>0,15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8]+[.G168]*[.D168]+[.E168]*[.H168]" office:value-type="float" office:value="16784.5376867794" calcext:value-type="float">
            <text:p>16784,538</text:p>
          </table:table-cell>
          <table:table-cell table:formula="of:=[.C167]" office:value-type="float" office:value="16784.3851829387" calcext:value-type="float">
            <text:p>16784,385</text:p>
          </table:table-cell>
          <table:table-cell table:formula="of:=[.D167]" office:value-type="float" office:value="16784.2227720327" calcext:value-type="float">
            <text:p>16784,2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8]*[.C168]+[.J168]*[.D168]+[.K168]*[.E168]" office:value-type="float" office:value="0.147852473597595" calcext:value-type="float">
            <text:p>0,14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69]+[.G169]*[.D169]+[.E169]*[.H169]" office:value-type="float" office:value="16784.6808878859" calcext:value-type="float">
            <text:p>16784,681</text:p>
          </table:table-cell>
          <table:table-cell table:formula="of:=[.C168]" office:value-type="float" office:value="16784.5376867794" calcext:value-type="float">
            <text:p>16784,538</text:p>
          </table:table-cell>
          <table:table-cell table:formula="of:=[.D168]" office:value-type="float" office:value="16784.3851829387" calcext:value-type="float">
            <text:p>16784,3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69]*[.C169]+[.J169]*[.D169]+[.K169]*[.E169]" office:value-type="float" office:value="0.13883347270712" calcext:value-type="float">
            <text:p>0,13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0]+[.G170]*[.D170]+[.E170]*[.H170]" office:value-type="float" office:value="16784.8153537249" calcext:value-type="float">
            <text:p>16784,815</text:p>
          </table:table-cell>
          <table:table-cell table:formula="of:=[.C169]" office:value-type="float" office:value="16784.6808878859" calcext:value-type="float">
            <text:p>16784,681</text:p>
          </table:table-cell>
          <table:table-cell table:formula="of:=[.D169]" office:value-type="float" office:value="16784.5376867794" calcext:value-type="float">
            <text:p>16784,53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0]*[.C170]+[.J170]*[.D170]+[.K170]*[.E170]" office:value-type="float" office:value="0.130364630873373" calcext:value-type="float">
            <text:p>0,13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1]+[.G171]*[.D171]+[.E171]*[.H171]" office:value-type="float" office:value="16784.9416171476" calcext:value-type="float">
            <text:p>16784,942</text:p>
          </table:table-cell>
          <table:table-cell table:formula="of:=[.C170]" office:value-type="float" office:value="16784.8153537249" calcext:value-type="float">
            <text:p>16784,815</text:p>
          </table:table-cell>
          <table:table-cell table:formula="of:=[.D170]" office:value-type="float" office:value="16784.6808878859" calcext:value-type="float">
            <text:p>16784,6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1]*[.C171]+[.J171]*[.D171]+[.K171]*[.E171]" office:value-type="float" office:value="0.122412388389421" calcext:value-type="float">
            <text:p>0,12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2]+[.G172]*[.D172]+[.E172]*[.H172]" office:value-type="float" office:value="16785.0601785016" calcext:value-type="float">
            <text:p>16785,060</text:p>
          </table:table-cell>
          <table:table-cell table:formula="of:=[.C171]" office:value-type="float" office:value="16784.9416171476" calcext:value-type="float">
            <text:p>16784,942</text:p>
          </table:table-cell>
          <table:table-cell table:formula="of:=[.D171]" office:value-type="float" office:value="16784.8153537249" calcext:value-type="float">
            <text:p>16784,81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2]*[.C172]+[.J172]*[.D172]+[.K172]*[.E172]" office:value-type="float" office:value="0.11494523269721" calcext:value-type="float">
            <text:p>0,11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3]+[.G173]*[.D173]+[.E173]*[.H173]" office:value-type="float" office:value="16785.171507613" calcext:value-type="float">
            <text:p>16785,172</text:p>
          </table:table-cell>
          <table:table-cell table:formula="of:=[.C172]" office:value-type="float" office:value="16785.0601785016" calcext:value-type="float">
            <text:p>16785,060</text:p>
          </table:table-cell>
          <table:table-cell table:formula="of:=[.D172]" office:value-type="float" office:value="16784.9416171476" calcext:value-type="float">
            <text:p>16784,9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3]*[.C173]+[.J173]*[.D173]+[.K173]*[.E173]" office:value-type="float" office:value="0.107933573503033" calcext:value-type="float">
            <text:p>0,1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4]+[.G174]*[.D174]+[.E174]*[.H174]" office:value-type="float" office:value="16785.2760456486" calcext:value-type="float">
            <text:p>16785,276</text:p>
          </table:table-cell>
          <table:table-cell table:formula="of:=[.C173]" office:value-type="float" office:value="16785.171507613" calcext:value-type="float">
            <text:p>16785,172</text:p>
          </table:table-cell>
          <table:table-cell table:formula="of:=[.D173]" office:value-type="float" office:value="16785.0601785016" calcext:value-type="float">
            <text:p>16785,06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4]*[.C174]+[.J174]*[.D174]+[.K174]*[.E174]" office:value-type="float" office:value="0.101349625518196" calcext:value-type="float">
            <text:p>0,1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5]+[.G175]*[.D175]+[.E175]*[.H175]" office:value-type="float" office:value="16785.3742068641" calcext:value-type="float">
            <text:p>16785,374</text:p>
          </table:table-cell>
          <table:table-cell table:formula="of:=[.C174]" office:value-type="float" office:value="16785.2760456486" calcext:value-type="float">
            <text:p>16785,276</text:p>
          </table:table-cell>
          <table:table-cell table:formula="of:=[.D174]" office:value-type="float" office:value="16785.171507613" calcext:value-type="float">
            <text:p>16785,1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5]*[.C175]+[.J175]*[.D175]+[.K175]*[.E175]" office:value-type="float" office:value="0.0951672983628669" calcext:value-type="float">
            <text:p>0,09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6]+[.G176]*[.D176]+[.E176]*[.H176]" office:value-type="float" office:value="16785.4663802454" calcext:value-type="float">
            <text:p>16785,466</text:p>
          </table:table-cell>
          <table:table-cell table:formula="of:=[.C175]" office:value-type="float" office:value="16785.3742068641" calcext:value-type="float">
            <text:p>16785,374</text:p>
          </table:table-cell>
          <table:table-cell table:formula="of:=[.D175]" office:value-type="float" office:value="16785.2760456486" calcext:value-type="float">
            <text:p>16785,2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6]*[.C176]+[.J176]*[.D176]+[.K176]*[.E176]" office:value-type="float" office:value="0.0893620931637997" calcext:value-type="float">
            <text:p>0,08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7]+[.G177]*[.D177]+[.E177]*[.H177]" office:value-type="float" office:value="16785.5529310504" calcext:value-type="float">
            <text:p>16785,553</text:p>
          </table:table-cell>
          <table:table-cell table:formula="of:=[.C176]" office:value-type="float" office:value="16785.4663802454" calcext:value-type="float">
            <text:p>16785,466</text:p>
          </table:table-cell>
          <table:table-cell table:formula="of:=[.D176]" office:value-type="float" office:value="16785.3742068641" calcext:value-type="float">
            <text:p>16785,3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7]*[.C177]+[.J177]*[.D177]+[.K177]*[.E177]" office:value-type="float" office:value="0.0839110054803314" calcext:value-type="float">
            <text:p>0,08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8]+[.G178]*[.D178]+[.E178]*[.H178]" office:value-type="float" office:value="16785.6342022563" calcext:value-type="float">
            <text:p>16785,634</text:p>
          </table:table-cell>
          <table:table-cell table:formula="of:=[.C177]" office:value-type="float" office:value="16785.5529310504" calcext:value-type="float">
            <text:p>16785,553</text:p>
          </table:table-cell>
          <table:table-cell table:formula="of:=[.D177]" office:value-type="float" office:value="16785.4663802454" calcext:value-type="float">
            <text:p>16785,4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8]*[.C178]+[.J178]*[.D178]+[.K178]*[.E178]" office:value-type="float" office:value="0.0787924341457256" calcext:value-type="float">
            <text:p>0,07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79]+[.G179]*[.D179]+[.E179]*[.H179]" office:value-type="float" office:value="16785.7105159187" calcext:value-type="float">
            <text:p>16785,711</text:p>
          </table:table-cell>
          <table:table-cell table:formula="of:=[.C178]" office:value-type="float" office:value="16785.6342022563" calcext:value-type="float">
            <text:p>16785,634</text:p>
          </table:table-cell>
          <table:table-cell table:formula="of:=[.D178]" office:value-type="float" office:value="16785.5529310504" calcext:value-type="float">
            <text:p>16785,55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79]*[.C179]+[.J179]*[.D179]+[.K179]*[.E179]" office:value-type="float" office:value="0.0739860956618941" calcext:value-type="float">
            <text:p>0,07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0]+[.G180]*[.D180]+[.E180]*[.H180]" office:value-type="float" office:value="16785.7821744477" calcext:value-type="float">
            <text:p>16785,782</text:p>
          </table:table-cell>
          <table:table-cell table:formula="of:=[.C179]" office:value-type="float" office:value="16785.7105159187" calcext:value-type="float">
            <text:p>16785,711</text:p>
          </table:table-cell>
          <table:table-cell table:formula="of:=[.D179]" office:value-type="float" office:value="16785.6342022563" calcext:value-type="float">
            <text:p>16785,63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0]*[.C180]+[.J180]*[.D180]+[.K180]*[.E180]" office:value-type="float" office:value="0.0694729438309878" calcext:value-type="float">
            <text:p>0,06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1]+[.G181]*[.D181]+[.E181]*[.H181]" office:value-type="float" office:value="16785.8494618064" calcext:value-type="float">
            <text:p>16785,849</text:p>
          </table:table-cell>
          <table:table-cell table:formula="of:=[.C180]" office:value-type="float" office:value="16785.7821744477" calcext:value-type="float">
            <text:p>16785,782</text:p>
          </table:table-cell>
          <table:table-cell table:formula="of:=[.D180]" office:value-type="float" office:value="16785.7105159187" calcext:value-type="float">
            <text:p>16785,71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1]*[.C181]+[.J181]*[.D181]+[.K181]*[.E181]" office:value-type="float" office:value="0.0652350942546036" calcext:value-type="float">
            <text:p>0,06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2]+[.G182]*[.D182]+[.E182]*[.H182]" office:value-type="float" office:value="16785.9126446362" calcext:value-type="float">
            <text:p>16785,913</text:p>
          </table:table-cell>
          <table:table-cell table:formula="of:=[.C181]" office:value-type="float" office:value="16785.8494618064" calcext:value-type="float">
            <text:p>16785,849</text:p>
          </table:table-cell>
          <table:table-cell table:formula="of:=[.D181]" office:value-type="float" office:value="16785.7821744477" calcext:value-type="float">
            <text:p>16785,7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2]*[.C182]+[.J182]*[.D182]+[.K182]*[.E182]" office:value-type="float" office:value="0.061255753504156" calcext:value-type="float">
            <text:p>0,0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3]+[.G183]*[.D183]+[.E183]*[.H183]" office:value-type="float" office:value="16785.9719733134" calcext:value-type="float">
            <text:p>16785,972</text:p>
          </table:table-cell>
          <table:table-cell table:formula="of:=[.C182]" office:value-type="float" office:value="16785.9126446362" calcext:value-type="float">
            <text:p>16785,913</text:p>
          </table:table-cell>
          <table:table-cell table:formula="of:=[.D182]" office:value-type="float" office:value="16785.8494618064" calcext:value-type="float">
            <text:p>16785,8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3]*[.C183]+[.J183]*[.D183]+[.K183]*[.E183]" office:value-type="float" office:value="0.057519152540408" calcext:value-type="float">
            <text:p>0,05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4]+[.G184]*[.D184]+[.E184]*[.H184]" office:value-type="float" office:value="16786.0276829413" calcext:value-type="float">
            <text:p>16786,028</text:p>
          </table:table-cell>
          <table:table-cell table:formula="of:=[.C183]" office:value-type="float" office:value="16785.9719733134" calcext:value-type="float">
            <text:p>16785,972</text:p>
          </table:table-cell>
          <table:table-cell table:formula="of:=[.D183]" office:value-type="float" office:value="16785.9126446362" calcext:value-type="float">
            <text:p>16785,91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4]*[.C184]+[.J184]*[.D184]+[.K184]*[.E184]" office:value-type="float" office:value="0.0540104842348228" calcext:value-type="float">
            <text:p>0,05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5]+[.G185]*[.D185]+[.E185]*[.H185]" office:value-type="float" office:value="16786.0799942818" calcext:value-type="float">
            <text:p>16786,080</text:p>
          </table:table-cell>
          <table:table-cell table:formula="of:=[.C184]" office:value-type="float" office:value="16786.0276829413" calcext:value-type="float">
            <text:p>16786,028</text:p>
          </table:table-cell>
          <table:table-cell table:formula="of:=[.D184]" office:value-type="float" office:value="16785.9719733134" calcext:value-type="float">
            <text:p>16785,9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5]*[.C185]+[.J185]*[.D185]+[.K185]*[.E185]" office:value-type="float" office:value="0.0507158446962421" calcext:value-type="float">
            <text:p>0,05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6]+[.G186]*[.D186]+[.E186]*[.H186]" office:value-type="float" office:value="16786.1291146306" calcext:value-type="float">
            <text:p>16786,129</text:p>
          </table:table-cell>
          <table:table-cell table:formula="of:=[.C185]" office:value-type="float" office:value="16786.0799942818" calcext:value-type="float">
            <text:p>16786,080</text:p>
          </table:table-cell>
          <table:table-cell table:formula="of:=[.D185]" office:value-type="float" office:value="16786.0276829413" calcext:value-type="float">
            <text:p>16786,0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6]*[.C186]+[.J186]*[.D186]+[.K186]*[.E186]" office:value-type="float" office:value="0.0476221781700588" calcext:value-type="float">
            <text:p>0,04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7]+[.G187]*[.D187]+[.E187]*[.H187]" office:value-type="float" office:value="16786.1752386382" calcext:value-type="float">
            <text:p>16786,175</text:p>
          </table:table-cell>
          <table:table-cell table:formula="of:=[.C186]" office:value-type="float" office:value="16786.1291146306" calcext:value-type="float">
            <text:p>16786,129</text:p>
          </table:table-cell>
          <table:table-cell table:formula="of:=[.D186]" office:value-type="float" office:value="16786.0799942818" calcext:value-type="float">
            <text:p>16786,0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7]*[.C187]+[.J187]*[.D187]+[.K187]*[.E187]" office:value-type="float" office:value="0.0447172253025201" calcext:value-type="float">
            <text:p>0,04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8]+[.G188]*[.D188]+[.E188]*[.H188]" office:value-type="float" office:value="16786.2185490812" calcext:value-type="float">
            <text:p>16786,219</text:p>
          </table:table-cell>
          <table:table-cell table:formula="of:=[.C187]" office:value-type="float" office:value="16786.1752386382" calcext:value-type="float">
            <text:p>16786,175</text:p>
          </table:table-cell>
          <table:table-cell table:formula="of:=[.D187]" office:value-type="float" office:value="16786.1291146306" calcext:value-type="float">
            <text:p>16786,12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8]*[.C188]+[.J188]*[.D188]+[.K188]*[.E188]" office:value-type="float" office:value="0.0419894745591591" calcext:value-type="float">
            <text:p>0,04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89]+[.G189]*[.D189]+[.E189]*[.H189]" office:value-type="float" office:value="16786.2592175873" calcext:value-type="float">
            <text:p>16786,259</text:p>
          </table:table-cell>
          <table:table-cell table:formula="of:=[.C188]" office:value-type="float" office:value="16786.2185490812" calcext:value-type="float">
            <text:p>16786,219</text:p>
          </table:table-cell>
          <table:table-cell table:formula="of:=[.D188]" office:value-type="float" office:value="16786.1752386382" calcext:value-type="float">
            <text:p>16786,17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89]*[.C189]+[.J189]*[.D189]+[.K189]*[.E189]" office:value-type="float" office:value="0.0394281166099972" calcext:value-type="float">
            <text:p>0,03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0]+[.G190]*[.D190]+[.E190]*[.H190]" office:value-type="float" office:value="16786.2974053145" calcext:value-type="float">
            <text:p>16786,297</text:p>
          </table:table-cell>
          <table:table-cell table:formula="of:=[.C189]" office:value-type="float" office:value="16786.2592175873" calcext:value-type="float">
            <text:p>16786,259</text:p>
          </table:table-cell>
          <table:table-cell table:formula="of:=[.D189]" office:value-type="float" office:value="16786.2185490812" calcext:value-type="float">
            <text:p>16786,2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0]*[.C190]+[.J190]*[.D190]+[.K190]*[.E190]" office:value-type="float" office:value="0.0370230014978006" calcext:value-type="float">
            <text:p>0,03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1]+[.G191]*[.D191]+[.E191]*[.H191]" office:value-type="float" office:value="16786.3332635903" calcext:value-type="float">
            <text:p>16786,333</text:p>
          </table:table-cell>
          <table:table-cell table:formula="of:=[.C190]" office:value-type="float" office:value="16786.2974053145" calcext:value-type="float">
            <text:p>16786,297</text:p>
          </table:table-cell>
          <table:table-cell table:formula="of:=[.D190]" office:value-type="float" office:value="16786.2592175873" calcext:value-type="float">
            <text:p>16786,2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1]*[.C191]+[.J191]*[.D191]+[.K191]*[.E191]" office:value-type="float" office:value="0.0347645984038536" calcext:value-type="float">
            <text:p>0,03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2]+[.G192]*[.D192]+[.E192]*[.H192]" office:value-type="float" office:value="16786.3669345113" calcext:value-type="float">
            <text:p>16786,367</text:p>
          </table:table-cell>
          <table:table-cell table:formula="of:=[.C191]" office:value-type="float" office:value="16786.3332635903" calcext:value-type="float">
            <text:p>16786,333</text:p>
          </table:table-cell>
          <table:table-cell table:formula="of:=[.D191]" office:value-type="float" office:value="16786.2974053145" calcext:value-type="float">
            <text:p>16786,29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2]*[.C192]+[.J192]*[.D192]+[.K192]*[.E192]" office:value-type="float" office:value="0.0326439579039288" calcext:value-type="float">
            <text:p>0,03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3]+[.G193]*[.D193]+[.E193]*[.H193]" office:value-type="float" office:value="16786.3985515061" calcext:value-type="float">
            <text:p>16786,399</text:p>
          </table:table-cell>
          <table:table-cell table:formula="of:=[.C192]" office:value-type="float" office:value="16786.3669345113" calcext:value-type="float">
            <text:p>16786,367</text:p>
          </table:table-cell>
          <table:table-cell table:formula="of:=[.D192]" office:value-type="float" office:value="16786.3332635903" calcext:value-type="float">
            <text:p>16786,3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3]*[.C193]+[.J193]*[.D193]+[.K193]*[.E193]" office:value-type="float" office:value="0.0306526764707087" calcext:value-type="float">
            <text:p>0,03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4]+[.G194]*[.D194]+[.E194]*[.H194]" office:value-type="float" office:value="16786.4282398642" calcext:value-type="float">
            <text:p>16786,428</text:p>
          </table:table-cell>
          <table:table-cell table:formula="of:=[.C193]" office:value-type="float" office:value="16786.3985515061" calcext:value-type="float">
            <text:p>16786,399</text:p>
          </table:table-cell>
          <table:table-cell table:formula="of:=[.D193]" office:value-type="float" office:value="16786.3669345113" calcext:value-type="float">
            <text:p>16786,3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4]*[.C194]+[.J194]*[.D194]+[.K194]*[.E194]" office:value-type="float" office:value="0.0287828632062883" calcext:value-type="float">
            <text:p>0,02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5]+[.G195]*[.D195]+[.E195]*[.H195]" office:value-type="float" office:value="16786.4561172325" calcext:value-type="float">
            <text:p>16786,456</text:p>
          </table:table-cell>
          <table:table-cell table:formula="of:=[.C194]" office:value-type="float" office:value="16786.4282398642" calcext:value-type="float">
            <text:p>16786,428</text:p>
          </table:table-cell>
          <table:table-cell table:formula="of:=[.D194]" office:value-type="float" office:value="16786.3985515061" calcext:value-type="float">
            <text:p>16786,3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5]*[.C195]+[.J195]*[.D195]+[.K195]*[.E195]" office:value-type="float" office:value="0.0270271085519198" calcext:value-type="float">
            <text:p>0,02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6]+[.G196]*[.D196]+[.E196]*[.H196]" office:value-type="float" office:value="16786.4822940813" calcext:value-type="float">
            <text:p>16786,482</text:p>
          </table:table-cell>
          <table:table-cell table:formula="of:=[.C195]" office:value-type="float" office:value="16786.4561172325" calcext:value-type="float">
            <text:p>16786,456</text:p>
          </table:table-cell>
          <table:table-cell table:formula="of:=[.D195]" office:value-type="float" office:value="16786.4282398642" calcext:value-type="float">
            <text:p>16786,4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6]*[.C196]+[.J196]*[.D196]+[.K196]*[.E196]" office:value-type="float" office:value="0.0253784549295233" calcext:value-type="float">
            <text:p>0,02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7]+[.G197]*[.D197]+[.E197]*[.H197]" office:value-type="float" office:value="16786.5068741424" calcext:value-type="float">
            <text:p>16786,507</text:p>
          </table:table-cell>
          <table:table-cell table:formula="of:=[.C196]" office:value-type="float" office:value="16786.4822940813" calcext:value-type="float">
            <text:p>16786,482</text:p>
          </table:table-cell>
          <table:table-cell table:formula="of:=[.D196]" office:value-type="float" office:value="16786.4561172325" calcext:value-type="float">
            <text:p>16786,45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7]*[.C197]+[.J197]*[.D197]+[.K197]*[.E197]" office:value-type="float" office:value="0.0238303691821784" calcext:value-type="float">
            <text:p>0,02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8]+[.G198]*[.D198]+[.E198]*[.H198]" office:value-type="float" office:value="16786.5299548197" calcext:value-type="float">
            <text:p>16786,530</text:p>
          </table:table-cell>
          <table:table-cell table:formula="of:=[.C197]" office:value-type="float" office:value="16786.5068741424" calcext:value-type="float">
            <text:p>16786,507</text:p>
          </table:table-cell>
          <table:table-cell table:formula="of:=[.D197]" office:value-type="float" office:value="16786.4822940813" calcext:value-type="float">
            <text:p>16786,4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8]*[.C198]+[.J198]*[.D198]+[.K198]*[.E198]" office:value-type="float" office:value="0.0223767166589823" calcext:value-type="float">
            <text:p>0,02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199]+[.G199]*[.D199]+[.E199]*[.H199]" office:value-type="float" office:value="16786.5516275757" calcext:value-type="float">
            <text:p>16786,552</text:p>
          </table:table-cell>
          <table:table-cell table:formula="of:=[.C198]" office:value-type="float" office:value="16786.5299548197" calcext:value-type="float">
            <text:p>16786,530</text:p>
          </table:table-cell>
          <table:table-cell table:formula="of:=[.D198]" office:value-type="float" office:value="16786.5068741424" calcext:value-type="float">
            <text:p>16786,50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199]*[.C199]+[.J199]*[.D199]+[.K199]*[.E199]" office:value-type="float" office:value="0.0210117369424552" calcext:value-type="float">
            <text:p>0,02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0]+[.G200]*[.D200]+[.E200]*[.H200]" office:value-type="float" office:value="16786.5719782936" calcext:value-type="float">
            <text:p>16786,572</text:p>
          </table:table-cell>
          <table:table-cell table:formula="of:=[.C199]" office:value-type="float" office:value="16786.5516275757" calcext:value-type="float">
            <text:p>16786,552</text:p>
          </table:table-cell>
          <table:table-cell table:formula="of:=[.D199]" office:value-type="float" office:value="16786.5299548197" calcext:value-type="float">
            <text:p>16786,5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0]*[.C200]+[.J200]*[.D200]+[.K200]*[.E200]" office:value-type="float" office:value="0.0197300209893001" calcext:value-type="float">
            <text:p>0,02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1]+[.G201]*[.D201]+[.E201]*[.H201]" office:value-type="float" office:value="16786.5910876177" calcext:value-type="float">
            <text:p>16786,591</text:p>
          </table:table-cell>
          <table:table-cell table:formula="of:=[.C200]" office:value-type="float" office:value="16786.5719782936" calcext:value-type="float">
            <text:p>16786,572</text:p>
          </table:table-cell>
          <table:table-cell table:formula="of:=[.D200]" office:value-type="float" office:value="16786.5516275757" calcext:value-type="float">
            <text:p>16786,5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1]*[.C201]+[.J201]*[.D201]+[.K201]*[.E201]" office:value-type="float" office:value="0.0185264897081652" calcext:value-type="float">
            <text:p>0,01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2]+[.G202]*[.D202]+[.E202]*[.H202]" office:value-type="float" office:value="16786.609031273" calcext:value-type="float">
            <text:p>16786,609</text:p>
          </table:table-cell>
          <table:table-cell table:formula="of:=[.C201]" office:value-type="float" office:value="16786.5910876177" calcext:value-type="float">
            <text:p>16786,591</text:p>
          </table:table-cell>
          <table:table-cell table:formula="of:=[.D201]" office:value-type="float" office:value="16786.5719782936" calcext:value-type="float">
            <text:p>16786,5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2]*[.C202]+[.J202]*[.D202]+[.K202]*[.E202]" office:value-type="float" office:value="0.0173963738361635" calcext:value-type="float">
            <text:p>0,01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3]+[.G203]*[.D203]+[.E203]*[.H203]" office:value-type="float" office:value="16786.6258803653" calcext:value-type="float">
            <text:p>16786,626</text:p>
          </table:table-cell>
          <table:table-cell table:formula="of:=[.C202]" office:value-type="float" office:value="16786.609031273" calcext:value-type="float">
            <text:p>16786,609</text:p>
          </table:table-cell>
          <table:table-cell table:formula="of:=[.D202]" office:value-type="float" office:value="16786.5910876177" calcext:value-type="float">
            <text:p>16786,59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3]*[.C203]+[.J203]*[.D203]+[.K203]*[.E203]" office:value-type="float" office:value="0.0163351950286597" calcext:value-type="float">
            <text:p>0,0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4]+[.G204]*[.D204]+[.E204]*[.H204]" office:value-type="float" office:value="16786.641701663" calcext:value-type="float">
            <text:p>16786,642</text:p>
          </table:table-cell>
          <table:table-cell table:formula="of:=[.C203]" office:value-type="float" office:value="16786.6258803653" calcext:value-type="float">
            <text:p>16786,626</text:p>
          </table:table-cell>
          <table:table-cell table:formula="of:=[.D203]" office:value-type="float" office:value="16786.609031273" calcext:value-type="float">
            <text:p>16786,60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4]*[.C204]+[.J204]*[.D204]+[.K204]*[.E204]" office:value-type="float" office:value="0.0153387481350364" calcext:value-type="float">
            <text:p>0,01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5]+[.G205]*[.D205]+[.E205]*[.H205]" office:value-type="float" office:value="16786.6565578616" calcext:value-type="float">
            <text:p>16786,657</text:p>
          </table:table-cell>
          <table:table-cell table:formula="of:=[.C204]" office:value-type="float" office:value="16786.641701663" calcext:value-type="float">
            <text:p>16786,642</text:p>
          </table:table-cell>
          <table:table-cell table:formula="of:=[.D204]" office:value-type="float" office:value="16786.6258803653" calcext:value-type="float">
            <text:p>16786,62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5]*[.C205]+[.J205]*[.D205]+[.K205]*[.E205]" office:value-type="float" office:value="0.0144030844985537" calcext:value-type="float">
            <text:p>0,0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6]+[.G206]*[.D206]+[.E206]*[.H206]" office:value-type="float" office:value="16786.670507832" calcext:value-type="float">
            <text:p>16786,671</text:p>
          </table:table-cell>
          <table:table-cell table:formula="of:=[.C205]" office:value-type="float" office:value="16786.6565578616" calcext:value-type="float">
            <text:p>16786,657</text:p>
          </table:table-cell>
          <table:table-cell table:formula="of:=[.D205]" office:value-type="float" office:value="16786.641701663" calcext:value-type="float">
            <text:p>16786,6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6]*[.C206]+[.J206]*[.D206]+[.K206]*[.E206]" office:value-type="float" office:value="0.0135244963439618" calcext:value-type="float">
            <text:p>0,0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7]+[.G207]*[.D207]+[.E207]*[.H207]" office:value-type="float" office:value="16786.6836068543" calcext:value-type="float">
            <text:p>16786,684</text:p>
          </table:table-cell>
          <table:table-cell table:formula="of:=[.C206]" office:value-type="float" office:value="16786.670507832" calcext:value-type="float">
            <text:p>16786,671</text:p>
          </table:table-cell>
          <table:table-cell table:formula="of:=[.D206]" office:value-type="float" office:value="16786.6565578616" calcext:value-type="float">
            <text:p>16786,65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7]*[.C207]+[.J207]*[.D207]+[.K207]*[.E207]" office:value-type="float" office:value="0.0126995020673348" calcext:value-type="float">
            <text:p>0,0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8]+[.G208]*[.D208]+[.E208]*[.H208]" office:value-type="float" office:value="16786.6959068362" calcext:value-type="float">
            <text:p>16786,696</text:p>
          </table:table-cell>
          <table:table-cell table:formula="of:=[.C207]" office:value-type="float" office:value="16786.6836068543" calcext:value-type="float">
            <text:p>16786,684</text:p>
          </table:table-cell>
          <table:table-cell table:formula="of:=[.D207]" office:value-type="float" office:value="16786.670507832" calcext:value-type="float">
            <text:p>16786,67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8]*[.C208]+[.J208]*[.D208]+[.K208]*[.E208]" office:value-type="float" office:value="0.0119248324408545" calcext:value-type="float">
            <text:p>0,0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09]+[.G209]*[.D209]+[.E209]*[.H209]" office:value-type="float" office:value="16786.7074565192" calcext:value-type="float">
            <text:p>16786,707</text:p>
          </table:table-cell>
          <table:table-cell table:formula="of:=[.C208]" office:value-type="float" office:value="16786.6959068362" calcext:value-type="float">
            <text:p>16786,696</text:p>
          </table:table-cell>
          <table:table-cell table:formula="of:=[.D208]" office:value-type="float" office:value="16786.6836068543" calcext:value-type="float">
            <text:p>16786,6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09]*[.C209]+[.J209]*[.D209]+[.K209]*[.E209]" office:value-type="float" office:value="0.0111974176616059" calcext:value-type="float">
            <text:p>0,01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0]+[.G210]*[.D210]+[.E210]*[.H210]" office:value-type="float" office:value="16786.7183016715" calcext:value-type="float">
            <text:p>16786,718</text:p>
          </table:table-cell>
          <table:table-cell table:formula="of:=[.C209]" office:value-type="float" office:value="16786.7074565192" calcext:value-type="float">
            <text:p>16786,707</text:p>
          </table:table-cell>
          <table:table-cell table:formula="of:=[.D209]" office:value-type="float" office:value="16786.6959068362" calcext:value-type="float">
            <text:p>16786,69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0]*[.C210]+[.J210]*[.D210]+[.K210]*[.E210]" office:value-type="float" office:value="0.010514375187995" calcext:value-type="float">
            <text:p>0,01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1]+[.G211]*[.D211]+[.E211]*[.H211]" office:value-type="float" office:value="16786.7284852695" calcext:value-type="float">
            <text:p>16786,728</text:p>
          </table:table-cell>
          <table:table-cell table:formula="of:=[.C210]" office:value-type="float" office:value="16786.7183016715" calcext:value-type="float">
            <text:p>16786,718</text:p>
          </table:table-cell>
          <table:table-cell table:formula="of:=[.D210]" office:value-type="float" office:value="16786.7074565192" calcext:value-type="float">
            <text:p>16786,70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1]*[.C211]+[.J211]*[.D211]+[.K211]*[.E211]" office:value-type="float" office:value="0.0098729982983059" calcext:value-type="float">
            <text:p>0,01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2]+[.G212]*[.D212]+[.E212]*[.H212]" office:value-type="float" office:value="16786.7380476681" calcext:value-type="float">
            <text:p>16786,738</text:p>
          </table:table-cell>
          <table:table-cell table:formula="of:=[.C211]" office:value-type="float" office:value="16786.7284852695" calcext:value-type="float">
            <text:p>16786,728</text:p>
          </table:table-cell>
          <table:table-cell table:formula="of:=[.D211]" office:value-type="float" office:value="16786.7183016715" calcext:value-type="float">
            <text:p>16786,71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2]*[.C212]+[.J212]*[.D212]+[.K212]*[.E212]" office:value-type="float" office:value="0.00927074540231843" calcext:value-type="float">
            <text:p>0,00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3]+[.G213]*[.D213]+[.E213]*[.H213]" office:value-type="float" office:value="16786.7470267604" calcext:value-type="float">
            <text:p>16786,747</text:p>
          </table:table-cell>
          <table:table-cell table:formula="of:=[.C212]" office:value-type="float" office:value="16786.7380476681" calcext:value-type="float">
            <text:p>16786,738</text:p>
          </table:table-cell>
          <table:table-cell table:formula="of:=[.D212]" office:value-type="float" office:value="16786.7284852695" calcext:value-type="float">
            <text:p>16786,7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3]*[.C213]+[.J213]*[.D213]+[.K213]*[.E213]" office:value-type="float" office:value="0.00870522993318446" calcext:value-type="float">
            <text:p>0,00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4]+[.G214]*[.D214]+[.E214]*[.H214]" office:value-type="float" office:value="16786.755458128" calcext:value-type="float">
            <text:p>16786,755</text:p>
          </table:table-cell>
          <table:table-cell table:formula="of:=[.C213]" office:value-type="float" office:value="16786.7470267604" calcext:value-type="float">
            <text:p>16786,747</text:p>
          </table:table-cell>
          <table:table-cell table:formula="of:=[.D213]" office:value-type="float" office:value="16786.7380476681" calcext:value-type="float">
            <text:p>16786,73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4]*[.C214]+[.J214]*[.D214]+[.K214]*[.E214]" office:value-type="float" office:value="0.00817421090687276" calcext:value-type="float">
            <text:p>0,0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5]+[.G215]*[.D215]+[.E215]*[.H215]" office:value-type="float" office:value="16786.7633751822" calcext:value-type="float">
            <text:p>16786,763</text:p>
          </table:table-cell>
          <table:table-cell table:formula="of:=[.C214]" office:value-type="float" office:value="16786.755458128" calcext:value-type="float">
            <text:p>16786,755</text:p>
          </table:table-cell>
          <table:table-cell table:formula="of:=[.D214]" office:value-type="float" office:value="16786.7470267604" calcext:value-type="float">
            <text:p>16786,74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5]*[.C215]+[.J215]*[.D215]+[.K215]*[.E215]" office:value-type="float" office:value="0.00767558404186275" calcext:value-type="float">
            <text:p>0,0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6]+[.G216]*[.D216]+[.E216]*[.H216]" office:value-type="float" office:value="16786.7708092961" calcext:value-type="float">
            <text:p>16786,771</text:p>
          </table:table-cell>
          <table:table-cell table:formula="of:=[.C215]" office:value-type="float" office:value="16786.7633751822" calcext:value-type="float">
            <text:p>16786,763</text:p>
          </table:table-cell>
          <table:table-cell table:formula="of:=[.D215]" office:value-type="float" office:value="16786.755458128" calcext:value-type="float">
            <text:p>16786,75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6]*[.C216]+[.J216]*[.D216]+[.K216]*[.E216]" office:value-type="float" office:value="0.00720737341544009" calcext:value-type="float">
            <text:p>0,007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/>
          <table:table-cell table:formula="of:=[.A217]+[.G217]*[.D217]+[.E217]*[.H217]" office:value-type="float" office:value="15762.777789929" calcext:value-type="float">
            <text:p>15762,778</text:p>
          </table:table-cell>
          <table:table-cell table:formula="of:=[.C216]" office:value-type="float" office:value="16786.7708092961" calcext:value-type="float">
            <text:p>16786,771</text:p>
          </table:table-cell>
          <table:table-cell table:formula="of:=[.D216]" office:value-type="float" office:value="16786.7633751822" calcext:value-type="float">
            <text:p>16786,7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7]*[.C217]+[.J217]*[.D217]+[.K217]*[.E217]" office:value-type="float" office:value="-992.761232276363" calcext:value-type="float">
            <text:p>-992,76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8]+[.G218]*[.D218]+[.E218]*[.H218]" office:value-type="float" office:value="15825.2483447433" calcext:value-type="float">
            <text:p>15825,248</text:p>
          </table:table-cell>
          <table:table-cell table:formula="of:=[.C217]" office:value-type="float" office:value="15762.777789929" calcext:value-type="float">
            <text:p>15762,778</text:p>
          </table:table-cell>
          <table:table-cell table:formula="of:=[.D217]" office:value-type="float" office:value="16786.7708092961" calcext:value-type="float">
            <text:p>16786,77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8]*[.C218]+[.J218]*[.D218]+[.K218]*[.E218]" office:value-type="float" office:value="60.5652028924942" calcext:value-type="float">
            <text:p>60,56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19]+[.G219]*[.D219]+[.E219]*[.H219]" office:value-type="float" office:value="15883.908195714" calcext:value-type="float">
            <text:p>15883,908</text:p>
          </table:table-cell>
          <table:table-cell table:formula="of:=[.C218]" office:value-type="float" office:value="15825.2483447433" calcext:value-type="float">
            <text:p>15825,248</text:p>
          </table:table-cell>
          <table:table-cell table:formula="of:=[.D218]" office:value-type="float" office:value="15762.777789929" calcext:value-type="float">
            <text:p>15762,77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19]*[.C219]+[.J219]*[.D219]+[.K219]*[.E219]" office:value-type="float" office:value="56.8707255160534" calcext:value-type="float">
            <text:p>56,87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0]+[.G220]*[.D220]+[.E220]*[.H220]" office:value-type="float" office:value="15938.9897957754" calcext:value-type="float">
            <text:p>15938,990</text:p>
          </table:table-cell>
          <table:table-cell table:formula="of:=[.C219]" office:value-type="float" office:value="15883.908195714" calcext:value-type="float">
            <text:p>15883,908</text:p>
          </table:table-cell>
          <table:table-cell table:formula="of:=[.D219]" office:value-type="float" office:value="15825.2483447433" calcext:value-type="float">
            <text:p>15825,24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0]*[.C220]+[.J220]*[.D220]+[.K220]*[.E220]" office:value-type="float" office:value="53.4016112595746" calcext:value-type="float">
            <text:p>53,4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1]+[.G221]*[.D221]+[.E221]*[.H221]" office:value-type="float" office:value="15990.7114182331" calcext:value-type="float">
            <text:p>15990,711</text:p>
          </table:table-cell>
          <table:table-cell table:formula="of:=[.C220]" office:value-type="float" office:value="15938.9897957754" calcext:value-type="float">
            <text:p>15938,990</text:p>
          </table:table-cell>
          <table:table-cell table:formula="of:=[.D220]" office:value-type="float" office:value="15883.908195714" calcext:value-type="float">
            <text:p>15883,90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1]*[.C221]+[.J221]*[.D221]+[.K221]*[.E221]" office:value-type="float" office:value="50.1441129727391" calcext:value-type="float">
            <text:p>50,1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2]+[.G222]*[.D222]+[.E222]*[.H222]" office:value-type="float" office:value="16039.2780217209" calcext:value-type="float">
            <text:p>16039,278</text:p>
          </table:table-cell>
          <table:table-cell table:formula="of:=[.C221]" office:value-type="float" office:value="15990.7114182331" calcext:value-type="float">
            <text:p>15990,711</text:p>
          </table:table-cell>
          <table:table-cell table:formula="of:=[.D221]" office:value-type="float" office:value="15938.9897957754" calcext:value-type="float">
            <text:p>15938,99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2]*[.C222]+[.J222]*[.D222]+[.K222]*[.E222]" office:value-type="float" office:value="47.0853220814024" calcext:value-type="float">
            <text:p>47,08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3]+[.G223]*[.D223]+[.E223]*[.H223]" office:value-type="float" office:value="16084.8820623959" calcext:value-type="float">
            <text:p>16084,882</text:p>
          </table:table-cell>
          <table:table-cell table:formula="of:=[.C222]" office:value-type="float" office:value="16039.2780217209" calcext:value-type="float">
            <text:p>16039,278</text:p>
          </table:table-cell>
          <table:table-cell table:formula="of:=[.D222]" office:value-type="float" office:value="15990.7114182331" calcext:value-type="float">
            <text:p>15990,71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3]*[.C223]+[.J223]*[.D223]+[.K223]*[.E223]" office:value-type="float" office:value="44.2131174344377" calcext:value-type="float">
            <text:p>44,2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4]+[.G224]*[.D224]+[.E224]*[.H224]" office:value-type="float" office:value="16127.7042565898" calcext:value-type="float">
            <text:p>16127,704</text:p>
          </table:table-cell>
          <table:table-cell table:formula="of:=[.C223]" office:value-type="float" office:value="16084.8820623959" calcext:value-type="float">
            <text:p>16084,882</text:p>
          </table:table-cell>
          <table:table-cell table:formula="of:=[.D223]" office:value-type="float" office:value="16039.2780217209" calcext:value-type="float">
            <text:p>16039,27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4]*[.C224]+[.J224]*[.D224]+[.K224]*[.E224]" office:value-type="float" office:value="41.5161172709359" calcext:value-type="float">
            <text:p>41,5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5]+[.G225]*[.D225]+[.E225]*[.H225]" office:value-type="float" office:value="16167.9142969378" calcext:value-type="float">
            <text:p>16167,914</text:p>
          </table:table-cell>
          <table:table-cell table:formula="of:=[.C224]" office:value-type="float" office:value="16127.7042565898" calcext:value-type="float">
            <text:p>16127,704</text:p>
          </table:table-cell>
          <table:table-cell table:formula="of:=[.D224]" office:value-type="float" office:value="16084.8820623959" calcext:value-type="float">
            <text:p>16084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5]*[.C225]+[.J225]*[.D225]+[.K225]*[.E225]" office:value-type="float" office:value="38.9836341174087" calcext:value-type="float">
            <text:p>38,98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6]+[.G226]*[.D226]+[.E226]*[.H226]" office:value-type="float" office:value="16205.6715248246" calcext:value-type="float">
            <text:p>16205,672</text:p>
          </table:table-cell>
          <table:table-cell table:formula="of:=[.C225]" office:value-type="float" office:value="16167.9142969378" calcext:value-type="float">
            <text:p>16167,914</text:p>
          </table:table-cell>
          <table:table-cell table:formula="of:=[.D225]" office:value-type="float" office:value="16127.7042565898" calcext:value-type="float">
            <text:p>16127,70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6]*[.C226]+[.J226]*[.D226]+[.K226]*[.E226]" office:value-type="float" office:value="36.6056324362453" calcext:value-type="float">
            <text:p>36,6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7]+[.G227]*[.D227]+[.E227]*[.H227]" office:value-type="float" office:value="16241.1255618103" calcext:value-type="float">
            <text:p>16241,126</text:p>
          </table:table-cell>
          <table:table-cell table:formula="of:=[.C226]" office:value-type="float" office:value="16205.6715248246" calcext:value-type="float">
            <text:p>16205,672</text:p>
          </table:table-cell>
          <table:table-cell table:formula="of:=[.D226]" office:value-type="float" office:value="16167.9142969378" calcext:value-type="float">
            <text:p>16167,9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7]*[.C227]+[.J227]*[.D227]+[.K227]*[.E227]" office:value-type="float" office:value="34.3726888576366" calcext:value-type="float">
            <text:p>34,37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8]+[.G228]*[.D228]+[.E228]*[.H228]" office:value-type="float" office:value="16274.4169025399" calcext:value-type="float">
            <text:p>16274,417</text:p>
          </table:table-cell>
          <table:table-cell table:formula="of:=[.C227]" office:value-type="float" office:value="16241.1255618103" calcext:value-type="float">
            <text:p>16241,126</text:p>
          </table:table-cell>
          <table:table-cell table:formula="of:=[.D227]" office:value-type="float" office:value="16205.6715248246" calcext:value-type="float">
            <text:p>16205,6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8]*[.C228]+[.J228]*[.D228]+[.K228]*[.E228]" office:value-type="float" office:value="32.2759548373215" calcext:value-type="float">
            <text:p>32,27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29]+[.G229]*[.D229]+[.E229]*[.H229]" office:value-type="float" office:value="16305.6774714849" calcext:value-type="float">
            <text:p>16305,677</text:p>
          </table:table-cell>
          <table:table-cell table:formula="of:=[.C228]" office:value-type="float" office:value="16274.4169025399" calcext:value-type="float">
            <text:p>16274,417</text:p>
          </table:table-cell>
          <table:table-cell table:formula="of:=[.D228]" office:value-type="float" office:value="16241.1255618103" calcext:value-type="float">
            <text:p>16241,12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29]*[.C229]+[.J229]*[.D229]+[.K229]*[.E229]" office:value-type="float" office:value="30.3071215922446" calcext:value-type="float">
            <text:p>30,3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0]+[.G230]*[.D230]+[.E230]*[.H230]" office:value-type="float" office:value="16335.0311457244" calcext:value-type="float">
            <text:p>16335,031</text:p>
          </table:table-cell>
          <table:table-cell table:formula="of:=[.C229]" office:value-type="float" office:value="16305.6774714849" calcext:value-type="float">
            <text:p>16305,677</text:p>
          </table:table-cell>
          <table:table-cell table:formula="of:=[.D229]" office:value-type="float" office:value="16274.4169025399" calcext:value-type="float">
            <text:p>16274,41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0]*[.C230]+[.J230]*[.D230]+[.K230]*[.E230]" office:value-type="float" office:value="28.4583871751165" calcext:value-type="float">
            <text:p>28,45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1]+[.G231]*[.D231]+[.E231]*[.H231]" office:value-type="float" office:value="16362.5942458352" calcext:value-type="float">
            <text:p>16362,594</text:p>
          </table:table-cell>
          <table:table-cell table:formula="of:=[.C230]" office:value-type="float" office:value="16335.0311457244" calcext:value-type="float">
            <text:p>16335,031</text:p>
          </table:table-cell>
          <table:table-cell table:formula="of:=[.D230]" office:value-type="float" office:value="16305.6774714849" calcext:value-type="float">
            <text:p>16305,6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1]*[.C231]+[.J231]*[.D231]+[.K231]*[.E231]" office:value-type="float" office:value="26.7224255574329" calcext:value-type="float">
            <text:p>26,72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2]+[.G232]*[.D232]+[.E232]*[.H232]" office:value-type="float" office:value="16388.4759968392" calcext:value-type="float">
            <text:p>16388,476</text:p>
          </table:table-cell>
          <table:table-cell table:formula="of:=[.C231]" office:value-type="float" office:value="16362.5942458352" calcext:value-type="float">
            <text:p>16362,594</text:p>
          </table:table-cell>
          <table:table-cell table:formula="of:=[.D231]" office:value-type="float" office:value="16335.0311457244" calcext:value-type="float">
            <text:p>16335,03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2]*[.C232]+[.J232]*[.D232]+[.K232]*[.E232]" office:value-type="float" office:value="25.0923575984325" calcext:value-type="float">
            <text:p>25,09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3]+[.G233]*[.D233]+[.E233]*[.H233]" office:value-type="float" office:value="16412.778961032" calcext:value-type="float">
            <text:p>16412,779</text:p>
          </table:table-cell>
          <table:table-cell table:formula="of:=[.C232]" office:value-type="float" office:value="16388.4759968392" calcext:value-type="float">
            <text:p>16388,476</text:p>
          </table:table-cell>
          <table:table-cell table:formula="of:=[.D232]" office:value-type="float" office:value="16362.5942458352" calcext:value-type="float">
            <text:p>16362,59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3]*[.C233]+[.J233]*[.D233]+[.K233]*[.E233]" office:value-type="float" office:value="23.5617237849274" calcext:value-type="float">
            <text:p>23,56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4]+[.G234]*[.D234]+[.E234]*[.H234]" office:value-type="float" office:value="16435.5994444091" calcext:value-type="float">
            <text:p>16435,599</text:p>
          </table:table-cell>
          <table:table-cell table:formula="of:=[.C233]" office:value-type="float" office:value="16412.778961032" calcext:value-type="float">
            <text:p>16412,779</text:p>
          </table:table-cell>
          <table:table-cell table:formula="of:=[.D233]" office:value-type="float" office:value="16388.4759968392" calcext:value-type="float">
            <text:p>16388,4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4]*[.C234]+[.J234]*[.D234]+[.K234]*[.E234]" office:value-type="float" office:value="22.1244586340472" calcext:value-type="float">
            <text:p>22,12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5]+[.G235]*[.D235]+[.E235]*[.H235]" office:value-type="float" office:value="16457.0278783001" calcext:value-type="float">
            <text:p>16457,028</text:p>
          </table:table-cell>
          <table:table-cell table:formula="of:=[.C234]" office:value-type="float" office:value="16435.5994444091" calcext:value-type="float">
            <text:p>16435,599</text:p>
          </table:table-cell>
          <table:table-cell table:formula="of:=[.D234]" office:value-type="float" office:value="16412.778961032" calcext:value-type="float">
            <text:p>16412,7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5]*[.C235]+[.J235]*[.D235]+[.K235]*[.E235]" office:value-type="float" office:value="20.7748666573698" calcext:value-type="float">
            <text:p>20,77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6]+[.G236]*[.D236]+[.E236]*[.H236]" office:value-type="float" office:value="16477.1491777238" calcext:value-type="float">
            <text:p>16477,149</text:p>
          </table:table-cell>
          <table:table-cell table:formula="of:=[.C235]" office:value-type="float" office:value="16457.0278783001" calcext:value-type="float">
            <text:p>16457,028</text:p>
          </table:table-cell>
          <table:table-cell table:formula="of:=[.D235]" office:value-type="float" office:value="16435.5994444091" calcext:value-type="float">
            <text:p>16435,5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6]*[.C236]+[.J236]*[.D236]+[.K236]*[.E236]" office:value-type="float" office:value="19.50759979127" calcext:value-type="float">
            <text:p>19,5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7]+[.G237]*[.D237]+[.E237]*[.H237]" office:value-type="float" office:value="16496.0430778827" calcext:value-type="float">
            <text:p>16496,043</text:p>
          </table:table-cell>
          <table:table-cell table:formula="of:=[.C236]" office:value-type="float" office:value="16477.1491777238" calcext:value-type="float">
            <text:p>16477,149</text:p>
          </table:table-cell>
          <table:table-cell table:formula="of:=[.D236]" office:value-type="float" office:value="16457.0278783001" calcext:value-type="float">
            <text:p>16457,0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7]*[.C237]+[.J237]*[.D237]+[.K237]*[.E237]" office:value-type="float" office:value="18.3176362040031" calcext:value-type="float">
            <text:p>18,3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8]+[.G238]*[.D238]+[.E238]*[.H238]" office:value-type="float" office:value="16513.7844501318" calcext:value-type="float">
            <text:p>16513,784</text:p>
          </table:table-cell>
          <table:table-cell table:formula="of:=[.C237]" office:value-type="float" office:value="16496.0430778827" calcext:value-type="float">
            <text:p>16496,043</text:p>
          </table:table-cell>
          <table:table-cell table:formula="of:=[.D237]" office:value-type="float" office:value="16477.1491777238" calcext:value-type="float">
            <text:p>16477,1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8]*[.C238]+[.J238]*[.D238]+[.K238]*[.E238]" office:value-type="float" office:value="17.2002603955589" calcext:value-type="float">
            <text:p>17,2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39]+[.G239]*[.D239]+[.E239]*[.H239]" office:value-type="float" office:value="16530.4435986738" calcext:value-type="float">
            <text:p>16530,444</text:p>
          </table:table-cell>
          <table:table-cell table:formula="of:=[.C238]" office:value-type="float" office:value="16513.7844501318" calcext:value-type="float">
            <text:p>16513,784</text:p>
          </table:table-cell>
          <table:table-cell table:formula="of:=[.D238]" office:value-type="float" office:value="16496.0430778827" calcext:value-type="float">
            <text:p>16496,04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39]*[.C239]+[.J239]*[.D239]+[.K239]*[.E239]" office:value-type="float" office:value="16.1510445114291" calcext:value-type="float">
            <text:p>16,15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0]+[.G240]*[.D240]+[.E240]*[.H240]" office:value-type="float" office:value="16546.0865391547" calcext:value-type="float">
            <text:p>16546,087</text:p>
          </table:table-cell>
          <table:table-cell table:formula="of:=[.C239]" office:value-type="float" office:value="16530.4435986738" calcext:value-type="float">
            <text:p>16530,444</text:p>
          </table:table-cell>
          <table:table-cell table:formula="of:=[.D239]" office:value-type="float" office:value="16513.7844501318" calcext:value-type="float">
            <text:p>16513,7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0]*[.C240]+[.J240]*[.D240]+[.K240]*[.E240]" office:value-type="float" office:value="15.1658307962316" calcext:value-type="float">
            <text:p>15,16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1]+[.G241]*[.D241]+[.E241]*[.H241]" office:value-type="float" office:value="16560.7752602663" calcext:value-type="float">
            <text:p>16560,775</text:p>
          </table:table-cell>
          <table:table-cell table:formula="of:=[.C240]" office:value-type="float" office:value="16546.0865391547" calcext:value-type="float">
            <text:p>16546,087</text:p>
          </table:table-cell>
          <table:table-cell table:formula="of:=[.D240]" office:value-type="float" office:value="16530.4435986738" calcext:value-type="float">
            <text:p>16530,44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1]*[.C241]+[.J241]*[.D241]+[.K241]*[.E241]" office:value-type="float" office:value="14.2407151176612" calcext:value-type="float">
            <text:p>14,24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2]+[.G242]*[.D242]+[.E242]*[.H242]" office:value-type="float" office:value="16574.56796939" calcext:value-type="float">
            <text:p>16574,568</text:p>
          </table:table-cell>
          <table:table-cell table:formula="of:=[.C241]" office:value-type="float" office:value="16560.7752602663" calcext:value-type="float">
            <text:p>16560,775</text:p>
          </table:table-cell>
          <table:table-cell table:formula="of:=[.D241]" office:value-type="float" office:value="16546.0865391547" calcext:value-type="float">
            <text:p>16546,08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2]*[.C242]+[.J242]*[.D242]+[.K242]*[.E242]" office:value-type="float" office:value="13.372031495488" calcext:value-type="float">
            <text:p>13,37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3]+[.G243]*[.D243]+[.E243]*[.H243]" office:value-type="float" office:value="16587.5193232572" calcext:value-type="float">
            <text:p>16587,519</text:p>
          </table:table-cell>
          <table:table-cell table:formula="of:=[.C242]" office:value-type="float" office:value="16574.56796939" calcext:value-type="float">
            <text:p>16574,568</text:p>
          </table:table-cell>
          <table:table-cell table:formula="of:=[.D242]" office:value-type="float" office:value="16560.7752602663" calcext:value-type="float">
            <text:p>16560,77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3]*[.C243]+[.J243]*[.D243]+[.K243]*[.E243]" office:value-type="float" office:value="12.5563375742604" calcext:value-type="float">
            <text:p>12,55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4]+[.G244]*[.D244]+[.E244]*[.H244]" office:value-type="float" office:value="16599.6806445385" calcext:value-type="float">
            <text:p>16599,681</text:p>
          </table:table-cell>
          <table:table-cell table:formula="of:=[.C243]" office:value-type="float" office:value="16587.5193232572" calcext:value-type="float">
            <text:p>16587,519</text:p>
          </table:table-cell>
          <table:table-cell table:formula="of:=[.D243]" office:value-type="float" office:value="16574.56796939" calcext:value-type="float">
            <text:p>16574,56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4]*[.C244]+[.J244]*[.D244]+[.K244]*[.E244]" office:value-type="float" office:value="11.7904009822305" calcext:value-type="float">
            <text:p>11,79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5]+[.G245]*[.D245]+[.E245]*[.H245]" office:value-type="float" office:value="16611.1001252217" calcext:value-type="float">
            <text:p>16611,100</text:p>
          </table:table-cell>
          <table:table-cell table:formula="of:=[.C244]" office:value-type="float" office:value="16599.6806445385" calcext:value-type="float">
            <text:p>16599,681</text:p>
          </table:table-cell>
          <table:table-cell table:formula="of:=[.D244]" office:value-type="float" office:value="16587.5193232572" calcext:value-type="float">
            <text:p>16587,5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5]*[.C245]+[.J245]*[.D245]+[.K245]*[.E245]" office:value-type="float" office:value="11.0711865223147" calcext:value-type="float">
            <text:p>11,07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6]+[.G246]*[.D246]+[.E246]*[.H246]" office:value-type="float" office:value="16621.8230175832" calcext:value-type="float">
            <text:p>16621,823</text:p>
          </table:table-cell>
          <table:table-cell table:formula="of:=[.C245]" office:value-type="float" office:value="16611.1001252217" calcext:value-type="float">
            <text:p>16611,100</text:p>
          </table:table-cell>
          <table:table-cell table:formula="of:=[.D245]" office:value-type="float" office:value="16599.6806445385" calcext:value-type="float">
            <text:p>16599,6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6]*[.C246]+[.J246]*[.D246]+[.K246]*[.E246]" office:value-type="float" office:value="10.3958441444538" calcext:value-type="float">
            <text:p>10,39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7]+[.G247]*[.D247]+[.E247]*[.H247]" office:value-type="float" office:value="16631.8918135106" calcext:value-type="float">
            <text:p>16631,892</text:p>
          </table:table-cell>
          <table:table-cell table:formula="of:=[.C246]" office:value-type="float" office:value="16621.8230175832" calcext:value-type="float">
            <text:p>16621,823</text:p>
          </table:table-cell>
          <table:table-cell table:formula="of:=[.D246]" office:value-type="float" office:value="16611.1001252217" calcext:value-type="float">
            <text:p>16611,1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7]*[.C247]+[.J247]*[.D247]+[.K247]*[.E247]" office:value-type="float" office:value="9.76169765163832" calcext:value-type="float">
            <text:p>9,76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8]+[.G248]*[.D248]+[.E248]*[.H248]" office:value-type="float" office:value="16641.3464128864" calcext:value-type="float">
            <text:p>16641,346</text:p>
          </table:table-cell>
          <table:table-cell table:formula="of:=[.C247]" office:value-type="float" office:value="16631.8918135106" calcext:value-type="float">
            <text:p>16631,892</text:p>
          </table:table-cell>
          <table:table-cell table:formula="of:=[.D247]" office:value-type="float" office:value="16621.8230175832" calcext:value-type="float">
            <text:p>16621,8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8]*[.C248]+[.J248]*[.D248]+[.K248]*[.E248]" office:value-type="float" office:value="9.16623409489148" calcext:value-type="float">
            <text:p>9,16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49]+[.G249]*[.D249]+[.E249]*[.H249]" office:value-type="float" office:value="16650.2242817004" calcext:value-type="float">
            <text:p>16650,224</text:p>
          </table:table-cell>
          <table:table-cell table:formula="of:=[.C248]" office:value-type="float" office:value="16641.3464128864" calcext:value-type="float">
            <text:p>16641,346</text:p>
          </table:table-cell>
          <table:table-cell table:formula="of:=[.D248]" office:value-type="float" office:value="16631.8918135106" calcext:value-type="float">
            <text:p>16631,89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49]*[.C249]+[.J249]*[.D249]+[.K249]*[.E249]" office:value-type="float" office:value="8.60709381510242" calcext:value-type="float">
            <text:p>8,6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0]+[.G250]*[.D250]+[.E250]*[.H250]" office:value-type="float" office:value="16658.5606005167" calcext:value-type="float">
            <text:p>16658,561</text:p>
          </table:table-cell>
          <table:table-cell table:formula="of:=[.C249]" office:value-type="float" office:value="16650.2242817004" calcext:value-type="float">
            <text:p>16650,224</text:p>
          </table:table-cell>
          <table:table-cell table:formula="of:=[.D249]" office:value-type="float" office:value="16641.3464128864" calcext:value-type="float">
            <text:p>16641,34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0]*[.C250]+[.J250]*[.D250]+[.K250]*[.E250]" office:value-type="float" office:value="8.08206109238381" calcext:value-type="float">
            <text:p>8,08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1]+[.G251]*[.D251]+[.E251]*[.H251]" office:value-type="float" office:value="16666.3884038851" calcext:value-type="float">
            <text:p>16666,388</text:p>
          </table:table-cell>
          <table:table-cell table:formula="of:=[.C250]" office:value-type="float" office:value="16658.5606005167" calcext:value-type="float">
            <text:p>16658,561</text:p>
          </table:table-cell>
          <table:table-cell table:formula="of:=[.D250]" office:value-type="float" office:value="16650.2242817004" calcext:value-type="float">
            <text:p>16650,22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1]*[.C251]+[.J251]*[.D251]+[.K251]*[.E251]" office:value-type="float" office:value="7.58905536574639" calcext:value-type="float">
            <text:p>7,58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2]+[.G252]*[.D252]+[.E252]*[.H252]" office:value-type="float" office:value="16673.7387112481" calcext:value-type="float">
            <text:p>16673,739</text:p>
          </table:table-cell>
          <table:table-cell table:formula="of:=[.C251]" office:value-type="float" office:value="16666.3884038851" calcext:value-type="float">
            <text:p>16666,388</text:p>
          </table:table-cell>
          <table:table-cell table:formula="of:=[.D251]" office:value-type="float" office:value="16658.5606005167" calcext:value-type="float">
            <text:p>16658,56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2]*[.C252]+[.J252]*[.D252]+[.K252]*[.E252]" office:value-type="float" office:value="7.12612298843305" calcext:value-type="float">
            <text:p>7,12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3]+[.G253]*[.D253]+[.E253]*[.H253]" office:value-type="float" office:value="16680.640649862" calcext:value-type="float">
            <text:p>16680,641</text:p>
          </table:table-cell>
          <table:table-cell table:formula="of:=[.C252]" office:value-type="float" office:value="16673.7387112481" calcext:value-type="float">
            <text:p>16673,739</text:p>
          </table:table-cell>
          <table:table-cell table:formula="of:=[.D252]" office:value-type="float" office:value="16666.3884038851" calcext:value-type="float">
            <text:p>16666,38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3]*[.C253]+[.J253]*[.D253]+[.K253]*[.E253]" office:value-type="float" office:value="6.69142948614172" calcext:value-type="float">
            <text:p>6,69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4]+[.G254]*[.D254]+[.E254]*[.H254]" office:value-type="float" office:value="16687.1215702204" calcext:value-type="float">
            <text:p>16687,122</text:p>
          </table:table-cell>
          <table:table-cell table:formula="of:=[.C253]" office:value-type="float" office:value="16680.640649862" calcext:value-type="float">
            <text:p>16680,641</text:p>
          </table:table-cell>
          <table:table-cell table:formula="of:=[.D253]" office:value-type="float" office:value="16673.7387112481" calcext:value-type="float">
            <text:p>16673,73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4]*[.C254]+[.J254]*[.D254]+[.K254]*[.E254]" office:value-type="float" office:value="6.2832522874869" calcext:value-type="float">
            <text:p>6,28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5]+[.G255]*[.D255]+[.E255]*[.H255]" office:value-type="float" office:value="16693.207154437" calcext:value-type="float">
            <text:p>16693,207</text:p>
          </table:table-cell>
          <table:table-cell table:formula="of:=[.C254]" office:value-type="float" office:value="16687.1215702204" calcext:value-type="float">
            <text:p>16687,122</text:p>
          </table:table-cell>
          <table:table-cell table:formula="of:=[.D254]" office:value-type="float" office:value="16680.640649862" calcext:value-type="float">
            <text:p>16680,64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5]*[.C255]+[.J255]*[.D255]+[.K255]*[.E255]" office:value-type="float" office:value="5.89997389794917" calcext:value-type="float">
            <text:p>5,9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6]+[.G256]*[.D256]+[.E256]*[.H256]" office:value-type="float" office:value="16698.9215180163" calcext:value-type="float">
            <text:p>16698,922</text:p>
          </table:table-cell>
          <table:table-cell table:formula="of:=[.C255]" office:value-type="float" office:value="16693.207154437" calcext:value-type="float">
            <text:p>16693,207</text:p>
          </table:table-cell>
          <table:table-cell table:formula="of:=[.D255]" office:value-type="float" office:value="16687.1215702204" calcext:value-type="float">
            <text:p>16687,1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6]*[.C256]+[.J256]*[.D256]+[.K256]*[.E256]" office:value-type="float" office:value="5.54007549017842" calcext:value-type="float">
            <text:p>5,54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7]+[.G257]*[.D257]+[.E257]*[.H257]" office:value-type="float" office:value="16704.2873054173" calcext:value-type="float">
            <text:p>16704,287</text:p>
          </table:table-cell>
          <table:table-cell table:formula="of:=[.C256]" office:value-type="float" office:value="16698.9215180163" calcext:value-type="float">
            <text:p>16698,922</text:p>
          </table:table-cell>
          <table:table-cell table:formula="of:=[.D256]" office:value-type="float" office:value="16693.207154437" calcext:value-type="float">
            <text:p>16693,20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7]*[.C257]+[.J257]*[.D257]+[.K257]*[.E257]" office:value-type="float" office:value="5.20213088527089" calcext:value-type="float">
            <text:p>5,2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8]+[.G258]*[.D258]+[.E258]*[.H258]" office:value-type="float" office:value="16709.3257797869" calcext:value-type="float">
            <text:p>16709,326</text:p>
          </table:table-cell>
          <table:table-cell table:formula="of:=[.C257]" office:value-type="float" office:value="16704.2873054173" calcext:value-type="float">
            <text:p>16704,287</text:p>
          </table:table-cell>
          <table:table-cell table:formula="of:=[.D257]" office:value-type="float" office:value="16698.9215180163" calcext:value-type="float">
            <text:p>16698,9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8]*[.C258]+[.J258]*[.D258]+[.K258]*[.E258]" office:value-type="float" office:value="4.88480090127268" calcext:value-type="float">
            <text:p>4,88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59]+[.G259]*[.D259]+[.E259]*[.H259]" office:value-type="float" office:value="16714.0569072199" calcext:value-type="float">
            <text:p>16714,057</text:p>
          </table:table-cell>
          <table:table-cell table:formula="of:=[.C258]" office:value-type="float" office:value="16709.3257797869" calcext:value-type="float">
            <text:p>16709,326</text:p>
          </table:table-cell>
          <table:table-cell table:formula="of:=[.D258]" office:value-type="float" office:value="16704.2873054173" calcext:value-type="float">
            <text:p>16704,28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59]*[.C259]+[.J259]*[.D259]+[.K259]*[.E259]" office:value-type="float" office:value="4.58682804629461" calcext:value-type="float">
            <text:p>4,58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0]+[.G260]*[.D260]+[.E260]*[.H260]" office:value-type="float" office:value="16718.4994358795" calcext:value-type="float">
            <text:p>16718,499</text:p>
          </table:table-cell>
          <table:table-cell table:formula="of:=[.C259]" office:value-type="float" office:value="16714.0569072199" calcext:value-type="float">
            <text:p>16714,057</text:p>
          </table:table-cell>
          <table:table-cell table:formula="of:=[.D259]" office:value-type="float" office:value="16709.3257797869" calcext:value-type="float">
            <text:p>16709,32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0]*[.C260]+[.J260]*[.D260]+[.K260]*[.E260]" office:value-type="float" office:value="4.30703153547074" calcext:value-type="float">
            <text:p>4,3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1]+[.G261]*[.D261]+[.E261]*[.H261]" office:value-type="float" office:value="16722.6709702908" calcext:value-type="float">
            <text:p>16722,671</text:p>
          </table:table-cell>
          <table:table-cell table:formula="of:=[.C260]" office:value-type="float" office:value="16718.4994358795" calcext:value-type="float">
            <text:p>16718,499</text:p>
          </table:table-cell>
          <table:table-cell table:formula="of:=[.D260]" office:value-type="float" office:value="16714.0569072199" calcext:value-type="float">
            <text:p>16714,05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1]*[.C261]+[.J261]*[.D261]+[.K261]*[.E261]" office:value-type="float" office:value="4.04430261180823" calcext:value-type="float">
            <text:p>4,0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2]+[.G262]*[.D262]+[.E262]*[.H262]" office:value-type="float" office:value="16726.5880411031" calcext:value-type="float">
            <text:p>16726,588</text:p>
          </table:table-cell>
          <table:table-cell table:formula="of:=[.C261]" office:value-type="float" office:value="16722.6709702908" calcext:value-type="float">
            <text:p>16722,671</text:p>
          </table:table-cell>
          <table:table-cell table:formula="of:=[.D261]" office:value-type="float" office:value="16718.4994358795" calcext:value-type="float">
            <text:p>16718,4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2]*[.C262]+[.J262]*[.D262]+[.K262]*[.E262]" office:value-type="float" office:value="3.79760015248758" calcext:value-type="float">
            <text:p>3,79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3]+[.G263]*[.D263]+[.E263]*[.H263]" office:value-type="float" office:value="16730.2661705958" calcext:value-type="float">
            <text:p>16730,266</text:p>
          </table:table-cell>
          <table:table-cell table:formula="of:=[.C262]" office:value-type="float" office:value="16726.5880411031" calcext:value-type="float">
            <text:p>16726,588</text:p>
          </table:table-cell>
          <table:table-cell table:formula="of:=[.D262]" office:value-type="float" office:value="16722.6709702908" calcext:value-type="float">
            <text:p>16722,67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3]*[.C263]+[.J263]*[.D263]+[.K263]*[.E263]" office:value-type="float" office:value="3.56594654318542" calcext:value-type="float">
            <text:p>3,56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4]+[.G264]*[.D264]+[.E264]*[.H264]" office:value-type="float" office:value="16733.7199341895" calcext:value-type="float">
            <text:p>16733,720</text:p>
          </table:table-cell>
          <table:table-cell table:formula="of:=[.C263]" office:value-type="float" office:value="16730.2661705958" calcext:value-type="float">
            <text:p>16730,266</text:p>
          </table:table-cell>
          <table:table-cell table:formula="of:=[.D263]" office:value-type="float" office:value="16726.5880411031" calcext:value-type="float">
            <text:p>16726,58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4]*[.C264]+[.J264]*[.D264]+[.K264]*[.E264]" office:value-type="float" office:value="3.34842380405098" calcext:value-type="float">
            <text:p>3,34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5]+[.G265]*[.D265]+[.E265]*[.H265]" office:value-type="float" office:value="16736.9630182039" calcext:value-type="float">
            <text:p>16736,963</text:p>
          </table:table-cell>
          <table:table-cell table:formula="of:=[.C264]" office:value-type="float" office:value="16733.7199341895" calcext:value-type="float">
            <text:p>16733,720</text:p>
          </table:table-cell>
          <table:table-cell table:formula="of:=[.D264]" office:value-type="float" office:value="16730.2661705958" calcext:value-type="float">
            <text:p>16730,2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5]*[.C265]+[.J265]*[.D265]+[.K265]*[.E265]" office:value-type="float" office:value="3.14416995200372" calcext:value-type="float">
            <text:p>3,1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6]+[.G266]*[.D266]+[.E266]*[.H266]" office:value-type="float" office:value="16740.0082740935" calcext:value-type="float">
            <text:p>16740,008</text:p>
          </table:table-cell>
          <table:table-cell table:formula="of:=[.C265]" office:value-type="float" office:value="16736.9630182039" calcext:value-type="float">
            <text:p>16736,963</text:p>
          </table:table-cell>
          <table:table-cell table:formula="of:=[.D265]" office:value-type="float" office:value="16733.7199341895" calcext:value-type="float">
            <text:p>16733,72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6]*[.C266]+[.J266]*[.D266]+[.K266]*[.E266]" office:value-type="float" office:value="2.95237558493136" calcext:value-type="float">
            <text:p>2,95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7]+[.G267]*[.D267]+[.E267]*[.H267]" office:value-type="float" office:value="16742.8677693738" calcext:value-type="float">
            <text:p>16742,868</text:p>
          </table:table-cell>
          <table:table-cell table:formula="of:=[.C266]" office:value-type="float" office:value="16740.0082740935" calcext:value-type="float">
            <text:p>16740,008</text:p>
          </table:table-cell>
          <table:table-cell table:formula="of:=[.D266]" office:value-type="float" office:value="16736.9630182039" calcext:value-type="float">
            <text:p>16736,9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7]*[.C267]+[.J267]*[.D267]+[.K267]*[.E267]" office:value-type="float" office:value="2.77228067425131" calcext:value-type="float">
            <text:p>2,77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8]+[.G268]*[.D268]+[.E268]*[.H268]" office:value-type="float" office:value="16745.552835442" calcext:value-type="float">
            <text:p>16745,553</text:p>
          </table:table-cell>
          <table:table-cell table:formula="of:=[.C267]" office:value-type="float" office:value="16742.8677693738" calcext:value-type="float">
            <text:p>16742,868</text:p>
          </table:table-cell>
          <table:table-cell table:formula="of:=[.D267]" office:value-type="float" office:value="16740.0082740935" calcext:value-type="float">
            <text:p>16740,00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8]*[.C268]+[.J268]*[.D268]+[.K268]*[.E268]" office:value-type="float" office:value="2.60317155311895" calcext:value-type="float">
            <text:p>2,6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69]+[.G269]*[.D269]+[.E269]*[.H269]" office:value-type="float" office:value="16748.07411248" calcext:value-type="float">
            <text:p>16748,074</text:p>
          </table:table-cell>
          <table:table-cell table:formula="of:=[.C268]" office:value-type="float" office:value="16745.552835442" calcext:value-type="float">
            <text:p>16745,553</text:p>
          </table:table-cell>
          <table:table-cell table:formula="of:=[.D268]" office:value-type="float" office:value="16742.8677693738" calcext:value-type="float">
            <text:p>16742,86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69]*[.C269]+[.J269]*[.D269]+[.K269]*[.E269]" office:value-type="float" office:value="2.4443780883812" calcext:value-type="float">
            <text:p>2,4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0]+[.G270]*[.D270]+[.E270]*[.H270]" office:value-type="float" office:value="16750.4415916187" calcext:value-type="float">
            <text:p>16750,442</text:p>
          </table:table-cell>
          <table:table-cell table:formula="of:=[.C269]" office:value-type="float" office:value="16748.07411248" calcext:value-type="float">
            <text:p>16748,074</text:p>
          </table:table-cell>
          <table:table-cell table:formula="of:=[.D269]" office:value-type="float" office:value="16745.552835442" calcext:value-type="float">
            <text:p>16745,55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0]*[.C270]+[.J270]*[.D270]+[.K270]*[.E270]" office:value-type="float" office:value="2.29527102499014" calcext:value-type="float">
            <text:p>2,29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1]+[.G271]*[.D271]+[.E271]*[.H271]" office:value-type="float" office:value="16752.66465453" calcext:value-type="float">
            <text:p>16752,665</text:p>
          </table:table-cell>
          <table:table-cell table:formula="of:=[.C270]" office:value-type="float" office:value="16750.4415916187" calcext:value-type="float">
            <text:p>16750,442</text:p>
          </table:table-cell>
          <table:table-cell table:formula="of:=[.D270]" office:value-type="float" office:value="16748.07411248" calcext:value-type="float">
            <text:p>16748,0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1]*[.C271]+[.J271]*[.D271]+[.K271]*[.E271]" office:value-type="float" office:value="2.15525949246694" calcext:value-type="float">
            <text:p>2,15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2]+[.G272]*[.D272]+[.E272]*[.H272]" office:value-type="float" office:value="16754.7521106037" calcext:value-type="float">
            <text:p>16754,752</text:p>
          </table:table-cell>
          <table:table-cell table:formula="of:=[.C271]" office:value-type="float" office:value="16752.66465453" calcext:value-type="float">
            <text:p>16752,665</text:p>
          </table:table-cell>
          <table:table-cell table:formula="of:=[.D271]" office:value-type="float" office:value="16750.4415916187" calcext:value-type="float">
            <text:p>16750,4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2]*[.C272]+[.J272]*[.D272]+[.K272]*[.E272]" office:value-type="float" office:value="2.02378866342224" calcext:value-type="float">
            <text:p>2,02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3]+[.G273]*[.D273]+[.E273]*[.H273]" office:value-type="float" office:value="16756.7122318568" calcext:value-type="float">
            <text:p>16756,712</text:p>
          </table:table-cell>
          <table:table-cell table:formula="of:=[.C272]" office:value-type="float" office:value="16754.7521106037" calcext:value-type="float">
            <text:p>16754,752</text:p>
          </table:table-cell>
          <table:table-cell table:formula="of:=[.D272]" office:value-type="float" office:value="16752.66465453" calcext:value-type="float">
            <text:p>16752,66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3]*[.C273]+[.J273]*[.D273]+[.K273]*[.E273]" office:value-type="float" office:value="1.90033755495642" calcext:value-type="float">
            <text:p>1,9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4]+[.G274]*[.D274]+[.E274]*[.H274]" office:value-type="float" office:value="16758.5527857136" calcext:value-type="float">
            <text:p>16758,553</text:p>
          </table:table-cell>
          <table:table-cell table:formula="of:=[.C273]" office:value-type="float" office:value="16756.7122318568" calcext:value-type="float">
            <text:p>16756,712</text:p>
          </table:table-cell>
          <table:table-cell table:formula="of:=[.D273]" office:value-type="float" office:value="16754.7521106037" calcext:value-type="float">
            <text:p>16754,7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4]*[.C274]+[.J274]*[.D274]+[.K274]*[.E274]" office:value-type="float" office:value="1.78441696410482" calcext:value-type="float">
            <text:p>1,78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5]+[.G275]*[.D275]+[.E275]*[.H275]" office:value-type="float" office:value="16760.281065785" calcext:value-type="float">
            <text:p>16760,281</text:p>
          </table:table-cell>
          <table:table-cell table:formula="of:=[.C274]" office:value-type="float" office:value="16758.5527857136" calcext:value-type="float">
            <text:p>16758,553</text:p>
          </table:table-cell>
          <table:table-cell table:formula="of:=[.D274]" office:value-type="float" office:value="16756.7122318568" calcext:value-type="float">
            <text:p>16756,71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5]*[.C275]+[.J275]*[.D275]+[.K275]*[.E275]" office:value-type="float" office:value="1.67556752928977" calcext:value-type="float">
            <text:p>1,67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6]+[.G276]*[.D276]+[.E276]*[.H276]" office:value-type="float" office:value="16761.9039207722" calcext:value-type="float">
            <text:p>16761,904</text:p>
          </table:table-cell>
          <table:table-cell table:formula="of:=[.C275]" office:value-type="float" office:value="16760.281065785" calcext:value-type="float">
            <text:p>16760,281</text:p>
          </table:table-cell>
          <table:table-cell table:formula="of:=[.D275]" office:value-type="float" office:value="16758.5527857136" calcext:value-type="float">
            <text:p>16758,55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6]*[.C276]+[.J276]*[.D276]+[.K276]*[.E276]" office:value-type="float" office:value="1.57335791000878" calcext:value-type="float">
            <text:p>1,57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7]+[.G277]*[.D277]+[.E277]*[.H277]" office:value-type="float" office:value="16763.4277816051" calcext:value-type="float">
            <text:p>16763,428</text:p>
          </table:table-cell>
          <table:table-cell table:formula="of:=[.C276]" office:value-type="float" office:value="16761.9039207722" calcext:value-type="float">
            <text:p>16761,904</text:p>
          </table:table-cell>
          <table:table-cell table:formula="of:=[.D276]" office:value-type="float" office:value="16760.281065785" calcext:value-type="float">
            <text:p>16760,2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7]*[.C277]+[.J277]*[.D277]+[.K277]*[.E277]" office:value-type="float" office:value="1.47738307749933" calcext:value-type="float">
            <text:p>1,47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8]+[.G278]*[.D278]+[.E278]*[.H278]" office:value-type="float" office:value="16764.8586869271" calcext:value-type="float">
            <text:p>16764,859</text:p>
          </table:table-cell>
          <table:table-cell table:formula="of:=[.C277]" office:value-type="float" office:value="16763.4277816051" calcext:value-type="float">
            <text:p>16763,428</text:p>
          </table:table-cell>
          <table:table-cell table:formula="of:=[.D277]" office:value-type="float" office:value="16761.9039207722" calcext:value-type="float">
            <text:p>16761,90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8]*[.C278]+[.J278]*[.D278]+[.K278]*[.E278]" office:value-type="float" office:value="1.38726270976986" calcext:value-type="float">
            <text:p>1,38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79]+[.G279]*[.D279]+[.E279]*[.H279]" office:value-type="float" office:value="16766.2023070246" calcext:value-type="float">
            <text:p>16766,202</text:p>
          </table:table-cell>
          <table:table-cell table:formula="of:=[.C278]" office:value-type="float" office:value="16764.8586869271" calcext:value-type="float">
            <text:p>16764,859</text:p>
          </table:table-cell>
          <table:table-cell table:formula="of:=[.D278]" office:value-type="float" office:value="16763.4277816051" calcext:value-type="float">
            <text:p>16763,42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79]*[.C279]+[.J279]*[.D279]+[.K279]*[.E279]" office:value-type="float" office:value="1.30263968447434" calcext:value-type="float">
            <text:p>1,3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0]+[.G280]*[.D280]+[.E280]*[.H280]" office:value-type="float" office:value="16767.4639662961" calcext:value-type="float">
            <text:p>16767,464</text:p>
          </table:table-cell>
          <table:table-cell table:formula="of:=[.C279]" office:value-type="float" office:value="16766.2023070246" calcext:value-type="float">
            <text:p>16766,202</text:p>
          </table:table-cell>
          <table:table-cell table:formula="of:=[.D279]" office:value-type="float" office:value="16764.8586869271" calcext:value-type="float">
            <text:p>16764,8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0]*[.C280]+[.J280]*[.D280]+[.K280]*[.E280]" office:value-type="float" office:value="1.22317866371668" calcext:value-type="float">
            <text:p>1,22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1]+[.G281]*[.D281]+[.E281]*[.H281]" office:value-type="float" office:value="16768.648664352" calcext:value-type="float">
            <text:p>16768,649</text:p>
          </table:table-cell>
          <table:table-cell table:formula="of:=[.C280]" office:value-type="float" office:value="16767.4639662961" calcext:value-type="float">
            <text:p>16767,464</text:p>
          </table:table-cell>
          <table:table-cell table:formula="of:=[.D280]" office:value-type="float" office:value="16766.2023070246" calcext:value-type="float">
            <text:p>16766,20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1]*[.C281]+[.J281]*[.D281]+[.K281]*[.E281]" office:value-type="float" office:value="1.1485647652371" calcext:value-type="float">
            <text:p>1,14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2]+[.G282]*[.D282]+[.E282]*[.H282]" office:value-type="float" office:value="16769.7610958266" calcext:value-type="float">
            <text:p>16769,761</text:p>
          </table:table-cell>
          <table:table-cell table:formula="of:=[.C281]" office:value-type="float" office:value="16768.648664352" calcext:value-type="float">
            <text:p>16768,649</text:p>
          </table:table-cell>
          <table:table-cell table:formula="of:=[.D281]" office:value-type="float" office:value="16767.4639662961" calcext:value-type="float">
            <text:p>16767,46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2]*[.C282]+[.J282]*[.D282]+[.K282]*[.E282]" office:value-type="float" office:value="1.07850231455086" calcext:value-type="float">
            <text:p>1,07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3]+[.G283]*[.D283]+[.E283]*[.H283]" office:value-type="float" office:value="16770.8056689811" calcext:value-type="float">
            <text:p>16770,806</text:p>
          </table:table-cell>
          <table:table-cell table:formula="of:=[.C282]" office:value-type="float" office:value="16769.7610958266" calcext:value-type="float">
            <text:p>16769,761</text:p>
          </table:table-cell>
          <table:table-cell table:formula="of:=[.D282]" office:value-type="float" office:value="16768.648664352" calcext:value-type="float">
            <text:p>16768,6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3]*[.C283]+[.J283]*[.D283]+[.K283]*[.E283]" office:value-type="float" office:value="1.01271367336631" calcext:value-type="float">
            <text:p>1,0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4]+[.G284]*[.D284]+[.E284]*[.H284]" office:value-type="float" office:value="16771.7865231733" calcext:value-type="float">
            <text:p>16771,787</text:p>
          </table:table-cell>
          <table:table-cell table:formula="of:=[.C283]" office:value-type="float" office:value="16770.8056689811" calcext:value-type="float">
            <text:p>16770,806</text:p>
          </table:table-cell>
          <table:table-cell table:formula="of:=[.D283]" office:value-type="float" office:value="16769.7610958266" calcext:value-type="float">
            <text:p>16769,76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4]*[.C284]+[.J284]*[.D284]+[.K284]*[.E284]" office:value-type="float" office:value="0.950938139290884" calcext:value-type="float">
            <text:p>0,95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5]+[.G285]*[.D285]+[.E285]*[.H285]" office:value-type="float" office:value="16772.7075452597" calcext:value-type="float">
            <text:p>16772,708</text:p>
          </table:table-cell>
          <table:table-cell table:formula="of:=[.C284]" office:value-type="float" office:value="16771.7865231733" calcext:value-type="float">
            <text:p>16771,787</text:p>
          </table:table-cell>
          <table:table-cell table:formula="of:=[.D284]" office:value-type="float" office:value="16770.8056689811" calcext:value-type="float">
            <text:p>16770,80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5]*[.C285]+[.J285]*[.D285]+[.K285]*[.E285]" office:value-type="float" office:value="0.892930912794327" calcext:value-type="float">
            <text:p>0,89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6]+[.G286]*[.D286]+[.E286]*[.H286]" office:value-type="float" office:value="16773.5723849989" calcext:value-type="float">
            <text:p>16773,572</text:p>
          </table:table-cell>
          <table:table-cell table:formula="of:=[.C285]" office:value-type="float" office:value="16772.7075452597" calcext:value-type="float">
            <text:p>16772,708</text:p>
          </table:table-cell>
          <table:table-cell table:formula="of:=[.D285]" office:value-type="float" office:value="16771.7865231733" calcext:value-type="float">
            <text:p>16771,78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6]*[.C286]+[.J286]*[.D286]+[.K286]*[.E286]" office:value-type="float" office:value="0.838462127114326" calcext:value-type="float">
            <text:p>0,83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7]+[.G287]*[.D287]+[.E287]*[.H287]" office:value-type="float" office:value="16774.3844695139" calcext:value-type="float">
            <text:p>16774,384</text:p>
          </table:table-cell>
          <table:table-cell table:formula="of:=[.C286]" office:value-type="float" office:value="16773.5723849989" calcext:value-type="float">
            <text:p>16773,572</text:p>
          </table:table-cell>
          <table:table-cell table:formula="of:=[.D286]" office:value-type="float" office:value="16772.7075452597" calcext:value-type="float">
            <text:p>16772,70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7]*[.C287]+[.J287]*[.D287]+[.K287]*[.E287]" office:value-type="float" office:value="0.787315937359381" calcext:value-type="float">
            <text:p>0,78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8]+[.G288]*[.D288]+[.E288]*[.H288]" office:value-type="float" office:value="16775.1470168736" calcext:value-type="float">
            <text:p>16775,147</text:p>
          </table:table-cell>
          <table:table-cell table:formula="of:=[.C287]" office:value-type="float" office:value="16774.3844695139" calcext:value-type="float">
            <text:p>16774,384</text:p>
          </table:table-cell>
          <table:table-cell table:formula="of:=[.D287]" office:value-type="float" office:value="16773.5723849989" calcext:value-type="float">
            <text:p>16773,5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8]*[.C288]+[.J288]*[.D288]+[.K288]*[.E288]" office:value-type="float" office:value="0.739289665179967" calcext:value-type="float">
            <text:p>0,73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89]+[.G289]*[.D289]+[.E289]*[.H289]" office:value-type="float" office:value="16775.8630488443" calcext:value-type="float">
            <text:p>16775,863</text:p>
          </table:table-cell>
          <table:table-cell table:formula="of:=[.C288]" office:value-type="float" office:value="16775.1470168736" calcext:value-type="float">
            <text:p>16775,147</text:p>
          </table:table-cell>
          <table:table-cell table:formula="of:=[.D288]" office:value-type="float" office:value="16774.3844695139" calcext:value-type="float">
            <text:p>16774,3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89]*[.C289]+[.J289]*[.D289]+[.K289]*[.E289]" office:value-type="float" office:value="0.694192995604681" calcext:value-type="float">
            <text:p>0,69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0]+[.G290]*[.D290]+[.E290]*[.H290]" office:value-type="float" office:value="16776.5354028648" calcext:value-type="float">
            <text:p>16776,535</text:p>
          </table:table-cell>
          <table:table-cell table:formula="of:=[.C289]" office:value-type="float" office:value="16775.8630488443" calcext:value-type="float">
            <text:p>16775,863</text:p>
          </table:table-cell>
          <table:table-cell table:formula="of:=[.D289]" office:value-type="float" office:value="16775.1470168736" calcext:value-type="float">
            <text:p>16775,14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0]*[.C290]+[.J290]*[.D290]+[.K290]*[.E290]" office:value-type="float" office:value="0.651847222872675" calcext:value-type="float">
            <text:p>0,65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1]+[.G291]*[.D291]+[.E291]*[.H291]" office:value-type="float" office:value="16777.1667432901" calcext:value-type="float">
            <text:p>16777,167</text:p>
          </table:table-cell>
          <table:table-cell table:formula="of:=[.C290]" office:value-type="float" office:value="16776.5354028648" calcext:value-type="float">
            <text:p>16776,535</text:p>
          </table:table-cell>
          <table:table-cell table:formula="of:=[.D290]" office:value-type="float" office:value="16775.8630488443" calcext:value-type="float">
            <text:p>16775,8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1]*[.C291]+[.J291]*[.D291]+[.K291]*[.E291]" office:value-type="float" office:value="0.612084542277444" calcext:value-type="float">
            <text:p>0,6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2]+[.G292]*[.D292]+[.E292]*[.H292]" office:value-type="float" office:value="16777.7595719494" calcext:value-type="float">
            <text:p>16777,760</text:p>
          </table:table-cell>
          <table:table-cell table:formula="of:=[.C291]" office:value-type="float" office:value="16777.1667432901" calcext:value-type="float">
            <text:p>16777,167</text:p>
          </table:table-cell>
          <table:table-cell table:formula="of:=[.D291]" office:value-type="float" office:value="16776.5354028648" calcext:value-type="float">
            <text:p>16776,53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2]*[.C292]+[.J292]*[.D292]+[.K292]*[.E292]" office:value-type="float" office:value="0.574747385198862" calcext:value-type="float">
            <text:p>0,57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3]+[.G293]*[.D293]+[.E293]*[.H293]" office:value-type="float" office:value="16778.3162380605" calcext:value-type="float">
            <text:p>16778,316</text:p>
          </table:table-cell>
          <table:table-cell table:formula="of:=[.C292]" office:value-type="float" office:value="16777.7595719494" calcext:value-type="float">
            <text:p>16777,760</text:p>
          </table:table-cell>
          <table:table-cell table:formula="of:=[.D292]" office:value-type="float" office:value="16777.1667432901" calcext:value-type="float">
            <text:p>16777,1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3]*[.C293]+[.J293]*[.D293]+[.K293]*[.E293]" office:value-type="float" office:value="0.539687794702331" calcext:value-type="float">
            <text:p>0,54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4]+[.G294]*[.D294]+[.E294]*[.H294]" office:value-type="float" office:value="16778.8389475388" calcext:value-type="float">
            <text:p>16778,839</text:p>
          </table:table-cell>
          <table:table-cell table:formula="of:=[.C293]" office:value-type="float" office:value="16778.3162380605" calcext:value-type="float">
            <text:p>16778,316</text:p>
          </table:table-cell>
          <table:table-cell table:formula="of:=[.D293]" office:value-type="float" office:value="16777.7595719494" calcext:value-type="float">
            <text:p>16777,76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4]*[.C294]+[.J294]*[.D294]+[.K294]*[.E294]" office:value-type="float" office:value="0.506766839225747" calcext:value-type="float">
            <text:p>0,5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5]+[.G295]*[.D295]+[.E295]*[.H295]" office:value-type="float" office:value="16779.3297717389" calcext:value-type="float">
            <text:p>16779,330</text:p>
          </table:table-cell>
          <table:table-cell table:formula="of:=[.C294]" office:value-type="float" office:value="16778.8389475388" calcext:value-type="float">
            <text:p>16778,839</text:p>
          </table:table-cell>
          <table:table-cell table:formula="of:=[.D294]" office:value-type="float" office:value="16778.3162380605" calcext:value-type="float">
            <text:p>16778,31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5]*[.C295]+[.J295]*[.D295]+[.K295]*[.E295]" office:value-type="float" office:value="0.475854062031431" calcext:value-type="float">
            <text:p>0,47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6]+[.G296]*[.D296]+[.E296]*[.H296]" office:value-type="float" office:value="16779.7906556628" calcext:value-type="float">
            <text:p>16779,791</text:p>
          </table:table-cell>
          <table:table-cell table:formula="of:=[.C295]" office:value-type="float" office:value="16779.3297717389" calcext:value-type="float">
            <text:p>16779,330</text:p>
          </table:table-cell>
          <table:table-cell table:formula="of:=[.D295]" office:value-type="float" office:value="16778.8389475388" calcext:value-type="float">
            <text:p>16778,83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6]*[.C296]+[.J296]*[.D296]+[.K296]*[.E296]" office:value-type="float" office:value="0.446826964247521" calcext:value-type="float">
            <text:p>0,44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7]+[.G297]*[.D297]+[.E297]*[.H297]" office:value-type="float" office:value="16780.2234256674" calcext:value-type="float">
            <text:p>16780,223</text:p>
          </table:table-cell>
          <table:table-cell table:formula="of:=[.C296]" office:value-type="float" office:value="16779.7906556628" calcext:value-type="float">
            <text:p>16779,791</text:p>
          </table:table-cell>
          <table:table-cell table:formula="of:=[.D296]" office:value-type="float" office:value="16779.3297717389" calcext:value-type="float">
            <text:p>16779,3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7]*[.C297]+[.J297]*[.D297]+[.K297]*[.E297]" office:value-type="float" office:value="0.419570519428817" calcext:value-type="float">
            <text:p>0,42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8]+[.G298]*[.D298]+[.E298]*[.H298]" office:value-type="float" office:value="16780.6297967017" calcext:value-type="float">
            <text:p>16780,630</text:p>
          </table:table-cell>
          <table:table-cell table:formula="of:=[.C297]" office:value-type="float" office:value="16780.2234256674" calcext:value-type="float">
            <text:p>16780,223</text:p>
          </table:table-cell>
          <table:table-cell table:formula="of:=[.D297]" office:value-type="float" office:value="16779.7906556628" calcext:value-type="float">
            <text:p>16779,79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8]*[.C298]+[.J298]*[.D298]+[.K298]*[.E298]" office:value-type="float" office:value="0.393976717743499" calcext:value-type="float">
            <text:p>0,39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299]+[.G299]*[.D299]+[.E299]*[.H299]" office:value-type="float" office:value="16781.0113791029" calcext:value-type="float">
            <text:p>16781,011</text:p>
          </table:table-cell>
          <table:table-cell table:formula="of:=[.C298]" office:value-type="float" office:value="16780.6297967017" calcext:value-type="float">
            <text:p>16780,630</text:p>
          </table:table-cell>
          <table:table-cell table:formula="of:=[.D298]" office:value-type="float" office:value="16780.2234256674" calcext:value-type="float">
            <text:p>16780,2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299]*[.C299]+[.J299]*[.D299]+[.K299]*[.E299]" office:value-type="float" office:value="0.369944137961284" calcext:value-type="float">
            <text:p>0,37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0]+[.G300]*[.D300]+[.E300]*[.H300]" office:value-type="float" office:value="16781.3696849776" calcext:value-type="float">
            <text:p>16781,370</text:p>
          </table:table-cell>
          <table:table-cell table:formula="of:=[.C299]" office:value-type="float" office:value="16781.0113791029" calcext:value-type="float">
            <text:p>16781,011</text:p>
          </table:table-cell>
          <table:table-cell table:formula="of:=[.D299]" office:value-type="float" office:value="16780.6297967017" calcext:value-type="float">
            <text:p>16780,6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0]*[.C300]+[.J300]*[.D300]+[.K300]*[.E300]" office:value-type="float" office:value="0.347377545545896" calcext:value-type="float">
            <text:p>0,34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1]+[.G301]*[.D301]+[.E301]*[.H301]" office:value-type="float" office:value="16781.706134194" calcext:value-type="float">
            <text:p>16781,706</text:p>
          </table:table-cell>
          <table:table-cell table:formula="of:=[.C300]" office:value-type="float" office:value="16781.3696849776" calcext:value-type="float">
            <text:p>16781,370</text:p>
          </table:table-cell>
          <table:table-cell table:formula="of:=[.D300]" office:value-type="float" office:value="16781.0113791029" calcext:value-type="float">
            <text:p>16781,01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1]*[.C301]+[.J301]*[.D301]+[.K301]*[.E301]" office:value-type="float" office:value="0.32618751526752" calcext:value-type="float">
            <text:p>0,32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2]+[.G302]*[.D302]+[.E302]*[.H302]" office:value-type="float" office:value="16782.0220600081" calcext:value-type="float">
            <text:p>16782,022</text:p>
          </table:table-cell>
          <table:table-cell table:formula="of:=[.C301]" office:value-type="float" office:value="16781.706134194" calcext:value-type="float">
            <text:p>16781,706</text:p>
          </table:table-cell>
          <table:table-cell table:formula="of:=[.D301]" office:value-type="float" office:value="16781.3696849776" calcext:value-type="float">
            <text:p>16781,37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2]*[.C302]+[.J302]*[.D302]+[.K302]*[.E302]" office:value-type="float" office:value="0.306290076836376" calcext:value-type="float">
            <text:p>0,3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3]+[.G303]*[.D303]+[.E303]*[.H303]" office:value-type="float" office:value="16782.3187143476" calcext:value-type="float">
            <text:p>16782,319</text:p>
          </table:table-cell>
          <table:table-cell table:formula="of:=[.C302]" office:value-type="float" office:value="16782.0220600081" calcext:value-type="float">
            <text:p>16782,022</text:p>
          </table:table-cell>
          <table:table-cell table:formula="of:=[.D302]" office:value-type="float" office:value="16781.706134194" calcext:value-type="float">
            <text:p>16781,70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3]*[.C303]+[.J303]*[.D303]+[.K303]*[.E303]" office:value-type="float" office:value="0.287606382145896" calcext:value-type="float">
            <text:p>0,28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4]+[.G304]*[.D304]+[.E304]*[.H304]" office:value-type="float" office:value="16782.5972727724" calcext:value-type="float">
            <text:p>16782,597</text:p>
          </table:table-cell>
          <table:table-cell table:formula="of:=[.C303]" office:value-type="float" office:value="16782.3187143476" calcext:value-type="float">
            <text:p>16782,319</text:p>
          </table:table-cell>
          <table:table-cell table:formula="of:=[.D303]" office:value-type="float" office:value="16782.0220600081" calcext:value-type="float">
            <text:p>16782,0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4]*[.C304]+[.J304]*[.D304]+[.K304]*[.E304]" office:value-type="float" office:value="0.270062392837644" calcext:value-type="float">
            <text:p>0,27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5]+[.G305]*[.D305]+[.E305]*[.H305]" office:value-type="float" office:value="16782.8588391333" calcext:value-type="float">
            <text:p>16782,859</text:p>
          </table:table-cell>
          <table:table-cell table:formula="of:=[.C304]" office:value-type="float" office:value="16782.5972727724" calcext:value-type="float">
            <text:p>16782,597</text:p>
          </table:table-cell>
          <table:table-cell table:formula="of:=[.D304]" office:value-type="float" office:value="16782.3187143476" calcext:value-type="float">
            <text:p>16782,3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5]*[.C305]+[.J305]*[.D305]+[.K305]*[.E305]" office:value-type="float" office:value="0.253588586874685" calcext:value-type="float">
            <text:p>0,25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6]+[.G306]*[.D306]+[.E306]*[.H306]" office:value-type="float" office:value="16783.1044499462" calcext:value-type="float">
            <text:p>16783,104</text:p>
          </table:table-cell>
          <table:table-cell table:formula="of:=[.C305]" office:value-type="float" office:value="16782.8588391333" calcext:value-type="float">
            <text:p>16782,859</text:p>
          </table:table-cell>
          <table:table-cell table:formula="of:=[.D305]" office:value-type="float" office:value="16782.5972727724" calcext:value-type="float">
            <text:p>16782,59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6]*[.C306]+[.J306]*[.D306]+[.K306]*[.E306]" office:value-type="float" office:value="0.238119683075638" calcext:value-type="float">
            <text:p>0,23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7]+[.G307]*[.D307]+[.E307]*[.H307]" office:value-type="float" office:value="16783.3350784995" calcext:value-type="float">
            <text:p>16783,335</text:p>
          </table:table-cell>
          <table:table-cell table:formula="of:=[.C306]" office:value-type="float" office:value="16783.1044499462" calcext:value-type="float">
            <text:p>16783,104</text:p>
          </table:table-cell>
          <table:table-cell table:formula="of:=[.D306]" office:value-type="float" office:value="16782.8588391333" calcext:value-type="float">
            <text:p>16782,8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7]*[.C307]+[.J307]*[.D307]+[.K307]*[.E307]" office:value-type="float" office:value="0.223594382408919" calcext:value-type="float">
            <text:p>0,22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8]+[.G308]*[.D308]+[.E308]*[.H308]" office:value-type="float" office:value="16783.551638711" calcext:value-type="float">
            <text:p>16783,552</text:p>
          </table:table-cell>
          <table:table-cell table:formula="of:=[.C307]" office:value-type="float" office:value="16783.3350784995" calcext:value-type="float">
            <text:p>16783,335</text:p>
          </table:table-cell>
          <table:table-cell table:formula="of:=[.D307]" office:value-type="float" office:value="16783.1044499462" calcext:value-type="float">
            <text:p>16783,10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8]*[.C308]+[.J308]*[.D308]+[.K308]*[.E308]" office:value-type="float" office:value="0.209955125079432" calcext:value-type="float">
            <text:p>0,21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09]+[.G309]*[.D309]+[.E309]*[.H309]" office:value-type="float" office:value="16783.7549887496" calcext:value-type="float">
            <text:p>16783,755</text:p>
          </table:table-cell>
          <table:table-cell table:formula="of:=[.C308]" office:value-type="float" office:value="16783.551638711" calcext:value-type="float">
            <text:p>16783,552</text:p>
          </table:table-cell>
          <table:table-cell table:formula="of:=[.D308]" office:value-type="float" office:value="16783.3350784995" calcext:value-type="float">
            <text:p>16783,33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09]*[.C309]+[.J309]*[.D309]+[.K309]*[.E309]" office:value-type="float" office:value="0.197147862452766" calcext:value-type="float">
            <text:p>0,19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0]+[.G310]*[.D310]+[.E310]*[.H310]" office:value-type="float" office:value="16783.9459344359" calcext:value-type="float">
            <text:p>16783,946</text:p>
          </table:table-cell>
          <table:table-cell table:formula="of:=[.C309]" office:value-type="float" office:value="16783.7549887496" calcext:value-type="float">
            <text:p>16783,755</text:p>
          </table:table-cell>
          <table:table-cell table:formula="of:=[.D309]" office:value-type="float" office:value="16783.551638711" calcext:value-type="float">
            <text:p>16783,5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0]*[.C310]+[.J310]*[.D310]+[.K310]*[.E310]" office:value-type="float" office:value="0.185121842841909" calcext:value-type="float">
            <text:p>0,18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1]+[.G311]*[.D311]+[.E311]*[.H311]" office:value-type="float" office:value="16784.1252324353" calcext:value-type="float">
            <text:p>16784,125</text:p>
          </table:table-cell>
          <table:table-cell table:formula="of:=[.C310]" office:value-type="float" office:value="16783.9459344359" calcext:value-type="float">
            <text:p>16783,946</text:p>
          </table:table-cell>
          <table:table-cell table:formula="of:=[.D310]" office:value-type="float" office:value="16783.7549887496" calcext:value-type="float">
            <text:p>16783,75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1]*[.C311]+[.J311]*[.D311]+[.K311]*[.E311]" office:value-type="float" office:value="0.17382941042888" calcext:value-type="float">
            <text:p>0,17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2]+[.G312]*[.D312]+[.E312]*[.H312]" office:value-type="float" office:value="16784.2935932568" calcext:value-type="float">
            <text:p>16784,294</text:p>
          </table:table-cell>
          <table:table-cell table:formula="of:=[.C311]" office:value-type="float" office:value="16784.1252324353" calcext:value-type="float">
            <text:p>16784,125</text:p>
          </table:table-cell>
          <table:table-cell table:formula="of:=[.D311]" office:value-type="float" office:value="16783.9459344359" calcext:value-type="float">
            <text:p>16783,94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2]*[.C312]+[.J312]*[.D312]+[.K312]*[.E312]" office:value-type="float" office:value="0.163225816389968" calcext:value-type="float">
            <text:p>0,16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3]+[.G313]*[.D313]+[.E313]*[.H313]" office:value-type="float" office:value="16784.4516840681" calcext:value-type="float">
            <text:p>16784,452</text:p>
          </table:table-cell>
          <table:table-cell table:formula="of:=[.C312]" office:value-type="float" office:value="16784.2935932568" calcext:value-type="float">
            <text:p>16784,294</text:p>
          </table:table-cell>
          <table:table-cell table:formula="of:=[.D312]" office:value-type="float" office:value="16784.1252324353" calcext:value-type="float">
            <text:p>16784,12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3]*[.C313]+[.J313]*[.D313]+[.K313]*[.E313]" office:value-type="float" office:value="0.153269041593376" calcext:value-type="float">
            <text:p>0,15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4]+[.G314]*[.D314]+[.E314]*[.H314]" office:value-type="float" office:value="16784.60013134" calcext:value-type="float">
            <text:p>16784,600</text:p>
          </table:table-cell>
          <table:table-cell table:formula="of:=[.C313]" office:value-type="float" office:value="16784.4516840681" calcext:value-type="float">
            <text:p>16784,452</text:p>
          </table:table-cell>
          <table:table-cell table:formula="of:=[.D313]" office:value-type="float" office:value="16784.2935932568" calcext:value-type="float">
            <text:p>16784,29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4]*[.C314]+[.J314]*[.D314]+[.K314]*[.E314]" office:value-type="float" office:value="0.143919630056189" calcext:value-type="float">
            <text:p>0,1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5]+[.G315]*[.D315]+[.E315]*[.H315]" office:value-type="float" office:value="16784.7395233282" calcext:value-type="float">
            <text:p>16784,740</text:p>
          </table:table-cell>
          <table:table-cell table:formula="of:=[.C314]" office:value-type="float" office:value="16784.60013134" calcext:value-type="float">
            <text:p>16784,600</text:p>
          </table:table-cell>
          <table:table-cell table:formula="of:=[.D314]" office:value-type="float" office:value="16784.4516840681" calcext:value-type="float">
            <text:p>16784,4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5]*[.C315]+[.J315]*[.D315]+[.K315]*[.E315]" office:value-type="float" office:value="0.135140532622245" calcext:value-type="float">
            <text:p>0,13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6]+[.G316]*[.D316]+[.E316]*[.H316]" office:value-type="float" office:value="16784.8704124052" calcext:value-type="float">
            <text:p>16784,870</text:p>
          </table:table-cell>
          <table:table-cell table:formula="of:=[.C315]" office:value-type="float" office:value="16784.7395233282" calcext:value-type="float">
            <text:p>16784,740</text:p>
          </table:table-cell>
          <table:table-cell table:formula="of:=[.D315]" office:value-type="float" office:value="16784.60013134" calcext:value-type="float">
            <text:p>16784,60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6]*[.C316]+[.J316]*[.D316]+[.K316]*[.E316]" office:value-type="float" office:value="0.126896960131489" calcext:value-type="float">
            <text:p>0,12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7]+[.G317]*[.D317]+[.E317]*[.H317]" office:value-type="float" office:value="16784.9933172485" calcext:value-type="float">
            <text:p>16784,993</text:p>
          </table:table-cell>
          <table:table-cell table:formula="of:=[.C316]" office:value-type="float" office:value="16784.8704124052" calcext:value-type="float">
            <text:p>16784,870</text:p>
          </table:table-cell>
          <table:table-cell table:formula="of:=[.D316]" office:value-type="float" office:value="16784.7395233282" calcext:value-type="float">
            <text:p>16784,74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7]*[.C317]+[.J317]*[.D317]+[.K317]*[.E317]" office:value-type="float" office:value="0.119156245564227" calcext:value-type="float">
            <text:p>0,11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8]+[.G318]*[.D318]+[.E318]*[.H318]" office:value-type="float" office:value="16785.1087248963" calcext:value-type="float">
            <text:p>16785,109</text:p>
          </table:table-cell>
          <table:table-cell table:formula="of:=[.C317]" office:value-type="float" office:value="16784.9933172485" calcext:value-type="float">
            <text:p>16784,993</text:p>
          </table:table-cell>
          <table:table-cell table:formula="of:=[.D317]" office:value-type="float" office:value="16784.8704124052" calcext:value-type="float">
            <text:p>16784,87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8]*[.C318]+[.J318]*[.D318]+[.K318]*[.E318]" office:value-type="float" office:value="0.111887714585464" calcext:value-type="float">
            <text:p>0,1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19]+[.G319]*[.D319]+[.E319]*[.H319]" office:value-type="float" office:value="16785.2170926776" calcext:value-type="float">
            <text:p>16785,217</text:p>
          </table:table-cell>
          <table:table-cell table:formula="of:=[.C318]" office:value-type="float" office:value="16785.1087248963" calcext:value-type="float">
            <text:p>16785,109</text:p>
          </table:table-cell>
          <table:table-cell table:formula="of:=[.D318]" office:value-type="float" office:value="16784.9933172485" calcext:value-type="float">
            <text:p>16784,99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19]*[.C319]+[.J319]*[.D319]+[.K319]*[.E319]" office:value-type="float" office:value="0.105062563994579" calcext:value-type="float">
            <text:p>0,1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0]+[.G320]*[.D320]+[.E320]*[.H320]" office:value-type="float" office:value="16785.3188500243" calcext:value-type="float">
            <text:p>16785,319</text:p>
          </table:table-cell>
          <table:table-cell table:formula="of:=[.C319]" office:value-type="float" office:value="16785.2170926776" calcext:value-type="float">
            <text:p>16785,217</text:p>
          </table:table-cell>
          <table:table-cell table:formula="of:=[.D319]" office:value-type="float" office:value="16785.1087248963" calcext:value-type="float">
            <text:p>16785,10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0]*[.C320]+[.J320]*[.D320]+[.K320]*[.E320]" office:value-type="float" office:value="0.0986537475910154" calcext:value-type="float">
            <text:p>0,09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1]+[.G321]*[.D321]+[.E321]*[.H321]" office:value-type="float" office:value="16785.4144001728" calcext:value-type="float">
            <text:p>16785,414</text:p>
          </table:table-cell>
          <table:table-cell table:formula="of:=[.C320]" office:value-type="float" office:value="16785.3188500243" calcext:value-type="float">
            <text:p>16785,319</text:p>
          </table:table-cell>
          <table:table-cell table:formula="of:=[.D320]" office:value-type="float" office:value="16785.2170926776" calcext:value-type="float">
            <text:p>16785,21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1]*[.C321]+[.J321]*[.D321]+[.K321]*[.E321]" office:value-type="float" office:value="0.0926358689885092" calcext:value-type="float">
            <text:p>0,09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2]+[.G322]*[.D322]+[.E322]*[.H322]" office:value-type="float" office:value="16785.5041217623" calcext:value-type="float">
            <text:p>16785,504</text:p>
          </table:table-cell>
          <table:table-cell table:formula="of:=[.C321]" office:value-type="float" office:value="16785.4144001728" calcext:value-type="float">
            <text:p>16785,414</text:p>
          </table:table-cell>
          <table:table-cell table:formula="of:=[.D321]" office:value-type="float" office:value="16785.3188500243" calcext:value-type="float">
            <text:p>16785,31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2]*[.C322]+[.J322]*[.D322]+[.K322]*[.E322]" office:value-type="float" office:value="0.0869850809795025" calcext:value-type="float">
            <text:p>0,08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3]+[.G323]*[.D323]+[.E323]*[.H323]" office:value-type="float" office:value="16785.5883703348" calcext:value-type="float">
            <text:p>16785,588</text:p>
          </table:table-cell>
          <table:table-cell table:formula="of:=[.C322]" office:value-type="float" office:value="16785.5041217623" calcext:value-type="float">
            <text:p>16785,504</text:p>
          </table:table-cell>
          <table:table-cell table:formula="of:=[.D322]" office:value-type="float" office:value="16785.4144001728" calcext:value-type="float">
            <text:p>16785,4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3]*[.C323]+[.J323]*[.D323]+[.K323]*[.E323]" office:value-type="float" office:value="0.0816789910404623" calcext:value-type="float">
            <text:p>0,08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4]+[.G324]*[.D324]+[.E324]*[.H324]" office:value-type="float" office:value="16785.6674797444" calcext:value-type="float">
            <text:p>16785,667</text:p>
          </table:table-cell>
          <table:table-cell table:formula="of:=[.C323]" office:value-type="float" office:value="16785.5883703348" calcext:value-type="float">
            <text:p>16785,588</text:p>
          </table:table-cell>
          <table:table-cell table:formula="of:=[.D323]" office:value-type="float" office:value="16785.5041217623" calcext:value-type="float">
            <text:p>16785,50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4]*[.C324]+[.J324]*[.D324]+[.K324]*[.E324]" office:value-type="float" office:value="0.076696572587025" calcext:value-type="float">
            <text:p>0,07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5]+[.G325]*[.D325]+[.E325]*[.H325]" office:value-type="float" office:value="16785.74176348" calcext:value-type="float">
            <text:p>16785,742</text:p>
          </table:table-cell>
          <table:table-cell table:formula="of:=[.C324]" office:value-type="float" office:value="16785.6674797444" calcext:value-type="float">
            <text:p>16785,667</text:p>
          </table:table-cell>
          <table:table-cell table:formula="of:=[.D324]" office:value-type="float" office:value="16785.5883703348" calcext:value-type="float">
            <text:p>16785,58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5]*[.C325]+[.J325]*[.D325]+[.K325]*[.E325]" office:value-type="float" office:value="0.0720180816588254" calcext:value-type="float">
            <text:p>0,07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6]+[.G326]*[.D326]+[.E326]*[.H326]" office:value-type="float" office:value="16785.8115159077" calcext:value-type="float">
            <text:p>16785,812</text:p>
          </table:table-cell>
          <table:table-cell table:formula="of:=[.C325]" office:value-type="float" office:value="16785.74176348" calcext:value-type="float">
            <text:p>16785,742</text:p>
          </table:table-cell>
          <table:table-cell table:formula="of:=[.D325]" office:value-type="float" office:value="16785.6674797444" calcext:value-type="float">
            <text:p>16785,6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6]*[.C326]+[.J326]*[.D326]+[.K326]*[.E326]" office:value-type="float" office:value="0.0676249786774861" calcext:value-type="float">
            <text:p>0,06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7]+[.G327]*[.D327]+[.E327]*[.H327]" office:value-type="float" office:value="16785.8770134373" calcext:value-type="float">
            <text:p>16785,877</text:p>
          </table:table-cell>
          <table:table-cell table:formula="of:=[.C326]" office:value-type="float" office:value="16785.8115159077" calcext:value-type="float">
            <text:p>16785,812</text:p>
          </table:table-cell>
          <table:table-cell table:formula="of:=[.D326]" office:value-type="float" office:value="16785.74176348" calcext:value-type="float">
            <text:p>16785,7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7]*[.C327]+[.J327]*[.D327]+[.K327]*[.E327]" office:value-type="float" office:value="0.0634998549776356" calcext:value-type="float">
            <text:p>0,06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8]+[.G328]*[.D328]+[.E328]*[.H328]" office:value-type="float" office:value="16785.9385156176" calcext:value-type="float">
            <text:p>16785,939</text:p>
          </table:table-cell>
          <table:table-cell table:formula="of:=[.C327]" office:value-type="float" office:value="16785.8770134373" calcext:value-type="float">
            <text:p>16785,877</text:p>
          </table:table-cell>
          <table:table-cell table:formula="of:=[.D327]" office:value-type="float" office:value="16785.8115159077" calcext:value-type="float">
            <text:p>16785,81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8]*[.C328]+[.J328]*[.D328]+[.K328]*[.E328]" office:value-type="float" office:value="0.0596263638235541" calcext:value-type="float">
            <text:p>0,06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29]+[.G329]*[.D329]+[.E329]*[.H329]" office:value-type="float" office:value="16785.996266165" calcext:value-type="float">
            <text:p>16785,996</text:p>
          </table:table-cell>
          <table:table-cell table:formula="of:=[.C328]" office:value-type="float" office:value="16785.9385156176" calcext:value-type="float">
            <text:p>16785,939</text:p>
          </table:table-cell>
          <table:table-cell table:formula="of:=[.D328]" office:value-type="float" office:value="16785.8770134373" calcext:value-type="float">
            <text:p>16785,8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29]*[.C329]+[.J329]*[.D329]+[.K329]*[.E329]" office:value-type="float" office:value="0.0559891556331422" calcext:value-type="float">
            <text:p>0,05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0]+[.G330]*[.D330]+[.E330]*[.H330]" office:value-type="float" office:value="16786.0504939289" calcext:value-type="float">
            <text:p>16786,050</text:p>
          </table:table-cell>
          <table:table-cell table:formula="of:=[.C329]" office:value-type="float" office:value="16785.996266165" calcext:value-type="float">
            <text:p>16785,996</text:p>
          </table:table-cell>
          <table:table-cell table:formula="of:=[.D329]" office:value-type="float" office:value="16785.9385156176" calcext:value-type="float">
            <text:p>16785,93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0]*[.C330]+[.J330]*[.D330]+[.K330]*[.E330]" office:value-type="float" office:value="0.0525738171400008" calcext:value-type="float">
            <text:p>0,05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1]+[.G331]*[.D331]+[.E331]*[.H331]" office:value-type="float" office:value="16786.1014137992" calcext:value-type="float">
            <text:p>16786,101</text:p>
          </table:table-cell>
          <table:table-cell table:formula="of:=[.C330]" office:value-type="float" office:value="16786.0504939289" calcext:value-type="float">
            <text:p>16786,050</text:p>
          </table:table-cell>
          <table:table-cell table:formula="of:=[.D330]" office:value-type="float" office:value="16785.996266165" calcext:value-type="float">
            <text:p>16785,99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1]*[.C331]+[.J331]*[.D331]+[.K331]*[.E331]" office:value-type="float" office:value="0.0493668142917159" calcext:value-type="float">
            <text:p>0,04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2]+[.G332]*[.D332]+[.E332]*[.H332]" office:value-type="float" office:value="16786.1492275575" calcext:value-type="float">
            <text:p>16786,149</text:p>
          </table:table-cell>
          <table:table-cell table:formula="of:=[.C331]" office:value-type="float" office:value="16786.1014137992" calcext:value-type="float">
            <text:p>16786,101</text:p>
          </table:table-cell>
          <table:table-cell table:formula="of:=[.D331]" office:value-type="float" office:value="16786.0504939289" calcext:value-type="float">
            <text:p>16786,05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2]*[.C332]+[.J332]*[.D332]+[.K332]*[.E332]" office:value-type="float" office:value="0.0463554386205942" calcext:value-type="float">
            <text:p>0,04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3]+[.G333]*[.D333]+[.E333]*[.H333]" office:value-type="float" office:value="16786.1941246765" calcext:value-type="float">
            <text:p>16786,194</text:p>
          </table:table-cell>
          <table:table-cell table:formula="of:=[.C332]" office:value-type="float" office:value="16786.1492275575" calcext:value-type="float">
            <text:p>16786,149</text:p>
          </table:table-cell>
          <table:table-cell table:formula="of:=[.D332]" office:value-type="float" office:value="16786.1014137992" calcext:value-type="float">
            <text:p>16786,10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3]*[.C333]+[.J333]*[.D333]+[.K333]*[.E333]" office:value-type="float" office:value="0.0435277568649326" calcext:value-type="float">
            <text:p>0,04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4]+[.G334]*[.D334]+[.E334]*[.H334]" office:value-type="float" office:value="16786.2362830712" calcext:value-type="float">
            <text:p>16786,236</text:p>
          </table:table-cell>
          <table:table-cell table:formula="of:=[.C333]" office:value-type="float" office:value="16786.1941246765" calcext:value-type="float">
            <text:p>16786,194</text:p>
          </table:table-cell>
          <table:table-cell table:formula="of:=[.D333]" office:value-type="float" office:value="16786.1492275575" calcext:value-type="float">
            <text:p>16786,1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4]*[.C334]+[.J334]*[.D334]+[.K334]*[.E334]" office:value-type="float" office:value="0.0408725636953022" calcext:value-type="float">
            <text:p>0,04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5]+[.G335]*[.D335]+[.E335]*[.H335]" office:value-type="float" office:value="16786.2758698039" calcext:value-type="float">
            <text:p>16786,276</text:p>
          </table:table-cell>
          <table:table-cell table:formula="of:=[.C334]" office:value-type="float" office:value="16786.2362830712" calcext:value-type="float">
            <text:p>16786,236</text:p>
          </table:table-cell>
          <table:table-cell table:formula="of:=[.D334]" office:value-type="float" office:value="16786.1941246765" calcext:value-type="float">
            <text:p>16786,19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5]*[.C335]+[.J335]*[.D335]+[.K335]*[.E335]" office:value-type="float" office:value="0.0383793373130175" calcext:value-type="float">
            <text:p>0,03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6]+[.G336]*[.D336]+[.E336]*[.H336]" office:value-type="float" office:value="16786.3130417458" calcext:value-type="float">
            <text:p>16786,313</text:p>
          </table:table-cell>
          <table:table-cell table:formula="of:=[.C335]" office:value-type="float" office:value="16786.2758698039" calcext:value-type="float">
            <text:p>16786,276</text:p>
          </table:table-cell>
          <table:table-cell table:formula="of:=[.D335]" office:value-type="float" office:value="16786.2362830712" calcext:value-type="float">
            <text:p>16786,23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6]*[.C336]+[.J336]*[.D336]+[.K336]*[.E336]" office:value-type="float" office:value="0.0360381977334328" calcext:value-type="float">
            <text:p>0,03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7]+[.G337]*[.D337]+[.E337]*[.H337]" office:value-type="float" office:value="16786.3479461994" calcext:value-type="float">
            <text:p>16786,348</text:p>
          </table:table-cell>
          <table:table-cell table:formula="of:=[.C336]" office:value-type="float" office:value="16786.3130417458" calcext:value-type="float">
            <text:p>16786,313</text:p>
          </table:table-cell>
          <table:table-cell table:formula="of:=[.D336]" office:value-type="float" office:value="16786.2758698039" calcext:value-type="float">
            <text:p>16786,2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7]*[.C337]+[.J337]*[.D337]+[.K337]*[.E337]" office:value-type="float" office:value="0.0338398676722136" calcext:value-type="float">
            <text:p>0,03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8]+[.G338]*[.D338]+[.E338]*[.H338]" office:value-type="float" office:value="16786.3807214812" calcext:value-type="float">
            <text:p>16786,381</text:p>
          </table:table-cell>
          <table:table-cell table:formula="of:=[.C337]" office:value-type="float" office:value="16786.3479461994" calcext:value-type="float">
            <text:p>16786,348</text:p>
          </table:table-cell>
          <table:table-cell table:formula="of:=[.D337]" office:value-type="float" office:value="16786.3130417458" calcext:value-type="float">
            <text:p>16786,31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8]*[.C338]+[.J338]*[.D338]+[.K338]*[.E338]" office:value-type="float" office:value="0.0317756357453618" calcext:value-type="float">
            <text:p>0,03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39]+[.G339]*[.D339]+[.E339]*[.H339]" office:value-type="float" office:value="16786.4114974708" calcext:value-type="float">
            <text:p>16786,411</text:p>
          </table:table-cell>
          <table:table-cell table:formula="of:=[.C338]" office:value-type="float" office:value="16786.3807214812" calcext:value-type="float">
            <text:p>16786,381</text:p>
          </table:table-cell>
          <table:table-cell table:formula="of:=[.D338]" office:value-type="float" office:value="16786.3479461994" calcext:value-type="float">
            <text:p>16786,34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39]*[.C339]+[.J339]*[.D339]+[.K339]*[.E339]" office:value-type="float" office:value="0.0298373219611676" calcext:value-type="float">
            <text:p>0,03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0]+[.G340]*[.D340]+[.E340]*[.H340]" office:value-type="float" office:value="16786.4403961251" calcext:value-type="float">
            <text:p>16786,440</text:p>
          </table:table-cell>
          <table:table-cell table:formula="of:=[.C339]" office:value-type="float" office:value="16786.4114974708" calcext:value-type="float">
            <text:p>16786,411</text:p>
          </table:table-cell>
          <table:table-cell table:formula="of:=[.D339]" office:value-type="float" office:value="16786.3807214812" calcext:value-type="float">
            <text:p>16786,3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0]*[.C340]+[.J340]*[.D340]+[.K340]*[.E340]" office:value-type="float" office:value="0.0280172453240084" calcext:value-type="float">
            <text:p>0,02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1]+[.G341]*[.D341]+[.E341]*[.H341]" office:value-type="float" office:value="16786.4675319615" calcext:value-type="float">
            <text:p>16786,468</text:p>
          </table:table-cell>
          <table:table-cell table:formula="of:=[.C340]" office:value-type="float" office:value="16786.4403961251" calcext:value-type="float">
            <text:p>16786,440</text:p>
          </table:table-cell>
          <table:table-cell table:formula="of:=[.D340]" office:value-type="float" office:value="16786.4114974708" calcext:value-type="float">
            <text:p>16786,41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1]*[.C341]+[.J341]*[.D341]+[.K341]*[.E341]" office:value-type="float" office:value="0.0263081933590001" calcext:value-type="float">
            <text:p>0,02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2]+[.G342]*[.D342]+[.E342]*[.H342]" office:value-type="float" office:value="16786.4930125118" calcext:value-type="float">
            <text:p>16786,493</text:p>
          </table:table-cell>
          <table:table-cell table:formula="of:=[.C341]" office:value-type="float" office:value="16786.4675319615" calcext:value-type="float">
            <text:p>16786,468</text:p>
          </table:table-cell>
          <table:table-cell table:formula="of:=[.D341]" office:value-type="float" office:value="16786.4403961251" calcext:value-type="float">
            <text:p>16786,44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2]*[.C342]+[.J342]*[.D342]+[.K342]*[.E342]" office:value-type="float" office:value="0.0247033935647778" calcext:value-type="float">
            <text:p>0,02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3]+[.G343]*[.D343]+[.E343]*[.H343]" office:value-type="float" office:value="16786.5169387486" calcext:value-type="float">
            <text:p>16786,517</text:p>
          </table:table-cell>
          <table:table-cell table:formula="of:=[.C342]" office:value-type="float" office:value="16786.4930125118" calcext:value-type="float">
            <text:p>16786,493</text:p>
          </table:table-cell>
          <table:table-cell table:formula="of:=[.D342]" office:value-type="float" office:value="16786.4675319615" calcext:value-type="float">
            <text:p>16786,46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3]*[.C343]+[.J343]*[.D343]+[.K343]*[.E343]" office:value-type="float" office:value="0.0231964865579357" calcext:value-type="float">
            <text:p>0,02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4]+[.G344]*[.D344]+[.E344]*[.H344]" office:value-type="float" office:value="16786.539405485" calcext:value-type="float">
            <text:p>16786,539</text:p>
          </table:table-cell>
          <table:table-cell table:formula="of:=[.C343]" office:value-type="float" office:value="16786.5169387486" calcext:value-type="float">
            <text:p>16786,517</text:p>
          </table:table-cell>
          <table:table-cell table:formula="of:=[.D343]" office:value-type="float" office:value="16786.4930125118" calcext:value-type="float">
            <text:p>16786,49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4]*[.C344]+[.J344]*[.D344]+[.K344]*[.E344]" office:value-type="float" office:value="0.0217815008782054" calcext:value-type="float">
            <text:p>0,02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5]+[.G345]*[.D345]+[.E345]*[.H345]" office:value-type="float" office:value="16786.5605017504" calcext:value-type="float">
            <text:p>16786,561</text:p>
          </table:table-cell>
          <table:table-cell table:formula="of:=[.C344]" office:value-type="float" office:value="16786.539405485" calcext:value-type="float">
            <text:p>16786,539</text:p>
          </table:table-cell>
          <table:table-cell table:formula="of:=[.D344]" office:value-type="float" office:value="16786.5169387486" calcext:value-type="float">
            <text:p>16786,51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5]*[.C345]+[.J345]*[.D345]+[.K345]*[.E345]" office:value-type="float" office:value="0.0204528293234034" calcext:value-type="float">
            <text:p>0,02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6]+[.G346]*[.D346]+[.E346]*[.H346]" office:value-type="float" office:value="16786.5803111436" calcext:value-type="float">
            <text:p>16786,580</text:p>
          </table:table-cell>
          <table:table-cell table:formula="of:=[.C345]" office:value-type="float" office:value="16786.5605017504" calcext:value-type="float">
            <text:p>16786,561</text:p>
          </table:table-cell>
          <table:table-cell table:formula="of:=[.D345]" office:value-type="float" office:value="16786.539405485" calcext:value-type="float">
            <text:p>16786,53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6]*[.C346]+[.J346]*[.D346]+[.K346]*[.E346]" office:value-type="float" office:value="0.0192052067341137" calcext:value-type="float">
            <text:p>0,01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7]+[.G347]*[.D347]+[.E347]*[.H347]" office:value-type="float" office:value="16786.5989121638" calcext:value-type="float">
            <text:p>16786,599</text:p>
          </table:table-cell>
          <table:table-cell table:formula="of:=[.C346]" office:value-type="float" office:value="16786.5803111436" calcext:value-type="float">
            <text:p>16786,580</text:p>
          </table:table-cell>
          <table:table-cell table:formula="of:=[.D346]" office:value-type="float" office:value="16786.5605017504" calcext:value-type="float">
            <text:p>16786,56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7]*[.C347]+[.J347]*[.D347]+[.K347]*[.E347]" office:value-type="float" office:value="0.0180336891244224" calcext:value-type="float">
            <text:p>0,01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8]+[.G348]*[.D348]+[.E348]*[.H348]" office:value-type="float" office:value="16786.6163785218" calcext:value-type="float">
            <text:p>16786,616</text:p>
          </table:table-cell>
          <table:table-cell table:formula="of:=[.C347]" office:value-type="float" office:value="16786.5989121638" calcext:value-type="float">
            <text:p>16786,599</text:p>
          </table:table-cell>
          <table:table-cell table:formula="of:=[.D347]" office:value-type="float" office:value="16786.5803111436" calcext:value-type="float">
            <text:p>16786,5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8]*[.C348]+[.J348]*[.D348]+[.K348]*[.E348]" office:value-type="float" office:value="0.0169336340877635" calcext:value-type="float">
            <text:p>0,01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49]+[.G349]*[.D349]+[.E349]*[.H349]" office:value-type="float" office:value="16786.632779432" calcext:value-type="float">
            <text:p>16786,633</text:p>
          </table:table-cell>
          <table:table-cell table:formula="of:=[.C348]" office:value-type="float" office:value="16786.6163785218" calcext:value-type="float">
            <text:p>16786,616</text:p>
          </table:table-cell>
          <table:table-cell table:formula="of:=[.D348]" office:value-type="float" office:value="16786.5989121638" calcext:value-type="float">
            <text:p>16786,5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49]*[.C349]+[.J349]*[.D349]+[.K349]*[.E349]" office:value-type="float" office:value="0.0159006824087555" calcext:value-type="float">
            <text:p>0,01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0]+[.G350]*[.D350]+[.E350]*[.H350]" office:value-type="float" office:value="16786.6481798867" calcext:value-type="float">
            <text:p>16786,648</text:p>
          </table:table-cell>
          <table:table-cell table:formula="of:=[.C349]" office:value-type="float" office:value="16786.632779432" calcext:value-type="float">
            <text:p>16786,633</text:p>
          </table:table-cell>
          <table:table-cell table:formula="of:=[.D349]" office:value-type="float" office:value="16786.6163785218" calcext:value-type="float">
            <text:p>16786,61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0]*[.C350]+[.J350]*[.D350]+[.K350]*[.E350]" office:value-type="float" office:value="0.0149307407791639" calcext:value-type="float">
            <text:p>0,01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1]+[.G351]*[.D351]+[.E351]*[.H351]" office:value-type="float" office:value="16786.6626409136" calcext:value-type="float">
            <text:p>16786,663</text:p>
          </table:table-cell>
          <table:table-cell table:formula="of:=[.C350]" office:value-type="float" office:value="16786.6481798867" calcext:value-type="float">
            <text:p>16786,648</text:p>
          </table:table-cell>
          <table:table-cell table:formula="of:=[.D350]" office:value-type="float" office:value="16786.632779432" calcext:value-type="float">
            <text:p>16786,6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1]*[.C351]+[.J351]*[.D351]+[.K351]*[.E351]" office:value-type="float" office:value="0.0140199655907054" calcext:value-type="float">
            <text:p>0,01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2]+[.G352]*[.D352]+[.E352]*[.H352]" office:value-type="float" office:value="16786.6762198178" calcext:value-type="float">
            <text:p>16786,676</text:p>
          </table:table-cell>
          <table:table-cell table:formula="of:=[.C351]" office:value-type="float" office:value="16786.6626409136" calcext:value-type="float">
            <text:p>16786,663</text:p>
          </table:table-cell>
          <table:table-cell table:formula="of:=[.D351]" office:value-type="float" office:value="16786.6481798867" calcext:value-type="float">
            <text:p>16786,64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2]*[.C352]+[.J352]*[.D352]+[.K352]*[.E352]" office:value-type="float" office:value="0.013164747691917" calcext:value-type="float">
            <text:p>0,01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3]+[.G353]*[.D353]+[.E353]*[.H353]" office:value-type="float" office:value="16786.688970409" calcext:value-type="float">
            <text:p>16786,689</text:p>
          </table:table-cell>
          <table:table-cell table:formula="of:=[.C352]" office:value-type="float" office:value="16786.6762198178" calcext:value-type="float">
            <text:p>16786,676</text:p>
          </table:table-cell>
          <table:table-cell table:formula="of:=[.D352]" office:value-type="float" office:value="16786.6626409136" calcext:value-type="float">
            <text:p>16786,66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3]*[.C353]+[.J353]*[.D353]+[.K353]*[.E353]" office:value-type="float" office:value="0.0123616980836232" calcext:value-type="float">
            <text:p>0,0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4]+[.G354]*[.D354]+[.E354]*[.H354]" office:value-type="float" office:value="16786.700943214" calcext:value-type="float">
            <text:p>16786,701</text:p>
          </table:table-cell>
          <table:table-cell table:formula="of:=[.C353]" office:value-type="float" office:value="16786.688970409" calcext:value-type="float">
            <text:p>16786,689</text:p>
          </table:table-cell>
          <table:table-cell table:formula="of:=[.D353]" office:value-type="float" office:value="16786.6762198178" calcext:value-type="float">
            <text:p>16786,6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4]*[.C354]+[.J354]*[.D354]+[.K354]*[.E354]" office:value-type="float" office:value="0.0116076345002512" calcext:value-type="float">
            <text:p>0,01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5]+[.G355]*[.D355]+[.E355]*[.H355]" office:value-type="float" office:value="16786.712185678" calcext:value-type="float">
            <text:p>16786,712</text:p>
          </table:table-cell>
          <table:table-cell table:formula="of:=[.C354]" office:value-type="float" office:value="16786.700943214" calcext:value-type="float">
            <text:p>16786,701</text:p>
          </table:table-cell>
          <table:table-cell table:formula="of:=[.D354]" office:value-type="float" office:value="16786.688970409" calcext:value-type="float">
            <text:p>16786,68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5]*[.C355]+[.J355]*[.D355]+[.K355]*[.E355]" office:value-type="float" office:value="0.0108995687951392" calcext:value-type="float">
            <text:p>0,01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6]+[.G356]*[.D356]+[.E356]*[.H356]" office:value-type="float" office:value="16786.7227423516" calcext:value-type="float">
            <text:p>16786,723</text:p>
          </table:table-cell>
          <table:table-cell table:formula="of:=[.C355]" office:value-type="float" office:value="16786.712185678" calcext:value-type="float">
            <text:p>16786,712</text:p>
          </table:table-cell>
          <table:table-cell table:formula="of:=[.D355]" office:value-type="float" office:value="16786.700943214" calcext:value-type="float">
            <text:p>16786,70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6]*[.C356]+[.J356]*[.D356]+[.K356]*[.E356]" office:value-type="float" office:value="0.0102346950989158" calcext:value-type="float">
            <text:p>0,01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7]+[.G357]*[.D357]+[.E357]*[.H357]" office:value-type="float" office:value="16786.7326550682" calcext:value-type="float">
            <text:p>16786,733</text:p>
          </table:table-cell>
          <table:table-cell table:formula="of:=[.C356]" office:value-type="float" office:value="16786.7227423516" calcext:value-type="float">
            <text:p>16786,723</text:p>
          </table:table-cell>
          <table:table-cell table:formula="of:=[.D356]" office:value-type="float" office:value="16786.712185678" calcext:value-type="float">
            <text:p>16786,71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7]*[.C357]+[.J357]*[.D357]+[.K357]*[.E357]" office:value-type="float" office:value="0.00961037869819847" calcext:value-type="float">
            <text:p>0,01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8]+[.G358]*[.D358]+[.E358]*[.H358]" office:value-type="float" office:value="16786.741963109" calcext:value-type="float">
            <text:p>16786,742</text:p>
          </table:table-cell>
          <table:table-cell table:formula="of:=[.C357]" office:value-type="float" office:value="16786.7326550682" calcext:value-type="float">
            <text:p>16786,733</text:p>
          </table:table-cell>
          <table:table-cell table:formula="of:=[.D357]" office:value-type="float" office:value="16786.7227423516" calcext:value-type="float">
            <text:p>16786,72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8]*[.C358]+[.J358]*[.D358]+[.K358]*[.E358]" office:value-type="float" office:value="0.00902414559823228" calcext:value-type="float">
            <text:p>0,009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59]+[.G359]*[.D359]+[.E359]*[.H359]" office:value-type="float" office:value="16786.7507033594" calcext:value-type="float">
            <text:p>16786,751</text:p>
          </table:table-cell>
          <table:table-cell table:formula="of:=[.C358]" office:value-type="float" office:value="16786.741963109" calcext:value-type="float">
            <text:p>16786,742</text:p>
          </table:table-cell>
          <table:table-cell table:formula="of:=[.D358]" office:value-type="float" office:value="16786.7326550682" calcext:value-type="float">
            <text:p>16786,7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59]*[.C359]+[.J359]*[.D359]+[.K359]*[.E359]" office:value-type="float" office:value="0.00847367271671828" calcext:value-type="float">
            <text:p>0,0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0]+[.G360]*[.D360]+[.E360]*[.H360]" office:value-type="float" office:value="16786.7589104544" calcext:value-type="float">
            <text:p>16786,759</text:p>
          </table:table-cell>
          <table:table-cell table:formula="of:=[.C359]" office:value-type="float" office:value="16786.7507033594" calcext:value-type="float">
            <text:p>16786,751</text:p>
          </table:table-cell>
          <table:table-cell table:formula="of:=[.D359]" office:value-type="float" office:value="16786.741963109" calcext:value-type="float">
            <text:p>16786,7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0]*[.C360]+[.J360]*[.D360]+[.K360]*[.E360]" office:value-type="float" office:value="0.00795677868154598" calcext:value-type="float">
            <text:p>0,008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1]+[.G361]*[.D361]+[.E361]*[.H361]" office:value-type="float" office:value="16786.7666169167" calcext:value-type="float">
            <text:p>16786,767</text:p>
          </table:table-cell>
          <table:table-cell table:formula="of:=[.C360]" office:value-type="float" office:value="16786.7589104544" calcext:value-type="float">
            <text:p>16786,759</text:p>
          </table:table-cell>
          <table:table-cell table:formula="of:=[.D360]" office:value-type="float" office:value="16786.7507033594" calcext:value-type="float">
            <text:p>16786,75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1]*[.C361]+[.J361]*[.D361]+[.K361]*[.E361]" office:value-type="float" office:value="0.00747141518149874" calcext:value-type="float">
            <text:p>0,0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2]+[.G362]*[.D362]+[.E362]*[.H362]" office:value-type="float" office:value="16786.7738532848" calcext:value-type="float">
            <text:p>16786,774</text:p>
          </table:table-cell>
          <table:table-cell table:formula="of:=[.C361]" office:value-type="float" office:value="16786.7666169167" calcext:value-type="float">
            <text:p>16786,767</text:p>
          </table:table-cell>
          <table:table-cell table:formula="of:=[.D361]" office:value-type="float" office:value="16786.7589104544" calcext:value-type="float">
            <text:p>16786,7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2]*[.C362]+[.J362]*[.D362]+[.K362]*[.E362]" office:value-type="float" office:value="0.00701565885538003" calcext:value-type="float">
            <text:p>0,0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3]+[.G363]*[.D363]+[.E363]*[.H363]" office:value-type="float" office:value="16786.7806482344" calcext:value-type="float">
            <text:p>16786,781</text:p>
          </table:table-cell>
          <table:table-cell table:formula="of:=[.C362]" office:value-type="float" office:value="16786.7738532848" calcext:value-type="float">
            <text:p>16786,774</text:p>
          </table:table-cell>
          <table:table-cell table:formula="of:=[.D362]" office:value-type="float" office:value="16786.7666169167" calcext:value-type="float">
            <text:p>16786,7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3]*[.C363]+[.J363]*[.D363]+[.K363]*[.E363]" office:value-type="float" office:value="0.00658770366499084" calcext:value-type="float">
            <text:p>0,007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4]+[.G364]*[.D364]+[.E364]*[.H364]" office:value-type="float" office:value="16786.7870286921" calcext:value-type="float">
            <text:p>16786,787</text:p>
          </table:table-cell>
          <table:table-cell table:formula="of:=[.C363]" office:value-type="float" office:value="16786.7806482344" calcext:value-type="float">
            <text:p>16786,781</text:p>
          </table:table-cell>
          <table:table-cell table:formula="of:=[.D363]" office:value-type="float" office:value="16786.7738532848" calcext:value-type="float">
            <text:p>16786,7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4]*[.C364]+[.J364]*[.D364]+[.K364]*[.E364]" office:value-type="float" office:value="0.00618585374104441" calcext:value-type="float">
            <text:p>0,0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5]+[.G365]*[.D365]+[.E365]*[.H365]" office:value-type="float" office:value="16786.7930199419" calcext:value-type="float">
            <text:p>16786,793</text:p>
          </table:table-cell>
          <table:table-cell table:formula="of:=[.C364]" office:value-type="float" office:value="16786.7870286921" calcext:value-type="float">
            <text:p>16786,787</text:p>
          </table:table-cell>
          <table:table-cell table:formula="of:=[.D364]" office:value-type="float" office:value="16786.7806482344" calcext:value-type="float">
            <text:p>16786,7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5]*[.C365]+[.J365]*[.D365]+[.K365]*[.E365]" office:value-type="float" office:value="0.00580851666381932" calcext:value-type="float">
            <text:p>0,006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6]+[.G366]*[.D366]+[.E366]*[.H366]" office:value-type="float" office:value="16786.7986457255" calcext:value-type="float">
            <text:p>16786,799</text:p>
          </table:table-cell>
          <table:table-cell table:formula="of:=[.C365]" office:value-type="float" office:value="16786.7930199419" calcext:value-type="float">
            <text:p>16786,793</text:p>
          </table:table-cell>
          <table:table-cell table:formula="of:=[.D365]" office:value-type="float" office:value="16786.7870286921" calcext:value-type="float">
            <text:p>16786,78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6]*[.C366]+[.J366]*[.D366]+[.K366]*[.E366]" office:value-type="float" office:value="0.00545419714762829" calcext:value-type="float">
            <text:p>0,0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7]+[.G367]*[.D367]+[.E367]*[.H367]" office:value-type="float" office:value="16786.8039283362" calcext:value-type="float">
            <text:p>16786,804</text:p>
          </table:table-cell>
          <table:table-cell table:formula="of:=[.C366]" office:value-type="float" office:value="16786.7986457255" calcext:value-type="float">
            <text:p>16786,799</text:p>
          </table:table-cell>
          <table:table-cell table:formula="of:=[.D366]" office:value-type="float" office:value="16786.7930199419" calcext:value-type="float">
            <text:p>16786,79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7]*[.C367]+[.J367]*[.D367]+[.K367]*[.E367]" office:value-type="float" office:value="0.00512149112182669" calcext:value-type="float">
            <text:p>0,0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8]+[.G368]*[.D368]+[.E368]*[.H368]" office:value-type="float" office:value="16786.8088887077" calcext:value-type="float">
            <text:p>16786,809</text:p>
          </table:table-cell>
          <table:table-cell table:formula="of:=[.C367]" office:value-type="float" office:value="16786.8039283362" calcext:value-type="float">
            <text:p>16786,804</text:p>
          </table:table-cell>
          <table:table-cell table:formula="of:=[.D367]" office:value-type="float" office:value="16786.7986457255" calcext:value-type="float">
            <text:p>16786,79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8]*[.C368]+[.J368]*[.D368]+[.K368]*[.E368]" office:value-type="float" office:value="0.00480908016288595" calcext:value-type="float">
            <text:p>0,0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69]+[.G369]*[.D369]+[.E369]*[.H369]" office:value-type="float" office:value="16786.8135464965" calcext:value-type="float">
            <text:p>16786,814</text:p>
          </table:table-cell>
          <table:table-cell table:formula="of:=[.C368]" office:value-type="float" office:value="16786.8088887077" calcext:value-type="float">
            <text:p>16786,809</text:p>
          </table:table-cell>
          <table:table-cell table:formula="of:=[.D368]" office:value-type="float" office:value="16786.8039283362" calcext:value-type="float">
            <text:p>16786,80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69]*[.C369]+[.J369]*[.D369]+[.K369]*[.E369]" office:value-type="float" office:value="0.00451572627207497" calcext:value-type="float">
            <text:p>0,005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0]+[.G370]*[.D370]+[.E370]*[.H370]" office:value-type="float" office:value="16786.8179201602" calcext:value-type="float">
            <text:p>16786,818</text:p>
          </table:table-cell>
          <table:table-cell table:formula="of:=[.C369]" office:value-type="float" office:value="16786.8135464965" calcext:value-type="float">
            <text:p>16786,814</text:p>
          </table:table-cell>
          <table:table-cell table:formula="of:=[.D369]" office:value-type="float" office:value="16786.8088887077" calcext:value-type="float">
            <text:p>16786,80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0]*[.C370]+[.J370]*[.D370]+[.K370]*[.E370]" office:value-type="float" office:value="0.00424026696964575" calcext:value-type="float">
            <text:p>0,00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1]+[.G371]*[.D371]+[.E371]*[.H371]" office:value-type="float" office:value="16786.8220270305" calcext:value-type="float">
            <text:p>16786,822</text:p>
          </table:table-cell>
          <table:table-cell table:formula="of:=[.C370]" office:value-type="float" office:value="16786.8179201602" calcext:value-type="float">
            <text:p>16786,818</text:p>
          </table:table-cell>
          <table:table-cell table:formula="of:=[.D370]" office:value-type="float" office:value="16786.8135464965" calcext:value-type="float">
            <text:p>16786,81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1]*[.C371]+[.J371]*[.D371]+[.K371]*[.E371]" office:value-type="float" office:value="0.00398161068369518" calcext:value-type="float">
            <text:p>0,00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2]+[.G372]*[.D372]+[.E372]*[.H372]" office:value-type="float" office:value="16786.8258833816" calcext:value-type="float">
            <text:p>16786,826</text:p>
          </table:table-cell>
          <table:table-cell table:formula="of:=[.C371]" office:value-type="float" office:value="16786.8220270305" calcext:value-type="float">
            <text:p>16786,822</text:p>
          </table:table-cell>
          <table:table-cell table:formula="of:=[.D371]" office:value-type="float" office:value="16786.8179201602" calcext:value-type="float">
            <text:p>16786,81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2]*[.C372]+[.J372]*[.D372]+[.K372]*[.E372]" office:value-type="float" office:value="0.00373873243188427" calcext:value-type="float">
            <text:p>0,00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3]+[.G373]*[.D373]+[.E373]*[.H373]" office:value-type="float" office:value="16786.8295044953" calcext:value-type="float">
            <text:p>16786,830</text:p>
          </table:table-cell>
          <table:table-cell table:formula="of:=[.C372]" office:value-type="float" office:value="16786.8258833816" calcext:value-type="float">
            <text:p>16786,826</text:p>
          </table:table-cell>
          <table:table-cell table:formula="of:=[.D372]" office:value-type="float" office:value="16786.8220270305" calcext:value-type="float">
            <text:p>16786,82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3]*[.C373]+[.J373]*[.D373]+[.K373]*[.E373]" office:value-type="float" office:value="0.0035106697541778" calcext:value-type="float">
            <text:p>0,004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4]+[.G374]*[.D374]+[.E374]*[.H374]" office:value-type="float" office:value="16786.8329047211" calcext:value-type="float">
            <text:p>16786,833</text:p>
          </table:table-cell>
          <table:table-cell table:formula="of:=[.C373]" office:value-type="float" office:value="16786.8295044953" calcext:value-type="float">
            <text:p>16786,830</text:p>
          </table:table-cell>
          <table:table-cell table:formula="of:=[.D373]" office:value-type="float" office:value="16786.8258833816" calcext:value-type="float">
            <text:p>16786,82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4]*[.C374]+[.J374]*[.D374]+[.K374]*[.E374]" office:value-type="float" office:value="0.00329651889842353" calcext:value-type="float">
            <text:p>0,0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5]+[.G375]*[.D375]+[.E375]*[.H375]" office:value-type="float" office:value="16786.8360975331" calcext:value-type="float">
            <text:p>16786,836</text:p>
          </table:table-cell>
          <table:table-cell table:formula="of:=[.C374]" office:value-type="float" office:value="16786.8329047211" calcext:value-type="float">
            <text:p>16786,833</text:p>
          </table:table-cell>
          <table:table-cell table:formula="of:=[.D374]" office:value-type="float" office:value="16786.8295044953" calcext:value-type="float">
            <text:p>16786,83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5]*[.C375]+[.J375]*[.D375]+[.K375]*[.E375]" office:value-type="float" office:value="0.00309543124967604" calcext:value-type="float">
            <text:p>0,0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6]+[.G376]*[.D376]+[.E376]*[.H376]" office:value-type="float" office:value="16786.8390955836" calcext:value-type="float">
            <text:p>16786,839</text:p>
          </table:table-cell>
          <table:table-cell table:formula="of:=[.C375]" office:value-type="float" office:value="16786.8360975331" calcext:value-type="float">
            <text:p>16786,836</text:p>
          </table:table-cell>
          <table:table-cell table:formula="of:=[.D375]" office:value-type="float" office:value="16786.8329047211" calcext:value-type="float">
            <text:p>16786,83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6]*[.C376]+[.J376]*[.D376]+[.K376]*[.E376]" office:value-type="float" office:value="0.00290660994141945" calcext:value-type="float">
            <text:p>0,0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7]+[.G377]*[.D377]+[.E377]*[.H377]" office:value-type="float" office:value="16786.841910753" calcext:value-type="float">
            <text:p>16786,842</text:p>
          </table:table-cell>
          <table:table-cell table:formula="of:=[.C376]" office:value-type="float" office:value="16786.8390955836" calcext:value-type="float">
            <text:p>16786,839</text:p>
          </table:table-cell>
          <table:table-cell table:formula="of:=[.D376]" office:value-type="float" office:value="16786.8360975331" calcext:value-type="float">
            <text:p>16786,83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7]*[.C377]+[.J377]*[.D377]+[.K377]*[.E377]" office:value-type="float" office:value="0.00272930673418159" calcext:value-type="float">
            <text:p>0,0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8]+[.G378]*[.D378]+[.E378]*[.H378]" office:value-type="float" office:value="16786.8445541971" calcext:value-type="float">
            <text:p>16786,845</text:p>
          </table:table-cell>
          <table:table-cell table:formula="of:=[.C377]" office:value-type="float" office:value="16786.841910753" calcext:value-type="float">
            <text:p>16786,842</text:p>
          </table:table-cell>
          <table:table-cell table:formula="of:=[.D377]" office:value-type="float" office:value="16786.8390955836" calcext:value-type="float">
            <text:p>16786,83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8]*[.C378]+[.J378]*[.D378]+[.K378]*[.E378]" office:value-type="float" office:value="0.00256281902329647" calcext:value-type="float">
            <text:p>0,003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79]+[.G379]*[.D379]+[.E379]*[.H379]" office:value-type="float" office:value="16786.8470363911" calcext:value-type="float">
            <text:p>16786,847</text:p>
          </table:table-cell>
          <table:table-cell table:formula="of:=[.C378]" office:value-type="float" office:value="16786.8445541971" calcext:value-type="float">
            <text:p>16786,845</text:p>
          </table:table-cell>
          <table:table-cell table:formula="of:=[.D378]" office:value-type="float" office:value="16786.841910753" calcext:value-type="float">
            <text:p>16786,84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79]*[.C379]+[.J379]*[.D379]+[.K379]*[.E379]" office:value-type="float" office:value="0.00240648706312641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0]+[.G380]*[.D380]+[.E380]*[.H380]" office:value-type="float" office:value="16786.8493671712" calcext:value-type="float">
            <text:p>16786,849</text:p>
          </table:table-cell>
          <table:table-cell table:formula="of:=[.C379]" office:value-type="float" office:value="16786.8470363911" calcext:value-type="float">
            <text:p>16786,847</text:p>
          </table:table-cell>
          <table:table-cell table:formula="of:=[.D379]" office:value-type="float" office:value="16786.8445541971" calcext:value-type="float">
            <text:p>16786,84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0]*[.C380]+[.J380]*[.D380]+[.K380]*[.E380]" office:value-type="float" office:value="0.00225969135135529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1]+[.G381]*[.D381]+[.E381]*[.H381]" office:value-type="float" office:value="16786.8515557738" calcext:value-type="float">
            <text:p>16786,852</text:p>
          </table:table-cell>
          <table:table-cell table:formula="of:=[.C380]" office:value-type="float" office:value="16786.8493671712" calcext:value-type="float">
            <text:p>16786,849</text:p>
          </table:table-cell>
          <table:table-cell table:formula="of:=[.D380]" office:value-type="float" office:value="16786.8470363911" calcext:value-type="float">
            <text:p>16786,84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1]*[.C381]+[.J381]*[.D381]+[.K381]*[.E381]" office:value-type="float" office:value="0.00212185017880984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2]+[.G382]*[.D382]+[.E382]*[.H382]" office:value-type="float" office:value="16786.8536108716" calcext:value-type="float">
            <text:p>16786,854</text:p>
          </table:table-cell>
          <table:table-cell table:formula="of:=[.C381]" office:value-type="float" office:value="16786.8515557738" calcext:value-type="float">
            <text:p>16786,852</text:p>
          </table:table-cell>
          <table:table-cell table:formula="of:=[.D381]" office:value-type="float" office:value="16786.8493671712" calcext:value-type="float">
            <text:p>16786,84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2]*[.C382]+[.J382]*[.D382]+[.K382]*[.E382]" office:value-type="float" office:value="0.00199241731752409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3]+[.G383]*[.D383]+[.E383]*[.H383]" office:value-type="float" office:value="16786.8555406084" calcext:value-type="float">
            <text:p>16786,856</text:p>
          </table:table-cell>
          <table:table-cell table:formula="of:=[.C382]" office:value-type="float" office:value="16786.8536108716" calcext:value-type="float">
            <text:p>16786,854</text:p>
          </table:table-cell>
          <table:table-cell table:formula="of:=[.D382]" office:value-type="float" office:value="16786.8515557738" calcext:value-type="float">
            <text:p>16786,85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3]*[.C383]+[.J383]*[.D383]+[.K383]*[.E383]" office:value-type="float" office:value="0.00187087986159895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4]+[.G384]*[.D384]+[.E384]*[.H384]" office:value-type="float" office:value="16786.8573526313" calcext:value-type="float">
            <text:p>16786,857</text:p>
          </table:table-cell>
          <table:table-cell table:formula="of:=[.C383]" office:value-type="float" office:value="16786.8555406084" calcext:value-type="float">
            <text:p>16786,856</text:p>
          </table:table-cell>
          <table:table-cell table:formula="of:=[.D383]" office:value-type="float" office:value="16786.8536108716" calcext:value-type="float">
            <text:p>16786,85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4]*[.C384]+[.J384]*[.D384]+[.K384]*[.E384]" office:value-type="float" office:value="0.00175675618993409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5]+[.G385]*[.D385]+[.E385]*[.H385]" office:value-type="float" office:value="16786.8590541208" calcext:value-type="float">
            <text:p>16786,859</text:p>
          </table:table-cell>
          <table:table-cell table:formula="of:=[.C384]" office:value-type="float" office:value="16786.8573526313" calcext:value-type="float">
            <text:p>16786,857</text:p>
          </table:table-cell>
          <table:table-cell table:formula="of:=[.D384]" office:value-type="float" office:value="16786.8555406084" calcext:value-type="float">
            <text:p>16786,85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5]*[.C385]+[.J385]*[.D385]+[.K385]*[.E385]" office:value-type="float" office:value="0.00164959406538401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6]+[.G386]*[.D386]+[.E386]*[.H386]" office:value-type="float" office:value="16786.8606518194" calcext:value-type="float">
            <text:p>16786,861</text:p>
          </table:table-cell>
          <table:table-cell table:formula="of:=[.C385]" office:value-type="float" office:value="16786.8590541208" calcext:value-type="float">
            <text:p>16786,859</text:p>
          </table:table-cell>
          <table:table-cell table:formula="of:=[.D385]" office:value-type="float" office:value="16786.8573526313" calcext:value-type="float">
            <text:p>16786,85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6]*[.C386]+[.J386]*[.D386]+[.K386]*[.E386]" office:value-type="float" office:value="0.00154896882486355" calcext:value-type="float">
            <text:p>0,002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7]+[.G387]*[.D387]+[.E387]*[.H387]" office:value-type="float" office:value="16786.8621520584" calcext:value-type="float">
            <text:p>16786,862</text:p>
          </table:table-cell>
          <table:table-cell table:formula="of:=[.C386]" office:value-type="float" office:value="16786.8606518194" calcext:value-type="float">
            <text:p>16786,861</text:p>
          </table:table-cell>
          <table:table-cell table:formula="of:=[.D386]" office:value-type="float" office:value="16786.8590541208" calcext:value-type="float">
            <text:p>16786,85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7]*[.C387]+[.J387]*[.D387]+[.K387]*[.E387]" office:value-type="float" office:value="0.00145448172770557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8]+[.G388]*[.D388]+[.E388]*[.H388]" office:value-type="float" office:value="16786.8635607829" calcext:value-type="float">
            <text:p>16786,864</text:p>
          </table:table-cell>
          <table:table-cell table:formula="of:=[.C387]" office:value-type="float" office:value="16786.8621520584" calcext:value-type="float">
            <text:p>16786,862</text:p>
          </table:table-cell>
          <table:table-cell table:formula="of:=[.D387]" office:value-type="float" office:value="16786.8606518194" calcext:value-type="float">
            <text:p>16786,86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8]*[.C388]+[.J388]*[.D388]+[.K388]*[.E388]" office:value-type="float" office:value="0.0013657583422173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89]+[.G389]*[.D389]+[.E389]*[.H389]" office:value-type="float" office:value="16786.8648835751" calcext:value-type="float">
            <text:p>16786,865</text:p>
          </table:table-cell>
          <table:table-cell table:formula="of:=[.C388]" office:value-type="float" office:value="16786.8635607829" calcext:value-type="float">
            <text:p>16786,864</text:p>
          </table:table-cell>
          <table:table-cell table:formula="of:=[.D388]" office:value-type="float" office:value="16786.8621520584" calcext:value-type="float">
            <text:p>16786,86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89]*[.C389]+[.J389]*[.D389]+[.K389]*[.E389]" office:value-type="float" office:value="0.0012824470832129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0]+[.G390]*[.D390]+[.E390]*[.H390]" office:value-type="float" office:value="16786.866125677" calcext:value-type="float">
            <text:p>16786,866</text:p>
          </table:table-cell>
          <table:table-cell table:formula="of:=[.C389]" office:value-type="float" office:value="16786.8648835751" calcext:value-type="float">
            <text:p>16786,865</text:p>
          </table:table-cell>
          <table:table-cell table:formula="of:=[.D389]" office:value-type="float" office:value="16786.8635607829" calcext:value-type="float">
            <text:p>16786,86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0]*[.C390]+[.J390]*[.D390]+[.K390]*[.E390]" office:value-type="float" office:value="0.00120421781139157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1]+[.G391]*[.D391]+[.E391]*[.H391]" office:value-type="float" office:value="16786.8672920107" calcext:value-type="float">
            <text:p>16786,867</text:p>
          </table:table-cell>
          <table:table-cell table:formula="of:=[.C390]" office:value-type="float" office:value="16786.866125677" calcext:value-type="float">
            <text:p>16786,866</text:p>
          </table:table-cell>
          <table:table-cell table:formula="of:=[.D390]" office:value-type="float" office:value="16786.8648835751" calcext:value-type="float">
            <text:p>16786,86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1]*[.C391]+[.J391]*[.D391]+[.K391]*[.E391]" office:value-type="float" office:value="0.00113076052002725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2]+[.G392]*[.D392]+[.E392]*[.H392]" office:value-type="float" office:value="16786.8683871981" calcext:value-type="float">
            <text:p>16786,868</text:p>
          </table:table-cell>
          <table:table-cell table:formula="of:=[.C391]" office:value-type="float" office:value="16786.8672920107" calcext:value-type="float">
            <text:p>16786,867</text:p>
          </table:table-cell>
          <table:table-cell table:formula="of:=[.D391]" office:value-type="float" office:value="16786.866125677" calcext:value-type="float">
            <text:p>16786,86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2]*[.C392]+[.J392]*[.D392]+[.K392]*[.E392]" office:value-type="float" office:value="0.00106178413443558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3]+[.G393]*[.D393]+[.E393]*[.H393]" office:value-type="float" office:value="16786.869415579" calcext:value-type="float">
            <text:p>16786,869</text:p>
          </table:table-cell>
          <table:table-cell table:formula="of:=[.C392]" office:value-type="float" office:value="16786.8683871981" calcext:value-type="float">
            <text:p>16786,868</text:p>
          </table:table-cell>
          <table:table-cell table:formula="of:=[.D392]" office:value-type="float" office:value="16786.8672920107" calcext:value-type="float">
            <text:p>16786,86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3]*[.C393]+[.J393]*[.D393]+[.K393]*[.E393]" office:value-type="float" office:value="0.000997015298707993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4]+[.G394]*[.D394]+[.E394]*[.H394]" office:value-type="float" office:value="16786.8703812287" calcext:value-type="float">
            <text:p>16786,870</text:p>
          </table:table-cell>
          <table:table-cell table:formula="of:=[.C393]" office:value-type="float" office:value="16786.869415579" calcext:value-type="float">
            <text:p>16786,869</text:p>
          </table:table-cell>
          <table:table-cell table:formula="of:=[.D393]" office:value-type="float" office:value="16786.8683871981" calcext:value-type="float">
            <text:p>16786,86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4]*[.C394]+[.J394]*[.D394]+[.K394]*[.E394]" office:value-type="float" office:value="0.000936197369810543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5]+[.G395]*[.D395]+[.E395]*[.H395]" office:value-type="float" office:value="16786.8712879737" calcext:value-type="float">
            <text:p>16786,871</text:p>
          </table:table-cell>
          <table:table-cell table:formula="of:=[.C394]" office:value-type="float" office:value="16786.8703812287" calcext:value-type="float">
            <text:p>16786,870</text:p>
          </table:table-cell>
          <table:table-cell table:formula="of:=[.D394]" office:value-type="float" office:value="16786.869415579" calcext:value-type="float">
            <text:p>16786,86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5]*[.C395]+[.J395]*[.D395]+[.K395]*[.E395]" office:value-type="float" office:value="0.000879089328009286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6]+[.G396]*[.D396]+[.E396]*[.H396]" office:value-type="float" office:value="16786.8721394073" calcext:value-type="float">
            <text:p>16786,872</text:p>
          </table:table-cell>
          <table:table-cell table:formula="of:=[.C395]" office:value-type="float" office:value="16786.8712879737" calcext:value-type="float">
            <text:p>16786,871</text:p>
          </table:table-cell>
          <table:table-cell table:formula="of:=[.D395]" office:value-type="float" office:value="16786.8703812287" calcext:value-type="float">
            <text:p>16786,87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6]*[.C396]+[.J396]*[.D396]+[.K396]*[.E396]" office:value-type="float" office:value="0.000825464874651516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7]+[.G397]*[.D397]+[.E397]*[.H397]" office:value-type="float" office:value="16786.8729389035" calcext:value-type="float">
            <text:p>16786,873</text:p>
          </table:table-cell>
          <table:table-cell table:formula="of:=[.C396]" office:value-type="float" office:value="16786.8721394073" calcext:value-type="float">
            <text:p>16786,872</text:p>
          </table:table-cell>
          <table:table-cell table:formula="of:=[.D396]" office:value-type="float" office:value="16786.8712879737" calcext:value-type="float">
            <text:p>16786,87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7]*[.C397]+[.J397]*[.D397]+[.K397]*[.E397]" office:value-type="float" office:value="0.000775111524490058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8]+[.G398]*[.D398]+[.E398]*[.H398]" office:value-type="float" office:value="16786.8736896304" calcext:value-type="float">
            <text:p>16786,874</text:p>
          </table:table-cell>
          <table:table-cell table:formula="of:=[.C397]" office:value-type="float" office:value="16786.8729389035" calcext:value-type="float">
            <text:p>16786,873</text:p>
          </table:table-cell>
          <table:table-cell table:formula="of:=[.D397]" office:value-type="float" office:value="16786.8721394073" calcext:value-type="float">
            <text:p>16786,87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8]*[.C398]+[.J398]*[.D398]+[.K398]*[.E398]" office:value-type="float" office:value="0.000727829718016437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399]+[.G399]*[.D399]+[.E399]*[.H399]" office:value-type="float" office:value="16786.8743945629" calcext:value-type="float">
            <text:p>16786,874</text:p>
          </table:table-cell>
          <table:table-cell table:formula="of:=[.C398]" office:value-type="float" office:value="16786.8736896304" calcext:value-type="float">
            <text:p>16786,874</text:p>
          </table:table-cell>
          <table:table-cell table:formula="of:=[.D398]" office:value-type="float" office:value="16786.8729389035" calcext:value-type="float">
            <text:p>16786,87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399]*[.C399]+[.J399]*[.D399]+[.K399]*[.E399]" office:value-type="float" office:value="0.000683432104779058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0]+[.G400]*[.D400]+[.E400]*[.H400]" office:value-type="float" office:value="16786.8750564946" calcext:value-type="float">
            <text:p>16786,875</text:p>
          </table:table-cell>
          <table:table-cell table:formula="of:=[.C399]" office:value-type="float" office:value="16786.8743945629" calcext:value-type="float">
            <text:p>16786,874</text:p>
          </table:table-cell>
          <table:table-cell table:formula="of:=[.D399]" office:value-type="float" office:value="16786.8736896304" calcext:value-type="float">
            <text:p>16786,8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0]*[.C400]+[.J400]*[.D400]+[.K400]*[.E400]" office:value-type="float" office:value="0.000641742746665841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1]+[.G401]*[.D401]+[.E401]*[.H401]" office:value-type="float" office:value="16786.8756780484" calcext:value-type="float">
            <text:p>16786,876</text:p>
          </table:table-cell>
          <table:table-cell table:formula="of:=[.C400]" office:value-type="float" office:value="16786.8750564946" calcext:value-type="float">
            <text:p>16786,875</text:p>
          </table:table-cell>
          <table:table-cell table:formula="of:=[.D400]" office:value-type="float" office:value="16786.8743945629" calcext:value-type="float">
            <text:p>16786,87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1]*[.C401]+[.J401]*[.D401]+[.K401]*[.E401]" office:value-type="float" office:value="0.000602596439421177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2]+[.G402]*[.D402]+[.E402]*[.H402]" office:value-type="float" office:value="16786.8762616875" calcext:value-type="float">
            <text:p>16786,876</text:p>
          </table:table-cell>
          <table:table-cell table:formula="of:=[.C401]" office:value-type="float" office:value="16786.8756780484" calcext:value-type="float">
            <text:p>16786,876</text:p>
          </table:table-cell>
          <table:table-cell table:formula="of:=[.D401]" office:value-type="float" office:value="16786.8750564946" calcext:value-type="float">
            <text:p>16786,87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2]*[.C402]+[.J402]*[.D402]+[.K402]*[.E402]" office:value-type="float" office:value="0.000565838052352774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3]+[.G403]*[.D403]+[.E403]*[.H403]" office:value-type="float" office:value="16786.8768097245" calcext:value-type="float">
            <text:p>16786,877</text:p>
          </table:table-cell>
          <table:table-cell table:formula="of:=[.C402]" office:value-type="float" office:value="16786.8762616875" calcext:value-type="float">
            <text:p>16786,876</text:p>
          </table:table-cell>
          <table:table-cell table:formula="of:=[.D402]" office:value-type="float" office:value="16786.8756780484" calcext:value-type="float">
            <text:p>16786,8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3]*[.C403]+[.J403]*[.D403]+[.K403]*[.E403]" office:value-type="float" office:value="0.000531321937160101" calcext:value-type="float">
            <text:p>0,001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4]+[.G404]*[.D404]+[.E404]*[.H404]" office:value-type="float" office:value="16786.8773243313" calcext:value-type="float">
            <text:p>16786,877</text:p>
          </table:table-cell>
          <table:table-cell table:formula="of:=[.C403]" office:value-type="float" office:value="16786.8768097245" calcext:value-type="float">
            <text:p>16786,877</text:p>
          </table:table-cell>
          <table:table-cell table:formula="of:=[.D403]" office:value-type="float" office:value="16786.8762616875" calcext:value-type="float">
            <text:p>16786,876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4]*[.C404]+[.J404]*[.D404]+[.K404]*[.E404]" office:value-type="float" office:value="0.0004989113003830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5]+[.G405]*[.D405]+[.E405]*[.H405]" office:value-type="float" office:value="16786.8778075471" calcext:value-type="float">
            <text:p>16786,878</text:p>
          </table:table-cell>
          <table:table-cell table:formula="of:=[.C404]" office:value-type="float" office:value="16786.8773243313" calcext:value-type="float">
            <text:p>16786,877</text:p>
          </table:table-cell>
          <table:table-cell table:formula="of:=[.D404]" office:value-type="float" office:value="16786.8768097245" calcext:value-type="float">
            <text:p>16786,8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5]*[.C405]+[.J405]*[.D405]+[.K405]*[.E405]" office:value-type="float" office:value="0.00046847770499880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6]+[.G406]*[.D406]+[.E406]*[.H406]" office:value-type="float" office:value="16786.8782612868" calcext:value-type="float">
            <text:p>16786,878</text:p>
          </table:table-cell>
          <table:table-cell table:formula="of:=[.C405]" office:value-type="float" office:value="16786.8778075471" calcext:value-type="float">
            <text:p>16786,878</text:p>
          </table:table-cell>
          <table:table-cell table:formula="of:=[.D405]" office:value-type="float" office:value="16786.8773243313" calcext:value-type="float">
            <text:p>16786,877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6]*[.C406]+[.J406]*[.D406]+[.K406]*[.E406]" office:value-type="float" office:value="0.00043990056474285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7]+[.G407]*[.D407]+[.E407]*[.H407]" office:value-type="float" office:value="16786.8786873483" calcext:value-type="float">
            <text:p>16786,879</text:p>
          </table:table-cell>
          <table:table-cell table:formula="of:=[.C406]" office:value-type="float" office:value="16786.8782612868" calcext:value-type="float">
            <text:p>16786,878</text:p>
          </table:table-cell>
          <table:table-cell table:formula="of:=[.D406]" office:value-type="float" office:value="16786.8778075471" calcext:value-type="float">
            <text:p>16786,87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7]*[.C407]+[.J407]*[.D407]+[.K407]*[.E407]" office:value-type="float" office:value="0.00041306663297291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8]+[.G408]*[.D408]+[.E408]*[.H408]" office:value-type="float" office:value="16786.87908742" calcext:value-type="float">
            <text:p>16786,879</text:p>
          </table:table-cell>
          <table:table-cell table:formula="of:=[.C407]" office:value-type="float" office:value="16786.8786873483" calcext:value-type="float">
            <text:p>16786,879</text:p>
          </table:table-cell>
          <table:table-cell table:formula="of:=[.D407]" office:value-type="float" office:value="16786.8782612868" calcext:value-type="float">
            <text:p>16786,878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8]*[.C408]+[.J408]*[.D408]+[.K408]*[.E408]" office:value-type="float" office:value="0.00038786956793046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09]+[.G409]*[.D409]+[.E409]*[.H409]" office:value-type="float" office:value="16786.8794630874" calcext:value-type="float">
            <text:p>16786,879</text:p>
          </table:table-cell>
          <table:table-cell table:formula="of:=[.C408]" office:value-type="float" office:value="16786.87908742" calcext:value-type="float">
            <text:p>16786,879</text:p>
          </table:table-cell>
          <table:table-cell table:formula="of:=[.D408]" office:value-type="float" office:value="16786.8786873483" calcext:value-type="float">
            <text:p>16786,8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09]*[.C409]+[.J409]*[.D409]+[.K409]*[.E409]" office:value-type="float" office:value="0.00036420952528715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0]+[.G410]*[.D410]+[.E410]*[.H410]" office:value-type="float" office:value="16786.8798158391" calcext:value-type="float">
            <text:p>16786,880</text:p>
          </table:table-cell>
          <table:table-cell table:formula="of:=[.C409]" office:value-type="float" office:value="16786.8794630874" calcext:value-type="float">
            <text:p>16786,879</text:p>
          </table:table-cell>
          <table:table-cell table:formula="of:=[.D409]" office:value-type="float" office:value="16786.87908742" calcext:value-type="float">
            <text:p>16786,8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0]*[.C410]+[.J410]*[.D410]+[.K410]*[.E410]" office:value-type="float" office:value="0.00034199274159618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1]+[.G411]*[.D411]+[.E411]*[.H411]" office:value-type="float" office:value="16786.8801470729" calcext:value-type="float">
            <text:p>16786,880</text:p>
          </table:table-cell>
          <table:table-cell table:formula="of:=[.C410]" office:value-type="float" office:value="16786.8798158391" calcext:value-type="float">
            <text:p>16786,880</text:p>
          </table:table-cell>
          <table:table-cell table:formula="of:=[.D410]" office:value-type="float" office:value="16786.8794630874" calcext:value-type="float">
            <text:p>16786,879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1]*[.C411]+[.J411]*[.D411]+[.K411]*[.E411]" office:value-type="float" office:value="0.00032113118322740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2]+[.G412]*[.D412]+[.E412]*[.H412]" office:value-type="float" office:value="16786.8804581014" calcext:value-type="float">
            <text:p>16786,880</text:p>
          </table:table-cell>
          <table:table-cell table:formula="of:=[.C411]" office:value-type="float" office:value="16786.8801470729" calcext:value-type="float">
            <text:p>16786,880</text:p>
          </table:table-cell>
          <table:table-cell table:formula="of:=[.D411]" office:value-type="float" office:value="16786.8798158391" calcext:value-type="float">
            <text:p>16786,8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2]*[.C412]+[.J412]*[.D412]+[.K412]*[.E412]" office:value-type="float" office:value="0.00030154218438838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3]+[.G413]*[.D413]+[.E413]*[.H413]" office:value-type="float" office:value="16786.8807501572" calcext:value-type="float">
            <text:p>16786,881</text:p>
          </table:table-cell>
          <table:table-cell table:formula="of:=[.C412]" office:value-type="float" office:value="16786.8804581014" calcext:value-type="float">
            <text:p>16786,880</text:p>
          </table:table-cell>
          <table:table-cell table:formula="of:=[.D412]" office:value-type="float" office:value="16786.8801470729" calcext:value-type="float">
            <text:p>16786,8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3]*[.C413]+[.J413]*[.D413]+[.K413]*[.E413]" office:value-type="float" office:value="0.00028314810879237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4]+[.G414]*[.D414]+[.E414]*[.H414]" office:value-type="float" office:value="16786.8810243977" calcext:value-type="float">
            <text:p>16786,881</text:p>
          </table:table-cell>
          <table:table-cell table:formula="of:=[.C413]" office:value-type="float" office:value="16786.8807501572" calcext:value-type="float">
            <text:p>16786,881</text:p>
          </table:table-cell>
          <table:table-cell table:formula="of:=[.D413]" office:value-type="float" office:value="16786.8804581014" calcext:value-type="float">
            <text:p>16786,880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4]*[.C414]+[.J414]*[.D414]+[.K414]*[.E414]" office:value-type="float" office:value="0.00026587607680994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5]+[.G415]*[.D415]+[.E415]*[.H415]" office:value-type="float" office:value="16786.8812819094" calcext:value-type="float">
            <text:p>16786,881</text:p>
          </table:table-cell>
          <table:table-cell table:formula="of:=[.C414]" office:value-type="float" office:value="16786.8810243977" calcext:value-type="float">
            <text:p>16786,881</text:p>
          </table:table-cell>
          <table:table-cell table:formula="of:=[.D414]" office:value-type="float" office:value="16786.8807501572" calcext:value-type="float">
            <text:p>16786,8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5]*[.C415]+[.J415]*[.D415]+[.K415]*[.E415]" office:value-type="float" office:value="0.00024965763623185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6]+[.G416]*[.D416]+[.E416]*[.H416]" office:value-type="float" office:value="16786.8815237129" calcext:value-type="float">
            <text:p>16786,882</text:p>
          </table:table-cell>
          <table:table-cell table:formula="of:=[.C415]" office:value-type="float" office:value="16786.8812819094" calcext:value-type="float">
            <text:p>16786,881</text:p>
          </table:table-cell>
          <table:table-cell table:formula="of:=[.D415]" office:value-type="float" office:value="16786.8810243977" calcext:value-type="float">
            <text:p>16786,8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6]*[.C416]+[.J416]*[.D416]+[.K416]*[.E416]" office:value-type="float" office:value="0.0002344285167055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7]+[.G417]*[.D417]+[.E417]*[.H417]" office:value-type="float" office:value="16786.8817507664" calcext:value-type="float">
            <text:p>16786,882</text:p>
          </table:table-cell>
          <table:table-cell table:formula="of:=[.C416]" office:value-type="float" office:value="16786.8815237129" calcext:value-type="float">
            <text:p>16786,882</text:p>
          </table:table-cell>
          <table:table-cell table:formula="of:=[.D416]" office:value-type="float" office:value="16786.8812819094" calcext:value-type="float">
            <text:p>16786,881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7]*[.C417]+[.J417]*[.D417]+[.K417]*[.E417]" office:value-type="float" office:value="0.00022012838053342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8]+[.G418]*[.D418]+[.E418]*[.H418]" office:value-type="float" office:value="16786.8819639697" calcext:value-type="float">
            <text:p>16786,882</text:p>
          </table:table-cell>
          <table:table-cell table:formula="of:=[.C417]" office:value-type="float" office:value="16786.8817507664" calcext:value-type="float">
            <text:p>16786,882</text:p>
          </table:table-cell>
          <table:table-cell table:formula="of:=[.D417]" office:value-type="float" office:value="16786.8815237129" calcext:value-type="float">
            <text:p>16786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8]*[.C418]+[.J418]*[.D418]+[.K418]*[.E418]" office:value-type="float" office:value="0.00020670054618676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19]+[.G419]*[.D419]+[.E419]*[.H419]" office:value-type="float" office:value="16786.8821641675" calcext:value-type="float">
            <text:p>16786,882</text:p>
          </table:table-cell>
          <table:table-cell table:formula="of:=[.C418]" office:value-type="float" office:value="16786.8819639697" calcext:value-type="float">
            <text:p>16786,882</text:p>
          </table:table-cell>
          <table:table-cell table:formula="of:=[.D418]" office:value-type="float" office:value="16786.8817507664" calcext:value-type="float">
            <text:p>16786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19]*[.C419]+[.J419]*[.D419]+[.K419]*[.E419]" office:value-type="float" office:value="0.00019409181550145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0]+[.G420]*[.D420]+[.E420]*[.H420]" office:value-type="float" office:value="16786.8823521533" calcext:value-type="float">
            <text:p>16786,882</text:p>
          </table:table-cell>
          <table:table-cell table:formula="of:=[.C419]" office:value-type="float" office:value="16786.8821641675" calcext:value-type="float">
            <text:p>16786,882</text:p>
          </table:table-cell>
          <table:table-cell table:formula="of:=[.D419]" office:value-type="float" office:value="16786.8819639697" calcext:value-type="float">
            <text:p>16786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0]*[.C420]+[.J420]*[.D420]+[.K420]*[.E420]" office:value-type="float" office:value="0.0001822522153815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1]+[.G421]*[.D421]+[.E421]*[.H421]" office:value-type="float" office:value="16786.882528672" calcext:value-type="float">
            <text:p>16786,883</text:p>
          </table:table-cell>
          <table:table-cell table:formula="of:=[.C420]" office:value-type="float" office:value="16786.8823521533" calcext:value-type="float">
            <text:p>16786,882</text:p>
          </table:table-cell>
          <table:table-cell table:formula="of:=[.D420]" office:value-type="float" office:value="16786.8821641675" calcext:value-type="float">
            <text:p>16786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1]*[.C421]+[.J421]*[.D421]+[.K421]*[.E421]" office:value-type="float" office:value="0.00017113482681452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2]+[.G422]*[.D422]+[.E422]*[.H422]" office:value-type="float" office:value="16786.882694423" calcext:value-type="float">
            <text:p>16786,883</text:p>
          </table:table-cell>
          <table:table-cell table:formula="of:=[.C421]" office:value-type="float" office:value="16786.882528672" calcext:value-type="float">
            <text:p>16786,883</text:p>
          </table:table-cell>
          <table:table-cell table:formula="of:=[.D421]" office:value-type="float" office:value="16786.8823521533" calcext:value-type="float">
            <text:p>16786,882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2]*[.C422]+[.J422]*[.D422]+[.K422]*[.E422]" office:value-type="float" office:value="0.00016069560479081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3]+[.G423]*[.D423]+[.E423]*[.H423]" office:value-type="float" office:value="16786.8828500632" calcext:value-type="float">
            <text:p>16786,883</text:p>
          </table:table-cell>
          <table:table-cell table:formula="of:=[.C422]" office:value-type="float" office:value="16786.882694423" calcext:value-type="float">
            <text:p>16786,883</text:p>
          </table:table-cell>
          <table:table-cell table:formula="of:=[.D422]" office:value-type="float" office:value="16786.882528672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3]*[.C423]+[.J423]*[.D423]+[.K423]*[.E423]" office:value-type="float" office:value="0.00015089317639649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4]+[.G424]*[.D424]+[.E424]*[.H424]" office:value-type="float" office:value="16786.8829962093" calcext:value-type="float">
            <text:p>16786,883</text:p>
          </table:table-cell>
          <table:table-cell table:formula="of:=[.C423]" office:value-type="float" office:value="16786.8828500632" calcext:value-type="float">
            <text:p>16786,883</text:p>
          </table:table-cell>
          <table:table-cell table:formula="of:=[.D423]" office:value-type="float" office:value="16786.882694423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4]*[.C424]+[.J424]*[.D424]+[.K424]*[.E424]" office:value-type="float" office:value="0.00014168868983688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5]+[.G425]*[.D425]+[.E425]*[.H425]" office:value-type="float" office:value="16786.8831334406" calcext:value-type="float">
            <text:p>16786,883</text:p>
          </table:table-cell>
          <table:table-cell table:formula="of:=[.C424]" office:value-type="float" office:value="16786.8829962093" calcext:value-type="float">
            <text:p>16786,883</text:p>
          </table:table-cell>
          <table:table-cell table:formula="of:=[.D424]" office:value-type="float" office:value="16786.8828500632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5]*[.C425]+[.J425]*[.D425]+[.K425]*[.E425]" office:value-type="float" office:value="0.00013304567983141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6]+[.G426]*[.D426]+[.E426]*[.H426]" office:value-type="float" office:value="16786.8832623007" calcext:value-type="float">
            <text:p>16786,883</text:p>
          </table:table-cell>
          <table:table-cell table:formula="of:=[.C425]" office:value-type="float" office:value="16786.8831334406" calcext:value-type="float">
            <text:p>16786,883</text:p>
          </table:table-cell>
          <table:table-cell table:formula="of:=[.D425]" office:value-type="float" office:value="16786.8829962093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6]*[.C426]+[.J426]*[.D426]+[.K426]*[.E426]" office:value-type="float" office:value="0.0001249298929906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7]+[.G427]*[.D427]+[.E427]*[.H427]" office:value-type="float" office:value="16786.8833833003" calcext:value-type="float">
            <text:p>16786,883</text:p>
          </table:table-cell>
          <table:table-cell table:formula="of:=[.C426]" office:value-type="float" office:value="16786.8832623007" calcext:value-type="float">
            <text:p>16786,883</text:p>
          </table:table-cell>
          <table:table-cell table:formula="of:=[.D426]" office:value-type="float" office:value="16786.8831334406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7]*[.C427]+[.J427]*[.D427]+[.K427]*[.E427]" office:value-type="float" office:value="0.00011730916958185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8]+[.G428]*[.D428]+[.E428]*[.H428]" office:value-type="float" office:value="16786.883496919" calcext:value-type="float">
            <text:p>16786,883</text:p>
          </table:table-cell>
          <table:table-cell table:formula="of:=[.C427]" office:value-type="float" office:value="16786.8833833003" calcext:value-type="float">
            <text:p>16786,883</text:p>
          </table:table-cell>
          <table:table-cell table:formula="of:=[.D427]" office:value-type="float" office:value="16786.8832623007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8]*[.C428]+[.J428]*[.D428]+[.K428]*[.E428]" office:value-type="float" office:value="0.0001101533107430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29]+[.G429]*[.D429]+[.E429]*[.H429]" office:value-type="float" office:value="16786.883603607" calcext:value-type="float">
            <text:p>16786,884</text:p>
          </table:table-cell>
          <table:table-cell table:formula="of:=[.C428]" office:value-type="float" office:value="16786.883496919" calcext:value-type="float">
            <text:p>16786,883</text:p>
          </table:table-cell>
          <table:table-cell table:formula="of:=[.D428]" office:value-type="float" office:value="16786.8833833003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29]*[.C429]+[.J429]*[.D429]+[.K429]*[.E429]" office:value-type="float" office:value="0.00010343395842937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0]+[.G430]*[.D430]+[.E430]*[.H430]" office:value-type="float" office:value="16786.8837037869" calcext:value-type="float">
            <text:p>16786,884</text:p>
          </table:table-cell>
          <table:table-cell table:formula="of:=[.C429]" office:value-type="float" office:value="16786.883603607" calcext:value-type="float">
            <text:p>16786,884</text:p>
          </table:table-cell>
          <table:table-cell table:formula="of:=[.D429]" office:value-type="float" office:value="16786.883496919" calcext:value-type="float">
            <text:p>16786,883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0]*[.C430]+[.J430]*[.D430]+[.K430]*[.E430]" office:value-type="float" office:value="0.00009712448627396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1]+[.G431]*[.D431]+[.E431]*[.H431]" office:value-type="float" office:value="16786.8837978559" calcext:value-type="float">
            <text:p>16786,884</text:p>
          </table:table-cell>
          <table:table-cell table:formula="of:=[.C430]" office:value-type="float" office:value="16786.8837037869" calcext:value-type="float">
            <text:p>16786,884</text:p>
          </table:table-cell>
          <table:table-cell table:formula="of:=[.D430]" office:value-type="float" office:value="16786.883603607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1]*[.C431]+[.J431]*[.D431]+[.K431]*[.E431]" office:value-type="float" office:value="0.000091199892267468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2]+[.G432]*[.D432]+[.E432]*[.H432]" office:value-type="float" office:value="16786.8838861867" calcext:value-type="float">
            <text:p>16786,884</text:p>
          </table:table-cell>
          <table:table-cell table:formula="of:=[.C431]" office:value-type="float" office:value="16786.8837978559" calcext:value-type="float">
            <text:p>16786,884</text:p>
          </table:table-cell>
          <table:table-cell table:formula="of:=[.D431]" office:value-type="float" office:value="16786.8837037869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2]*[.C432]+[.J432]*[.D432]+[.K432]*[.E432]" office:value-type="float" office:value="0.000085636698713642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3]+[.G433]*[.D433]+[.E433]*[.H433]" office:value-type="float" office:value="16786.8839691293" calcext:value-type="float">
            <text:p>16786,884</text:p>
          </table:table-cell>
          <table:table-cell table:formula="of:=[.C432]" office:value-type="float" office:value="16786.8838861867" calcext:value-type="float">
            <text:p>16786,884</text:p>
          </table:table-cell>
          <table:table-cell table:formula="of:=[.D432]" office:value-type="float" office:value="16786.8837978559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3]*[.C433]+[.J433]*[.D433]+[.K433]*[.E433]" office:value-type="float" office:value="0.000080412864917889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4]+[.G434]*[.D434]+[.E434]*[.H434]" office:value-type="float" office:value="16786.8840470124" calcext:value-type="float">
            <text:p>16786,884</text:p>
          </table:table-cell>
          <table:table-cell table:formula="of:=[.C433]" office:value-type="float" office:value="16786.8839691293" calcext:value-type="float">
            <text:p>16786,884</text:p>
          </table:table-cell>
          <table:table-cell table:formula="of:=[.D433]" office:value-type="float" office:value="16786.8838861867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4]*[.C434]+[.J434]*[.D434]+[.K434]*[.E434]" office:value-type="float" office:value="0.000075507674409891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5]+[.G435]*[.D435]+[.E435]*[.H435]" office:value-type="float" office:value="16786.8841201447" calcext:value-type="float">
            <text:p>16786,884</text:p>
          </table:table-cell>
          <table:table-cell table:formula="of:=[.C434]" office:value-type="float" office:value="16786.8840470124" calcext:value-type="float">
            <text:p>16786,884</text:p>
          </table:table-cell>
          <table:table-cell table:formula="of:=[.D434]" office:value-type="float" office:value="16786.8839691293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5]*[.C435]+[.J435]*[.D435]+[.K435]*[.E435]" office:value-type="float" office:value="0.000070901709477766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6]+[.G436]*[.D436]+[.E436]*[.H436]" office:value-type="float" office:value="16786.8841888159" calcext:value-type="float">
            <text:p>16786,884</text:p>
          </table:table-cell>
          <table:table-cell table:formula="of:=[.C435]" office:value-type="float" office:value="16786.8841201447" calcext:value-type="float">
            <text:p>16786,884</text:p>
          </table:table-cell>
          <table:table-cell table:formula="of:=[.D435]" office:value-type="float" office:value="16786.8840470124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6]*[.C436]+[.J436]*[.D436]+[.K436]*[.E436]" office:value-type="float" office:value="0.000066576703829923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7]+[.G437]*[.D437]+[.E437]*[.H437]" office:value-type="float" office:value="16786.8842532981" calcext:value-type="float">
            <text:p>16786,884</text:p>
          </table:table-cell>
          <table:table-cell table:formula="of:=[.C436]" office:value-type="float" office:value="16786.8841888159" calcext:value-type="float">
            <text:p>16786,884</text:p>
          </table:table-cell>
          <table:table-cell table:formula="of:=[.D436]" office:value-type="float" office:value="16786.8841201447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7]*[.C437]+[.J437]*[.D437]+[.K437]*[.E437]" office:value-type="float" office:value="0.000062515524405171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8]+[.G438]*[.D438]+[.E438]*[.H438]" office:value-type="float" office:value="16786.8843138469" calcext:value-type="float">
            <text:p>16786,884</text:p>
          </table:table-cell>
          <table:table-cell table:formula="of:=[.C437]" office:value-type="float" office:value="16786.8842532981" calcext:value-type="float">
            <text:p>16786,884</text:p>
          </table:table-cell>
          <table:table-cell table:formula="of:=[.D437]" office:value-type="float" office:value="16786.8841888159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8]*[.C438]+[.J438]*[.D438]+[.K438]*[.E438]" office:value-type="float" office:value="0.000058702078604255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39]+[.G439]*[.D439]+[.E439]*[.H439]" office:value-type="float" office:value="16786.8843707022" calcext:value-type="float">
            <text:p>16786,884</text:p>
          </table:table-cell>
          <table:table-cell table:formula="of:=[.C438]" office:value-type="float" office:value="16786.8843138469" calcext:value-type="float">
            <text:p>16786,884</text:p>
          </table:table-cell>
          <table:table-cell table:formula="of:=[.D438]" office:value-type="float" office:value="16786.8842532981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39]*[.C439]+[.J439]*[.D439]+[.K439]*[.E439]" office:value-type="float" office:value="0.000055121248806244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0]+[.G440]*[.D440]+[.E440]*[.H440]" office:value-type="float" office:value="16786.8844240894" calcext:value-type="float">
            <text:p>16786,884</text:p>
          </table:table-cell>
          <table:table-cell table:formula="of:=[.C439]" office:value-type="float" office:value="16786.8843707022" calcext:value-type="float">
            <text:p>16786,884</text:p>
          </table:table-cell>
          <table:table-cell table:formula="of:=[.D439]" office:value-type="float" office:value="16786.8843138469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0]*[.C440]+[.J440]*[.D440]+[.K440]*[.E440]" office:value-type="float" office:value="0.000051758855988737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1]+[.G441]*[.D441]+[.E441]*[.H441]" office:value-type="float" office:value="16786.88447422" calcext:value-type="float">
            <text:p>16786,884</text:p>
          </table:table-cell>
          <table:table-cell table:formula="of:=[.C440]" office:value-type="float" office:value="16786.8844240894" calcext:value-type="float">
            <text:p>16786,884</text:p>
          </table:table-cell>
          <table:table-cell table:formula="of:=[.D440]" office:value-type="float" office:value="16786.8843707022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1]*[.C441]+[.J441]*[.D441]+[.K441]*[.E441]" office:value-type="float" office:value="0.000048601565140415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2]+[.G442]*[.D442]+[.E442]*[.H442]" office:value-type="float" office:value="16786.8845212925" calcext:value-type="float">
            <text:p>16786,885</text:p>
          </table:table-cell>
          <table:table-cell table:formula="of:=[.C441]" office:value-type="float" office:value="16786.88447422" calcext:value-type="float">
            <text:p>16786,884</text:p>
          </table:table-cell>
          <table:table-cell table:formula="of:=[.D441]" office:value-type="float" office:value="16786.8844240894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2]*[.C442]+[.J442]*[.D442]+[.K442]*[.E442]" office:value-type="float" office:value="0.00004563686889014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3]+[.G443]*[.D443]+[.E443]*[.H443]" office:value-type="float" office:value="16786.8845654937" calcext:value-type="float">
            <text:p>16786,885</text:p>
          </table:table-cell>
          <table:table-cell table:formula="of:=[.C442]" office:value-type="float" office:value="16786.8845212925" calcext:value-type="float">
            <text:p>16786,885</text:p>
          </table:table-cell>
          <table:table-cell table:formula="of:=[.D442]" office:value-type="float" office:value="16786.88447422" calcext:value-type="float">
            <text:p>16786,884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3]*[.C443]+[.J443]*[.D443]+[.K443]*[.E443]" office:value-type="float" office:value="0.000042853020204347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4]+[.G444]*[.D444]+[.E444]*[.H444]" office:value-type="float" office:value="16786.8846069986" calcext:value-type="float">
            <text:p>16786,885</text:p>
          </table:table-cell>
          <table:table-cell table:formula="of:=[.C443]" office:value-type="float" office:value="16786.8845654937" calcext:value-type="float">
            <text:p>16786,885</text:p>
          </table:table-cell>
          <table:table-cell table:formula="of:=[.D443]" office:value-type="float" office:value="16786.884521292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4]*[.C444]+[.J444]*[.D444]+[.K444]*[.E444]" office:value-type="float" office:value="0.000040238986912299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5]+[.G445]*[.D445]+[.E445]*[.H445]" office:value-type="float" office:value="16786.8846459717" calcext:value-type="float">
            <text:p>16786,885</text:p>
          </table:table-cell>
          <table:table-cell table:formula="of:=[.C444]" office:value-type="float" office:value="16786.8846069986" calcext:value-type="float">
            <text:p>16786,885</text:p>
          </table:table-cell>
          <table:table-cell table:formula="of:=[.D444]" office:value-type="float" office:value="16786.884565493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5]*[.C445]+[.J445]*[.D445]+[.K445]*[.E445]" office:value-type="float" office:value="0.000037784404412377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6]+[.G446]*[.D446]+[.E446]*[.H446]" office:value-type="float" office:value="16786.8846825674" calcext:value-type="float">
            <text:p>16786,885</text:p>
          </table:table-cell>
          <table:table-cell table:formula="of:=[.C445]" office:value-type="float" office:value="16786.8846459717" calcext:value-type="float">
            <text:p>16786,885</text:p>
          </table:table-cell>
          <table:table-cell table:formula="of:=[.D445]" office:value-type="float" office:value="16786.884606998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6]*[.C446]+[.J446]*[.D446]+[.K446]*[.E446]" office:value-type="float" office:value="0.000035479562939144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7]+[.G447]*[.D447]+[.E447]*[.H447]" office:value-type="float" office:value="16786.8847169308" calcext:value-type="float">
            <text:p>16786,885</text:p>
          </table:table-cell>
          <table:table-cell table:formula="of:=[.C446]" office:value-type="float" office:value="16786.8846825674" calcext:value-type="float">
            <text:p>16786,885</text:p>
          </table:table-cell>
          <table:table-cell table:formula="of:=[.D446]" office:value-type="float" office:value="16786.884645971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7]*[.C447]+[.J447]*[.D447]+[.K447]*[.E447]" office:value-type="float" office:value="0.000033315303880954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8]+[.G448]*[.D448]+[.E448]*[.H448]" office:value-type="float" office:value="16786.884749198" calcext:value-type="float">
            <text:p>16786,885</text:p>
          </table:table-cell>
          <table:table-cell table:formula="of:=[.C447]" office:value-type="float" office:value="16786.8847169308" calcext:value-type="float">
            <text:p>16786,885</text:p>
          </table:table-cell>
          <table:table-cell table:formula="of:=[.D447]" office:value-type="float" office:value="16786.884682567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8]*[.C448]+[.J448]*[.D448]+[.K448]*[.E448]" office:value-type="float" office:value="0.000031283068892662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49]+[.G449]*[.D449]+[.E449]*[.H449]" office:value-type="float" office:value="16786.8847794969" calcext:value-type="float">
            <text:p>16786,885</text:p>
          </table:table-cell>
          <table:table-cell table:formula="of:=[.C448]" office:value-type="float" office:value="16786.884749198" calcext:value-type="float">
            <text:p>16786,885</text:p>
          </table:table-cell>
          <table:table-cell table:formula="of:=[.D448]" office:value-type="float" office:value="16786.884716930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49]*[.C449]+[.J449]*[.D449]+[.K449]*[.E449]" office:value-type="float" office:value="0.000029374805308179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0]+[.G450]*[.D450]+[.E450]*[.H450]" office:value-type="float" office:value="16786.8848079476" calcext:value-type="float">
            <text:p>16786,885</text:p>
          </table:table-cell>
          <table:table-cell table:formula="of:=[.C449]" office:value-type="float" office:value="16786.8847794969" calcext:value-type="float">
            <text:p>16786,885</text:p>
          </table:table-cell>
          <table:table-cell table:formula="of:=[.D449]" office:value-type="float" office:value="16786.88474919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0]*[.C450]+[.J450]*[.D450]+[.K450]*[.E450]" office:value-type="float" office:value="0.000027582942493609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1]+[.G451]*[.D451]+[.E451]*[.H451]" office:value-type="float" office:value="16786.8848346628" calcext:value-type="float">
            <text:p>16786,885</text:p>
          </table:table-cell>
          <table:table-cell table:formula="of:=[.C450]" office:value-type="float" office:value="16786.8848079476" calcext:value-type="float">
            <text:p>16786,885</text:p>
          </table:table-cell>
          <table:table-cell table:formula="of:=[.D450]" office:value-type="float" office:value="16786.88477949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1]*[.C451]+[.J451]*[.D451]+[.K451]*[.E451]" office:value-type="float" office:value="0.000025900386390276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2]+[.G452]*[.D452]+[.E452]*[.H452]" office:value-type="float" office:value="16786.8848597484" calcext:value-type="float">
            <text:p>16786,885</text:p>
          </table:table-cell>
          <table:table-cell table:formula="of:=[.C451]" office:value-type="float" office:value="16786.8848346628" calcext:value-type="float">
            <text:p>16786,885</text:p>
          </table:table-cell>
          <table:table-cell table:formula="of:=[.D451]" office:value-type="float" office:value="16786.884807947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2]*[.C452]+[.J452]*[.D452]+[.K452]*[.E452]" office:value-type="float" office:value="0.000024320459488080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3]+[.G453]*[.D453]+[.E453]*[.H453]" office:value-type="float" office:value="16786.8848833037" calcext:value-type="float">
            <text:p>16786,885</text:p>
          </table:table-cell>
          <table:table-cell table:formula="of:=[.C452]" office:value-type="float" office:value="16786.8848597484" calcext:value-type="float">
            <text:p>16786,885</text:p>
          </table:table-cell>
          <table:table-cell table:formula="of:=[.D452]" office:value-type="float" office:value="16786.884834662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3]*[.C453]+[.J453]*[.D453]+[.K453]*[.E453]" office:value-type="float" office:value="0.000022836911739432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4]+[.G454]*[.D454]+[.E454]*[.H454]" office:value-type="float" office:value="16786.8849054222" calcext:value-type="float">
            <text:p>16786,885</text:p>
          </table:table-cell>
          <table:table-cell table:formula="of:=[.C453]" office:value-type="float" office:value="16786.8848833037" calcext:value-type="float">
            <text:p>16786,885</text:p>
          </table:table-cell>
          <table:table-cell table:formula="of:=[.D453]" office:value-type="float" office:value="16786.884859748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4]*[.C454]+[.J454]*[.D454]+[.K454]*[.E454]" office:value-type="float" office:value="0.00002144386053259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5]+[.G455]*[.D455]+[.E455]*[.H455]" office:value-type="float" office:value="16786.8849261915" calcext:value-type="float">
            <text:p>16786,885</text:p>
          </table:table-cell>
          <table:table-cell table:formula="of:=[.C454]" office:value-type="float" office:value="16786.8849054222" calcext:value-type="float">
            <text:p>16786,885</text:p>
          </table:table-cell>
          <table:table-cell table:formula="of:=[.D454]" office:value-type="float" office:value="16786.884883303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5]*[.C455]+[.J455]*[.D455]+[.K455]*[.E455]" office:value-type="float" office:value="0.000020135785234742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6]+[.G456]*[.D456]+[.E456]*[.H456]" office:value-type="float" office:value="16786.8849456938" calcext:value-type="float">
            <text:p>16786,885</text:p>
          </table:table-cell>
          <table:table-cell table:formula="of:=[.C455]" office:value-type="float" office:value="16786.8849261915" calcext:value-type="float">
            <text:p>16786,885</text:p>
          </table:table-cell>
          <table:table-cell table:formula="of:=[.D455]" office:value-type="float" office:value="16786.884905422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6]*[.C456]+[.J456]*[.D456]+[.K456]*[.E456]" office:value-type="float" office:value="0.000018907498088083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7]+[.G457]*[.D457]+[.E457]*[.H457]" office:value-type="float" office:value="16786.8849640065" calcext:value-type="float">
            <text:p>16786,885</text:p>
          </table:table-cell>
          <table:table-cell table:formula="of:=[.C456]" office:value-type="float" office:value="16786.8849456938" calcext:value-type="float">
            <text:p>16786,885</text:p>
          </table:table-cell>
          <table:table-cell table:formula="of:=[.D456]" office:value-type="float" office:value="16786.88492619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7]*[.C457]+[.J457]*[.D457]+[.K457]*[.E457]" office:value-type="float" office:value="0.00001775414602889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8]+[.G458]*[.D458]+[.E458]*[.H458]" office:value-type="float" office:value="16786.8849812021" calcext:value-type="float">
            <text:p>16786,885</text:p>
          </table:table-cell>
          <table:table-cell table:formula="of:=[.C457]" office:value-type="float" office:value="16786.8849640065" calcext:value-type="float">
            <text:p>16786,885</text:p>
          </table:table-cell>
          <table:table-cell table:formula="of:=[.D457]" office:value-type="float" office:value="16786.884945693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8]*[.C458]+[.J458]*[.D458]+[.K458]*[.E458]" office:value-type="float" office:value="0.00001667113974690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59]+[.G459]*[.D459]+[.E459]*[.H459]" office:value-type="float" office:value="16786.8849973487" calcext:value-type="float">
            <text:p>16786,885</text:p>
          </table:table-cell>
          <table:table-cell table:formula="of:=[.C458]" office:value-type="float" office:value="16786.8849812021" calcext:value-type="float">
            <text:p>16786,885</text:p>
          </table:table-cell>
          <table:table-cell table:formula="of:=[.D458]" office:value-type="float" office:value="16786.884964006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59]*[.C459]+[.J459]*[.D459]+[.K459]*[.E459]" office:value-type="float" office:value="0.000015654200979042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0]+[.G460]*[.D460]+[.E460]*[.H460]" office:value-type="float" office:value="16786.8850125105" calcext:value-type="float">
            <text:p>16786,885</text:p>
          </table:table-cell>
          <table:table-cell table:formula="of:=[.C459]" office:value-type="float" office:value="16786.8849973487" calcext:value-type="float">
            <text:p>16786,885</text:p>
          </table:table-cell>
          <table:table-cell table:formula="of:=[.D459]" office:value-type="float" office:value="16786.884981202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0]*[.C460]+[.J460]*[.D460]+[.K460]*[.E460]" office:value-type="float" office:value="0.000014699295206810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1]+[.G461]*[.D461]+[.E461]*[.H461]" office:value-type="float" office:value="16786.8850267473" calcext:value-type="float">
            <text:p>16786,885</text:p>
          </table:table-cell>
          <table:table-cell table:formula="of:=[.C460]" office:value-type="float" office:value="16786.8850125105" calcext:value-type="float">
            <text:p>16786,885</text:p>
          </table:table-cell>
          <table:table-cell table:formula="of:=[.D460]" office:value-type="float" office:value="16786.884997348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1]*[.C461]+[.J461]*[.D461]+[.K461]*[.E461]" office:value-type="float" office:value="0.000013802638932247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2]+[.G462]*[.D462]+[.E462]*[.H462]" office:value-type="float" office:value="16786.8850401157" calcext:value-type="float">
            <text:p>16786,885</text:p>
          </table:table-cell>
          <table:table-cell table:formula="of:=[.C461]" office:value-type="float" office:value="16786.8850267473" calcext:value-type="float">
            <text:p>16786,885</text:p>
          </table:table-cell>
          <table:table-cell table:formula="of:=[.D461]" office:value-type="float" office:value="16786.885012510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2]*[.C462]+[.J462]*[.D462]+[.K462]*[.E462]" office:value-type="float" office:value="0.000012960674212081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3]+[.G463]*[.D463]+[.E463]*[.H463]" office:value-type="float" office:value="16786.8850526687" calcext:value-type="float">
            <text:p>16786,885</text:p>
          </table:table-cell>
          <table:table-cell table:formula="of:=[.C462]" office:value-type="float" office:value="16786.8850401157" calcext:value-type="float">
            <text:p>16786,885</text:p>
          </table:table-cell>
          <table:table-cell table:formula="of:=[.D462]" office:value-type="float" office:value="16786.885026747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3]*[.C463]+[.J463]*[.D463]+[.K463]*[.E463]" office:value-type="float" office:value="0.000012170075933681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4]+[.G464]*[.D464]+[.E464]*[.H464]" office:value-type="float" office:value="16786.8850644559" calcext:value-type="float">
            <text:p>16786,885</text:p>
          </table:table-cell>
          <table:table-cell table:formula="of:=[.C463]" office:value-type="float" office:value="16786.8850526687" calcext:value-type="float">
            <text:p>16786,885</text:p>
          </table:table-cell>
          <table:table-cell table:formula="of:=[.D463]" office:value-type="float" office:value="16786.885040115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4]*[.C464]+[.J464]*[.D464]+[.K464]*[.E464]" office:value-type="float" office:value="0.000011427700883359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5]+[.G465]*[.D465]+[.E465]*[.H465]" office:value-type="float" office:value="16786.8850755241" calcext:value-type="float">
            <text:p>16786,885</text:p>
          </table:table-cell>
          <table:table-cell table:formula="of:=[.C464]" office:value-type="float" office:value="16786.8850644559" calcext:value-type="float">
            <text:p>16786,885</text:p>
          </table:table-cell>
          <table:table-cell table:formula="of:=[.D464]" office:value-type="float" office:value="16786.885052668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5]*[.C465]+[.J465]*[.D465]+[.K465]*[.E465]" office:value-type="float" office:value="0.00001073061503120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6]+[.G466]*[.D466]+[.E466]*[.H466]" office:value-type="float" office:value="16786.8850859171" calcext:value-type="float">
            <text:p>16786,885</text:p>
          </table:table-cell>
          <table:table-cell table:formula="of:=[.C465]" office:value-type="float" office:value="16786.8850755241" calcext:value-type="float">
            <text:p>16786,885</text:p>
          </table:table-cell>
          <table:table-cell table:formula="of:=[.D465]" office:value-type="float" office:value="16786.885064455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6]*[.C466]+[.J466]*[.D466]+[.K466]*[.E466]" office:value-type="float" office:value="0.000010076044418383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7]+[.G467]*[.D467]+[.E467]*[.H467]" office:value-type="float" office:value="16786.8850956762" calcext:value-type="float">
            <text:p>16786,885</text:p>
          </table:table-cell>
          <table:table-cell table:formula="of:=[.C466]" office:value-type="float" office:value="16786.8850859171" calcext:value-type="float">
            <text:p>16786,885</text:p>
          </table:table-cell>
          <table:table-cell table:formula="of:=[.D466]" office:value-type="float" office:value="16786.885075524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7]*[.C467]+[.J467]*[.D467]+[.K467]*[.E467]" office:value-type="float" office:value="0.0000094614060799358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8]+[.G468]*[.D468]+[.E468]*[.H468]" office:value-type="float" office:value="16786.8851048399" calcext:value-type="float">
            <text:p>16786,885</text:p>
          </table:table-cell>
          <table:table-cell table:formula="of:=[.C467]" office:value-type="float" office:value="16786.8850956762" calcext:value-type="float">
            <text:p>16786,885</text:p>
          </table:table-cell>
          <table:table-cell table:formula="of:=[.D467]" office:value-type="float" office:value="16786.885085917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8]*[.C468]+[.J468]*[.D468]+[.K468]*[.E468]" office:value-type="float" office:value="0.0000088842607510741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69]+[.G469]*[.D469]+[.E469]*[.H469]" office:value-type="float" office:value="16786.8851134447" calcext:value-type="float">
            <text:p>16786,885</text:p>
          </table:table-cell>
          <table:table-cell table:formula="of:=[.C468]" office:value-type="float" office:value="16786.8851048399" calcext:value-type="float">
            <text:p>16786,885</text:p>
          </table:table-cell>
          <table:table-cell table:formula="of:=[.D468]" office:value-type="float" office:value="16786.885095676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69]*[.C469]+[.J469]*[.D469]+[.K469]*[.E469]" office:value-type="float" office:value="0.0000083423201431287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0]+[.G470]*[.D470]+[.E470]*[.H470]" office:value-type="float" office:value="16786.8851215246" calcext:value-type="float">
            <text:p>16786,885</text:p>
          </table:table-cell>
          <table:table-cell table:formula="of:=[.C469]" office:value-type="float" office:value="16786.8851134447" calcext:value-type="float">
            <text:p>16786,885</text:p>
          </table:table-cell>
          <table:table-cell table:formula="of:=[.D469]" office:value-type="float" office:value="16786.885104839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0]*[.C470]+[.J470]*[.D470]+[.K470]*[.E470]" office:value-type="float" office:value="0.0000078334378486033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1]+[.G471]*[.D471]+[.E471]*[.H471]" office:value-type="float" office:value="16786.8851291116" calcext:value-type="float">
            <text:p>16786,885</text:p>
          </table:table-cell>
          <table:table-cell table:formula="of:=[.C470]" office:value-type="float" office:value="16786.8851215246" calcext:value-type="float">
            <text:p>16786,885</text:p>
          </table:table-cell>
          <table:table-cell table:formula="of:=[.D470]" office:value-type="float" office:value="16786.885113444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1]*[.C471]+[.J471]*[.D471]+[.K471]*[.E471]" office:value-type="float" office:value="0.0000073555984272388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2]+[.G472]*[.D472]+[.E472]*[.H472]" office:value-type="float" office:value="16786.8851362358" calcext:value-type="float">
            <text:p>16786,885</text:p>
          </table:table-cell>
          <table:table-cell table:formula="of:=[.C471]" office:value-type="float" office:value="16786.8851291116" calcext:value-type="float">
            <text:p>16786,885</text:p>
          </table:table-cell>
          <table:table-cell table:formula="of:=[.D471]" office:value-type="float" office:value="16786.885121524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2]*[.C472]+[.J472]*[.D472]+[.K472]*[.E472]" office:value-type="float" office:value="0.000006906908311066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3]+[.G473]*[.D473]+[.E473]*[.H473]" office:value-type="float" office:value="16786.8851429254" calcext:value-type="float">
            <text:p>16786,885</text:p>
          </table:table-cell>
          <table:table-cell table:formula="of:=[.C472]" office:value-type="float" office:value="16786.8851362358" calcext:value-type="float">
            <text:p>16786,885</text:p>
          </table:table-cell>
          <table:table-cell table:formula="of:=[.D472]" office:value-type="float" office:value="16786.88512911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3]*[.C473]+[.J473]*[.D473]+[.K473]*[.E473]" office:value-type="float" office:value="0.0000064855830714805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4]+[.G474]*[.D474]+[.E474]*[.H474]" office:value-type="float" office:value="16786.8851492069" calcext:value-type="float">
            <text:p>16786,885</text:p>
          </table:table-cell>
          <table:table-cell table:formula="of:=[.C473]" office:value-type="float" office:value="16786.8851429254" calcext:value-type="float">
            <text:p>16786,885</text:p>
          </table:table-cell>
          <table:table-cell table:formula="of:=[.D473]" office:value-type="float" office:value="16786.885136235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4]*[.C474]+[.J474]*[.D474]+[.K474]*[.E474]" office:value-type="float" office:value="0.0000060899656091351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5]+[.G475]*[.D475]+[.E475]*[.H475]" office:value-type="float" office:value="16786.8851551053" calcext:value-type="float">
            <text:p>16786,885</text:p>
          </table:table-cell>
          <table:table-cell table:formula="of:=[.C474]" office:value-type="float" office:value="16786.8851492069" calcext:value-type="float">
            <text:p>16786,885</text:p>
          </table:table-cell>
          <table:table-cell table:formula="of:=[.D474]" office:value-type="float" office:value="16786.885142925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5]*[.C475]+[.J475]*[.D475]+[.K475]*[.E475]" office:value-type="float" office:value="0.0000057184770412277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6]+[.G476]*[.D476]+[.E476]*[.H476]" office:value-type="float" office:value="16786.8851606439" calcext:value-type="float">
            <text:p>16786,885</text:p>
          </table:table-cell>
          <table:table-cell table:formula="of:=[.C475]" office:value-type="float" office:value="16786.8851551053" calcext:value-type="float">
            <text:p>16786,885</text:p>
          </table:table-cell>
          <table:table-cell table:formula="of:=[.D475]" office:value-type="float" office:value="16786.88514920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6]*[.C476]+[.J476]*[.D476]+[.K476]*[.E476]" office:value-type="float" office:value="0.0000053696494433097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7]+[.G477]*[.D477]+[.E477]*[.H477]" office:value-type="float" office:value="16786.8851658446" calcext:value-type="float">
            <text:p>16786,885</text:p>
          </table:table-cell>
          <table:table-cell table:formula="of:=[.C476]" office:value-type="float" office:value="16786.8851606439" calcext:value-type="float">
            <text:p>16786,885</text:p>
          </table:table-cell>
          <table:table-cell table:formula="of:=[.D476]" office:value-type="float" office:value="16786.885155105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7]*[.C477]+[.J477]*[.D477]+[.K477]*[.E477]" office:value-type="float" office:value="0.0000050421022024238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8]+[.G478]*[.D478]+[.E478]*[.H478]" office:value-type="float" office:value="16786.8851707281" calcext:value-type="float">
            <text:p>16786,885</text:p>
          </table:table-cell>
          <table:table-cell table:formula="of:=[.C477]" office:value-type="float" office:value="16786.8851658446" calcext:value-type="float">
            <text:p>16786,885</text:p>
          </table:table-cell>
          <table:table-cell table:formula="of:=[.D477]" office:value-type="float" office:value="16786.885160643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8]*[.C478]+[.J478]*[.D478]+[.K478]*[.E478]" office:value-type="float" office:value="0.0000047345311031676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79]+[.G479]*[.D479]+[.E479]*[.H479]" office:value-type="float" office:value="16786.8851753137" calcext:value-type="float">
            <text:p>16786,885</text:p>
          </table:table-cell>
          <table:table-cell table:formula="of:=[.C478]" office:value-type="float" office:value="16786.8851707281" calcext:value-type="float">
            <text:p>16786,885</text:p>
          </table:table-cell>
          <table:table-cell table:formula="of:=[.D478]" office:value-type="float" office:value="16786.885165844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79]*[.C479]+[.J479]*[.D479]+[.K479]*[.E479]" office:value-type="float" office:value="0.000004445724698598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0]+[.G480]*[.D480]+[.E480]*[.H480]" office:value-type="float" office:value="16786.8851796195" calcext:value-type="float">
            <text:p>16786,885</text:p>
          </table:table-cell>
          <table:table-cell table:formula="of:=[.C479]" office:value-type="float" office:value="16786.8851753137" calcext:value-type="float">
            <text:p>16786,885</text:p>
          </table:table-cell>
          <table:table-cell table:formula="of:=[.D479]" office:value-type="float" office:value="16786.885170728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0]*[.C480]+[.J480]*[.D480]+[.K480]*[.E480]" office:value-type="float" office:value="0.0000041745388443814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1]+[.G481]*[.D481]+[.E481]*[.H481]" office:value-type="float" office:value="16786.8851836628" calcext:value-type="float">
            <text:p>16786,885</text:p>
          </table:table-cell>
          <table:table-cell table:formula="of:=[.C480]" office:value-type="float" office:value="16786.8851796195" calcext:value-type="float">
            <text:p>16786,885</text:p>
          </table:table-cell>
          <table:table-cell table:formula="of:=[.D480]" office:value-type="float" office:value="16786.885175313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1]*[.C481]+[.J481]*[.D481]+[.K481]*[.E481]" office:value-type="float" office:value="0.0000039198876038426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2]+[.G482]*[.D482]+[.E482]*[.H482]" office:value-type="float" office:value="16786.8851874593" calcext:value-type="float">
            <text:p>16786,885</text:p>
          </table:table-cell>
          <table:table-cell table:formula="of:=[.C481]" office:value-type="float" office:value="16786.8851836628" calcext:value-type="float">
            <text:p>16786,885</text:p>
          </table:table-cell>
          <table:table-cell table:formula="of:=[.D481]" office:value-type="float" office:value="16786.885179619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2]*[.C482]+[.J482]*[.D482]+[.K482]*[.E482]" office:value-type="float" office:value="0.0000036807778087677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3]+[.G483]*[.D483]+[.E483]*[.H483]" office:value-type="float" office:value="16786.8851910243" calcext:value-type="float">
            <text:p>16786,885</text:p>
          </table:table-cell>
          <table:table-cell table:formula="of:=[.C482]" office:value-type="float" office:value="16786.8851874593" calcext:value-type="float">
            <text:p>16786,885</text:p>
          </table:table-cell>
          <table:table-cell table:formula="of:=[.D482]" office:value-type="float" office:value="16786.885183662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3]*[.C483]+[.J483]*[.D483]+[.K483]*[.E483]" office:value-type="float" office:value="0.0000034562508517410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4]+[.G484]*[.D484]+[.E484]*[.H484]" office:value-type="float" office:value="16786.8851943718" calcext:value-type="float">
            <text:p>16786,885</text:p>
          </table:table-cell>
          <table:table-cell table:formula="of:=[.C483]" office:value-type="float" office:value="16786.8851910243" calcext:value-type="float">
            <text:p>16786,885</text:p>
          </table:table-cell>
          <table:table-cell table:formula="of:=[.D483]" office:value-type="float" office:value="16786.885187459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4]*[.C484]+[.J484]*[.D484]+[.K484]*[.E484]" office:value-type="float" office:value="0.0000032454190659336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5]+[.G485]*[.D485]+[.E485]*[.H485]" office:value-type="float" office:value="16786.8851975151" calcext:value-type="float">
            <text:p>16786,885</text:p>
          </table:table-cell>
          <table:table-cell table:formula="of:=[.C484]" office:value-type="float" office:value="16786.8851943718" calcext:value-type="float">
            <text:p>16786,885</text:p>
          </table:table-cell>
          <table:table-cell table:formula="of:=[.D484]" office:value-type="float" office:value="16786.885191024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5]*[.C485]+[.J485]*[.D485]+[.K485]*[.E485]" office:value-type="float" office:value="0.0000030474475352093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6]+[.G486]*[.D486]+[.E486]*[.H486]" office:value-type="float" office:value="16786.8852004667" calcext:value-type="float">
            <text:p>16786,885</text:p>
          </table:table-cell>
          <table:table-cell table:formula="of:=[.C485]" office:value-type="float" office:value="16786.8851975151" calcext:value-type="float">
            <text:p>16786,885</text:p>
          </table:table-cell>
          <table:table-cell table:formula="of:=[.D485]" office:value-type="float" office:value="16786.885194371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6]*[.C486]+[.J486]*[.D486]+[.K486]*[.E486]" office:value-type="float" office:value="0.0000028615540941245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7]+[.G487]*[.D487]+[.E487]*[.H487]" office:value-type="float" office:value="16786.8852032382" calcext:value-type="float">
            <text:p>16786,885</text:p>
          </table:table-cell>
          <table:table-cell table:formula="of:=[.C486]" office:value-type="float" office:value="16786.8852004667" calcext:value-type="float">
            <text:p>16786,885</text:p>
          </table:table-cell>
          <table:table-cell table:formula="of:=[.D486]" office:value-type="float" office:value="16786.885197515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7]*[.C487]+[.J487]*[.D487]+[.K487]*[.E487]" office:value-type="float" office:value="0.0000026869965950027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8]+[.G488]*[.D488]+[.E488]*[.H488]" office:value-type="float" office:value="16786.8852058407" calcext:value-type="float">
            <text:p>16786,885</text:p>
          </table:table-cell>
          <table:table-cell table:formula="of:=[.C487]" office:value-type="float" office:value="16786.8852032382" calcext:value-type="float">
            <text:p>16786,885</text:p>
          </table:table-cell>
          <table:table-cell table:formula="of:=[.D487]" office:value-type="float" office:value="16786.885200466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8]*[.C488]+[.J488]*[.D488]+[.K488]*[.E488]" office:value-type="float" office:value="0.000002523092916817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89]+[.G489]*[.D489]+[.E489]*[.H489]" office:value-type="float" office:value="16786.8852082844" calcext:value-type="float">
            <text:p>16786,885</text:p>
          </table:table-cell>
          <table:table-cell table:formula="of:=[.C488]" office:value-type="float" office:value="16786.8852058407" calcext:value-type="float">
            <text:p>16786,885</text:p>
          </table:table-cell>
          <table:table-cell table:formula="of:=[.D488]" office:value-type="float" office:value="16786.885203238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89]*[.C489]+[.J489]*[.D489]+[.K489]*[.E489]" office:value-type="float" office:value="0.0000023691845854045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0]+[.G490]*[.D490]+[.E490]*[.H490]" office:value-type="float" office:value="16786.8852105791" calcext:value-type="float">
            <text:p>16786,885</text:p>
          </table:table-cell>
          <table:table-cell table:formula="of:=[.C489]" office:value-type="float" office:value="16786.8852082844" calcext:value-type="float">
            <text:p>16786,885</text:p>
          </table:table-cell>
          <table:table-cell table:formula="of:=[.D489]" office:value-type="float" office:value="16786.885205840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0]*[.C490]+[.J490]*[.D490]+[.K490]*[.E490]" office:value-type="float" office:value="0.0000022246640583034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1]+[.G491]*[.D491]+[.E491]*[.H491]" office:value-type="float" office:value="16786.8852127338" calcext:value-type="float">
            <text:p>16786,885</text:p>
          </table:table-cell>
          <table:table-cell table:formula="of:=[.C490]" office:value-type="float" office:value="16786.8852105791" calcext:value-type="float">
            <text:p>16786,885</text:p>
          </table:table-cell>
          <table:table-cell table:formula="of:=[.D490]" office:value-type="float" office:value="16786.885208284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1]*[.C491]+[.J491]*[.D491]+[.K491]*[.E491]" office:value-type="float" office:value="0.0000020889583538519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2]+[.G492]*[.D492]+[.E492]*[.H492]" office:value-type="float" office:value="16786.885214757" calcext:value-type="float">
            <text:p>16786,885</text:p>
          </table:table-cell>
          <table:table-cell table:formula="of:=[.C491]" office:value-type="float" office:value="16786.8852127338" calcext:value-type="float">
            <text:p>16786,885</text:p>
          </table:table-cell>
          <table:table-cell table:formula="of:=[.D491]" office:value-type="float" office:value="16786.885210579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2]*[.C492]+[.J492]*[.D492]+[.K492]*[.E492]" office:value-type="float" office:value="0.0000019615363271441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3]+[.G493]*[.D493]+[.E493]*[.H493]" office:value-type="float" office:value="16786.8852166568" calcext:value-type="float">
            <text:p>16786,885</text:p>
          </table:table-cell>
          <table:table-cell table:formula="of:=[.C492]" office:value-type="float" office:value="16786.885214757" calcext:value-type="float">
            <text:p>16786,885</text:p>
          </table:table-cell>
          <table:table-cell table:formula="of:=[.D492]" office:value-type="float" office:value="16786.885212733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3]*[.C493]+[.J493]*[.D493]+[.K493]*[.E493]" office:value-type="float" office:value="0.0000018418795662000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4]+[.G494]*[.D494]+[.E494]*[.H494]" office:value-type="float" office:value="16786.8852184408" calcext:value-type="float">
            <text:p>16786,885</text:p>
          </table:table-cell>
          <table:table-cell table:formula="of:=[.C493]" office:value-type="float" office:value="16786.8852166568" calcext:value-type="float">
            <text:p>16786,885</text:p>
          </table:table-cell>
          <table:table-cell table:formula="of:=[.D493]" office:value-type="float" office:value="16786.88521475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4]*[.C494]+[.J494]*[.D494]+[.K494]*[.E494]" office:value-type="float" office:value="0.0000017295242287218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5]+[.G495]*[.D495]+[.E495]*[.H495]" office:value-type="float" office:value="16786.8852201159" calcext:value-type="float">
            <text:p>16786,885</text:p>
          </table:table-cell>
          <table:table-cell table:formula="of:=[.C494]" office:value-type="float" office:value="16786.8852184408" calcext:value-type="float">
            <text:p>16786,885</text:p>
          </table:table-cell>
          <table:table-cell table:formula="of:=[.D494]" office:value-type="float" office:value="16786.885216656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5]*[.C495]+[.J495]*[.D495]+[.K495]*[.E495]" office:value-type="float" office:value="0.000001624022843316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6]+[.G496]*[.D496]+[.E496]*[.H496]" office:value-type="float" office:value="16786.8852216888" calcext:value-type="float">
            <text:p>16786,885</text:p>
          </table:table-cell>
          <table:table-cell table:formula="of:=[.C495]" office:value-type="float" office:value="16786.8852201159" calcext:value-type="float">
            <text:p>16786,885</text:p>
          </table:table-cell>
          <table:table-cell table:formula="of:=[.D495]" office:value-type="float" office:value="16786.885218440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6]*[.C496]+[.J496]*[.D496]+[.K496]*[.E496]" office:value-type="float" office:value="0.0000015249570424202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7]+[.G497]*[.D497]+[.E497]*[.H497]" office:value-type="float" office:value="16786.8852231658" calcext:value-type="float">
            <text:p>16786,885</text:p>
          </table:table-cell>
          <table:table-cell table:formula="of:=[.C496]" office:value-type="float" office:value="16786.8852216888" calcext:value-type="float">
            <text:p>16786,885</text:p>
          </table:table-cell>
          <table:table-cell table:formula="of:=[.D496]" office:value-type="float" office:value="16786.885220115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7]*[.C497]+[.J497]*[.D497]+[.K497]*[.E497]" office:value-type="float" office:value="0.0000014319357433123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8]+[.G498]*[.D498]+[.E498]*[.H498]" office:value-type="float" office:value="16786.8852245527" calcext:value-type="float">
            <text:p>16786,885</text:p>
          </table:table-cell>
          <table:table-cell table:formula="of:=[.C497]" office:value-type="float" office:value="16786.8852231658" calcext:value-type="float">
            <text:p>16786,885</text:p>
          </table:table-cell>
          <table:table-cell table:formula="of:=[.D497]" office:value-type="float" office:value="16786.885221688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8]*[.C498]+[.J498]*[.D498]+[.K498]*[.E498]" office:value-type="float" office:value="0.0000013445842341752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499]+[.G499]*[.D499]+[.E499]*[.H499]" office:value-type="float" office:value="16786.885225855" calcext:value-type="float">
            <text:p>16786,885</text:p>
          </table:table-cell>
          <table:table-cell table:formula="of:=[.C498]" office:value-type="float" office:value="16786.8852245527" calcext:value-type="float">
            <text:p>16786,885</text:p>
          </table:table-cell>
          <table:table-cell table:formula="of:=[.D498]" office:value-type="float" office:value="16786.885223165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499]*[.C499]+[.J499]*[.D499]+[.K499]*[.E499]" office:value-type="float" office:value="0.0000012625678209587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0]+[.G500]*[.D500]+[.E500]*[.H500]" office:value-type="float" office:value="16786.8852270778" calcext:value-type="float">
            <text:p>16786,885</text:p>
          </table:table-cell>
          <table:table-cell table:formula="of:=[.C499]" office:value-type="float" office:value="16786.885225855" calcext:value-type="float">
            <text:p>16786,885</text:p>
          </table:table-cell>
          <table:table-cell table:formula="of:=[.D499]" office:value-type="float" office:value="16786.885224552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0]*[.C500]+[.J500]*[.D500]+[.K500]*[.E500]" office:value-type="float" office:value="0.0000011855518096126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1]+[.G501]*[.D501]+[.E501]*[.H501]" office:value-type="float" office:value="16786.8852282261" calcext:value-type="float">
            <text:p>16786,885</text:p>
          </table:table-cell>
          <table:table-cell table:formula="of:=[.C500]" office:value-type="float" office:value="16786.8852270778" calcext:value-type="float">
            <text:p>16786,885</text:p>
          </table:table-cell>
          <table:table-cell table:formula="of:=[.D500]" office:value-type="float" office:value="16786.88522585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1]*[.C501]+[.J501]*[.D501]+[.K501]*[.E501]" office:value-type="float" office:value="0.0000011132324289064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2]+[.G502]*[.D502]+[.E502]*[.H502]" office:value-type="float" office:value="16786.8852293043" calcext:value-type="float">
            <text:p>16786,885</text:p>
          </table:table-cell>
          <table:table-cell table:formula="of:=[.C501]" office:value-type="float" office:value="16786.8852282261" calcext:value-type="float">
            <text:p>16786,885</text:p>
          </table:table-cell>
          <table:table-cell table:formula="of:=[.D501]" office:value-type="float" office:value="16786.885227077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2]*[.C502]+[.J502]*[.D502]+[.K502]*[.E502]" office:value-type="float" office:value="0.0000010453240975039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3]+[.G503]*[.D503]+[.E503]*[.H503]" office:value-type="float" office:value="16786.8852303167" calcext:value-type="float">
            <text:p>16786,885</text:p>
          </table:table-cell>
          <table:table-cell table:formula="of:=[.C502]" office:value-type="float" office:value="16786.8852293043" calcext:value-type="float">
            <text:p>16786,885</text:p>
          </table:table-cell>
          <table:table-cell table:formula="of:=[.D502]" office:value-type="float" office:value="16786.885228226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3]*[.C503]+[.J503]*[.D503]+[.K503]*[.E503]" office:value-type="float" office:value="0.00000098156306194141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4]+[.G504]*[.D504]+[.E504]*[.H504]" office:value-type="float" office:value="16786.8852312674" calcext:value-type="float">
            <text:p>16786,885</text:p>
          </table:table-cell>
          <table:table-cell table:formula="of:=[.C503]" office:value-type="float" office:value="16786.8852303167" calcext:value-type="float">
            <text:p>16786,885</text:p>
          </table:table-cell>
          <table:table-cell table:formula="of:=[.D503]" office:value-type="float" office:value="16786.885229304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4]*[.C504]+[.J504]*[.D504]+[.K504]*[.E504]" office:value-type="float" office:value="0.00000092168556875549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5]+[.G505]*[.D505]+[.E505]*[.H505]" office:value-type="float" office:value="16786.8852321601" calcext:value-type="float">
            <text:p>16786,885</text:p>
          </table:table-cell>
          <table:table-cell table:formula="of:=[.C504]" office:value-type="float" office:value="16786.8852312674" calcext:value-type="float">
            <text:p>16786,885</text:p>
          </table:table-cell>
          <table:table-cell table:formula="of:=[.D504]" office:value-type="float" office:value="16786.885230316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5]*[.C505]+[.J505]*[.D505]+[.K505]*[.E505]" office:value-type="float" office:value="0.00000086546242528129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6]+[.G506]*[.D506]+[.E506]*[.H506]" office:value-type="float" office:value="16786.8852329983" calcext:value-type="float">
            <text:p>16786,885</text:p>
          </table:table-cell>
          <table:table-cell table:formula="of:=[.C505]" office:value-type="float" office:value="16786.8852321601" calcext:value-type="float">
            <text:p>16786,885</text:p>
          </table:table-cell>
          <table:table-cell table:formula="of:=[.D505]" office:value-type="float" office:value="16786.885231267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6]*[.C506]+[.J506]*[.D506]+[.K506]*[.E506]" office:value-type="float" office:value="0.00000081266807683277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7]+[.G507]*[.D507]+[.E507]*[.H507]" office:value-type="float" office:value="16786.8852337854" calcext:value-type="float">
            <text:p>16786,885</text:p>
          </table:table-cell>
          <table:table-cell table:formula="of:=[.C506]" office:value-type="float" office:value="16786.8852329983" calcext:value-type="float">
            <text:p>16786,885</text:p>
          </table:table-cell>
          <table:table-cell table:formula="of:=[.D506]" office:value-type="float" office:value="16786.885232160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7]*[.C507]+[.J507]*[.D507]+[.K507]*[.E507]" office:value-type="float" office:value="0.0000007630951586179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8]+[.G508]*[.D508]+[.E508]*[.H508]" office:value-type="float" office:value="16786.8852345245" calcext:value-type="float">
            <text:p>16786,885</text:p>
          </table:table-cell>
          <table:table-cell table:formula="of:=[.C507]" office:value-type="float" office:value="16786.8852337854" calcext:value-type="float">
            <text:p>16786,885</text:p>
          </table:table-cell>
          <table:table-cell table:formula="of:=[.D507]" office:value-type="float" office:value="16786.885232998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8]*[.C508]+[.J508]*[.D508]+[.K508]*[.E508]" office:value-type="float" office:value="0.0000007165472197812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09]+[.G509]*[.D509]+[.E509]*[.H509]" office:value-type="float" office:value="16786.8852352185" calcext:value-type="float">
            <text:p>16786,885</text:p>
          </table:table-cell>
          <table:table-cell table:formula="of:=[.C508]" office:value-type="float" office:value="16786.8852345245" calcext:value-type="float">
            <text:p>16786,885</text:p>
          </table:table-cell>
          <table:table-cell table:formula="of:=[.D508]" office:value-type="float" office:value="16786.885233785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09]*[.C509]+[.J509]*[.D509]+[.K509]*[.E509]" office:value-type="float" office:value="0.0000006728350854245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0]+[.G510]*[.D510]+[.E510]*[.H510]" office:value-type="float" office:value="16786.8852358702" calcext:value-type="float">
            <text:p>16786,885</text:p>
          </table:table-cell>
          <table:table-cell table:formula="of:=[.C509]" office:value-type="float" office:value="16786.8852352185" calcext:value-type="float">
            <text:p>16786,885</text:p>
          </table:table-cell>
          <table:table-cell table:formula="of:=[.D509]" office:value-type="float" office:value="16786.885234524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0]*[.C510]+[.J510]*[.D510]+[.K510]*[.E510]" office:value-type="float" office:value="0.00000063179504650179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1]+[.G511]*[.D511]+[.E511]*[.H511]" office:value-type="float" office:value="16786.8852364821" calcext:value-type="float">
            <text:p>16786,885</text:p>
          </table:table-cell>
          <table:table-cell table:formula="of:=[.C510]" office:value-type="float" office:value="16786.8852358702" calcext:value-type="float">
            <text:p>16786,885</text:p>
          </table:table-cell>
          <table:table-cell table:formula="of:=[.D510]" office:value-type="float" office:value="16786.885235218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1]*[.C511]+[.J511]*[.D511]+[.K511]*[.E511]" office:value-type="float" office:value="0.00000059325611800886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2]+[.G512]*[.D512]+[.E512]*[.H512]" office:value-type="float" office:value="16786.8852370567" calcext:value-type="float">
            <text:p>16786,885</text:p>
          </table:table-cell>
          <table:table-cell table:formula="of:=[.C511]" office:value-type="float" office:value="16786.8852364821" calcext:value-type="float">
            <text:p>16786,885</text:p>
          </table:table-cell>
          <table:table-cell table:formula="of:=[.D511]" office:value-type="float" office:value="16786.885235870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2]*[.C512]+[.J512]*[.D512]+[.K512]*[.E512]" office:value-type="float" office:value="0.0000005570673238253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3]+[.G513]*[.D513]+[.E513]*[.H513]" office:value-type="float" office:value="16786.8852375962" calcext:value-type="float">
            <text:p>16786,885</text:p>
          </table:table-cell>
          <table:table-cell table:formula="of:=[.C512]" office:value-type="float" office:value="16786.8852370567" calcext:value-type="float">
            <text:p>16786,885</text:p>
          </table:table-cell>
          <table:table-cell table:formula="of:=[.D512]" office:value-type="float" office:value="16786.885236482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3]*[.C513]+[.J513]*[.D513]+[.K513]*[.E513]" office:value-type="float" office:value="0.00000052308496378827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4]+[.G514]*[.D514]+[.E514]*[.H514]" office:value-type="float" office:value="16786.8852381029" calcext:value-type="float">
            <text:p>16786,885</text:p>
          </table:table-cell>
          <table:table-cell table:formula="of:=[.C513]" office:value-type="float" office:value="16786.8852375962" calcext:value-type="float">
            <text:p>16786,885</text:p>
          </table:table-cell>
          <table:table-cell table:formula="of:=[.D513]" office:value-type="float" office:value="16786.885237056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4]*[.C514]+[.J514]*[.D514]+[.K514]*[.E514]" office:value-type="float" office:value="0.00000049117988965008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5]+[.G515]*[.D515]+[.E515]*[.H515]" office:value-type="float" office:value="16786.8852385786" calcext:value-type="float">
            <text:p>16786,885</text:p>
          </table:table-cell>
          <table:table-cell table:formula="of:=[.C514]" office:value-type="float" office:value="16786.8852381029" calcext:value-type="float">
            <text:p>16786,885</text:p>
          </table:table-cell>
          <table:table-cell table:formula="of:=[.D514]" office:value-type="float" office:value="16786.885237596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5]*[.C515]+[.J515]*[.D515]+[.K515]*[.E515]" office:value-type="float" office:value="0.00000046121567720547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6]+[.G516]*[.D516]+[.E516]*[.H516]" office:value-type="float" office:value="16786.8852390253" calcext:value-type="float">
            <text:p>16786,885</text:p>
          </table:table-cell>
          <table:table-cell table:formula="of:=[.C515]" office:value-type="float" office:value="16786.8852385786" calcext:value-type="float">
            <text:p>16786,885</text:p>
          </table:table-cell>
          <table:table-cell table:formula="of:=[.D515]" office:value-type="float" office:value="16786.885238102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6]*[.C516]+[.J516]*[.D516]+[.K516]*[.E516]" office:value-type="float" office:value="0.00000043308136810082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7]+[.G517]*[.D517]+[.E517]*[.H517]" office:value-type="float" office:value="16786.8852394448" calcext:value-type="float">
            <text:p>16786,885</text:p>
          </table:table-cell>
          <table:table-cell table:formula="of:=[.C516]" office:value-type="float" office:value="16786.8852390253" calcext:value-type="float">
            <text:p>16786,885</text:p>
          </table:table-cell>
          <table:table-cell table:formula="of:=[.D516]" office:value-type="float" office:value="16786.885238578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7]*[.C517]+[.J517]*[.D517]+[.K517]*[.E517]" office:value-type="float" office:value="0.00000040666600398253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8]+[.G518]*[.D518]+[.E518]*[.H518]" office:value-type="float" office:value="16786.8852398386" calcext:value-type="float">
            <text:p>16786,885</text:p>
          </table:table-cell>
          <table:table-cell table:formula="of:=[.C517]" office:value-type="float" office:value="16786.8852394448" calcext:value-type="float">
            <text:p>16786,885</text:p>
          </table:table-cell>
          <table:table-cell table:formula="of:=[.D517]" office:value-type="float" office:value="16786.885239025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8]*[.C518]+[.J518]*[.D518]+[.K518]*[.E518]" office:value-type="float" office:value="0.00000038185680750757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19]+[.G519]*[.D519]+[.E519]*[.H519]" office:value-type="float" office:value="16786.8852402085" calcext:value-type="float">
            <text:p>16786,885</text:p>
          </table:table-cell>
          <table:table-cell table:formula="of:=[.C518]" office:value-type="float" office:value="16786.8852398386" calcext:value-type="float">
            <text:p>16786,885</text:p>
          </table:table-cell>
          <table:table-cell table:formula="of:=[.D518]" office:value-type="float" office:value="16786.885239444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19]*[.C519]+[.J519]*[.D519]+[.K519]*[.E519]" office:value-type="float" office:value="0.0000003585646481951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0]+[.G520]*[.D520]+[.E520]*[.H520]" office:value-type="float" office:value="16786.8852405558" calcext:value-type="float">
            <text:p>16786,885</text:p>
          </table:table-cell>
          <table:table-cell table:formula="of:=[.C519]" office:value-type="float" office:value="16786.8852402085" calcext:value-type="float">
            <text:p>16786,885</text:p>
          </table:table-cell>
          <table:table-cell table:formula="of:=[.D519]" office:value-type="float" office:value="16786.885239838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0]*[.C520]+[.J520]*[.D520]+[.K520]*[.E520]" office:value-type="float" office:value="0.00000033668948162812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1]+[.G521]*[.D521]+[.E521]*[.H521]" office:value-type="float" office:value="16786.8852408819" calcext:value-type="float">
            <text:p>16786,885</text:p>
          </table:table-cell>
          <table:table-cell table:formula="of:=[.C520]" office:value-type="float" office:value="16786.8852405558" calcext:value-type="float">
            <text:p>16786,885</text:p>
          </table:table-cell>
          <table:table-cell table:formula="of:=[.D520]" office:value-type="float" office:value="16786.885240208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1]*[.C521]+[.J521]*[.D521]+[.K521]*[.E521]" office:value-type="float" office:value="0.00000031615491025149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2]+[.G522]*[.D522]+[.E522]*[.H522]" office:value-type="float" office:value="16786.8852411881" calcext:value-type="float">
            <text:p>16786,885</text:p>
          </table:table-cell>
          <table:table-cell table:formula="of:=[.C521]" office:value-type="float" office:value="16786.8852408819" calcext:value-type="float">
            <text:p>16786,885</text:p>
          </table:table-cell>
          <table:table-cell table:formula="of:=[.D521]" office:value-type="float" office:value="16786.885240555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2]*[.C522]+[.J522]*[.D522]+[.K522]*[.E522]" office:value-type="float" office:value="0.00000029686816560570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3]+[.G523]*[.D523]+[.E523]*[.H523]" office:value-type="float" office:value="16786.8852414756" calcext:value-type="float">
            <text:p>16786,885</text:p>
          </table:table-cell>
          <table:table-cell table:formula="of:=[.C522]" office:value-type="float" office:value="16786.8852411881" calcext:value-type="float">
            <text:p>16786,885</text:p>
          </table:table-cell>
          <table:table-cell table:formula="of:=[.D522]" office:value-type="float" office:value="16786.885240881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3]*[.C523]+[.J523]*[.D523]+[.K523]*[.E523]" office:value-type="float" office:value="0.00000027875830710399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4]+[.G524]*[.D524]+[.E524]*[.H524]" office:value-type="float" office:value="16786.8852417456" calcext:value-type="float">
            <text:p>16786,885</text:p>
          </table:table-cell>
          <table:table-cell table:formula="of:=[.C523]" office:value-type="float" office:value="16786.8852414756" calcext:value-type="float">
            <text:p>16786,885</text:p>
          </table:table-cell>
          <table:table-cell table:formula="of:=[.D523]" office:value-type="float" office:value="16786.885241188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4]*[.C524]+[.J524]*[.D524]+[.K524]*[.E524]" office:value-type="float" office:value="0.00000026175439415965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5]+[.G525]*[.D525]+[.E525]*[.H525]" office:value-type="float" office:value="16786.8852419991" calcext:value-type="float">
            <text:p>16786,885</text:p>
          </table:table-cell>
          <table:table-cell table:formula="of:=[.C524]" office:value-type="float" office:value="16786.8852417456" calcext:value-type="float">
            <text:p>16786,885</text:p>
          </table:table-cell>
          <table:table-cell table:formula="of:=[.D524]" office:value-type="float" office:value="16786.885241475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5]*[.C525]+[.J525]*[.D525]+[.K525]*[.E525]" office:value-type="float" office:value="0.00000024578730517532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6]+[.G526]*[.D526]+[.E526]*[.H526]" office:value-type="float" office:value="16786.8852422372" calcext:value-type="float">
            <text:p>16786,885</text:p>
          </table:table-cell>
          <table:table-cell table:formula="of:=[.C525]" office:value-type="float" office:value="16786.8852419991" calcext:value-type="float">
            <text:p>16786,885</text:p>
          </table:table-cell>
          <table:table-cell table:formula="of:=[.D525]" office:value-type="float" office:value="16786.885241745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6]*[.C526]+[.J526]*[.D526]+[.K526]*[.E526]" office:value-type="float" office:value="0.00000023079519451130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7]+[.G527]*[.D527]+[.E527]*[.H527]" office:value-type="float" office:value="16786.8852424607" calcext:value-type="float">
            <text:p>16786,885</text:p>
          </table:table-cell>
          <table:table-cell table:formula="of:=[.C526]" office:value-type="float" office:value="16786.8852422372" calcext:value-type="float">
            <text:p>16786,885</text:p>
          </table:table-cell>
          <table:table-cell table:formula="of:=[.D526]" office:value-type="float" office:value="16786.885241999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7]*[.C527]+[.J527]*[.D527]+[.K527]*[.E527]" office:value-type="float" office:value="0.000000216712578549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8]+[.G528]*[.D528]+[.E528]*[.H528]" office:value-type="float" office:value="16786.8852426706" calcext:value-type="float">
            <text:p>16786,885</text:p>
          </table:table-cell>
          <table:table-cell table:formula="of:=[.C527]" office:value-type="float" office:value="16786.8852424607" calcext:value-type="float">
            <text:p>16786,885</text:p>
          </table:table-cell>
          <table:table-cell table:formula="of:=[.D527]" office:value-type="float" office:value="16786.885242237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8]*[.C528]+[.J528]*[.D528]+[.K528]*[.E528]" office:value-type="float" office:value="0.00000020349580154288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29]+[.G529]*[.D529]+[.E529]*[.H529]" office:value-type="float" office:value="16786.8852428677" calcext:value-type="float">
            <text:p>16786,885</text:p>
          </table:table-cell>
          <table:table-cell table:formula="of:=[.C528]" office:value-type="float" office:value="16786.8852426706" calcext:value-type="float">
            <text:p>16786,885</text:p>
          </table:table-cell>
          <table:table-cell table:formula="of:=[.D528]" office:value-type="float" office:value="16786.885242460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29]*[.C529]+[.J529]*[.D529]+[.K529]*[.E529]" office:value-type="float" office:value="0.00000019108301785308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0]+[.G530]*[.D530]+[.E530]*[.H530]" office:value-type="float" office:value="16786.8852430528" calcext:value-type="float">
            <text:p>16786,885</text:p>
          </table:table-cell>
          <table:table-cell table:formula="of:=[.C529]" office:value-type="float" office:value="16786.8852428677" calcext:value-type="float">
            <text:p>16786,885</text:p>
          </table:table-cell>
          <table:table-cell table:formula="of:=[.D529]" office:value-type="float" office:value="16786.885242670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0]*[.C530]+[.J530]*[.D530]+[.K530]*[.E530]" office:value-type="float" office:value="0.00000017942693375516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1]+[.G531]*[.D531]+[.E531]*[.H531]" office:value-type="float" office:value="16786.8852432265" calcext:value-type="float">
            <text:p>16786,885</text:p>
          </table:table-cell>
          <table:table-cell table:formula="of:=[.C530]" office:value-type="float" office:value="16786.8852430528" calcext:value-type="float">
            <text:p>16786,885</text:p>
          </table:table-cell>
          <table:table-cell table:formula="of:=[.D530]" office:value-type="float" office:value="16786.885242867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1]*[.C531]+[.J531]*[.D531]+[.K531]*[.E531]" office:value-type="float" office:value="0.00000016848207451403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2]+[.G532]*[.D532]+[.E532]*[.H532]" office:value-type="float" office:value="16786.8852433897" calcext:value-type="float">
            <text:p>16786,885</text:p>
          </table:table-cell>
          <table:table-cell table:formula="of:=[.C531]" office:value-type="float" office:value="16786.8852432265" calcext:value-type="float">
            <text:p>16786,885</text:p>
          </table:table-cell>
          <table:table-cell table:formula="of:=[.D531]" office:value-type="float" office:value="16786.885243052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2]*[.C532]+[.J532]*[.D532]+[.K532]*[.E532]" office:value-type="float" office:value="0.00000015820478438399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3]+[.G533]*[.D533]+[.E533]*[.H533]" office:value-type="float" office:value="16786.885243543" calcext:value-type="float">
            <text:p>16786,885</text:p>
          </table:table-cell>
          <table:table-cell table:formula="of:=[.C532]" office:value-type="float" office:value="16786.8852433897" calcext:value-type="float">
            <text:p>16786,885</text:p>
          </table:table-cell>
          <table:table-cell table:formula="of:=[.D532]" office:value-type="float" office:value="16786.885243226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3]*[.C533]+[.J533]*[.D533]+[.K533]*[.E533]" office:value-type="float" office:value="0.00000014855504559818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4]+[.G534]*[.D534]+[.E534]*[.H534]" office:value-type="float" office:value="16786.8852436868" calcext:value-type="float">
            <text:p>16786,885</text:p>
          </table:table-cell>
          <table:table-cell table:formula="of:=[.C533]" office:value-type="float" office:value="16786.885243543" calcext:value-type="float">
            <text:p>16786,885</text:p>
          </table:table-cell>
          <table:table-cell table:formula="of:=[.D533]" office:value-type="float" office:value="16786.885243389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4]*[.C534]+[.J534]*[.D534]+[.K534]*[.E534]" office:value-type="float" office:value="0.0000001394928403897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5]+[.G535]*[.D535]+[.E535]*[.H535]" office:value-type="float" office:value="16786.8852438219" calcext:value-type="float">
            <text:p>16786,885</text:p>
          </table:table-cell>
          <table:table-cell table:formula="of:=[.C534]" office:value-type="float" office:value="16786.8852436868" calcext:value-type="float">
            <text:p>16786,885</text:p>
          </table:table-cell>
          <table:table-cell table:formula="of:=[.D534]" office:value-type="float" office:value="16786.88524354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5]*[.C535]+[.J535]*[.D535]+[.K535]*[.E535]" office:value-type="float" office:value="0.00000013098360795993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6]+[.G536]*[.D536]+[.E536]*[.H536]" office:value-type="float" office:value="16786.8852439488" calcext:value-type="float">
            <text:p>16786,885</text:p>
          </table:table-cell>
          <table:table-cell table:formula="of:=[.C535]" office:value-type="float" office:value="16786.8852438219" calcext:value-type="float">
            <text:p>16786,885</text:p>
          </table:table-cell>
          <table:table-cell table:formula="of:=[.D535]" office:value-type="float" office:value="16786.885243686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6]*[.C536]+[.J536]*[.D536]+[.K536]*[.E536]" office:value-type="float" office:value="0.0000001229946064995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7]+[.G537]*[.D537]+[.E537]*[.H537]" office:value-type="float" office:value="16786.8852440679" calcext:value-type="float">
            <text:p>16786,885</text:p>
          </table:table-cell>
          <table:table-cell table:formula="of:=[.C536]" office:value-type="float" office:value="16786.8852439488" calcext:value-type="float">
            <text:p>16786,885</text:p>
          </table:table-cell>
          <table:table-cell table:formula="of:=[.D536]" office:value-type="float" office:value="16786.885243821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7]*[.C537]+[.J537]*[.D537]+[.K537]*[.E537]" office:value-type="float" office:value="0.00000011549127520993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8]+[.G538]*[.D538]+[.E538]*[.H538]" office:value-type="float" office:value="16786.8852441798" calcext:value-type="float">
            <text:p>16786,885</text:p>
          </table:table-cell>
          <table:table-cell table:formula="of:=[.C537]" office:value-type="float" office:value="16786.8852440679" calcext:value-type="float">
            <text:p>16786,885</text:p>
          </table:table-cell>
          <table:table-cell table:formula="of:=[.D537]" office:value-type="float" office:value="16786.885243948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8]*[.C538]+[.J538]*[.D538]+[.K538]*[.E538]" office:value-type="float" office:value="0.0000001084463292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39]+[.G539]*[.D539]+[.E539]*[.H539]" office:value-type="float" office:value="16786.8852442848" calcext:value-type="float">
            <text:p>16786,885</text:p>
          </table:table-cell>
          <table:table-cell table:formula="of:=[.C538]" office:value-type="float" office:value="16786.8852441798" calcext:value-type="float">
            <text:p>16786,885</text:p>
          </table:table-cell>
          <table:table-cell table:formula="of:=[.D538]" office:value-type="float" office:value="16786.885244067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39]*[.C539]+[.J539]*[.D539]+[.K539]*[.E539]" office:value-type="float" office:value="0.00000010182702681049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0]+[.G540]*[.D540]+[.E540]*[.H540]" office:value-type="float" office:value="16786.8852443834" calcext:value-type="float">
            <text:p>16786,885</text:p>
          </table:table-cell>
          <table:table-cell table:formula="of:=[.C539]" office:value-type="float" office:value="16786.8852442848" calcext:value-type="float">
            <text:p>16786,885</text:p>
          </table:table-cell>
          <table:table-cell table:formula="of:=[.D539]" office:value-type="float" office:value="16786.885244179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0]*[.C540]+[.J540]*[.D540]+[.K540]*[.E540]" office:value-type="float" office:value="0.0000000956188159761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1]+[.G541]*[.D541]+[.E541]*[.H541]" office:value-type="float" office:value="16786.885244476" calcext:value-type="float">
            <text:p>16786,885</text:p>
          </table:table-cell>
          <table:table-cell table:formula="of:=[.C540]" office:value-type="float" office:value="16786.8852443834" calcext:value-type="float">
            <text:p>16786,885</text:p>
          </table:table-cell>
          <table:table-cell table:formula="of:=[.D540]" office:value-type="float" office:value="16786.885244284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1]*[.C541]+[.J541]*[.D541]+[.K541]*[.E541]" office:value-type="float" office:value="0.000000089783497969619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2]+[.G542]*[.D542]+[.E542]*[.H542]" office:value-type="float" office:value="16786.885244563" calcext:value-type="float">
            <text:p>16786,885</text:p>
          </table:table-cell>
          <table:table-cell table:formula="of:=[.C541]" office:value-type="float" office:value="16786.885244476" calcext:value-type="float">
            <text:p>16786,885</text:p>
          </table:table-cell>
          <table:table-cell table:formula="of:=[.D541]" office:value-type="float" office:value="16786.885244383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2]*[.C542]+[.J542]*[.D542]+[.K542]*[.E542]" office:value-type="float" office:value="0.00000008431015885435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3]+[.G543]*[.D543]+[.E543]*[.H543]" office:value-type="float" office:value="16786.8852446447" calcext:value-type="float">
            <text:p>16786,885</text:p>
          </table:table-cell>
          <table:table-cell table:formula="of:=[.C542]" office:value-type="float" office:value="16786.885244563" calcext:value-type="float">
            <text:p>16786,885</text:p>
          </table:table-cell>
          <table:table-cell table:formula="of:=[.D542]" office:value-type="float" office:value="16786.88524447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3]*[.C543]+[.J543]*[.D543]+[.K543]*[.E543]" office:value-type="float" office:value="0.000000079167875810526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4]+[.G544]*[.D544]+[.E544]*[.H544]" office:value-type="float" office:value="16786.8852447213" calcext:value-type="float">
            <text:p>16786,885</text:p>
          </table:table-cell>
          <table:table-cell table:formula="of:=[.C543]" office:value-type="float" office:value="16786.8852446447" calcext:value-type="float">
            <text:p>16786,885</text:p>
          </table:table-cell>
          <table:table-cell table:formula="of:=[.D543]" office:value-type="float" office:value="16786.88524456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4]*[.C544]+[.J544]*[.D544]+[.K544]*[.E544]" office:value-type="float" office:value="0.0000000743348209653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5]+[.G545]*[.D545]+[.E545]*[.H545]" office:value-type="float" office:value="16786.8852447933" calcext:value-type="float">
            <text:p>16786,885</text:p>
          </table:table-cell>
          <table:table-cell table:formula="of:=[.C544]" office:value-type="float" office:value="16786.8852447213" calcext:value-type="float">
            <text:p>16786,885</text:p>
          </table:table-cell>
          <table:table-cell table:formula="of:=[.D544]" office:value-type="float" office:value="16786.885244644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5]*[.C545]+[.J545]*[.D545]+[.K545]*[.E545]" office:value-type="float" office:value="0.00000006980371836107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6]+[.G546]*[.D546]+[.E546]*[.H546]" office:value-type="float" office:value="16786.8852448609" calcext:value-type="float">
            <text:p>16786,885</text:p>
          </table:table-cell>
          <table:table-cell table:formula="of:=[.C545]" office:value-type="float" office:value="16786.8852447933" calcext:value-type="float">
            <text:p>16786,885</text:p>
          </table:table-cell>
          <table:table-cell table:formula="of:=[.D545]" office:value-type="float" office:value="16786.88524472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6]*[.C546]+[.J546]*[.D546]+[.K546]*[.E546]" office:value-type="float" office:value="0.00000006554182618856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7]+[.G547]*[.D547]+[.E547]*[.H547]" office:value-type="float" office:value="16786.8852449244" calcext:value-type="float">
            <text:p>16786,885</text:p>
          </table:table-cell>
          <table:table-cell table:formula="of:=[.C546]" office:value-type="float" office:value="16786.8852448609" calcext:value-type="float">
            <text:p>16786,885</text:p>
          </table:table-cell>
          <table:table-cell table:formula="of:=[.D546]" office:value-type="float" office:value="16786.885244793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7]*[.C547]+[.J547]*[.D547]+[.K547]*[.E547]" office:value-type="float" office:value="0.000000061547325458377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8]+[.G548]*[.D548]+[.E548]*[.H548]" office:value-type="float" office:value="16786.885244984" calcext:value-type="float">
            <text:p>16786,885</text:p>
          </table:table-cell>
          <table:table-cell table:formula="of:=[.C547]" office:value-type="float" office:value="16786.8852449244" calcext:value-type="float">
            <text:p>16786,885</text:p>
          </table:table-cell>
          <table:table-cell table:formula="of:=[.D547]" office:value-type="float" office:value="16786.885244860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8]*[.C548]+[.J548]*[.D548]+[.K548]*[.E548]" office:value-type="float" office:value="0.00000005779293132945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49]+[.G549]*[.D549]+[.E549]*[.H549]" office:value-type="float" office:value="16786.88524504" calcext:value-type="float">
            <text:p>16786,885</text:p>
          </table:table-cell>
          <table:table-cell table:formula="of:=[.C548]" office:value-type="float" office:value="16786.885244984" calcext:value-type="float">
            <text:p>16786,885</text:p>
          </table:table-cell>
          <table:table-cell table:formula="of:=[.D548]" office:value-type="float" office:value="16786.885244924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49]*[.C549]+[.J549]*[.D549]+[.K549]*[.E549]" office:value-type="float" office:value="0.000000054267729865387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0]+[.G550]*[.D550]+[.E550]*[.H550]" office:value-type="float" office:value="16786.8852450926" calcext:value-type="float">
            <text:p>16786,885</text:p>
          </table:table-cell>
          <table:table-cell table:formula="of:=[.C549]" office:value-type="float" office:value="16786.88524504" calcext:value-type="float">
            <text:p>16786,885</text:p>
          </table:table-cell>
          <table:table-cell table:formula="of:=[.D549]" office:value-type="float" office:value="16786.88524498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0]*[.C550]+[.J550]*[.D550]+[.K550]*[.E550]" office:value-type="float" office:value="0.000000050957169150933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1]+[.G551]*[.D551]+[.E551]*[.H551]" office:value-type="float" office:value="16786.8852451419" calcext:value-type="float">
            <text:p>16786,885</text:p>
          </table:table-cell>
          <table:table-cell table:formula="of:=[.C550]" office:value-type="float" office:value="16786.8852450926" calcext:value-type="float">
            <text:p>16786,885</text:p>
          </table:table-cell>
          <table:table-cell table:formula="of:=[.D550]" office:value-type="float" office:value="16786.8852450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1]*[.C551]+[.J551]*[.D551]+[.K551]*[.E551]" office:value-type="float" office:value="0.000000047848516260273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2]+[.G552]*[.D552]+[.E552]*[.H552]" office:value-type="float" office:value="16786.8852451883" calcext:value-type="float">
            <text:p>16786,885</text:p>
          </table:table-cell>
          <table:table-cell table:formula="of:=[.C551]" office:value-type="float" office:value="16786.8852451419" calcext:value-type="float">
            <text:p>16786,885</text:p>
          </table:table-cell>
          <table:table-cell table:formula="of:=[.D551]" office:value-type="float" office:value="16786.885245092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2]*[.C552]+[.J552]*[.D552]+[.K552]*[.E552]" office:value-type="float" office:value="0.000000044927219278179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3]+[.G553]*[.D553]+[.E553]*[.H553]" office:value-type="float" office:value="16786.8852452318" calcext:value-type="float">
            <text:p>16786,885</text:p>
          </table:table-cell>
          <table:table-cell table:formula="of:=[.C552]" office:value-type="float" office:value="16786.8852451883" calcext:value-type="float">
            <text:p>16786,885</text:p>
          </table:table-cell>
          <table:table-cell table:formula="of:=[.D552]" office:value-type="float" office:value="16786.885245141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3]*[.C553]+[.J553]*[.D553]+[.K553]*[.E553]" office:value-type="float" office:value="0.000000042189640225842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4]+[.G554]*[.D554]+[.E554]*[.H554]" office:value-type="float" office:value="16786.8852452726" calcext:value-type="float">
            <text:p>16786,885</text:p>
          </table:table-cell>
          <table:table-cell table:formula="of:=[.C553]" office:value-type="float" office:value="16786.8852452318" calcext:value-type="float">
            <text:p>16786,885</text:p>
          </table:table-cell>
          <table:table-cell table:formula="of:=[.D553]" office:value-type="float" office:value="16786.885245188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4]*[.C554]+[.J554]*[.D554]+[.K554]*[.E554]" office:value-type="float" office:value="0.000000039615770219825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5]+[.G555]*[.D555]+[.E555]*[.H555]" office:value-type="float" office:value="16786.885245311" calcext:value-type="float">
            <text:p>16786,885</text:p>
          </table:table-cell>
          <table:table-cell table:formula="of:=[.C554]" office:value-type="float" office:value="16786.8852452726" calcext:value-type="float">
            <text:p>16786,885</text:p>
          </table:table-cell>
          <table:table-cell table:formula="of:=[.D554]" office:value-type="float" office:value="16786.885245231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5]*[.C555]+[.J555]*[.D555]+[.K555]*[.E555]" office:value-type="float" office:value="0.000000037200152291916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6]+[.G556]*[.D556]+[.E556]*[.H556]" office:value-type="float" office:value="16786.885245347" calcext:value-type="float">
            <text:p>16786,885</text:p>
          </table:table-cell>
          <table:table-cell table:formula="of:=[.C555]" office:value-type="float" office:value="16786.885245311" calcext:value-type="float">
            <text:p>16786,885</text:p>
          </table:table-cell>
          <table:table-cell table:formula="of:=[.D555]" office:value-type="float" office:value="16786.885245272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6]*[.C556]+[.J556]*[.D556]+[.K556]*[.E556]" office:value-type="float" office:value="0.00000003492641553748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7]+[.G557]*[.D557]+[.E557]*[.H557]" office:value-type="float" office:value="16786.8852453809" calcext:value-type="float">
            <text:p>16786,885</text:p>
          </table:table-cell>
          <table:table-cell table:formula="of:=[.C556]" office:value-type="float" office:value="16786.885245347" calcext:value-type="float">
            <text:p>16786,885</text:p>
          </table:table-cell>
          <table:table-cell table:formula="of:=[.D556]" office:value-type="float" office:value="16786.8852453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7]*[.C557]+[.J557]*[.D557]+[.K557]*[.E557]" office:value-type="float" office:value="0.000000032801835914142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8]+[.G558]*[.D558]+[.E558]*[.H558]" office:value-type="float" office:value="16786.8852454126" calcext:value-type="float">
            <text:p>16786,885</text:p>
          </table:table-cell>
          <table:table-cell table:formula="of:=[.C557]" office:value-type="float" office:value="16786.8852453809" calcext:value-type="float">
            <text:p>16786,885</text:p>
          </table:table-cell>
          <table:table-cell table:formula="of:=[.D557]" office:value-type="float" office:value="16786.88524534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8]*[.C558]+[.J558]*[.D558]+[.K558]*[.E558]" office:value-type="float" office:value="0.000000030797309591434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59]+[.G559]*[.D559]+[.E559]*[.H559]" office:value-type="float" office:value="16786.8852454425" calcext:value-type="float">
            <text:p>16786,885</text:p>
          </table:table-cell>
          <table:table-cell table:formula="of:=[.C558]" office:value-type="float" office:value="16786.8852454126" calcext:value-type="float">
            <text:p>16786,885</text:p>
          </table:table-cell>
          <table:table-cell table:formula="of:=[.D558]" office:value-type="float" office:value="16786.885245380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59]*[.C559]+[.J559]*[.D559]+[.K559]*[.E559]" office:value-type="float" office:value="0.000000028921931516379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0]+[.G560]*[.D560]+[.E560]*[.H560]" office:value-type="float" office:value="16786.8852454705" calcext:value-type="float">
            <text:p>16786,885</text:p>
          </table:table-cell>
          <table:table-cell table:formula="of:=[.C559]" office:value-type="float" office:value="16786.8852454425" calcext:value-type="float">
            <text:p>16786,885</text:p>
          </table:table-cell>
          <table:table-cell table:formula="of:=[.D559]" office:value-type="float" office:value="16786.885245412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0]*[.C560]+[.J560]*[.D560]+[.K560]*[.E560]" office:value-type="float" office:value="0.000000027159330784343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1]+[.G561]*[.D561]+[.E561]*[.H561]" office:value-type="float" office:value="16786.8852454968" calcext:value-type="float">
            <text:p>16786,885</text:p>
          </table:table-cell>
          <table:table-cell table:formula="of:=[.C560]" office:value-type="float" office:value="16786.8852454705" calcext:value-type="float">
            <text:p>16786,885</text:p>
          </table:table-cell>
          <table:table-cell table:formula="of:=[.D560]" office:value-type="float" office:value="16786.885245442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1]*[.C561]+[.J561]*[.D561]+[.K561]*[.E561]" office:value-type="float" office:value="0.000000025500412448309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2]+[.G562]*[.D562]+[.E562]*[.H562]" office:value-type="float" office:value="16786.8852455215" calcext:value-type="float">
            <text:p>16786,885</text:p>
          </table:table-cell>
          <table:table-cell table:formula="of:=[.C561]" office:value-type="float" office:value="16786.8852454968" calcext:value-type="float">
            <text:p>16786,885</text:p>
          </table:table-cell>
          <table:table-cell table:formula="of:=[.D561]" office:value-type="float" office:value="16786.885245470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2]*[.C562]+[.J562]*[.D562]+[.K562]*[.E562]" office:value-type="float" office:value="0.00000002393971954006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3]+[.G563]*[.D563]+[.E563]*[.H563]" office:value-type="float" office:value="16786.8852455447" calcext:value-type="float">
            <text:p>16786,885</text:p>
          </table:table-cell>
          <table:table-cell table:formula="of:=[.C562]" office:value-type="float" office:value="16786.8852455215" calcext:value-type="float">
            <text:p>16786,885</text:p>
          </table:table-cell>
          <table:table-cell table:formula="of:=[.D562]" office:value-type="float" office:value="16786.885245496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3]*[.C563]+[.J563]*[.D563]+[.K563]*[.E563]" office:value-type="float" office:value="0.000000022482709027826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4]+[.G564]*[.D564]+[.E564]*[.H564]" office:value-type="float" office:value="16786.8852455665" calcext:value-type="float">
            <text:p>16786,885</text:p>
          </table:table-cell>
          <table:table-cell table:formula="of:=[.C563]" office:value-type="float" office:value="16786.8852455447" calcext:value-type="float">
            <text:p>16786,885</text:p>
          </table:table-cell>
          <table:table-cell table:formula="of:=[.D563]" office:value-type="float" office:value="16786.88524552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4]*[.C564]+[.J564]*[.D564]+[.K564]*[.E564]" office:value-type="float" office:value="0.000000021113010006956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5]+[.G565]*[.D565]+[.E565]*[.H565]" office:value-type="float" office:value="16786.8852455869" calcext:value-type="float">
            <text:p>16786,885</text:p>
          </table:table-cell>
          <table:table-cell table:formula="of:=[.C564]" office:value-type="float" office:value="16786.8852455665" calcext:value-type="float">
            <text:p>16786,885</text:p>
          </table:table-cell>
          <table:table-cell table:formula="of:=[.D564]" office:value-type="float" office:value="16786.885245544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5]*[.C565]+[.J565]*[.D565]+[.K565]*[.E565]" office:value-type="float" office:value="0.000000019821527530439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6]+[.G566]*[.D566]+[.E566]*[.H566]" office:value-type="float" office:value="16786.8852456061" calcext:value-type="float">
            <text:p>16786,885</text:p>
          </table:table-cell>
          <table:table-cell table:formula="of:=[.C565]" office:value-type="float" office:value="16786.8852455869" calcext:value-type="float">
            <text:p>16786,885</text:p>
          </table:table-cell>
          <table:table-cell table:formula="of:=[.D565]" office:value-type="float" office:value="16786.885245566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6]*[.C566]+[.J566]*[.D566]+[.K566]*[.E566]" office:value-type="float" office:value="0.000000018615537555888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7]+[.G567]*[.D567]+[.E567]*[.H567]" office:value-type="float" office:value="16786.8852456241" calcext:value-type="float">
            <text:p>16786,885</text:p>
          </table:table-cell>
          <table:table-cell table:formula="of:=[.C566]" office:value-type="float" office:value="16786.8852456061" calcext:value-type="float">
            <text:p>16786,885</text:p>
          </table:table-cell>
          <table:table-cell table:formula="of:=[.D566]" office:value-type="float" office:value="16786.88524558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7]*[.C567]+[.J567]*[.D567]+[.K567]*[.E567]" office:value-type="float" office:value="0.00000001747866917867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8]+[.G568]*[.D568]+[.E568]*[.H568]" office:value-type="float" office:value="16786.8852456411" calcext:value-type="float">
            <text:p>16786,885</text:p>
          </table:table-cell>
          <table:table-cell table:formula="of:=[.C567]" office:value-type="float" office:value="16786.8852456241" calcext:value-type="float">
            <text:p>16786,885</text:p>
          </table:table-cell>
          <table:table-cell table:formula="of:=[.D567]" office:value-type="float" office:value="16786.885245606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8]*[.C568]+[.J568]*[.D568]+[.K568]*[.E568]" office:value-type="float" office:value="0.000000016416379367001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69]+[.G569]*[.D569]+[.E569]*[.H569]" office:value-type="float" office:value="16786.885245657" calcext:value-type="float">
            <text:p>16786,885</text:p>
          </table:table-cell>
          <table:table-cell table:formula="of:=[.C568]" office:value-type="float" office:value="16786.8852456411" calcext:value-type="float">
            <text:p>16786,885</text:p>
          </table:table-cell>
          <table:table-cell table:formula="of:=[.D568]" office:value-type="float" office:value="16786.885245624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69]*[.C569]+[.J569]*[.D569]+[.K569]*[.E569]" office:value-type="float" office:value="0.0000000154122972162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0]+[.G570]*[.D570]+[.E570]*[.H570]" office:value-type="float" office:value="16786.8852456719" calcext:value-type="float">
            <text:p>16786,885</text:p>
          </table:table-cell>
          <table:table-cell table:formula="of:=[.C569]" office:value-type="float" office:value="16786.885245657" calcext:value-type="float">
            <text:p>16786,885</text:p>
          </table:table-cell>
          <table:table-cell table:formula="of:=[.D569]" office:value-type="float" office:value="16786.88524564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0]*[.C570]+[.J570]*[.D570]+[.K570]*[.E570]" office:value-type="float" office:value="0.000000014471879694610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1]+[.G571]*[.D571]+[.E571]*[.H571]" office:value-type="float" office:value="16786.8852456859" calcext:value-type="float">
            <text:p>16786,885</text:p>
          </table:table-cell>
          <table:table-cell table:formula="of:=[.C570]" office:value-type="float" office:value="16786.8852456719" calcext:value-type="float">
            <text:p>16786,885</text:p>
          </table:table-cell>
          <table:table-cell table:formula="of:=[.D570]" office:value-type="float" office:value="16786.88524565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1]*[.C571]+[.J571]*[.D571]+[.K571]*[.E571]" office:value-type="float" office:value="0.000000013589669833891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2]+[.G572]*[.D572]+[.E572]*[.H572]" office:value-type="float" office:value="16786.8852456991" calcext:value-type="float">
            <text:p>16786,885</text:p>
          </table:table-cell>
          <table:table-cell table:formula="of:=[.C571]" office:value-type="float" office:value="16786.8852456859" calcext:value-type="float">
            <text:p>16786,885</text:p>
          </table:table-cell>
          <table:table-cell table:formula="of:=[.D571]" office:value-type="float" office:value="16786.885245671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2]*[.C572]+[.J572]*[.D572]+[.K572]*[.E572]" office:value-type="float" office:value="0.000000012760210665874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3]+[.G573]*[.D573]+[.E573]*[.H573]" office:value-type="float" office:value="16786.8852457114" calcext:value-type="float">
            <text:p>16786,885</text:p>
          </table:table-cell>
          <table:table-cell table:formula="of:=[.C572]" office:value-type="float" office:value="16786.8852456991" calcext:value-type="float">
            <text:p>16786,885</text:p>
          </table:table-cell>
          <table:table-cell table:formula="of:=[.D572]" office:value-type="float" office:value="16786.885245685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3]*[.C573]+[.J573]*[.D573]+[.K573]*[.E573]" office:value-type="float" office:value="0.000000011981683201156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4]+[.G574]*[.D574]+[.E574]*[.H574]" office:value-type="float" office:value="16786.885245723" calcext:value-type="float">
            <text:p>16786,885</text:p>
          </table:table-cell>
          <table:table-cell table:formula="of:=[.C573]" office:value-type="float" office:value="16786.8852457114" calcext:value-type="float">
            <text:p>16786,885</text:p>
          </table:table-cell>
          <table:table-cell table:formula="of:=[.D573]" office:value-type="float" office:value="16786.885245699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4]*[.C574]+[.J574]*[.D574]+[.K574]*[.E574]" office:value-type="float" office:value="0.00000001124681148212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5]+[.G575]*[.D575]+[.E575]*[.H575]" office:value-type="float" office:value="16786.8852457339" calcext:value-type="float">
            <text:p>16786,885</text:p>
          </table:table-cell>
          <table:table-cell table:formula="of:=[.C574]" office:value-type="float" office:value="16786.885245723" calcext:value-type="float">
            <text:p>16786,885</text:p>
          </table:table-cell>
          <table:table-cell table:formula="of:=[.D574]" office:value-type="float" office:value="16786.88524571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5]*[.C575]+[.J575]*[.D575]+[.K575]*[.E575]" office:value-type="float" office:value="0.00000001056469045579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6]+[.G576]*[.D576]+[.E576]*[.H576]" office:value-type="float" office:value="16786.8852457442" calcext:value-type="float">
            <text:p>16786,885</text:p>
          </table:table-cell>
          <table:table-cell table:formula="of:=[.C575]" office:value-type="float" office:value="16786.8852457339" calcext:value-type="float">
            <text:p>16786,885</text:p>
          </table:table-cell>
          <table:table-cell table:formula="of:=[.D575]" office:value-type="float" office:value="16786.88524572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6]*[.C576]+[.J576]*[.D576]+[.K576]*[.E576]" office:value-type="float" office:value="0.000000009920768206939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7]+[.G577]*[.D577]+[.E577]*[.H577]" office:value-type="float" office:value="16786.8852457538" calcext:value-type="float">
            <text:p>16786,885</text:p>
          </table:table-cell>
          <table:table-cell table:formula="of:=[.C576]" office:value-type="float" office:value="16786.8852457442" calcext:value-type="float">
            <text:p>16786,885</text:p>
          </table:table-cell>
          <table:table-cell table:formula="of:=[.D576]" office:value-type="float" office:value="16786.885245733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7]*[.C577]+[.J577]*[.D577]+[.K577]*[.E577]" office:value-type="float" office:value="0.0000000093150447355583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8]+[.G578]*[.D578]+[.E578]*[.H578]" office:value-type="float" office:value="16786.8852457628" calcext:value-type="float">
            <text:p>16786,885</text:p>
          </table:table-cell>
          <table:table-cell table:formula="of:=[.C577]" office:value-type="float" office:value="16786.8852457538" calcext:value-type="float">
            <text:p>16786,885</text:p>
          </table:table-cell>
          <table:table-cell table:formula="of:=[.D577]" office:value-type="float" office:value="16786.885245744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8]*[.C578]+[.J578]*[.D578]+[.K578]*[.E578]" office:value-type="float" office:value="0.0000000087475200416520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79]+[.G579]*[.D579]+[.E579]*[.H579]" office:value-type="float" office:value="16786.8852457713" calcext:value-type="float">
            <text:p>16786,885</text:p>
          </table:table-cell>
          <table:table-cell table:formula="of:=[.C578]" office:value-type="float" office:value="16786.8852457628" calcext:value-type="float">
            <text:p>16786,885</text:p>
          </table:table-cell>
          <table:table-cell table:formula="of:=[.D578]" office:value-type="float" office:value="16786.885245753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79]*[.C579]+[.J579]*[.D579]+[.K579]*[.E579]" office:value-type="float" office:value="0.0000000082127371570095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0]+[.G580]*[.D580]+[.E580]*[.H580]" office:value-type="float" office:value="16786.8852457792" calcext:value-type="float">
            <text:p>16786,885</text:p>
          </table:table-cell>
          <table:table-cell table:formula="of:=[.C579]" office:value-type="float" office:value="16786.8852457713" calcext:value-type="float">
            <text:p>16786,885</text:p>
          </table:table-cell>
          <table:table-cell table:formula="of:=[.D579]" office:value-type="float" office:value="16786.885245762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0]*[.C580]+[.J580]*[.D580]+[.K580]*[.E580]" office:value-type="float" office:value="0.0000000077106960816308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1]+[.G581]*[.D581]+[.E581]*[.H581]" office:value-type="float" office:value="16786.8852457867" calcext:value-type="float">
            <text:p>16786,885</text:p>
          </table:table-cell>
          <table:table-cell table:formula="of:=[.C580]" office:value-type="float" office:value="16786.8852457792" calcext:value-type="float">
            <text:p>16786,885</text:p>
          </table:table-cell>
          <table:table-cell table:formula="of:=[.D580]" office:value-type="float" office:value="16786.88524577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1]*[.C581]+[.J581]*[.D581]+[.K581]*[.E581]" office:value-type="float" office:value="0.000000007241396815516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2]+[.G582]*[.D582]+[.E582]*[.H582]" office:value-type="float" office:value="16786.8852457937" calcext:value-type="float">
            <text:p>16786,885</text:p>
          </table:table-cell>
          <table:table-cell table:formula="of:=[.C581]" office:value-type="float" office:value="16786.8852457867" calcext:value-type="float">
            <text:p>16786,885</text:p>
          </table:table-cell>
          <table:table-cell table:formula="of:=[.D581]" office:value-type="float" office:value="16786.885245779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2]*[.C582]+[.J582]*[.D582]+[.K582]*[.E582]" office:value-type="float" office:value="0.0000000067993823904544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3]+[.G583]*[.D583]+[.E583]*[.H583]" office:value-type="float" office:value="16786.8852458003" calcext:value-type="float">
            <text:p>16786,885</text:p>
          </table:table-cell>
          <table:table-cell table:formula="of:=[.C582]" office:value-type="float" office:value="16786.8852457937" calcext:value-type="float">
            <text:p>16786,885</text:p>
          </table:table-cell>
          <table:table-cell table:formula="of:=[.D582]" office:value-type="float" office:value="16786.885245786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3]*[.C583]+[.J583]*[.D583]+[.K583]*[.E583]" office:value-type="float" office:value="0.000000006388290785253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4]+[.G584]*[.D584]+[.E584]*[.H584]" office:value-type="float" office:value="16786.8852458065" calcext:value-type="float">
            <text:p>16786,885</text:p>
          </table:table-cell>
          <table:table-cell table:formula="of:=[.C583]" office:value-type="float" office:value="16786.8852458003" calcext:value-type="float">
            <text:p>16786,885</text:p>
          </table:table-cell>
          <table:table-cell table:formula="of:=[.D583]" office:value-type="float" office:value="16786.885245793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4]*[.C584]+[.J584]*[.D584]+[.K584]*[.E584]" office:value-type="float" office:value="0.0000000059953890740871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5]+[.G585]*[.D585]+[.E585]*[.H585]" office:value-type="float" office:value="16786.8852458123" calcext:value-type="float">
            <text:p>16786,885</text:p>
          </table:table-cell>
          <table:table-cell table:formula="of:=[.C584]" office:value-type="float" office:value="16786.8852458065" calcext:value-type="float">
            <text:p>16786,885</text:p>
          </table:table-cell>
          <table:table-cell table:formula="of:=[.D584]" office:value-type="float" office:value="16786.885245800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5]*[.C585]+[.J585]*[.D585]+[.K585]*[.E585]" office:value-type="float" office:value="0.000000005629772203974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6]+[.G586]*[.D586]+[.E586]*[.H586]" office:value-type="float" office:value="16786.8852458177" calcext:value-type="float">
            <text:p>16786,885</text:p>
          </table:table-cell>
          <table:table-cell table:formula="of:=[.C585]" office:value-type="float" office:value="16786.8852458123" calcext:value-type="float">
            <text:p>16786,885</text:p>
          </table:table-cell>
          <table:table-cell table:formula="of:=[.D585]" office:value-type="float" office:value="16786.885245806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6]*[.C586]+[.J586]*[.D586]+[.K586]*[.E586]" office:value-type="float" office:value="0.0000000052859832067042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7]+[.G587]*[.D587]+[.E587]*[.H587]" office:value-type="float" office:value="16786.8852458228" calcext:value-type="float">
            <text:p>16786,885</text:p>
          </table:table-cell>
          <table:table-cell table:formula="of:=[.C586]" office:value-type="float" office:value="16786.8852458177" calcext:value-type="float">
            <text:p>16786,885</text:p>
          </table:table-cell>
          <table:table-cell table:formula="of:=[.D586]" office:value-type="float" office:value="16786.885245812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7]*[.C587]+[.J587]*[.D587]+[.K587]*[.E587]" office:value-type="float" office:value="0.000000004962203092873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8]+[.G588]*[.D588]+[.E588]*[.H588]" office:value-type="float" office:value="16786.8852458277" calcext:value-type="float">
            <text:p>16786,885</text:p>
          </table:table-cell>
          <table:table-cell table:formula="of:=[.C587]" office:value-type="float" office:value="16786.8852458228" calcext:value-type="float">
            <text:p>16786,885</text:p>
          </table:table-cell>
          <table:table-cell table:formula="of:=[.D587]" office:value-type="float" office:value="16786.885245817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8]*[.C588]+[.J588]*[.D588]+[.K588]*[.E588]" office:value-type="float" office:value="0.0000000046638888306915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89]+[.G589]*[.D589]+[.E589]*[.H589]" office:value-type="float" office:value="16786.8852458322" calcext:value-type="float">
            <text:p>16786,885</text:p>
          </table:table-cell>
          <table:table-cell table:formula="of:=[.C588]" office:value-type="float" office:value="16786.8852458277" calcext:value-type="float">
            <text:p>16786,885</text:p>
          </table:table-cell>
          <table:table-cell table:formula="of:=[.D588]" office:value-type="float" office:value="16786.885245822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89]*[.C589]+[.J589]*[.D589]+[.K589]*[.E589]" office:value-type="float" office:value="0.0000000043764885049313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0]+[.G590]*[.D590]+[.E590]*[.H590]" office:value-type="float" office:value="16786.8852458364" calcext:value-type="float">
            <text:p>16786,885</text:p>
          </table:table-cell>
          <table:table-cell table:formula="of:=[.C589]" office:value-type="float" office:value="16786.8852458322" calcext:value-type="float">
            <text:p>16786,885</text:p>
          </table:table-cell>
          <table:table-cell table:formula="of:=[.D589]" office:value-type="float" office:value="16786.885245827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0]*[.C590]+[.J590]*[.D590]+[.K590]*[.E590]" office:value-type="float" office:value="0.0000000041090970626100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1]+[.G591]*[.D591]+[.E591]*[.H591]" office:value-type="float" office:value="16786.8852458404" calcext:value-type="float">
            <text:p>16786,885</text:p>
          </table:table-cell>
          <table:table-cell table:formula="of:=[.C590]" office:value-type="float" office:value="16786.8852458364" calcext:value-type="float">
            <text:p>16786,885</text:p>
          </table:table-cell>
          <table:table-cell table:formula="of:=[.D590]" office:value-type="float" office:value="16786.885245832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1]*[.C591]+[.J591]*[.D591]+[.K591]*[.E591]" office:value-type="float" office:value="0.0000000038580765249207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2]+[.G592]*[.D592]+[.E592]*[.H592]" office:value-type="float" office:value="16786.8852458441" calcext:value-type="float">
            <text:p>16786,885</text:p>
          </table:table-cell>
          <table:table-cell table:formula="of:=[.C591]" office:value-type="float" office:value="16786.8852458404" calcext:value-type="float">
            <text:p>16786,885</text:p>
          </table:table-cell>
          <table:table-cell table:formula="of:=[.D591]" office:value-type="float" office:value="16786.885245836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2]*[.C592]+[.J592]*[.D592]+[.K592]*[.E592]" office:value-type="float" office:value="0.000000003627064870670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3]+[.G593]*[.D593]+[.E593]*[.H593]" office:value-type="float" office:value="16786.8852458476" calcext:value-type="float">
            <text:p>16786,885</text:p>
          </table:table-cell>
          <table:table-cell table:formula="of:=[.C592]" office:value-type="float" office:value="16786.8852458441" calcext:value-type="float">
            <text:p>16786,885</text:p>
          </table:table-cell>
          <table:table-cell table:formula="of:=[.D592]" office:value-type="float" office:value="16786.885245840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3]*[.C593]+[.J593]*[.D593]+[.K593]*[.E593]" office:value-type="float" office:value="0.000000003399691195227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4]+[.G594]*[.D594]+[.E594]*[.H594]" office:value-type="float" office:value="16786.8852458509" calcext:value-type="float">
            <text:p>16786,885</text:p>
          </table:table-cell>
          <table:table-cell table:formula="of:=[.C593]" office:value-type="float" office:value="16786.8852458476" calcext:value-type="float">
            <text:p>16786,885</text:p>
          </table:table-cell>
          <table:table-cell table:formula="of:=[.D593]" office:value-type="float" office:value="16786.885245844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4]*[.C594]+[.J594]*[.D594]+[.K594]*[.E594]" office:value-type="float" office:value="0.0000000031959643820300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5]+[.G595]*[.D595]+[.E595]*[.H595]" office:value-type="float" office:value="16786.885245854" calcext:value-type="float">
            <text:p>16786,885</text:p>
          </table:table-cell>
          <table:table-cell table:formula="of:=[.C594]" office:value-type="float" office:value="16786.8852458509" calcext:value-type="float">
            <text:p>16786,885</text:p>
          </table:table-cell>
          <table:table-cell table:formula="of:=[.D594]" office:value-type="float" office:value="16786.885245847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5]*[.C595]+[.J595]*[.D595]+[.K595]*[.E595]" office:value-type="float" office:value="0.0000000029976945370435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6]+[.G596]*[.D596]+[.E596]*[.H596]" office:value-type="float" office:value="16786.8852458569" calcext:value-type="float">
            <text:p>16786,885</text:p>
          </table:table-cell>
          <table:table-cell table:formula="of:=[.C595]" office:value-type="float" office:value="16786.885245854" calcext:value-type="float">
            <text:p>16786,885</text:p>
          </table:table-cell>
          <table:table-cell table:formula="of:=[.D595]" office:value-type="float" office:value="16786.885245850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6]*[.C596]+[.J596]*[.D596]+[.K596]*[.E596]" office:value-type="float" office:value="0.000000002813976607285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7]+[.G597]*[.D597]+[.E597]*[.H597]" office:value-type="float" office:value="16786.8852458597" calcext:value-type="float">
            <text:p>16786,885</text:p>
          </table:table-cell>
          <table:table-cell table:formula="of:=[.C596]" office:value-type="float" office:value="16786.8852458569" calcext:value-type="float">
            <text:p>16786,885</text:p>
          </table:table-cell>
          <table:table-cell table:formula="of:=[.D596]" office:value-type="float" office:value="16786.88524585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7]*[.C597]+[.J597]*[.D597]+[.K597]*[.E597]" office:value-type="float" office:value="0.0000000026448105927556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8]+[.G598]*[.D598]+[.E598]*[.H598]" office:value-type="float" office:value="16786.8852458622" calcext:value-type="float">
            <text:p>16786,885</text:p>
          </table:table-cell>
          <table:table-cell table:formula="of:=[.C597]" office:value-type="float" office:value="16786.8852458597" calcext:value-type="float">
            <text:p>16786,885</text:p>
          </table:table-cell>
          <table:table-cell table:formula="of:=[.D597]" office:value-type="float" office:value="16786.88524585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8]*[.C598]+[.J598]*[.D598]+[.K598]*[.E598]" office:value-type="float" office:value="0.0000000024829205358400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599]+[.G599]*[.D599]+[.E599]*[.H599]" office:value-type="float" office:value="16786.8852458646" calcext:value-type="float">
            <text:p>16786,885</text:p>
          </table:table-cell>
          <table:table-cell table:formula="of:=[.C598]" office:value-type="float" office:value="16786.8852458622" calcext:value-type="float">
            <text:p>16786,885</text:p>
          </table:table-cell>
          <table:table-cell table:formula="of:=[.D598]" office:value-type="float" office:value="16786.885245859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599]*[.C599]+[.J599]*[.D599]+[.K599]*[.E599]" office:value-type="float" office:value="0.0000000023355823941528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0]+[.G600]*[.D600]+[.E600]*[.H600]" office:value-type="float" office:value="16786.8852458669" calcext:value-type="float">
            <text:p>16786,885</text:p>
          </table:table-cell>
          <table:table-cell table:formula="of:=[.C599]" office:value-type="float" office:value="16786.8852458646" calcext:value-type="float">
            <text:p>16786,885</text:p>
          </table:table-cell>
          <table:table-cell table:formula="of:=[.D599]" office:value-type="float" office:value="16786.885245862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0]*[.C600]+[.J600]*[.D600]+[.K600]*[.E600]" office:value-type="float" office:value="0.0000000021900632418692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1]+[.G601]*[.D601]+[.E601]*[.H601]" office:value-type="float" office:value="16786.885245869" calcext:value-type="float">
            <text:p>16786,885</text:p>
          </table:table-cell>
          <table:table-cell table:formula="of:=[.C600]" office:value-type="float" office:value="16786.8852458669" calcext:value-type="float">
            <text:p>16786,885</text:p>
          </table:table-cell>
          <table:table-cell table:formula="of:=[.D600]" office:value-type="float" office:value="16786.885245864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1]*[.C601]+[.J601]*[.D601]+[.K601]*[.E601]" office:value-type="float" office:value="0.0000000020572770154103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2]+[.G602]*[.D602]+[.E602]*[.H602]" office:value-type="float" office:value="16786.885245871" calcext:value-type="float">
            <text:p>16786,885</text:p>
          </table:table-cell>
          <table:table-cell table:formula="of:=[.C601]" office:value-type="float" office:value="16786.885245869" calcext:value-type="float">
            <text:p>16786,885</text:p>
          </table:table-cell>
          <table:table-cell table:formula="of:=[.D601]" office:value-type="float" office:value="16786.88524586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2]*[.C602]+[.J602]*[.D602]+[.K602]*[.E602]" office:value-type="float" office:value="0.000000001931766746565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3]+[.G603]*[.D603]+[.E603]*[.H603]" office:value-type="float" office:value="16786.8852458729" calcext:value-type="float">
            <text:p>16786,885</text:p>
          </table:table-cell>
          <table:table-cell table:formula="of:=[.C602]" office:value-type="float" office:value="16786.885245871" calcext:value-type="float">
            <text:p>16786,885</text:p>
          </table:table-cell>
          <table:table-cell table:formula="of:=[.D602]" office:value-type="float" office:value="16786.88524586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3]*[.C603]+[.J603]*[.D603]+[.K603]*[.E603]" office:value-type="float" office:value="0.000000001813532435335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4]+[.G604]*[.D604]+[.E604]*[.H604]" office:value-type="float" office:value="16786.8852458746" calcext:value-type="float">
            <text:p>16786,885</text:p>
          </table:table-cell>
          <table:table-cell table:formula="of:=[.C603]" office:value-type="float" office:value="16786.8852458729" calcext:value-type="float">
            <text:p>16786,885</text:p>
          </table:table-cell>
          <table:table-cell table:formula="of:=[.D603]" office:value-type="float" office:value="16786.88524587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4]*[.C604]+[.J604]*[.D604]+[.K604]*[.E604]" office:value-type="float" office:value="0.0000000016989361029118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5]+[.G605]*[.D605]+[.E605]*[.H605]" office:value-type="float" office:value="16786.8852458763" calcext:value-type="float">
            <text:p>16786,885</text:p>
          </table:table-cell>
          <table:table-cell table:formula="of:=[.C604]" office:value-type="float" office:value="16786.8852458746" calcext:value-type="float">
            <text:p>16786,885</text:p>
          </table:table-cell>
          <table:table-cell table:formula="of:=[.D604]" office:value-type="float" office:value="16786.885245872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5]*[.C605]+[.J605]*[.D605]+[.K605]*[.E605]" office:value-type="float" office:value="0.000000001602529664523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6]+[.G606]*[.D606]+[.E606]*[.H606]" office:value-type="float" office:value="16786.8852458778" calcext:value-type="float">
            <text:p>16786,885</text:p>
          </table:table-cell>
          <table:table-cell table:formula="of:=[.C605]" office:value-type="float" office:value="16786.8852458763" calcext:value-type="float">
            <text:p>16786,885</text:p>
          </table:table-cell>
          <table:table-cell table:formula="of:=[.D605]" office:value-type="float" office:value="16786.885245874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6]*[.C606]+[.J606]*[.D606]+[.K606]*[.E606]" office:value-type="float" office:value="0.0000000015024852473288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7]+[.G607]*[.D607]+[.E607]*[.H607]" office:value-type="float" office:value="16786.8852458793" calcext:value-type="float">
            <text:p>16786,885</text:p>
          </table:table-cell>
          <table:table-cell table:formula="of:=[.C606]" office:value-type="float" office:value="16786.8852458778" calcext:value-type="float">
            <text:p>16786,885</text:p>
          </table:table-cell>
          <table:table-cell table:formula="of:=[.D606]" office:value-type="float" office:value="16786.885245876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7]*[.C607]+[.J607]*[.D607]+[.K607]*[.E607]" office:value-type="float" office:value="0.0000000014097167877480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8]+[.G608]*[.D608]+[.E608]*[.H608]" office:value-type="float" office:value="16786.8852458806" calcext:value-type="float">
            <text:p>16786,885</text:p>
          </table:table-cell>
          <table:table-cell table:formula="of:=[.C607]" office:value-type="float" office:value="16786.8852458793" calcext:value-type="float">
            <text:p>16786,885</text:p>
          </table:table-cell>
          <table:table-cell table:formula="of:=[.D607]" office:value-type="float" office:value="16786.885245877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8]*[.C608]+[.J608]*[.D608]+[.K608]*[.E608]" office:value-type="float" office:value="0.0000000013260432751849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09]+[.G609]*[.D609]+[.E609]*[.H609]" office:value-type="float" office:value="16786.8852458819" calcext:value-type="float">
            <text:p>16786,885</text:p>
          </table:table-cell>
          <table:table-cell table:formula="of:=[.C608]" office:value-type="float" office:value="16786.8852458806" calcext:value-type="float">
            <text:p>16786,885</text:p>
          </table:table-cell>
          <table:table-cell table:formula="of:=[.D608]" office:value-type="float" office:value="16786.885245879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09]*[.C609]+[.J609]*[.D609]+[.K609]*[.E609]" office:value-type="float" office:value="0.0000000012423697626218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0]+[.G610]*[.D610]+[.E610]*[.H610]" office:value-type="float" office:value="16786.8852458831" calcext:value-type="float">
            <text:p>16786,885</text:p>
          </table:table-cell>
          <table:table-cell table:formula="of:=[.C609]" office:value-type="float" office:value="16786.8852458819" calcext:value-type="float">
            <text:p>16786,885</text:p>
          </table:table-cell>
          <table:table-cell table:formula="of:=[.D609]" office:value-type="float" office:value="16786.885245880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0]*[.C610]+[.J610]*[.D610]+[.K610]*[.E610]" office:value-type="float" office:value="0.000000001167791197076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1]+[.G611]*[.D611]+[.E611]*[.H611]" office:value-type="float" office:value="16786.8852458843" calcext:value-type="float">
            <text:p>16786,885</text:p>
          </table:table-cell>
          <table:table-cell table:formula="of:=[.C610]" office:value-type="float" office:value="16786.8852458831" calcext:value-type="float">
            <text:p>16786,885</text:p>
          </table:table-cell>
          <table:table-cell table:formula="of:=[.D610]" office:value-type="float" office:value="16786.885245881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1]*[.C611]+[.J611]*[.D611]+[.K611]*[.E611]" office:value-type="float" office:value="0.0000000010968506103381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2]+[.G612]*[.D612]+[.E612]*[.H612]" office:value-type="float" office:value="16786.8852458853" calcext:value-type="float">
            <text:p>16786,885</text:p>
          </table:table-cell>
          <table:table-cell table:formula="of:=[.C611]" office:value-type="float" office:value="16786.8852458843" calcext:value-type="float">
            <text:p>16786,885</text:p>
          </table:table-cell>
          <table:table-cell table:formula="of:=[.D611]" office:value-type="float" office:value="16786.885245883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2]*[.C612]+[.J612]*[.D612]+[.K612]*[.E612]" office:value-type="float" office:value="0.000000001029548002406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3]+[.G613]*[.D613]+[.E613]*[.H613]" office:value-type="float" office:value="16786.8852458863" calcext:value-type="float">
            <text:p>16786,885</text:p>
          </table:table-cell>
          <table:table-cell table:formula="of:=[.C612]" office:value-type="float" office:value="16786.8852458853" calcext:value-type="float">
            <text:p>16786,885</text:p>
          </table:table-cell>
          <table:table-cell table:formula="of:=[.D612]" office:value-type="float" office:value="16786.885245884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3]*[.C613]+[.J613]*[.D613]+[.K613]*[.E613]" office:value-type="float" office:value="0.0000000009658833732828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4]+[.G614]*[.D614]+[.E614]*[.H614]" office:value-type="float" office:value="16786.8852458873" calcext:value-type="float">
            <text:p>16786,885</text:p>
          </table:table-cell>
          <table:table-cell table:formula="of:=[.C613]" office:value-type="float" office:value="16786.8852458863" calcext:value-type="float">
            <text:p>16786,885</text:p>
          </table:table-cell>
          <table:table-cell table:formula="of:=[.D613]" office:value-type="float" office:value="16786.885245885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4]*[.C614]+[.J614]*[.D614]+[.K614]*[.E614]" office:value-type="float" office:value="0.00000000090585672296583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5]+[.G615]*[.D615]+[.E615]*[.H615]" office:value-type="float" office:value="16786.8852458881" calcext:value-type="float">
            <text:p>16786,885</text:p>
          </table:table-cell>
          <table:table-cell table:formula="of:=[.C614]" office:value-type="float" office:value="16786.8852458873" calcext:value-type="float">
            <text:p>16786,885</text:p>
          </table:table-cell>
          <table:table-cell table:formula="of:=[.D614]" office:value-type="float" office:value="16786.885245886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5]*[.C615]+[.J615]*[.D615]+[.K615]*[.E615]" office:value-type="float" office:value="0.00000000085128704085946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6]+[.G616]*[.D616]+[.E616]*[.H616]" office:value-type="float" office:value="16786.885245889" calcext:value-type="float">
            <text:p>16786,885</text:p>
          </table:table-cell>
          <table:table-cell table:formula="of:=[.C615]" office:value-type="float" office:value="16786.8852458881" calcext:value-type="float">
            <text:p>16786,885</text:p>
          </table:table-cell>
          <table:table-cell table:formula="of:=[.D615]" office:value-type="float" office:value="16786.885245887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6]*[.C616]+[.J616]*[.D616]+[.K616]*[.E616]" office:value-type="float" office:value="0.00000000080035533756017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7]+[.G617]*[.D617]+[.E617]*[.H617]" office:value-type="float" office:value="16786.8852458897" calcext:value-type="float">
            <text:p>16786,885</text:p>
          </table:table-cell>
          <table:table-cell table:formula="of:=[.C616]" office:value-type="float" office:value="16786.885245889" calcext:value-type="float">
            <text:p>16786,885</text:p>
          </table:table-cell>
          <table:table-cell table:formula="of:=[.D616]" office:value-type="float" office:value="16786.885245888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7]*[.C617]+[.J617]*[.D617]+[.K617]*[.E617]" office:value-type="float" office:value="0.000000000751242623664439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8]+[.G618]*[.D618]+[.E618]*[.H618]" office:value-type="float" office:value="16786.8852458905" calcext:value-type="float">
            <text:p>16786,885</text:p>
          </table:table-cell>
          <table:table-cell table:formula="of:=[.C617]" office:value-type="float" office:value="16786.8852458897" calcext:value-type="float">
            <text:p>16786,885</text:p>
          </table:table-cell>
          <table:table-cell table:formula="of:=[.D617]" office:value-type="float" office:value="16786.88524588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8]*[.C618]+[.J618]*[.D618]+[.K618]*[.E618]" office:value-type="float" office:value="0.00000000070576788857579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19]+[.G619]*[.D619]+[.E619]*[.H619]" office:value-type="float" office:value="16786.8852458911" calcext:value-type="float">
            <text:p>16786,885</text:p>
          </table:table-cell>
          <table:table-cell table:formula="of:=[.C618]" office:value-type="float" office:value="16786.8852458905" calcext:value-type="float">
            <text:p>16786,885</text:p>
          </table:table-cell>
          <table:table-cell table:formula="of:=[.D618]" office:value-type="float" office:value="16786.885245889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19]*[.C619]+[.J619]*[.D619]+[.K619]*[.E619]" office:value-type="float" office:value="0.00000000066211214289069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0]+[.G620]*[.D620]+[.E620]*[.H620]" office:value-type="float" office:value="16786.8852458918" calcext:value-type="float">
            <text:p>16786,885</text:p>
          </table:table-cell>
          <table:table-cell table:formula="of:=[.C619]" office:value-type="float" office:value="16786.8852458911" calcext:value-type="float">
            <text:p>16786,885</text:p>
          </table:table-cell>
          <table:table-cell table:formula="of:=[.D619]" office:value-type="float" office:value="16786.885245890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0]*[.C620]+[.J620]*[.D620]+[.K620]*[.E620]" office:value-type="float" office:value="0.00000000062209437601268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1]+[.G621]*[.D621]+[.E621]*[.H621]" office:value-type="float" office:value="16786.8852458924" calcext:value-type="float">
            <text:p>16786,885</text:p>
          </table:table-cell>
          <table:table-cell table:formula="of:=[.C620]" office:value-type="float" office:value="16786.8852458918" calcext:value-type="float">
            <text:p>16786,885</text:p>
          </table:table-cell>
          <table:table-cell table:formula="of:=[.D620]" office:value-type="float" office:value="16786.88524589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1]*[.C621]+[.J621]*[.D621]+[.K621]*[.E621]" office:value-type="float" office:value="0.0000000005838955985382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2]+[.G622]*[.D622]+[.E622]*[.H622]" office:value-type="float" office:value="16786.885245893" calcext:value-type="float">
            <text:p>16786,885</text:p>
          </table:table-cell>
          <table:table-cell table:formula="of:=[.C621]" office:value-type="float" office:value="16786.8852458924" calcext:value-type="float">
            <text:p>16786,885</text:p>
          </table:table-cell>
          <table:table-cell table:formula="of:=[.D621]" office:value-type="float" office:value="16786.885245891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2]*[.C622]+[.J622]*[.D622]+[.K622]*[.E622]" office:value-type="float" office:value="0.00000000055115378927439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3]+[.G623]*[.D623]+[.E623]*[.H623]" office:value-type="float" office:value="16786.8852458935" calcext:value-type="float">
            <text:p>16786,885</text:p>
          </table:table-cell>
          <table:table-cell table:formula="of:=[.C622]" office:value-type="float" office:value="16786.885245893" calcext:value-type="float">
            <text:p>16786,885</text:p>
          </table:table-cell>
          <table:table-cell table:formula="of:=[.D622]" office:value-type="float" office:value="16786.885245892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3]*[.C623]+[.J623]*[.D623]+[.K623]*[.E623]" office:value-type="float" office:value="0.00000000051477400120347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4]+[.G624]*[.D624]+[.E624]*[.H624]" office:value-type="float" office:value="16786.885245894" calcext:value-type="float">
            <text:p>16786,885</text:p>
          </table:table-cell>
          <table:table-cell table:formula="of:=[.C623]" office:value-type="float" office:value="16786.8852458935" calcext:value-type="float">
            <text:p>16786,885</text:p>
          </table:table-cell>
          <table:table-cell table:formula="of:=[.D623]" office:value-type="float" office:value="16786.88524589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4]*[.C624]+[.J624]*[.D624]+[.K624]*[.E624]" office:value-type="float" office:value="0.00000000048385118134319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5]+[.G625]*[.D625]+[.E625]*[.H625]" office:value-type="float" office:value="16786.8852458945" calcext:value-type="float">
            <text:p>16786,885</text:p>
          </table:table-cell>
          <table:table-cell table:formula="of:=[.C624]" office:value-type="float" office:value="16786.885245894" calcext:value-type="float">
            <text:p>16786,885</text:p>
          </table:table-cell>
          <table:table-cell table:formula="of:=[.D624]" office:value-type="float" office:value="16786.885245893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5]*[.C625]+[.J625]*[.D625]+[.K625]*[.E625]" office:value-type="float" office:value="0.00000000045474735088646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6]+[.G626]*[.D626]+[.E626]*[.H626]" office:value-type="float" office:value="16786.8852458949" calcext:value-type="float">
            <text:p>16786,885</text:p>
          </table:table-cell>
          <table:table-cell table:formula="of:=[.C625]" office:value-type="float" office:value="16786.8852458945" calcext:value-type="float">
            <text:p>16786,885</text:p>
          </table:table-cell>
          <table:table-cell table:formula="of:=[.D625]" office:value-type="float" office:value="16786.88524589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6]*[.C626]+[.J626]*[.D626]+[.K626]*[.E626]" office:value-type="float" office:value="0.0000000004256435204297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7]+[.G627]*[.D627]+[.E627]*[.H627]" office:value-type="float" office:value="16786.8852458953" calcext:value-type="float">
            <text:p>16786,885</text:p>
          </table:table-cell>
          <table:table-cell table:formula="of:=[.C626]" office:value-type="float" office:value="16786.8852458949" calcext:value-type="float">
            <text:p>16786,885</text:p>
          </table:table-cell>
          <table:table-cell table:formula="of:=[.D626]" office:value-type="float" office:value="16786.885245894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7]*[.C627]+[.J627]*[.D627]+[.K627]*[.E627]" office:value-type="float" office:value="0.0000000003983586793765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8]+[.G628]*[.D628]+[.E628]*[.H628]" office:value-type="float" office:value="16786.8852458957" calcext:value-type="float">
            <text:p>16786,885</text:p>
          </table:table-cell>
          <table:table-cell table:formula="of:=[.C627]" office:value-type="float" office:value="16786.8852458953" calcext:value-type="float">
            <text:p>16786,885</text:p>
          </table:table-cell>
          <table:table-cell table:formula="of:=[.D627]" office:value-type="float" office:value="16786.885245894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8]*[.C628]+[.J628]*[.D628]+[.K628]*[.E628]" office:value-type="float" office:value="0.00000000037471181713044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29]+[.G629]*[.D629]+[.E629]*[.H629]" office:value-type="float" office:value="16786.8852458961" calcext:value-type="float">
            <text:p>16786,885</text:p>
          </table:table-cell>
          <table:table-cell table:formula="of:=[.C628]" office:value-type="float" office:value="16786.8852458957" calcext:value-type="float">
            <text:p>16786,885</text:p>
          </table:table-cell>
          <table:table-cell table:formula="of:=[.D628]" office:value-type="float" office:value="16786.885245895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29]*[.C629]+[.J629]*[.D629]+[.K629]*[.E629]" office:value-type="float" office:value="0.00000000035288394428789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0]+[.G630]*[.D630]+[.E630]*[.H630]" office:value-type="float" office:value="16786.8852458964" calcext:value-type="float">
            <text:p>16786,885</text:p>
          </table:table-cell>
          <table:table-cell table:formula="of:=[.C629]" office:value-type="float" office:value="16786.8852458961" calcext:value-type="float">
            <text:p>16786,885</text:p>
          </table:table-cell>
          <table:table-cell table:formula="of:=[.D629]" office:value-type="float" office:value="16786.885245895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0]*[.C630]+[.J630]*[.D630]+[.K630]*[.E630]" office:value-type="float" office:value="0.00000000033105607144534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1]+[.G631]*[.D631]+[.E631]*[.H631]" office:value-type="float" office:value="16786.8852458967" calcext:value-type="float">
            <text:p>16786,885</text:p>
          </table:table-cell>
          <table:table-cell table:formula="of:=[.C630]" office:value-type="float" office:value="16786.8852458964" calcext:value-type="float">
            <text:p>16786,885</text:p>
          </table:table-cell>
          <table:table-cell table:formula="of:=[.D630]" office:value-type="float" office:value="16786.885245896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1]*[.C631]+[.J631]*[.D631]+[.K631]*[.E631]" office:value-type="float" office:value="0.00000000031104718800634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2]+[.G632]*[.D632]+[.E632]*[.H632]" office:value-type="float" office:value="16786.885245897" calcext:value-type="float">
            <text:p>16786,885</text:p>
          </table:table-cell>
          <table:table-cell table:formula="of:=[.C631]" office:value-type="float" office:value="16786.8852458967" calcext:value-type="float">
            <text:p>16786,885</text:p>
          </table:table-cell>
          <table:table-cell table:formula="of:=[.D631]" office:value-type="float" office:value="16786.885245896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2]*[.C632]+[.J632]*[.D632]+[.K632]*[.E632]" office:value-type="float" office:value="0.00000000029285729397088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3]+[.G633]*[.D633]+[.E633]*[.H633]" office:value-type="float" office:value="16786.8852458973" calcext:value-type="float">
            <text:p>16786,885</text:p>
          </table:table-cell>
          <table:table-cell table:formula="of:=[.C632]" office:value-type="float" office:value="16786.885245897" calcext:value-type="float">
            <text:p>16786,885</text:p>
          </table:table-cell>
          <table:table-cell table:formula="of:=[.D632]" office:value-type="float" office:value="16786.885245896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3]*[.C633]+[.J633]*[.D633]+[.K633]*[.E633]" office:value-type="float" office:value="0.00000000027466739993542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4]+[.G634]*[.D634]+[.E634]*[.H634]" office:value-type="float" office:value="16786.8852458976" calcext:value-type="float">
            <text:p>16786,885</text:p>
          </table:table-cell>
          <table:table-cell table:formula="of:=[.C633]" office:value-type="float" office:value="16786.8852458973" calcext:value-type="float">
            <text:p>16786,885</text:p>
          </table:table-cell>
          <table:table-cell table:formula="of:=[.D633]" office:value-type="float" office:value="16786.88524589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4]*[.C634]+[.J634]*[.D634]+[.K634]*[.E634]" office:value-type="float" office:value="0.000000000258296495303512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5]+[.G635]*[.D635]+[.E635]*[.H635]" office:value-type="float" office:value="16786.8852458978" calcext:value-type="float">
            <text:p>16786,885</text:p>
          </table:table-cell>
          <table:table-cell table:formula="of:=[.C634]" office:value-type="float" office:value="16786.8852458976" calcext:value-type="float">
            <text:p>16786,885</text:p>
          </table:table-cell>
          <table:table-cell table:formula="of:=[.D634]" office:value-type="float" office:value="16786.885245897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5]*[.C635]+[.J635]*[.D635]+[.K635]*[.E635]" office:value-type="float" office:value="0.00000000023828761186450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6]+[.G636]*[.D636]+[.E636]*[.H636]" office:value-type="float" office:value="16786.885245898" calcext:value-type="float">
            <text:p>16786,885</text:p>
          </table:table-cell>
          <table:table-cell table:formula="of:=[.C635]" office:value-type="float" office:value="16786.8852458978" calcext:value-type="float">
            <text:p>16786,885</text:p>
          </table:table-cell>
          <table:table-cell table:formula="of:=[.D635]" office:value-type="float" office:value="16786.885245897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6]*[.C636]+[.J636]*[.D636]+[.K636]*[.E636]" office:value-type="float" office:value="0.00000000022555468603968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7]+[.G637]*[.D637]+[.E637]*[.H637]" office:value-type="float" office:value="16786.8852458983" calcext:value-type="float">
            <text:p>16786,885</text:p>
          </table:table-cell>
          <table:table-cell table:formula="of:=[.C636]" office:value-type="float" office:value="16786.885245898" calcext:value-type="float">
            <text:p>16786,885</text:p>
          </table:table-cell>
          <table:table-cell table:formula="of:=[.D636]" office:value-type="float" office:value="16786.885245897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7]*[.C637]+[.J637]*[.D637]+[.K637]*[.E637]" office:value-type="float" office:value="0.00000000021282176021486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8]+[.G638]*[.D638]+[.E638]*[.H638]" office:value-type="float" office:value="16786.8852458985" calcext:value-type="float">
            <text:p>16786,885</text:p>
          </table:table-cell>
          <table:table-cell table:formula="of:=[.C637]" office:value-type="float" office:value="16786.8852458983" calcext:value-type="float">
            <text:p>16786,885</text:p>
          </table:table-cell>
          <table:table-cell table:formula="of:=[.D637]" office:value-type="float" office:value="16786.88524589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8]*[.C638]+[.J638]*[.D638]+[.K638]*[.E638]" office:value-type="float" office:value="0.0000000002000888343900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39]+[.G639]*[.D639]+[.E639]*[.H639]" office:value-type="float" office:value="16786.8852458987" calcext:value-type="float">
            <text:p>16786,885</text:p>
          </table:table-cell>
          <table:table-cell table:formula="of:=[.C638]" office:value-type="float" office:value="16786.8852458985" calcext:value-type="float">
            <text:p>16786,885</text:p>
          </table:table-cell>
          <table:table-cell table:formula="of:=[.D638]" office:value-type="float" office:value="16786.885245898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39]*[.C639]+[.J639]*[.D639]+[.K639]*[.E639]" office:value-type="float" office:value="0.00000000018735590856522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0]+[.G640]*[.D640]+[.E640]*[.H640]" office:value-type="float" office:value="16786.8852458988" calcext:value-type="float">
            <text:p>16786,885</text:p>
          </table:table-cell>
          <table:table-cell table:formula="of:=[.C639]" office:value-type="float" office:value="16786.8852458987" calcext:value-type="float">
            <text:p>16786,885</text:p>
          </table:table-cell>
          <table:table-cell table:formula="of:=[.D639]" office:value-type="float" office:value="16786.885245898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0]*[.C640]+[.J640]*[.D640]+[.K640]*[.E640]" office:value-type="float" office:value="0.00000000017644197214394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1]+[.G641]*[.D641]+[.E641]*[.H641]" office:value-type="float" office:value="16786.885245899" calcext:value-type="float">
            <text:p>16786,885</text:p>
          </table:table-cell>
          <table:table-cell table:formula="of:=[.C640]" office:value-type="float" office:value="16786.8852458988" calcext:value-type="float">
            <text:p>16786,885</text:p>
          </table:table-cell>
          <table:table-cell table:formula="of:=[.D640]" office:value-type="float" office:value="16786.885245898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1]*[.C641]+[.J641]*[.D641]+[.K641]*[.E641]" office:value-type="float" office:value="0.00000000016552803572267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2]+[.G642]*[.D642]+[.E642]*[.H642]" office:value-type="float" office:value="16786.8852458992" calcext:value-type="float">
            <text:p>16786,885</text:p>
          </table:table-cell>
          <table:table-cell table:formula="of:=[.C641]" office:value-type="float" office:value="16786.885245899" calcext:value-type="float">
            <text:p>16786,885</text:p>
          </table:table-cell>
          <table:table-cell table:formula="of:=[.D641]" office:value-type="float" office:value="16786.885245898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2]*[.C642]+[.J642]*[.D642]+[.K642]*[.E642]" office:value-type="float" office:value="0.00000000015643308870494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3]+[.G643]*[.D643]+[.E643]*[.H643]" office:value-type="float" office:value="16786.8852458993" calcext:value-type="float">
            <text:p>16786,885</text:p>
          </table:table-cell>
          <table:table-cell table:formula="of:=[.C642]" office:value-type="float" office:value="16786.8852458992" calcext:value-type="float">
            <text:p>16786,885</text:p>
          </table:table-cell>
          <table:table-cell table:formula="of:=[.D642]" office:value-type="float" office:value="16786.88524589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3]*[.C643]+[.J643]*[.D643]+[.K643]*[.E643]" office:value-type="float" office:value="0.00000000014370016288012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4]+[.G644]*[.D644]+[.E644]*[.H644]" office:value-type="float" office:value="16786.8852458995" calcext:value-type="float">
            <text:p>16786,885</text:p>
          </table:table-cell>
          <table:table-cell table:formula="of:=[.C643]" office:value-type="float" office:value="16786.8852458993" calcext:value-type="float">
            <text:p>16786,885</text:p>
          </table:table-cell>
          <table:table-cell table:formula="of:=[.D643]" office:value-type="float" office:value="16786.885245899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4]*[.C644]+[.J644]*[.D644]+[.K644]*[.E644]" office:value-type="float" office:value="0.00000000013824319466948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5]+[.G645]*[.D645]+[.E645]*[.H645]" office:value-type="float" office:value="16786.8852458996" calcext:value-type="float">
            <text:p>16786,885</text:p>
          </table:table-cell>
          <table:table-cell table:formula="of:=[.C644]" office:value-type="float" office:value="16786.8852458995" calcext:value-type="float">
            <text:p>16786,885</text:p>
          </table:table-cell>
          <table:table-cell table:formula="of:=[.D644]" office:value-type="float" office:value="16786.885245899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5]*[.C645]+[.J645]*[.D645]+[.K645]*[.E645]" office:value-type="float" office:value="0.00000000012914824765175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6]+[.G646]*[.D646]+[.E646]*[.H646]" office:value-type="float" office:value="16786.8852458997" calcext:value-type="float">
            <text:p>16786,885</text:p>
          </table:table-cell>
          <table:table-cell table:formula="of:=[.C645]" office:value-type="float" office:value="16786.8852458996" calcext:value-type="float">
            <text:p>16786,885</text:p>
          </table:table-cell>
          <table:table-cell table:formula="of:=[.D645]" office:value-type="float" office:value="16786.885245899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6]*[.C646]+[.J646]*[.D646]+[.K646]*[.E646]" office:value-type="float" office:value="0.00000000012005330063402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7]+[.G647]*[.D647]+[.E647]*[.H647]" office:value-type="float" office:value="16786.8852458998" calcext:value-type="float">
            <text:p>16786,885</text:p>
          </table:table-cell>
          <table:table-cell table:formula="of:=[.C646]" office:value-type="float" office:value="16786.8852458997" calcext:value-type="float">
            <text:p>16786,885</text:p>
          </table:table-cell>
          <table:table-cell table:formula="of:=[.D646]" office:value-type="float" office:value="16786.885245899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7]*[.C647]+[.J647]*[.D647]+[.K647]*[.E647]" office:value-type="float" office:value="0.00000000011277734301984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8]+[.G648]*[.D648]+[.E648]*[.H648]" office:value-type="float" office:value="16786.8852459" calcext:value-type="float">
            <text:p>16786,885</text:p>
          </table:table-cell>
          <table:table-cell table:formula="of:=[.C647]" office:value-type="float" office:value="16786.8852458998" calcext:value-type="float">
            <text:p>16786,885</text:p>
          </table:table-cell>
          <table:table-cell table:formula="of:=[.D647]" office:value-type="float" office:value="16786.885245899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8]*[.C648]+[.J648]*[.D648]+[.K648]*[.E648]" office:value-type="float" office:value="0.000000000107320374809206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49]+[.G649]*[.D649]+[.E649]*[.H649]" office:value-type="float" office:value="16786.8852459001" calcext:value-type="float">
            <text:p>16786,885</text:p>
          </table:table-cell>
          <table:table-cell table:formula="of:=[.C648]" office:value-type="float" office:value="16786.8852459" calcext:value-type="float">
            <text:p>16786,885</text:p>
          </table:table-cell>
          <table:table-cell table:formula="of:=[.D648]" office:value-type="float" office:value="16786.885245899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49]*[.C649]+[.J649]*[.D649]+[.K649]*[.E649]" office:value-type="float" office:value="0.0000000000982254277914763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0]+[.G650]*[.D650]+[.E650]*[.H650]" office:value-type="float" office:value="16786.8852459002" calcext:value-type="float">
            <text:p>16786,885</text:p>
          </table:table-cell>
          <table:table-cell table:formula="of:=[.C649]" office:value-type="float" office:value="16786.8852459001" calcext:value-type="float">
            <text:p>16786,885</text:p>
          </table:table-cell>
          <table:table-cell table:formula="of:=[.D649]" office:value-type="float" office:value="16786.885245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0]*[.C650]+[.J650]*[.D650]+[.K650]*[.E650]" office:value-type="float" office:value="0.000000000094587448984384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1]+[.G651]*[.D651]+[.E651]*[.H651]" office:value-type="float" office:value="16786.8852459002" calcext:value-type="float">
            <text:p>16786,885</text:p>
          </table:table-cell>
          <table:table-cell table:formula="of:=[.C650]" office:value-type="float" office:value="16786.8852459002" calcext:value-type="float">
            <text:p>16786,885</text:p>
          </table:table-cell>
          <table:table-cell table:formula="of:=[.D650]" office:value-type="float" office:value="16786.885245900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1]*[.C651]+[.J651]*[.D651]+[.K651]*[.E651]" office:value-type="float" office:value="0.000000000089130480773747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2]+[.G652]*[.D652]+[.E652]*[.H652]" office:value-type="float" office:value="16786.8852459003" calcext:value-type="float">
            <text:p>16786,885</text:p>
          </table:table-cell>
          <table:table-cell table:formula="of:=[.C651]" office:value-type="float" office:value="16786.8852459002" calcext:value-type="float">
            <text:p>16786,885</text:p>
          </table:table-cell>
          <table:table-cell table:formula="of:=[.D651]" office:value-type="float" office:value="16786.885245900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2]*[.C652]+[.J652]*[.D652]+[.K652]*[.E652]" office:value-type="float" office:value="0.0000000000836735125631094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3]+[.G653]*[.D653]+[.E653]*[.H653]" office:value-type="float" office:value="16786.8852459004" calcext:value-type="float">
            <text:p>16786,885</text:p>
          </table:table-cell>
          <table:table-cell table:formula="of:=[.C652]" office:value-type="float" office:value="16786.8852459003" calcext:value-type="float">
            <text:p>16786,885</text:p>
          </table:table-cell>
          <table:table-cell table:formula="of:=[.D652]" office:value-type="float" office:value="16786.885245900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3]*[.C653]+[.J653]*[.D653]+[.K653]*[.E653]" office:value-type="float" office:value="0.000000000078216544352471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4]+[.G654]*[.D654]+[.E654]*[.H654]" office:value-type="float" office:value="16786.8852459005" calcext:value-type="float">
            <text:p>16786,885</text:p>
          </table:table-cell>
          <table:table-cell table:formula="of:=[.C653]" office:value-type="float" office:value="16786.8852459004" calcext:value-type="float">
            <text:p>16786,885</text:p>
          </table:table-cell>
          <table:table-cell table:formula="of:=[.D653]" office:value-type="float" office:value="16786.885245900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4]*[.C654]+[.J654]*[.D654]+[.K654]*[.E654]" office:value-type="float" office:value="0.0000000000745785655453801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5]+[.G655]*[.D655]+[.E655]*[.H655]" office:value-type="float" office:value="16786.8852459006" calcext:value-type="float">
            <text:p>16786,885</text:p>
          </table:table-cell>
          <table:table-cell table:formula="of:=[.C654]" office:value-type="float" office:value="16786.8852459005" calcext:value-type="float">
            <text:p>16786,885</text:p>
          </table:table-cell>
          <table:table-cell table:formula="of:=[.D654]" office:value-type="float" office:value="16786.885245900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5]*[.C655]+[.J655]*[.D655]+[.K655]*[.E655]" office:value-type="float" office:value="0.0000000000654836185276508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6]+[.G656]*[.D656]+[.E656]*[.H656]" office:value-type="float" office:value="16786.8852459006" calcext:value-type="float">
            <text:p>16786,885</text:p>
          </table:table-cell>
          <table:table-cell table:formula="of:=[.C655]" office:value-type="float" office:value="16786.8852459006" calcext:value-type="float">
            <text:p>16786,885</text:p>
          </table:table-cell>
          <table:table-cell table:formula="of:=[.D655]" office:value-type="float" office:value="16786.885245900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6]*[.C656]+[.J656]*[.D656]+[.K656]*[.E656]" office:value-type="float" office:value="0.0000000000636646291241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7]+[.G657]*[.D657]+[.E657]*[.H657]" office:value-type="float" office:value="16786.8852459007" calcext:value-type="float">
            <text:p>16786,885</text:p>
          </table:table-cell>
          <table:table-cell table:formula="of:=[.C656]" office:value-type="float" office:value="16786.8852459006" calcext:value-type="float">
            <text:p>16786,885</text:p>
          </table:table-cell>
          <table:table-cell table:formula="of:=[.D656]" office:value-type="float" office:value="16786.885245900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7]*[.C657]+[.J657]*[.D657]+[.K657]*[.E657]" office:value-type="float" office:value="0.000000000063664629124105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8]+[.G658]*[.D658]+[.E658]*[.H658]" office:value-type="float" office:value="16786.8852459007" calcext:value-type="float">
            <text:p>16786,885</text:p>
          </table:table-cell>
          <table:table-cell table:formula="of:=[.C657]" office:value-type="float" office:value="16786.8852459007" calcext:value-type="float">
            <text:p>16786,885</text:p>
          </table:table-cell>
          <table:table-cell table:formula="of:=[.D657]" office:value-type="float" office:value="16786.885245900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8]*[.C658]+[.J658]*[.D658]+[.K658]*[.E65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59]+[.G659]*[.D659]+[.E659]*[.H659]" office:value-type="float" office:value="16786.8852459008" calcext:value-type="float">
            <text:p>16786,885</text:p>
          </table:table-cell>
          <table:table-cell table:formula="of:=[.C658]" office:value-type="float" office:value="16786.8852459007" calcext:value-type="float">
            <text:p>16786,885</text:p>
          </table:table-cell>
          <table:table-cell table:formula="of:=[.D658]" office:value-type="float" office:value="16786.885245900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59]*[.C659]+[.J659]*[.D659]+[.K659]*[.E65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0]+[.G660]*[.D660]+[.E660]*[.H660]" office:value-type="float" office:value="16786.8852459009" calcext:value-type="float">
            <text:p>16786,885</text:p>
          </table:table-cell>
          <table:table-cell table:formula="of:=[.C659]" office:value-type="float" office:value="16786.8852459008" calcext:value-type="float">
            <text:p>16786,885</text:p>
          </table:table-cell>
          <table:table-cell table:formula="of:=[.D659]" office:value-type="float" office:value="16786.8852459007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0]*[.C660]+[.J660]*[.D660]+[.K660]*[.E66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1]+[.G661]*[.D661]+[.E661]*[.H661]" office:value-type="float" office:value="16786.8852459009" calcext:value-type="float">
            <text:p>16786,885</text:p>
          </table:table-cell>
          <table:table-cell table:formula="of:=[.C660]" office:value-type="float" office:value="16786.8852459009" calcext:value-type="float">
            <text:p>16786,885</text:p>
          </table:table-cell>
          <table:table-cell table:formula="of:=[.D660]" office:value-type="float" office:value="16786.8852459008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1]*[.C661]+[.J661]*[.D661]+[.K661]*[.E66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2]+[.G662]*[.D662]+[.E662]*[.H662]" office:value-type="float" office:value="16786.885245901" calcext:value-type="float">
            <text:p>16786,885</text:p>
          </table:table-cell>
          <table:table-cell table:formula="of:=[.C661]" office:value-type="float" office:value="16786.8852459009" calcext:value-type="float">
            <text:p>16786,885</text:p>
          </table:table-cell>
          <table:table-cell table:formula="of:=[.D661]" office:value-type="float" office:value="16786.885245900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2]*[.C662]+[.J662]*[.D662]+[.K662]*[.E66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3]+[.G663]*[.D663]+[.E663]*[.H663]" office:value-type="float" office:value="16786.885245901" calcext:value-type="float">
            <text:p>16786,885</text:p>
          </table:table-cell>
          <table:table-cell table:formula="of:=[.C662]" office:value-type="float" office:value="16786.885245901" calcext:value-type="float">
            <text:p>16786,885</text:p>
          </table:table-cell>
          <table:table-cell table:formula="of:=[.D662]" office:value-type="float" office:value="16786.8852459009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3]*[.C663]+[.J663]*[.D663]+[.K663]*[.E66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4]+[.G664]*[.D664]+[.E664]*[.H664]" office:value-type="float" office:value="16786.885245901" calcext:value-type="float">
            <text:p>16786,885</text:p>
          </table:table-cell>
          <table:table-cell table:formula="of:=[.C663]" office:value-type="float" office:value="16786.885245901" calcext:value-type="float">
            <text:p>16786,885</text:p>
          </table:table-cell>
          <table:table-cell table:formula="of:=[.D663]" office:value-type="float" office:value="16786.88524590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4]*[.C664]+[.J664]*[.D664]+[.K664]*[.E66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5]+[.G665]*[.D665]+[.E665]*[.H665]" office:value-type="float" office:value="16786.8852459011" calcext:value-type="float">
            <text:p>16786,885</text:p>
          </table:table-cell>
          <table:table-cell table:formula="of:=[.C664]" office:value-type="float" office:value="16786.885245901" calcext:value-type="float">
            <text:p>16786,885</text:p>
          </table:table-cell>
          <table:table-cell table:formula="of:=[.D664]" office:value-type="float" office:value="16786.88524590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5]*[.C665]+[.J665]*[.D665]+[.K665]*[.E66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6]+[.G666]*[.D666]+[.E666]*[.H666]" office:value-type="float" office:value="16786.8852459011" calcext:value-type="float">
            <text:p>16786,885</text:p>
          </table:table-cell>
          <table:table-cell table:formula="of:=[.C665]" office:value-type="float" office:value="16786.8852459011" calcext:value-type="float">
            <text:p>16786,885</text:p>
          </table:table-cell>
          <table:table-cell table:formula="of:=[.D665]" office:value-type="float" office:value="16786.88524590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6]*[.C666]+[.J666]*[.D666]+[.K666]*[.E66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7]+[.G667]*[.D667]+[.E667]*[.H667]" office:value-type="float" office:value="16786.8852459011" calcext:value-type="float">
            <text:p>16786,885</text:p>
          </table:table-cell>
          <table:table-cell table:formula="of:=[.C666]" office:value-type="float" office:value="16786.8852459011" calcext:value-type="float">
            <text:p>16786,885</text:p>
          </table:table-cell>
          <table:table-cell table:formula="of:=[.D666]" office:value-type="float" office:value="16786.88524590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7]*[.C667]+[.J667]*[.D667]+[.K667]*[.E66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8]+[.G668]*[.D668]+[.E668]*[.H668]" office:value-type="float" office:value="16786.8852459012" calcext:value-type="float">
            <text:p>16786,885</text:p>
          </table:table-cell>
          <table:table-cell table:formula="of:=[.C667]" office:value-type="float" office:value="16786.8852459011" calcext:value-type="float">
            <text:p>16786,885</text:p>
          </table:table-cell>
          <table:table-cell table:formula="of:=[.D667]" office:value-type="float" office:value="16786.88524590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8]*[.C668]+[.J668]*[.D668]+[.K668]*[.E66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69]+[.G669]*[.D669]+[.E669]*[.H669]" office:value-type="float" office:value="16786.8852459012" calcext:value-type="float">
            <text:p>16786,885</text:p>
          </table:table-cell>
          <table:table-cell table:formula="of:=[.C668]" office:value-type="float" office:value="16786.8852459012" calcext:value-type="float">
            <text:p>16786,885</text:p>
          </table:table-cell>
          <table:table-cell table:formula="of:=[.D668]" office:value-type="float" office:value="16786.8852459011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69]*[.C669]+[.J669]*[.D669]+[.K669]*[.E66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0]+[.G670]*[.D670]+[.E670]*[.H670]" office:value-type="float" office:value="16786.8852459012" calcext:value-type="float">
            <text:p>16786,885</text:p>
          </table:table-cell>
          <table:table-cell table:formula="of:=[.C669]" office:value-type="float" office:value="16786.8852459012" calcext:value-type="float">
            <text:p>16786,885</text:p>
          </table:table-cell>
          <table:table-cell table:formula="of:=[.D669]" office:value-type="float" office:value="16786.885245901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0]*[.C670]+[.J670]*[.D670]+[.K670]*[.E67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1]+[.G671]*[.D671]+[.E671]*[.H671]" office:value-type="float" office:value="16786.8852459013" calcext:value-type="float">
            <text:p>16786,885</text:p>
          </table:table-cell>
          <table:table-cell table:formula="of:=[.C670]" office:value-type="float" office:value="16786.8852459012" calcext:value-type="float">
            <text:p>16786,885</text:p>
          </table:table-cell>
          <table:table-cell table:formula="of:=[.D670]" office:value-type="float" office:value="16786.885245901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1]*[.C671]+[.J671]*[.D671]+[.K671]*[.E67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2]+[.G672]*[.D672]+[.E672]*[.H672]" office:value-type="float" office:value="16786.8852459013" calcext:value-type="float">
            <text:p>16786,885</text:p>
          </table:table-cell>
          <table:table-cell table:formula="of:=[.C671]" office:value-type="float" office:value="16786.8852459013" calcext:value-type="float">
            <text:p>16786,885</text:p>
          </table:table-cell>
          <table:table-cell table:formula="of:=[.D671]" office:value-type="float" office:value="16786.8852459012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2]*[.C672]+[.J672]*[.D672]+[.K672]*[.E67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3]+[.G673]*[.D673]+[.E673]*[.H673]" office:value-type="float" office:value="16786.8852459013" calcext:value-type="float">
            <text:p>16786,885</text:p>
          </table:table-cell>
          <table:table-cell table:formula="of:=[.C672]" office:value-type="float" office:value="16786.8852459013" calcext:value-type="float">
            <text:p>16786,885</text:p>
          </table:table-cell>
          <table:table-cell table:formula="of:=[.D672]" office:value-type="float" office:value="16786.88524590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3]*[.C673]+[.J673]*[.D673]+[.K673]*[.E67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4]+[.G674]*[.D674]+[.E674]*[.H674]" office:value-type="float" office:value="16786.8852459013" calcext:value-type="float">
            <text:p>16786,885</text:p>
          </table:table-cell>
          <table:table-cell table:formula="of:=[.C673]" office:value-type="float" office:value="16786.8852459013" calcext:value-type="float">
            <text:p>16786,885</text:p>
          </table:table-cell>
          <table:table-cell table:formula="of:=[.D673]" office:value-type="float" office:value="16786.88524590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4]*[.C674]+[.J674]*[.D674]+[.K674]*[.E67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5]+[.G675]*[.D675]+[.E675]*[.H675]" office:value-type="float" office:value="16786.8852459014" calcext:value-type="float">
            <text:p>16786,885</text:p>
          </table:table-cell>
          <table:table-cell table:formula="of:=[.C674]" office:value-type="float" office:value="16786.8852459013" calcext:value-type="float">
            <text:p>16786,885</text:p>
          </table:table-cell>
          <table:table-cell table:formula="of:=[.D674]" office:value-type="float" office:value="16786.88524590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5]*[.C675]+[.J675]*[.D675]+[.K675]*[.E67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6]+[.G676]*[.D676]+[.E676]*[.H676]" office:value-type="float" office:value="16786.8852459014" calcext:value-type="float">
            <text:p>16786,885</text:p>
          </table:table-cell>
          <table:table-cell table:formula="of:=[.C675]" office:value-type="float" office:value="16786.8852459014" calcext:value-type="float">
            <text:p>16786,885</text:p>
          </table:table-cell>
          <table:table-cell table:formula="of:=[.D675]" office:value-type="float" office:value="16786.8852459013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6]*[.C676]+[.J676]*[.D676]+[.K676]*[.E67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7]+[.G677]*[.D677]+[.E677]*[.H677]" office:value-type="float" office:value="16786.8852459014" calcext:value-type="float">
            <text:p>16786,885</text:p>
          </table:table-cell>
          <table:table-cell table:formula="of:=[.C676]" office:value-type="float" office:value="16786.8852459014" calcext:value-type="float">
            <text:p>16786,885</text:p>
          </table:table-cell>
          <table:table-cell table:formula="of:=[.D676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7]*[.C677]+[.J677]*[.D677]+[.K677]*[.E67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8]+[.G678]*[.D678]+[.E678]*[.H678]" office:value-type="float" office:value="16786.8852459014" calcext:value-type="float">
            <text:p>16786,885</text:p>
          </table:table-cell>
          <table:table-cell table:formula="of:=[.C677]" office:value-type="float" office:value="16786.8852459014" calcext:value-type="float">
            <text:p>16786,885</text:p>
          </table:table-cell>
          <table:table-cell table:formula="of:=[.D677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8]*[.C678]+[.J678]*[.D678]+[.K678]*[.E67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79]+[.G679]*[.D679]+[.E679]*[.H679]" office:value-type="float" office:value="16786.8852459014" calcext:value-type="float">
            <text:p>16786,885</text:p>
          </table:table-cell>
          <table:table-cell table:formula="of:=[.C678]" office:value-type="float" office:value="16786.8852459014" calcext:value-type="float">
            <text:p>16786,885</text:p>
          </table:table-cell>
          <table:table-cell table:formula="of:=[.D678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79]*[.C679]+[.J679]*[.D679]+[.K679]*[.E67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0]+[.G680]*[.D680]+[.E680]*[.H680]" office:value-type="float" office:value="16786.8852459014" calcext:value-type="float">
            <text:p>16786,885</text:p>
          </table:table-cell>
          <table:table-cell table:formula="of:=[.C679]" office:value-type="float" office:value="16786.8852459014" calcext:value-type="float">
            <text:p>16786,885</text:p>
          </table:table-cell>
          <table:table-cell table:formula="of:=[.D679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0]*[.C680]+[.J680]*[.D680]+[.K680]*[.E68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1]+[.G681]*[.D681]+[.E681]*[.H681]" office:value-type="float" office:value="16786.8852459014" calcext:value-type="float">
            <text:p>16786,885</text:p>
          </table:table-cell>
          <table:table-cell table:formula="of:=[.C680]" office:value-type="float" office:value="16786.8852459014" calcext:value-type="float">
            <text:p>16786,885</text:p>
          </table:table-cell>
          <table:table-cell table:formula="of:=[.D680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1]*[.C681]+[.J681]*[.D681]+[.K681]*[.E68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2]+[.G682]*[.D682]+[.E682]*[.H682]" office:value-type="float" office:value="16786.8852459015" calcext:value-type="float">
            <text:p>16786,885</text:p>
          </table:table-cell>
          <table:table-cell table:formula="of:=[.C681]" office:value-type="float" office:value="16786.8852459014" calcext:value-type="float">
            <text:p>16786,885</text:p>
          </table:table-cell>
          <table:table-cell table:formula="of:=[.D681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2]*[.C682]+[.J682]*[.D682]+[.K682]*[.E68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3]+[.G683]*[.D683]+[.E683]*[.H683]" office:value-type="float" office:value="16786.8852459015" calcext:value-type="float">
            <text:p>16786,885</text:p>
          </table:table-cell>
          <table:table-cell table:formula="of:=[.C682]" office:value-type="float" office:value="16786.8852459015" calcext:value-type="float">
            <text:p>16786,885</text:p>
          </table:table-cell>
          <table:table-cell table:formula="of:=[.D682]" office:value-type="float" office:value="16786.8852459014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3]*[.C683]+[.J683]*[.D683]+[.K683]*[.E68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4]+[.G684]*[.D684]+[.E684]*[.H684]" office:value-type="float" office:value="16786.8852459015" calcext:value-type="float">
            <text:p>16786,885</text:p>
          </table:table-cell>
          <table:table-cell table:formula="of:=[.C683]" office:value-type="float" office:value="16786.8852459015" calcext:value-type="float">
            <text:p>16786,885</text:p>
          </table:table-cell>
          <table:table-cell table:formula="of:=[.D683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4]*[.C684]+[.J684]*[.D684]+[.K684]*[.E68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5]+[.G685]*[.D685]+[.E685]*[.H685]" office:value-type="float" office:value="16786.8852459015" calcext:value-type="float">
            <text:p>16786,885</text:p>
          </table:table-cell>
          <table:table-cell table:formula="of:=[.C684]" office:value-type="float" office:value="16786.8852459015" calcext:value-type="float">
            <text:p>16786,885</text:p>
          </table:table-cell>
          <table:table-cell table:formula="of:=[.D684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5]*[.C685]+[.J685]*[.D685]+[.K685]*[.E68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6]+[.G686]*[.D686]+[.E686]*[.H686]" office:value-type="float" office:value="16786.8852459015" calcext:value-type="float">
            <text:p>16786,885</text:p>
          </table:table-cell>
          <table:table-cell table:formula="of:=[.C685]" office:value-type="float" office:value="16786.8852459015" calcext:value-type="float">
            <text:p>16786,885</text:p>
          </table:table-cell>
          <table:table-cell table:formula="of:=[.D685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6]*[.C686]+[.J686]*[.D686]+[.K686]*[.E68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7]+[.G687]*[.D687]+[.E687]*[.H687]" office:value-type="float" office:value="16786.8852459015" calcext:value-type="float">
            <text:p>16786,885</text:p>
          </table:table-cell>
          <table:table-cell table:formula="of:=[.C686]" office:value-type="float" office:value="16786.8852459015" calcext:value-type="float">
            <text:p>16786,885</text:p>
          </table:table-cell>
          <table:table-cell table:formula="of:=[.D686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7]*[.C687]+[.J687]*[.D687]+[.K687]*[.E68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8]+[.G688]*[.D688]+[.E688]*[.H688]" office:value-type="float" office:value="16786.8852459015" calcext:value-type="float">
            <text:p>16786,885</text:p>
          </table:table-cell>
          <table:table-cell table:formula="of:=[.C687]" office:value-type="float" office:value="16786.8852459015" calcext:value-type="float">
            <text:p>16786,885</text:p>
          </table:table-cell>
          <table:table-cell table:formula="of:=[.D687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8]*[.C688]+[.J688]*[.D688]+[.K688]*[.E68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89]+[.G689]*[.D689]+[.E689]*[.H689]" office:value-type="float" office:value="16786.8852459015" calcext:value-type="float">
            <text:p>16786,885</text:p>
          </table:table-cell>
          <table:table-cell table:formula="of:=[.C688]" office:value-type="float" office:value="16786.8852459015" calcext:value-type="float">
            <text:p>16786,885</text:p>
          </table:table-cell>
          <table:table-cell table:formula="of:=[.D688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89]*[.C689]+[.J689]*[.D689]+[.K689]*[.E68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0]+[.G690]*[.D690]+[.E690]*[.H690]" office:value-type="float" office:value="16786.8852459015" calcext:value-type="float">
            <text:p>16786,885</text:p>
          </table:table-cell>
          <table:table-cell table:formula="of:=[.C689]" office:value-type="float" office:value="16786.8852459015" calcext:value-type="float">
            <text:p>16786,885</text:p>
          </table:table-cell>
          <table:table-cell table:formula="of:=[.D689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0]*[.C690]+[.J690]*[.D690]+[.K690]*[.E69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1]+[.G691]*[.D691]+[.E691]*[.H691]" office:value-type="float" office:value="16786.8852459015" calcext:value-type="float">
            <text:p>16786,885</text:p>
          </table:table-cell>
          <table:table-cell table:formula="of:=[.C690]" office:value-type="float" office:value="16786.8852459015" calcext:value-type="float">
            <text:p>16786,885</text:p>
          </table:table-cell>
          <table:table-cell table:formula="of:=[.D690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1]*[.C691]+[.J691]*[.D691]+[.K691]*[.E69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2]+[.G692]*[.D692]+[.E692]*[.H692]" office:value-type="float" office:value="16786.8852459015" calcext:value-type="float">
            <text:p>16786,885</text:p>
          </table:table-cell>
          <table:table-cell table:formula="of:=[.C691]" office:value-type="float" office:value="16786.8852459015" calcext:value-type="float">
            <text:p>16786,885</text:p>
          </table:table-cell>
          <table:table-cell table:formula="of:=[.D691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2]*[.C692]+[.J692]*[.D692]+[.K692]*[.E69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3]+[.G693]*[.D693]+[.E693]*[.H693]" office:value-type="float" office:value="16786.8852459016" calcext:value-type="float">
            <text:p>16786,885</text:p>
          </table:table-cell>
          <table:table-cell table:formula="of:=[.C692]" office:value-type="float" office:value="16786.8852459015" calcext:value-type="float">
            <text:p>16786,885</text:p>
          </table:table-cell>
          <table:table-cell table:formula="of:=[.D692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3]*[.C693]+[.J693]*[.D693]+[.K693]*[.E69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4]+[.G694]*[.D694]+[.E694]*[.H694]" office:value-type="float" office:value="16786.8852459016" calcext:value-type="float">
            <text:p>16786,885</text:p>
          </table:table-cell>
          <table:table-cell table:formula="of:=[.C693]" office:value-type="float" office:value="16786.8852459016" calcext:value-type="float">
            <text:p>16786,885</text:p>
          </table:table-cell>
          <table:table-cell table:formula="of:=[.D693]" office:value-type="float" office:value="16786.8852459015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4]*[.C694]+[.J694]*[.D694]+[.K694]*[.E69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5]+[.G695]*[.D695]+[.E695]*[.H695]" office:value-type="float" office:value="16786.8852459016" calcext:value-type="float">
            <text:p>16786,885</text:p>
          </table:table-cell>
          <table:table-cell table:formula="of:=[.C694]" office:value-type="float" office:value="16786.8852459016" calcext:value-type="float">
            <text:p>16786,885</text:p>
          </table:table-cell>
          <table:table-cell table:formula="of:=[.D694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5]*[.C695]+[.J695]*[.D695]+[.K695]*[.E69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6]+[.G696]*[.D696]+[.E696]*[.H696]" office:value-type="float" office:value="16786.8852459016" calcext:value-type="float">
            <text:p>16786,885</text:p>
          </table:table-cell>
          <table:table-cell table:formula="of:=[.C695]" office:value-type="float" office:value="16786.8852459016" calcext:value-type="float">
            <text:p>16786,885</text:p>
          </table:table-cell>
          <table:table-cell table:formula="of:=[.D695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6]*[.C696]+[.J696]*[.D696]+[.K696]*[.E69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7]+[.G697]*[.D697]+[.E697]*[.H697]" office:value-type="float" office:value="16786.8852459016" calcext:value-type="float">
            <text:p>16786,885</text:p>
          </table:table-cell>
          <table:table-cell table:formula="of:=[.C696]" office:value-type="float" office:value="16786.8852459016" calcext:value-type="float">
            <text:p>16786,885</text:p>
          </table:table-cell>
          <table:table-cell table:formula="of:=[.D696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7]*[.C697]+[.J697]*[.D697]+[.K697]*[.E69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8]+[.G698]*[.D698]+[.E698]*[.H698]" office:value-type="float" office:value="16786.8852459016" calcext:value-type="float">
            <text:p>16786,885</text:p>
          </table:table-cell>
          <table:table-cell table:formula="of:=[.C697]" office:value-type="float" office:value="16786.8852459016" calcext:value-type="float">
            <text:p>16786,885</text:p>
          </table:table-cell>
          <table:table-cell table:formula="of:=[.D697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8]*[.C698]+[.J698]*[.D698]+[.K698]*[.E69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699]+[.G699]*[.D699]+[.E699]*[.H699]" office:value-type="float" office:value="16786.8852459016" calcext:value-type="float">
            <text:p>16786,885</text:p>
          </table:table-cell>
          <table:table-cell table:formula="of:=[.C698]" office:value-type="float" office:value="16786.8852459016" calcext:value-type="float">
            <text:p>16786,885</text:p>
          </table:table-cell>
          <table:table-cell table:formula="of:=[.D698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699]*[.C699]+[.J699]*[.D699]+[.K699]*[.E69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0]+[.G700]*[.D700]+[.E700]*[.H700]" office:value-type="float" office:value="16786.8852459016" calcext:value-type="float">
            <text:p>16786,885</text:p>
          </table:table-cell>
          <table:table-cell table:formula="of:=[.C699]" office:value-type="float" office:value="16786.8852459016" calcext:value-type="float">
            <text:p>16786,885</text:p>
          </table:table-cell>
          <table:table-cell table:formula="of:=[.D699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0]*[.C700]+[.J700]*[.D700]+[.K700]*[.E70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1]+[.G701]*[.D701]+[.E701]*[.H701]" office:value-type="float" office:value="16786.8852459016" calcext:value-type="float">
            <text:p>16786,885</text:p>
          </table:table-cell>
          <table:table-cell table:formula="of:=[.C700]" office:value-type="float" office:value="16786.8852459016" calcext:value-type="float">
            <text:p>16786,885</text:p>
          </table:table-cell>
          <table:table-cell table:formula="of:=[.D700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1]*[.C701]+[.J701]*[.D701]+[.K701]*[.E70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2]+[.G702]*[.D702]+[.E702]*[.H702]" office:value-type="float" office:value="16786.8852459016" calcext:value-type="float">
            <text:p>16786,885</text:p>
          </table:table-cell>
          <table:table-cell table:formula="of:=[.C701]" office:value-type="float" office:value="16786.8852459016" calcext:value-type="float">
            <text:p>16786,885</text:p>
          </table:table-cell>
          <table:table-cell table:formula="of:=[.D701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2]*[.C702]+[.J702]*[.D702]+[.K702]*[.E70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3]+[.G703]*[.D703]+[.E703]*[.H703]" office:value-type="float" office:value="16786.8852459016" calcext:value-type="float">
            <text:p>16786,885</text:p>
          </table:table-cell>
          <table:table-cell table:formula="of:=[.C702]" office:value-type="float" office:value="16786.8852459016" calcext:value-type="float">
            <text:p>16786,885</text:p>
          </table:table-cell>
          <table:table-cell table:formula="of:=[.D702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3]*[.C703]+[.J703]*[.D703]+[.K703]*[.E70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4]+[.G704]*[.D704]+[.E704]*[.H704]" office:value-type="float" office:value="16786.8852459016" calcext:value-type="float">
            <text:p>16786,885</text:p>
          </table:table-cell>
          <table:table-cell table:formula="of:=[.C703]" office:value-type="float" office:value="16786.8852459016" calcext:value-type="float">
            <text:p>16786,885</text:p>
          </table:table-cell>
          <table:table-cell table:formula="of:=[.D703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4]*[.C704]+[.J704]*[.D704]+[.K704]*[.E70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5]+[.G705]*[.D705]+[.E705]*[.H705]" office:value-type="float" office:value="16786.8852459016" calcext:value-type="float">
            <text:p>16786,885</text:p>
          </table:table-cell>
          <table:table-cell table:formula="of:=[.C704]" office:value-type="float" office:value="16786.8852459016" calcext:value-type="float">
            <text:p>16786,885</text:p>
          </table:table-cell>
          <table:table-cell table:formula="of:=[.D704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5]*[.C705]+[.J705]*[.D705]+[.K705]*[.E70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6]+[.G706]*[.D706]+[.E706]*[.H706]" office:value-type="float" office:value="16786.8852459016" calcext:value-type="float">
            <text:p>16786,885</text:p>
          </table:table-cell>
          <table:table-cell table:formula="of:=[.C705]" office:value-type="float" office:value="16786.8852459016" calcext:value-type="float">
            <text:p>16786,885</text:p>
          </table:table-cell>
          <table:table-cell table:formula="of:=[.D705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6]*[.C706]+[.J706]*[.D706]+[.K706]*[.E70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7]+[.G707]*[.D707]+[.E707]*[.H707]" office:value-type="float" office:value="16786.8852459016" calcext:value-type="float">
            <text:p>16786,885</text:p>
          </table:table-cell>
          <table:table-cell table:formula="of:=[.C706]" office:value-type="float" office:value="16786.8852459016" calcext:value-type="float">
            <text:p>16786,885</text:p>
          </table:table-cell>
          <table:table-cell table:formula="of:=[.D706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7]*[.C707]+[.J707]*[.D707]+[.K707]*[.E70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8]+[.G708]*[.D708]+[.E708]*[.H708]" office:value-type="float" office:value="16786.8852459016" calcext:value-type="float">
            <text:p>16786,885</text:p>
          </table:table-cell>
          <table:table-cell table:formula="of:=[.C707]" office:value-type="float" office:value="16786.8852459016" calcext:value-type="float">
            <text:p>16786,885</text:p>
          </table:table-cell>
          <table:table-cell table:formula="of:=[.D707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8]*[.C708]+[.J708]*[.D708]+[.K708]*[.E70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09]+[.G709]*[.D709]+[.E709]*[.H709]" office:value-type="float" office:value="16786.8852459016" calcext:value-type="float">
            <text:p>16786,885</text:p>
          </table:table-cell>
          <table:table-cell table:formula="of:=[.C708]" office:value-type="float" office:value="16786.8852459016" calcext:value-type="float">
            <text:p>16786,885</text:p>
          </table:table-cell>
          <table:table-cell table:formula="of:=[.D708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09]*[.C709]+[.J709]*[.D709]+[.K709]*[.E70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0]+[.G710]*[.D710]+[.E710]*[.H710]" office:value-type="float" office:value="16786.8852459016" calcext:value-type="float">
            <text:p>16786,885</text:p>
          </table:table-cell>
          <table:table-cell table:formula="of:=[.C709]" office:value-type="float" office:value="16786.8852459016" calcext:value-type="float">
            <text:p>16786,885</text:p>
          </table:table-cell>
          <table:table-cell table:formula="of:=[.D709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0]*[.C710]+[.J710]*[.D710]+[.K710]*[.E71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1]+[.G711]*[.D711]+[.E711]*[.H711]" office:value-type="float" office:value="16786.8852459016" calcext:value-type="float">
            <text:p>16786,885</text:p>
          </table:table-cell>
          <table:table-cell table:formula="of:=[.C710]" office:value-type="float" office:value="16786.8852459016" calcext:value-type="float">
            <text:p>16786,885</text:p>
          </table:table-cell>
          <table:table-cell table:formula="of:=[.D710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1]*[.C711]+[.J711]*[.D711]+[.K711]*[.E71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2]+[.G712]*[.D712]+[.E712]*[.H712]" office:value-type="float" office:value="16786.8852459016" calcext:value-type="float">
            <text:p>16786,885</text:p>
          </table:table-cell>
          <table:table-cell table:formula="of:=[.C711]" office:value-type="float" office:value="16786.8852459016" calcext:value-type="float">
            <text:p>16786,885</text:p>
          </table:table-cell>
          <table:table-cell table:formula="of:=[.D711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2]*[.C712]+[.J712]*[.D712]+[.K712]*[.E71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3]+[.G713]*[.D713]+[.E713]*[.H713]" office:value-type="float" office:value="16786.8852459016" calcext:value-type="float">
            <text:p>16786,885</text:p>
          </table:table-cell>
          <table:table-cell table:formula="of:=[.C712]" office:value-type="float" office:value="16786.8852459016" calcext:value-type="float">
            <text:p>16786,885</text:p>
          </table:table-cell>
          <table:table-cell table:formula="of:=[.D712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3]*[.C713]+[.J713]*[.D713]+[.K713]*[.E71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4]+[.G714]*[.D714]+[.E714]*[.H714]" office:value-type="float" office:value="16786.8852459016" calcext:value-type="float">
            <text:p>16786,885</text:p>
          </table:table-cell>
          <table:table-cell table:formula="of:=[.C713]" office:value-type="float" office:value="16786.8852459016" calcext:value-type="float">
            <text:p>16786,885</text:p>
          </table:table-cell>
          <table:table-cell table:formula="of:=[.D713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4]*[.C714]+[.J714]*[.D714]+[.K714]*[.E71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5]+[.G715]*[.D715]+[.E715]*[.H715]" office:value-type="float" office:value="16786.8852459016" calcext:value-type="float">
            <text:p>16786,885</text:p>
          </table:table-cell>
          <table:table-cell table:formula="of:=[.C714]" office:value-type="float" office:value="16786.8852459016" calcext:value-type="float">
            <text:p>16786,885</text:p>
          </table:table-cell>
          <table:table-cell table:formula="of:=[.D714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5]*[.C715]+[.J715]*[.D715]+[.K715]*[.E71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6]+[.G716]*[.D716]+[.E716]*[.H716]" office:value-type="float" office:value="16786.8852459016" calcext:value-type="float">
            <text:p>16786,885</text:p>
          </table:table-cell>
          <table:table-cell table:formula="of:=[.C715]" office:value-type="float" office:value="16786.8852459016" calcext:value-type="float">
            <text:p>16786,885</text:p>
          </table:table-cell>
          <table:table-cell table:formula="of:=[.D715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6]*[.C716]+[.J716]*[.D716]+[.K716]*[.E71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7]+[.G717]*[.D717]+[.E717]*[.H717]" office:value-type="float" office:value="16786.8852459016" calcext:value-type="float">
            <text:p>16786,885</text:p>
          </table:table-cell>
          <table:table-cell table:formula="of:=[.C716]" office:value-type="float" office:value="16786.8852459016" calcext:value-type="float">
            <text:p>16786,885</text:p>
          </table:table-cell>
          <table:table-cell table:formula="of:=[.D716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7]*[.C717]+[.J717]*[.D717]+[.K717]*[.E71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8]+[.G718]*[.D718]+[.E718]*[.H718]" office:value-type="float" office:value="16786.8852459016" calcext:value-type="float">
            <text:p>16786,885</text:p>
          </table:table-cell>
          <table:table-cell table:formula="of:=[.C717]" office:value-type="float" office:value="16786.8852459016" calcext:value-type="float">
            <text:p>16786,885</text:p>
          </table:table-cell>
          <table:table-cell table:formula="of:=[.D717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8]*[.C718]+[.J718]*[.D718]+[.K718]*[.E71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19]+[.G719]*[.D719]+[.E719]*[.H719]" office:value-type="float" office:value="16786.8852459016" calcext:value-type="float">
            <text:p>16786,885</text:p>
          </table:table-cell>
          <table:table-cell table:formula="of:=[.C718]" office:value-type="float" office:value="16786.8852459016" calcext:value-type="float">
            <text:p>16786,885</text:p>
          </table:table-cell>
          <table:table-cell table:formula="of:=[.D718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19]*[.C719]+[.J719]*[.D719]+[.K719]*[.E71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0]+[.G720]*[.D720]+[.E720]*[.H720]" office:value-type="float" office:value="16786.8852459016" calcext:value-type="float">
            <text:p>16786,885</text:p>
          </table:table-cell>
          <table:table-cell table:formula="of:=[.C719]" office:value-type="float" office:value="16786.8852459016" calcext:value-type="float">
            <text:p>16786,885</text:p>
          </table:table-cell>
          <table:table-cell table:formula="of:=[.D719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0]*[.C720]+[.J720]*[.D720]+[.K720]*[.E72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1]+[.G721]*[.D721]+[.E721]*[.H721]" office:value-type="float" office:value="16786.8852459016" calcext:value-type="float">
            <text:p>16786,885</text:p>
          </table:table-cell>
          <table:table-cell table:formula="of:=[.C720]" office:value-type="float" office:value="16786.8852459016" calcext:value-type="float">
            <text:p>16786,885</text:p>
          </table:table-cell>
          <table:table-cell table:formula="of:=[.D720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1]*[.C721]+[.J721]*[.D721]+[.K721]*[.E72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2]+[.G722]*[.D722]+[.E722]*[.H722]" office:value-type="float" office:value="16786.8852459016" calcext:value-type="float">
            <text:p>16786,885</text:p>
          </table:table-cell>
          <table:table-cell table:formula="of:=[.C721]" office:value-type="float" office:value="16786.8852459016" calcext:value-type="float">
            <text:p>16786,885</text:p>
          </table:table-cell>
          <table:table-cell table:formula="of:=[.D721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2]*[.C722]+[.J722]*[.D722]+[.K722]*[.E72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3]+[.G723]*[.D723]+[.E723]*[.H723]" office:value-type="float" office:value="16786.8852459016" calcext:value-type="float">
            <text:p>16786,885</text:p>
          </table:table-cell>
          <table:table-cell table:formula="of:=[.C722]" office:value-type="float" office:value="16786.8852459016" calcext:value-type="float">
            <text:p>16786,885</text:p>
          </table:table-cell>
          <table:table-cell table:formula="of:=[.D722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3]*[.C723]+[.J723]*[.D723]+[.K723]*[.E72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4]+[.G724]*[.D724]+[.E724]*[.H724]" office:value-type="float" office:value="16786.8852459016" calcext:value-type="float">
            <text:p>16786,885</text:p>
          </table:table-cell>
          <table:table-cell table:formula="of:=[.C723]" office:value-type="float" office:value="16786.8852459016" calcext:value-type="float">
            <text:p>16786,885</text:p>
          </table:table-cell>
          <table:table-cell table:formula="of:=[.D723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4]*[.C724]+[.J724]*[.D724]+[.K724]*[.E72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5]+[.G725]*[.D725]+[.E725]*[.H725]" office:value-type="float" office:value="16786.8852459016" calcext:value-type="float">
            <text:p>16786,885</text:p>
          </table:table-cell>
          <table:table-cell table:formula="of:=[.C724]" office:value-type="float" office:value="16786.8852459016" calcext:value-type="float">
            <text:p>16786,885</text:p>
          </table:table-cell>
          <table:table-cell table:formula="of:=[.D724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5]*[.C725]+[.J725]*[.D725]+[.K725]*[.E72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6]+[.G726]*[.D726]+[.E726]*[.H726]" office:value-type="float" office:value="16786.8852459016" calcext:value-type="float">
            <text:p>16786,885</text:p>
          </table:table-cell>
          <table:table-cell table:formula="of:=[.C725]" office:value-type="float" office:value="16786.8852459016" calcext:value-type="float">
            <text:p>16786,885</text:p>
          </table:table-cell>
          <table:table-cell table:formula="of:=[.D725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6]*[.C726]+[.J726]*[.D726]+[.K726]*[.E72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7]+[.G727]*[.D727]+[.E727]*[.H727]" office:value-type="float" office:value="16786.8852459016" calcext:value-type="float">
            <text:p>16786,885</text:p>
          </table:table-cell>
          <table:table-cell table:formula="of:=[.C726]" office:value-type="float" office:value="16786.8852459016" calcext:value-type="float">
            <text:p>16786,885</text:p>
          </table:table-cell>
          <table:table-cell table:formula="of:=[.D726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7]*[.C727]+[.J727]*[.D727]+[.K727]*[.E72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8]+[.G728]*[.D728]+[.E728]*[.H728]" office:value-type="float" office:value="16786.8852459016" calcext:value-type="float">
            <text:p>16786,885</text:p>
          </table:table-cell>
          <table:table-cell table:formula="of:=[.C727]" office:value-type="float" office:value="16786.8852459016" calcext:value-type="float">
            <text:p>16786,885</text:p>
          </table:table-cell>
          <table:table-cell table:formula="of:=[.D727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8]*[.C728]+[.J728]*[.D728]+[.K728]*[.E72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29]+[.G729]*[.D729]+[.E729]*[.H729]" office:value-type="float" office:value="16786.8852459016" calcext:value-type="float">
            <text:p>16786,885</text:p>
          </table:table-cell>
          <table:table-cell table:formula="of:=[.C728]" office:value-type="float" office:value="16786.8852459016" calcext:value-type="float">
            <text:p>16786,885</text:p>
          </table:table-cell>
          <table:table-cell table:formula="of:=[.D728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29]*[.C729]+[.J729]*[.D729]+[.K729]*[.E72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0]+[.G730]*[.D730]+[.E730]*[.H730]" office:value-type="float" office:value="16786.8852459016" calcext:value-type="float">
            <text:p>16786,885</text:p>
          </table:table-cell>
          <table:table-cell table:formula="of:=[.C729]" office:value-type="float" office:value="16786.8852459016" calcext:value-type="float">
            <text:p>16786,885</text:p>
          </table:table-cell>
          <table:table-cell table:formula="of:=[.D729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0]*[.C730]+[.J730]*[.D730]+[.K730]*[.E73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1]+[.G731]*[.D731]+[.E731]*[.H731]" office:value-type="float" office:value="16786.8852459016" calcext:value-type="float">
            <text:p>16786,885</text:p>
          </table:table-cell>
          <table:table-cell table:formula="of:=[.C730]" office:value-type="float" office:value="16786.8852459016" calcext:value-type="float">
            <text:p>16786,885</text:p>
          </table:table-cell>
          <table:table-cell table:formula="of:=[.D730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1]*[.C731]+[.J731]*[.D731]+[.K731]*[.E73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2]+[.G732]*[.D732]+[.E732]*[.H732]" office:value-type="float" office:value="16786.8852459016" calcext:value-type="float">
            <text:p>16786,885</text:p>
          </table:table-cell>
          <table:table-cell table:formula="of:=[.C731]" office:value-type="float" office:value="16786.8852459016" calcext:value-type="float">
            <text:p>16786,885</text:p>
          </table:table-cell>
          <table:table-cell table:formula="of:=[.D731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2]*[.C732]+[.J732]*[.D732]+[.K732]*[.E73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3]+[.G733]*[.D733]+[.E733]*[.H733]" office:value-type="float" office:value="16786.8852459016" calcext:value-type="float">
            <text:p>16786,885</text:p>
          </table:table-cell>
          <table:table-cell table:formula="of:=[.C732]" office:value-type="float" office:value="16786.8852459016" calcext:value-type="float">
            <text:p>16786,885</text:p>
          </table:table-cell>
          <table:table-cell table:formula="of:=[.D732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3]*[.C733]+[.J733]*[.D733]+[.K733]*[.E73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4]+[.G734]*[.D734]+[.E734]*[.H734]" office:value-type="float" office:value="16786.8852459016" calcext:value-type="float">
            <text:p>16786,885</text:p>
          </table:table-cell>
          <table:table-cell table:formula="of:=[.C733]" office:value-type="float" office:value="16786.8852459016" calcext:value-type="float">
            <text:p>16786,885</text:p>
          </table:table-cell>
          <table:table-cell table:formula="of:=[.D733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4]*[.C734]+[.J734]*[.D734]+[.K734]*[.E73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5]+[.G735]*[.D735]+[.E735]*[.H735]" office:value-type="float" office:value="16786.8852459016" calcext:value-type="float">
            <text:p>16786,885</text:p>
          </table:table-cell>
          <table:table-cell table:formula="of:=[.C734]" office:value-type="float" office:value="16786.8852459016" calcext:value-type="float">
            <text:p>16786,885</text:p>
          </table:table-cell>
          <table:table-cell table:formula="of:=[.D734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5]*[.C735]+[.J735]*[.D735]+[.K735]*[.E73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6]+[.G736]*[.D736]+[.E736]*[.H736]" office:value-type="float" office:value="16786.8852459016" calcext:value-type="float">
            <text:p>16786,885</text:p>
          </table:table-cell>
          <table:table-cell table:formula="of:=[.C735]" office:value-type="float" office:value="16786.8852459016" calcext:value-type="float">
            <text:p>16786,885</text:p>
          </table:table-cell>
          <table:table-cell table:formula="of:=[.D735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6]*[.C736]+[.J736]*[.D736]+[.K736]*[.E73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7]+[.G737]*[.D737]+[.E737]*[.H737]" office:value-type="float" office:value="16786.8852459016" calcext:value-type="float">
            <text:p>16786,885</text:p>
          </table:table-cell>
          <table:table-cell table:formula="of:=[.C736]" office:value-type="float" office:value="16786.8852459016" calcext:value-type="float">
            <text:p>16786,885</text:p>
          </table:table-cell>
          <table:table-cell table:formula="of:=[.D736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7]*[.C737]+[.J737]*[.D737]+[.K737]*[.E73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8]+[.G738]*[.D738]+[.E738]*[.H738]" office:value-type="float" office:value="16786.8852459016" calcext:value-type="float">
            <text:p>16786,885</text:p>
          </table:table-cell>
          <table:table-cell table:formula="of:=[.C737]" office:value-type="float" office:value="16786.8852459016" calcext:value-type="float">
            <text:p>16786,885</text:p>
          </table:table-cell>
          <table:table-cell table:formula="of:=[.D737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8]*[.C738]+[.J738]*[.D738]+[.K738]*[.E73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39]+[.G739]*[.D739]+[.E739]*[.H739]" office:value-type="float" office:value="16786.8852459016" calcext:value-type="float">
            <text:p>16786,885</text:p>
          </table:table-cell>
          <table:table-cell table:formula="of:=[.C738]" office:value-type="float" office:value="16786.8852459016" calcext:value-type="float">
            <text:p>16786,885</text:p>
          </table:table-cell>
          <table:table-cell table:formula="of:=[.D738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39]*[.C739]+[.J739]*[.D739]+[.K739]*[.E73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40]+[.G740]*[.D740]+[.E740]*[.H740]" office:value-type="float" office:value="16786.8852459016" calcext:value-type="float">
            <text:p>16786,885</text:p>
          </table:table-cell>
          <table:table-cell table:formula="of:=[.C739]" office:value-type="float" office:value="16786.8852459016" calcext:value-type="float">
            <text:p>16786,885</text:p>
          </table:table-cell>
          <table:table-cell table:formula="of:=[.D739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40]*[.C740]+[.J740]*[.D740]+[.K740]*[.E74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24" calcext:value-type="float">
            <text:p>1024,000</text:p>
          </table:table-cell>
          <table:table-cell/>
          <table:table-cell table:formula="of:=[.A741]+[.G741]*[.D741]+[.E741]*[.H741]" office:value-type="float" office:value="16786.8852459016" calcext:value-type="float">
            <text:p>16786,885</text:p>
          </table:table-cell>
          <table:table-cell table:formula="of:=[.C740]" office:value-type="float" office:value="16786.8852459016" calcext:value-type="float">
            <text:p>16786,885</text:p>
          </table:table-cell>
          <table:table-cell table:formula="of:=[.D740]" office:value-type="float" office:value="16786.8852459016" calcext:value-type="float">
            <text:p>16786,885</text:p>
          </table:table-cell>
          <table:table-cell/>
          <table:table-cell table:formula="of:=[.G$2]" office:value-type="float" office:value="0.939" calcext:value-type="float">
            <text:p>0,939</text:p>
          </table:table-cell>
          <table:table-cell table:formula="of:=[.H$2]" office:value-type="float" office:value="0" calcext:value-type="float">
            <text:p>0,000</text:p>
          </table:table-cell>
          <table:table-cell table:style-name="ce1" table:formula="of:=[.I$2]" office:value-type="float" office:value="0.9695" calcext:value-type="float">
            <text:p>0,970</text:p>
          </table:table-cell>
          <table:table-cell table:style-name="ce1" table:formula="of:=[.J$2]" office:value-type="float" office:value="-0.9695" calcext:value-type="float">
            <text:p>-0,970</text:p>
          </table:table-cell>
          <table:table-cell table:style-name="ce1" table:formula="of:=[.K$2]" office:value-type="float" office:value="0" calcext:value-type="float">
            <text:p>0,000</text:p>
          </table:table-cell>
          <table:table-cell table:style-name="ce1"/>
          <table:table-cell table:formula="of:=[.I741]*[.C741]+[.J741]*[.D741]+[.K741]*[.E741]" office:value-type="float" office:value="0" calcext:value-type="float">
            <text:p>0,000</text:p>
          </table:table-cell>
        </table:table-row>
        <table:table-row table:style-name="ro1" table:number-rows-repeated="104783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51:13.839000000</meta:creation-date>
    <dc:date>2019-05-24T14:51:19.049000000</dc:date>
    <meta:editing-duration>PT2H19M13S</meta:editing-duration>
    <meta:editing-cycles>1</meta:editing-cycles>
    <meta:document-statistic meta:table-count="1" meta:cell-count="7398" meta:object-count="0"/>
    <meta:generator>LibreOffice/6.0.7.3$Windows_x86 LibreOffice_project/dc89aa7a9eabfd848af146d5086077aeed2ae4a5</meta:generator>
  </office:meta>
</office:document-meta>
</file>